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646b" officeooo:paragraph-rsid="001f646b"/>
    </style:style>
    <style:style style:name="P2" style:family="paragraph" style:parent-style-name="Standard">
      <style:text-properties officeooo:rsid="001aca18" officeooo:paragraph-rsid="001aca18"/>
    </style:style>
    <style:style style:name="P3" style:family="paragraph" style:parent-style-name="Standard">
      <style:text-properties officeooo:rsid="001c0e40" officeooo:paragraph-rsid="001c0e40"/>
    </style:style>
    <style:style style:name="P4" style:family="paragraph" style:parent-style-name="Standard">
      <style:text-properties officeooo:rsid="00240717" officeooo:paragraph-rsid="00240717"/>
    </style:style>
    <style:style style:name="P5" style:family="paragraph" style:parent-style-name="Standard">
      <style:text-properties officeooo:rsid="0024f3a7" officeooo:paragraph-rsid="0024f3a7"/>
    </style:style>
    <style:style style:name="P6" style:family="paragraph" style:parent-style-name="Standard">
      <style:text-properties officeooo:rsid="00274236" officeooo:paragraph-rsid="00274236"/>
    </style:style>
    <style:style style:name="P7" style:family="paragraph" style:parent-style-name="Standard">
      <style:text-properties officeooo:rsid="002c6b9b" officeooo:paragraph-rsid="002c6b9b"/>
    </style:style>
    <style:style style:name="P8" style:family="paragraph" style:parent-style-name="Standard">
      <style:text-properties officeooo:rsid="003a8014" officeooo:paragraph-rsid="003a8014"/>
    </style:style>
    <style:style style:name="P9" style:family="paragraph" style:parent-style-name="Standard">
      <style:text-properties officeooo:rsid="003a8014" officeooo:paragraph-rsid="005fd45e"/>
    </style:style>
    <style:style style:name="P10" style:family="paragraph" style:parent-style-name="Standard">
      <style:text-properties officeooo:rsid="003a8014" officeooo:paragraph-rsid="00612e72"/>
    </style:style>
    <style:style style:name="P11" style:family="paragraph" style:parent-style-name="Standard">
      <style:text-properties officeooo:rsid="0030940b" officeooo:paragraph-rsid="0030940b"/>
    </style:style>
    <style:style style:name="P12" style:family="paragraph" style:parent-style-name="Standard">
      <style:text-properties officeooo:rsid="0031e3b1" officeooo:paragraph-rsid="0150e29d"/>
    </style:style>
    <style:style style:name="P13" style:family="paragraph" style:parent-style-name="Standard">
      <style:text-properties officeooo:rsid="0031e3b1" officeooo:paragraph-rsid="0031e3b1"/>
    </style:style>
    <style:style style:name="P14" style:family="paragraph" style:parent-style-name="Standard">
      <style:text-properties officeooo:rsid="0038a73d" officeooo:paragraph-rsid="0038a73d"/>
    </style:style>
    <style:style style:name="P15" style:family="paragraph" style:parent-style-name="Standard">
      <style:text-properties officeooo:rsid="0038b6bb" officeooo:paragraph-rsid="0150e29d"/>
    </style:style>
    <style:style style:name="P16" style:family="paragraph" style:parent-style-name="Standard">
      <style:text-properties officeooo:rsid="003e1537" officeooo:paragraph-rsid="003e1537"/>
    </style:style>
    <style:style style:name="P17" style:family="paragraph" style:parent-style-name="Standard">
      <style:text-properties officeooo:rsid="003e1537" officeooo:paragraph-rsid="004152c6"/>
    </style:style>
    <style:style style:name="P18" style:family="paragraph" style:parent-style-name="Standard">
      <style:text-properties officeooo:rsid="003e1537" officeooo:paragraph-rsid="0041ea18"/>
    </style:style>
    <style:style style:name="P19" style:family="paragraph" style:parent-style-name="Standard">
      <style:text-properties officeooo:rsid="00467efa" officeooo:paragraph-rsid="00467efa"/>
    </style:style>
    <style:style style:name="P20" style:family="paragraph" style:parent-style-name="Standard">
      <style:text-properties officeooo:rsid="00467efa" officeooo:paragraph-rsid="00474f7e"/>
    </style:style>
    <style:style style:name="P21" style:family="paragraph" style:parent-style-name="Standard">
      <style:text-properties officeooo:rsid="00467efa" officeooo:paragraph-rsid="0049d621"/>
    </style:style>
    <style:style style:name="P22" style:family="paragraph" style:parent-style-name="Standard">
      <style:text-properties officeooo:rsid="0053697a" officeooo:paragraph-rsid="0053697a"/>
    </style:style>
    <style:style style:name="P23" style:family="paragraph" style:parent-style-name="Standard">
      <style:text-properties officeooo:rsid="0053697a" officeooo:paragraph-rsid="007556f4"/>
    </style:style>
    <style:style style:name="P24" style:family="paragraph" style:parent-style-name="Standard">
      <style:text-properties officeooo:rsid="00554a51" officeooo:paragraph-rsid="005ad351"/>
    </style:style>
    <style:style style:name="P25" style:family="paragraph" style:parent-style-name="Standard">
      <style:text-properties officeooo:rsid="00554a51" officeooo:paragraph-rsid="00554a51"/>
    </style:style>
    <style:style style:name="P26" style:family="paragraph" style:parent-style-name="Standard">
      <style:text-properties officeooo:rsid="00554a51" officeooo:paragraph-rsid="005fd45e"/>
    </style:style>
    <style:style style:name="P27" style:family="paragraph" style:parent-style-name="Standard">
      <style:text-properties officeooo:rsid="00554a51" officeooo:paragraph-rsid="00612e72"/>
    </style:style>
    <style:style style:name="P28" style:family="paragraph" style:parent-style-name="Standard">
      <style:text-properties officeooo:rsid="00554a51" officeooo:paragraph-rsid="00778a34"/>
    </style:style>
    <style:style style:name="P29" style:family="paragraph" style:parent-style-name="Standard">
      <style:text-properties officeooo:rsid="0069b7fc" officeooo:paragraph-rsid="0069b7fc"/>
    </style:style>
    <style:style style:name="P30" style:family="paragraph" style:parent-style-name="Standard">
      <style:text-properties officeooo:rsid="0081a559" officeooo:paragraph-rsid="0083a300"/>
    </style:style>
    <style:style style:name="P31" style:family="paragraph" style:parent-style-name="Standard">
      <style:text-properties officeooo:rsid="00877481" officeooo:paragraph-rsid="00877481"/>
    </style:style>
    <style:style style:name="P32" style:family="paragraph" style:parent-style-name="Standard">
      <style:text-properties officeooo:rsid="00877481" officeooo:paragraph-rsid="00928e61"/>
    </style:style>
    <style:style style:name="P33" style:family="paragraph" style:parent-style-name="Standard">
      <style:text-properties officeooo:rsid="0086ac76" officeooo:paragraph-rsid="00909b22"/>
    </style:style>
    <style:style style:name="P34" style:family="paragraph" style:parent-style-name="Standard">
      <style:text-properties officeooo:rsid="0086d91a" officeooo:paragraph-rsid="00877481"/>
    </style:style>
    <style:style style:name="P35" style:family="paragraph" style:parent-style-name="Standard">
      <style:text-properties officeooo:rsid="0086d91a" officeooo:paragraph-rsid="00928e61"/>
    </style:style>
    <style:style style:name="P36" style:family="paragraph" style:parent-style-name="Standard">
      <style:text-properties officeooo:rsid="0086d91a" officeooo:paragraph-rsid="009a7eff"/>
    </style:style>
    <style:style style:name="P37" style:family="paragraph" style:parent-style-name="Standard">
      <style:text-properties officeooo:rsid="009f8824" officeooo:paragraph-rsid="009f8824"/>
    </style:style>
    <style:style style:name="P38" style:family="paragraph" style:parent-style-name="Standard">
      <style:text-properties officeooo:rsid="009da913" officeooo:paragraph-rsid="009da913"/>
    </style:style>
    <style:style style:name="P39" style:family="paragraph" style:parent-style-name="Standard">
      <style:text-properties officeooo:rsid="009da913" officeooo:paragraph-rsid="00a1e00b"/>
    </style:style>
    <style:style style:name="P40" style:family="paragraph" style:parent-style-name="Standard">
      <style:text-properties officeooo:rsid="00c66bc0" officeooo:paragraph-rsid="00c66bc0"/>
    </style:style>
    <style:style style:name="P41" style:family="paragraph" style:parent-style-name="Standard">
      <style:text-properties officeooo:rsid="00b27525" officeooo:paragraph-rsid="00b27525"/>
    </style:style>
    <style:style style:name="P42" style:family="paragraph" style:parent-style-name="Standard">
      <style:text-properties officeooo:rsid="00b27525" officeooo:paragraph-rsid="00b72a0e"/>
    </style:style>
    <style:style style:name="P43" style:family="paragraph" style:parent-style-name="Standard">
      <style:text-properties officeooo:rsid="00b27525" officeooo:paragraph-rsid="00bcafdc"/>
    </style:style>
    <style:style style:name="P44" style:family="paragraph" style:parent-style-name="Standard">
      <style:text-properties officeooo:rsid="00b27525" officeooo:paragraph-rsid="00bdc12b"/>
    </style:style>
    <style:style style:name="P45" style:family="paragraph" style:parent-style-name="Standard">
      <style:text-properties officeooo:rsid="00bef521" officeooo:paragraph-rsid="00c08145"/>
    </style:style>
    <style:style style:name="P46" style:family="paragraph" style:parent-style-name="Standard">
      <style:text-properties officeooo:rsid="00c17e16" officeooo:paragraph-rsid="00c17e16"/>
    </style:style>
    <style:style style:name="P47" style:family="paragraph" style:parent-style-name="Standard">
      <style:text-properties officeooo:rsid="00de50b6" officeooo:paragraph-rsid="00de50b6"/>
    </style:style>
    <style:style style:name="P48" style:family="paragraph" style:parent-style-name="Standard">
      <style:text-properties officeooo:rsid="00c7fc07" officeooo:paragraph-rsid="00c7fc07"/>
    </style:style>
    <style:style style:name="P49" style:family="paragraph" style:parent-style-name="Standard">
      <style:text-properties officeooo:rsid="00c7fc07" officeooo:paragraph-rsid="00ca9efb"/>
    </style:style>
    <style:style style:name="P50" style:family="paragraph" style:parent-style-name="Standard">
      <style:text-properties officeooo:rsid="00c7fc07" officeooo:paragraph-rsid="00cd8811"/>
    </style:style>
    <style:style style:name="P51" style:family="paragraph" style:parent-style-name="Standard">
      <style:text-properties officeooo:rsid="00c7fc07" officeooo:paragraph-rsid="00cf5b83"/>
    </style:style>
    <style:style style:name="P52" style:family="paragraph" style:parent-style-name="Standard">
      <style:text-properties officeooo:rsid="00d7172a" officeooo:paragraph-rsid="00d7172a"/>
    </style:style>
    <style:style style:name="P53" style:family="paragraph" style:parent-style-name="Standard">
      <style:text-properties officeooo:rsid="00d826f7" officeooo:paragraph-rsid="00d826f7"/>
    </style:style>
    <style:style style:name="P54" style:family="paragraph" style:parent-style-name="Standard">
      <style:text-properties officeooo:rsid="00e0ae80" officeooo:paragraph-rsid="00e0ae80"/>
    </style:style>
    <style:style style:name="P55" style:family="paragraph" style:parent-style-name="Standard">
      <style:text-properties officeooo:rsid="00e50a60" officeooo:paragraph-rsid="00e50a60"/>
    </style:style>
    <style:style style:name="P56" style:family="paragraph" style:parent-style-name="Standard">
      <style:text-properties officeooo:rsid="00e646e3" officeooo:paragraph-rsid="00e646e3"/>
    </style:style>
    <style:style style:name="P57" style:family="paragraph" style:parent-style-name="Standard">
      <style:text-properties officeooo:rsid="00e7b28e" officeooo:paragraph-rsid="00e7b28e"/>
    </style:style>
    <style:style style:name="P58" style:family="paragraph" style:parent-style-name="Standard">
      <style:text-properties officeooo:rsid="00e7b28e" officeooo:paragraph-rsid="00e9a0cf"/>
    </style:style>
    <style:style style:name="P59" style:family="paragraph" style:parent-style-name="Standard">
      <style:text-properties officeooo:rsid="00e7b28e" officeooo:paragraph-rsid="00ea8313"/>
    </style:style>
    <style:style style:name="P60" style:family="paragraph" style:parent-style-name="Standard">
      <style:text-properties officeooo:rsid="00e7b28e" officeooo:paragraph-rsid="00eb79f3"/>
    </style:style>
    <style:style style:name="P61" style:family="paragraph" style:parent-style-name="Standard">
      <style:text-properties officeooo:rsid="00e7b28e" officeooo:paragraph-rsid="00ee2068"/>
    </style:style>
    <style:style style:name="P62" style:family="paragraph" style:parent-style-name="Standard">
      <style:text-properties officeooo:rsid="00e7b28e" officeooo:paragraph-rsid="00f22067"/>
    </style:style>
    <style:style style:name="P63" style:family="paragraph" style:parent-style-name="Standard">
      <style:text-properties officeooo:rsid="00e7b28e" officeooo:paragraph-rsid="00f75597"/>
    </style:style>
    <style:style style:name="P64" style:family="paragraph" style:parent-style-name="Standard">
      <style:text-properties fo:font-style="normal" officeooo:rsid="0081a559" officeooo:paragraph-rsid="00f22067" style:font-style-asian="normal" style:font-style-complex="normal"/>
    </style:style>
    <style:style style:name="P65" style:family="paragraph" style:parent-style-name="Standard">
      <style:text-properties fo:font-style="normal" officeooo:rsid="00ff4849" officeooo:paragraph-rsid="00ff4849" style:font-style-asian="normal" style:font-style-complex="normal"/>
    </style:style>
    <style:style style:name="P66" style:family="paragraph" style:parent-style-name="Standard">
      <style:text-properties fo:font-style="normal" officeooo:rsid="0103083b" officeooo:paragraph-rsid="010d171f" style:font-style-asian="normal" style:font-style-complex="normal"/>
    </style:style>
    <style:style style:name="P67" style:family="paragraph" style:parent-style-name="Standard">
      <style:text-properties fo:font-style="normal" officeooo:rsid="0103083b" officeooo:paragraph-rsid="0103083b" style:font-style-asian="normal" style:font-style-complex="normal"/>
    </style:style>
    <style:style style:name="P68" style:family="paragraph" style:parent-style-name="Standard">
      <style:text-properties fo:font-style="normal" officeooo:rsid="0105f4fa" officeooo:paragraph-rsid="0105f4fa" style:font-style-asian="normal" style:font-style-complex="normal"/>
    </style:style>
    <style:style style:name="P69" style:family="paragraph" style:parent-style-name="Standard">
      <style:text-properties fo:font-style="normal" officeooo:rsid="010e4dbd" officeooo:paragraph-rsid="010e4dbd" style:font-style-asian="normal" style:font-style-complex="normal"/>
    </style:style>
    <style:style style:name="P70" style:family="paragraph" style:parent-style-name="Standard">
      <style:text-properties fo:font-style="normal" officeooo:rsid="011667be" officeooo:paragraph-rsid="011667be" style:font-style-asian="normal" style:font-style-complex="normal"/>
    </style:style>
    <style:style style:name="P71" style:family="paragraph" style:parent-style-name="Standard">
      <style:text-properties fo:font-style="normal" officeooo:rsid="011a38ca" officeooo:paragraph-rsid="011a38ca" style:font-style-asian="normal" style:font-style-complex="normal"/>
    </style:style>
    <style:style style:name="P72" style:family="paragraph" style:parent-style-name="Standard">
      <style:text-properties fo:font-style="normal" officeooo:rsid="011c1aea" officeooo:paragraph-rsid="011c1aea" style:font-style-asian="normal" style:font-style-complex="normal"/>
    </style:style>
    <style:style style:name="P73" style:family="paragraph" style:parent-style-name="Standard">
      <style:text-properties fo:font-style="normal" officeooo:rsid="011d99f8" officeooo:paragraph-rsid="011d99f8" style:font-style-asian="normal" style:font-style-complex="normal"/>
    </style:style>
    <style:style style:name="P74" style:family="paragraph" style:parent-style-name="Standard">
      <style:text-properties fo:font-style="normal" fo:font-weight="normal" officeooo:rsid="0126b898" officeooo:paragraph-rsid="0126b898" style:font-style-asian="normal" style:font-weight-asian="normal" style:font-style-complex="normal" style:font-weight-complex="normal"/>
    </style:style>
    <style:style style:name="P75" style:family="paragraph" style:parent-style-name="Standard">
      <style:text-properties fo:font-style="normal" fo:font-weight="normal" officeooo:rsid="012798cf" officeooo:paragraph-rsid="012798cf" style:font-style-asian="normal" style:font-weight-asian="normal" style:font-style-complex="normal" style:font-weight-complex="normal"/>
    </style:style>
    <style:style style:name="P76" style:family="paragraph" style:parent-style-name="Standard">
      <style:text-properties fo:font-style="normal" fo:font-weight="normal" officeooo:rsid="01279e56" officeooo:paragraph-rsid="012798cf" style:font-style-asian="normal" style:font-weight-asian="normal" style:font-style-complex="normal" style:font-weight-complex="normal"/>
    </style:style>
    <style:style style:name="P77" style:family="paragraph" style:parent-style-name="Standard">
      <style:text-properties fo:font-style="normal" fo:font-weight="normal" officeooo:rsid="01279e56" officeooo:paragraph-rsid="01279e56" style:font-style-asian="normal" style:font-weight-asian="normal" style:font-style-complex="normal" style:font-weight-complex="normal"/>
    </style:style>
    <style:style style:name="P78" style:family="paragraph" style:parent-style-name="Standard">
      <style:text-properties fo:font-style="normal" fo:font-weight="normal" officeooo:rsid="012966fe" officeooo:paragraph-rsid="012966fe" style:font-style-asian="normal" style:font-weight-asian="normal" style:font-style-complex="normal" style:font-weight-complex="normal"/>
    </style:style>
    <style:style style:name="P79" style:family="paragraph" style:parent-style-name="Standard">
      <style:text-properties fo:font-style="normal" fo:font-weight="normal" officeooo:rsid="012a895f" officeooo:paragraph-rsid="012a895f" style:font-style-asian="normal" style:font-weight-asian="normal" style:font-style-complex="normal" style:font-weight-complex="normal"/>
    </style:style>
    <style:style style:name="P80" style:family="paragraph" style:parent-style-name="Standard">
      <style:text-properties fo:font-style="normal" fo:font-weight="normal" officeooo:rsid="0132faed" officeooo:paragraph-rsid="0132faed" style:font-style-asian="normal" style:font-weight-asian="normal" style:font-style-complex="normal" style:font-weight-complex="normal"/>
    </style:style>
    <style:style style:name="P81" style:family="paragraph" style:parent-style-name="Standard">
      <style:text-properties fo:font-style="normal" fo:font-weight="normal" officeooo:rsid="013443f7" officeooo:paragraph-rsid="013443f7" style:font-style-asian="normal" style:font-weight-asian="normal" style:font-style-complex="normal" style:font-weight-complex="normal"/>
    </style:style>
    <style:style style:name="P82" style:family="paragraph" style:parent-style-name="Standard">
      <style:text-properties fo:font-style="normal" fo:font-weight="normal" officeooo:rsid="0139b512" officeooo:paragraph-rsid="0139b512" style:font-style-asian="normal" style:font-weight-asian="normal" style:font-style-complex="normal" style:font-weight-complex="normal"/>
    </style:style>
    <style:style style:name="P83" style:family="paragraph" style:parent-style-name="Standard">
      <style:text-properties fo:font-style="normal" fo:font-weight="normal" officeooo:rsid="013c4d0b" officeooo:paragraph-rsid="0139b512" style:font-style-asian="normal" style:font-weight-asian="normal" style:font-style-complex="normal" style:font-weight-complex="normal"/>
    </style:style>
    <style:style style:name="P84" style:family="paragraph" style:parent-style-name="Standard">
      <style:text-properties fo:font-style="normal" fo:font-weight="normal" officeooo:rsid="013d3431" officeooo:paragraph-rsid="0139b512" style:font-style-asian="normal" style:font-weight-asian="normal" style:font-style-complex="normal" style:font-weight-complex="normal"/>
    </style:style>
    <style:style style:name="P85" style:family="paragraph" style:parent-style-name="Standard">
      <style:text-properties fo:font-style="normal" fo:font-weight="normal" officeooo:rsid="013dbb2e" officeooo:paragraph-rsid="0139b512" style:font-style-asian="normal" style:font-weight-asian="normal" style:font-style-complex="normal" style:font-weight-complex="normal"/>
    </style:style>
    <style:style style:name="P86" style:family="paragraph" style:parent-style-name="Standard">
      <style:text-properties fo:font-style="normal" fo:font-weight="normal" officeooo:rsid="013f680f" officeooo:paragraph-rsid="0139b512" style:font-style-asian="normal" style:font-weight-asian="normal" style:font-style-complex="normal" style:font-weight-complex="normal"/>
    </style:style>
    <style:style style:name="P87" style:family="paragraph" style:parent-style-name="Standard">
      <style:text-properties fo:font-style="normal" fo:font-weight="normal" officeooo:rsid="014146a7" officeooo:paragraph-rsid="014146a7" style:font-style-asian="normal" style:font-weight-asian="normal" style:font-style-complex="normal" style:font-weight-complex="normal"/>
    </style:style>
    <style:style style:name="P88" style:family="paragraph" style:parent-style-name="Standard">
      <style:text-properties fo:font-style="normal" fo:font-weight="normal" officeooo:rsid="0142cb9e" officeooo:paragraph-rsid="014146a7" style:font-style-asian="normal" style:font-weight-asian="normal" style:font-style-complex="normal" style:font-weight-complex="normal"/>
    </style:style>
    <style:style style:name="P89" style:family="paragraph" style:parent-style-name="Standard">
      <style:text-properties fo:font-style="normal" fo:font-weight="normal" officeooo:rsid="0143d5b6" officeooo:paragraph-rsid="0143d5b6" style:font-style-asian="normal" style:font-weight-asian="normal" style:font-style-complex="normal" style:font-weight-complex="normal"/>
    </style:style>
    <style:style style:name="P90" style:family="paragraph" style:parent-style-name="Standard">
      <style:text-properties fo:font-style="normal" fo:font-weight="normal" officeooo:rsid="01450697" officeooo:paragraph-rsid="01450697" style:font-style-asian="normal" style:font-weight-asian="normal" style:font-style-complex="normal" style:font-weight-complex="normal"/>
    </style:style>
    <style:style style:name="P91" style:family="paragraph" style:parent-style-name="Standard">
      <style:text-properties fo:font-style="normal" fo:font-weight="normal" officeooo:rsid="01450818" officeooo:paragraph-rsid="01450818" style:font-style-asian="normal" style:font-weight-asian="normal" style:font-style-complex="normal" style:font-weight-complex="normal"/>
    </style:style>
    <style:style style:name="P92" style:family="paragraph" style:parent-style-name="Standard">
      <style:text-properties fo:font-style="normal" fo:font-weight="normal" officeooo:rsid="0145519a" officeooo:paragraph-rsid="0145519a" style:font-style-asian="normal" style:font-weight-asian="normal" style:font-style-complex="normal" style:font-weight-complex="normal"/>
    </style:style>
    <style:style style:name="P93" style:family="paragraph" style:parent-style-name="Standard">
      <style:text-properties fo:font-style="normal" fo:font-weight="normal" officeooo:rsid="01469fba" officeooo:paragraph-rsid="01469fba" style:font-style-asian="normal" style:font-weight-asian="normal" style:font-style-complex="normal" style:font-weight-complex="normal"/>
    </style:style>
    <style:style style:name="P94" style:family="paragraph" style:parent-style-name="Standard">
      <style:text-properties fo:font-style="normal" fo:font-weight="normal" officeooo:rsid="0147a664" officeooo:paragraph-rsid="01469fba" style:font-style-asian="normal" style:font-weight-asian="normal" style:font-style-complex="normal" style:font-weight-complex="normal"/>
    </style:style>
    <style:style style:name="P95" style:family="paragraph" style:parent-style-name="Standard">
      <style:text-properties fo:font-style="normal" fo:font-weight="normal" officeooo:rsid="0147a664" officeooo:paragraph-rsid="0147a664" style:font-style-asian="normal" style:font-weight-asian="normal" style:font-style-complex="normal" style:font-weight-complex="normal"/>
    </style:style>
    <style:style style:name="P96" style:family="paragraph" style:parent-style-name="Standard">
      <style:text-properties fo:font-style="normal" fo:font-weight="normal" officeooo:rsid="01495f41" officeooo:paragraph-rsid="01495f41" style:font-style-asian="normal" style:font-weight-asian="normal" style:font-style-complex="normal" style:font-weight-complex="normal"/>
    </style:style>
    <style:style style:name="P97" style:family="paragraph" style:parent-style-name="Standard">
      <style:text-properties fo:font-style="normal" fo:font-weight="normal" officeooo:rsid="01496837" officeooo:paragraph-rsid="01495f41" style:font-style-asian="normal" style:font-weight-asian="normal" style:font-style-complex="normal" style:font-weight-complex="normal"/>
    </style:style>
    <style:style style:name="P98" style:family="paragraph" style:parent-style-name="Standard">
      <style:text-properties fo:font-style="normal" fo:font-weight="normal" officeooo:rsid="014b18bb" officeooo:paragraph-rsid="014b18bb" style:font-style-asian="normal" style:font-weight-asian="normal" style:font-style-complex="normal" style:font-weight-complex="normal"/>
    </style:style>
    <style:style style:name="P99" style:family="paragraph" style:parent-style-name="Standard">
      <style:text-properties fo:font-style="normal" fo:font-weight="normal" officeooo:rsid="014d7879" officeooo:paragraph-rsid="014d7879" style:font-style-asian="normal" style:font-weight-asian="normal" style:font-style-complex="normal" style:font-weight-complex="normal"/>
    </style:style>
    <style:style style:name="P100" style:family="paragraph" style:parent-style-name="Standard">
      <style:text-properties fo:font-style="normal" fo:font-weight="normal" officeooo:rsid="014db499" officeooo:paragraph-rsid="014d7879" style:font-style-asian="normal" style:font-weight-asian="normal" style:font-style-complex="normal" style:font-weight-complex="normal"/>
    </style:style>
    <style:style style:name="P101" style:family="paragraph" style:parent-style-name="Standard">
      <style:text-properties fo:font-style="normal" fo:font-weight="normal" officeooo:rsid="014db499" officeooo:paragraph-rsid="014db499" style:font-style-asian="normal" style:font-weight-asian="normal" style:font-style-complex="normal" style:font-weight-complex="normal"/>
    </style:style>
    <style:style style:name="P102" style:family="paragraph" style:parent-style-name="Standard">
      <style:text-properties fo:font-style="normal" fo:font-weight="normal" officeooo:rsid="014def8f" officeooo:paragraph-rsid="014db499" style:font-style-asian="normal" style:font-weight-asian="normal" style:font-style-complex="normal" style:font-weight-complex="normal"/>
    </style:style>
    <style:style style:name="P103" style:family="paragraph" style:parent-style-name="Standard">
      <style:text-properties fo:font-style="normal" fo:font-weight="normal" officeooo:rsid="014def8f" officeooo:paragraph-rsid="014def8f" style:font-style-asian="normal" style:font-weight-asian="normal" style:font-style-complex="normal" style:font-weight-complex="normal"/>
    </style:style>
    <style:style style:name="P104" style:family="paragraph" style:parent-style-name="Standard">
      <style:text-properties officeooo:rsid="00fd7e16" officeooo:paragraph-rsid="00ff4849"/>
    </style:style>
    <style:style style:name="P105" style:family="paragraph" style:parent-style-name="Standard">
      <style:text-properties officeooo:rsid="0103083b" officeooo:paragraph-rsid="0103083b"/>
    </style:style>
    <style:style style:name="P106" style:family="paragraph" style:parent-style-name="Standard">
      <style:text-properties officeooo:rsid="0103083b" officeooo:paragraph-rsid="010d171f"/>
    </style:style>
    <style:style style:name="P107" style:family="paragraph" style:parent-style-name="Standard">
      <style:text-properties officeooo:rsid="0103083b" officeooo:paragraph-rsid="0110e788"/>
    </style:style>
    <style:style style:name="P108" style:family="paragraph" style:parent-style-name="Standard">
      <style:text-properties officeooo:rsid="0103083b" officeooo:paragraph-rsid="0105f4fa"/>
    </style:style>
    <style:style style:name="P109" style:family="paragraph" style:parent-style-name="Standard">
      <style:text-properties officeooo:rsid="0103083b" officeooo:paragraph-rsid="010e4dbd"/>
    </style:style>
    <style:style style:name="P110" style:family="paragraph" style:parent-style-name="Standard">
      <style:text-properties officeooo:rsid="0103083b" officeooo:paragraph-rsid="010eac39"/>
    </style:style>
    <style:style style:name="P111" style:family="paragraph" style:parent-style-name="Standard">
      <style:text-properties officeooo:rsid="0103083b" officeooo:paragraph-rsid="0115521d"/>
    </style:style>
    <style:style style:name="P112" style:family="paragraph" style:parent-style-name="Standard">
      <style:text-properties officeooo:rsid="0103083b" officeooo:paragraph-rsid="011667be"/>
    </style:style>
    <style:style style:name="P113" style:family="paragraph" style:parent-style-name="Standard">
      <style:text-properties officeooo:rsid="0103083b" officeooo:paragraph-rsid="0117e545"/>
    </style:style>
    <style:style style:name="P114" style:family="paragraph" style:parent-style-name="Standard">
      <style:text-properties officeooo:rsid="0103083b" officeooo:paragraph-rsid="011a38ca"/>
    </style:style>
    <style:style style:name="P115" style:family="paragraph" style:parent-style-name="Standard">
      <style:text-properties officeooo:rsid="0103083b" officeooo:paragraph-rsid="011c1aea"/>
    </style:style>
    <style:style style:name="P116" style:family="paragraph" style:parent-style-name="Standard">
      <style:text-properties officeooo:rsid="0103083b" officeooo:paragraph-rsid="011d99f8"/>
    </style:style>
    <style:style style:name="P117" style:family="paragraph" style:parent-style-name="Standard">
      <style:text-properties officeooo:rsid="0103083b" officeooo:paragraph-rsid="01201ee4"/>
    </style:style>
    <style:style style:name="P118" style:family="paragraph" style:parent-style-name="Standard">
      <style:text-properties officeooo:rsid="0103083b" officeooo:paragraph-rsid="0121462b"/>
    </style:style>
    <style:style style:name="P119" style:family="paragraph" style:parent-style-name="Standard">
      <style:text-properties officeooo:rsid="0103083b" officeooo:paragraph-rsid="01222e76"/>
    </style:style>
    <style:style style:name="P120" style:family="paragraph" style:parent-style-name="Standard">
      <style:text-properties officeooo:rsid="0103083b" officeooo:paragraph-rsid="0124aa05"/>
    </style:style>
    <style:style style:name="P121" style:family="paragraph" style:parent-style-name="Standard">
      <style:text-properties officeooo:rsid="0103083b" officeooo:paragraph-rsid="0126b898"/>
    </style:style>
    <style:style style:name="P122" style:family="paragraph" style:parent-style-name="Standard">
      <style:text-properties officeooo:rsid="0103083b" officeooo:paragraph-rsid="012798cf"/>
    </style:style>
    <style:style style:name="P123" style:family="paragraph" style:parent-style-name="Standard">
      <style:text-properties officeooo:rsid="0103083b" officeooo:paragraph-rsid="01279e56"/>
    </style:style>
    <style:style style:name="P124" style:family="paragraph" style:parent-style-name="Standard">
      <style:text-properties officeooo:rsid="012966fe" officeooo:paragraph-rsid="012966fe"/>
    </style:style>
    <style:style style:name="P125" style:family="paragraph" style:parent-style-name="Standard">
      <style:text-properties officeooo:rsid="012a895f" officeooo:paragraph-rsid="012a895f"/>
    </style:style>
    <style:style style:name="P126" style:family="paragraph" style:parent-style-name="Standard">
      <style:text-properties officeooo:rsid="013443f7" officeooo:paragraph-rsid="0143d5b6"/>
    </style:style>
    <style:style style:name="P127" style:family="paragraph" style:parent-style-name="Standard">
      <style:text-properties officeooo:rsid="013443f7" officeooo:paragraph-rsid="013443f7"/>
    </style:style>
    <style:style style:name="P128" style:family="paragraph" style:parent-style-name="Standard">
      <style:text-properties officeooo:rsid="013443f7" officeooo:paragraph-rsid="0138022f"/>
    </style:style>
    <style:style style:name="P129" style:family="paragraph" style:parent-style-name="Standard">
      <style:text-properties officeooo:rsid="013443f7" officeooo:paragraph-rsid="0139b512"/>
    </style:style>
    <style:style style:name="P130" style:family="paragraph" style:parent-style-name="Standard">
      <style:text-properties officeooo:rsid="013443f7" officeooo:paragraph-rsid="013c4d0b"/>
    </style:style>
    <style:style style:name="P131" style:family="paragraph" style:parent-style-name="Standard">
      <style:text-properties officeooo:rsid="013443f7" officeooo:paragraph-rsid="013f680f"/>
    </style:style>
    <style:style style:name="P132" style:family="paragraph" style:parent-style-name="Standard">
      <style:text-properties officeooo:rsid="013443f7" officeooo:paragraph-rsid="014146a7"/>
    </style:style>
    <style:style style:name="P133" style:family="paragraph" style:parent-style-name="Standard">
      <style:text-properties officeooo:rsid="013443f7" officeooo:paragraph-rsid="0142679c"/>
    </style:style>
    <style:style style:name="P134" style:family="paragraph" style:parent-style-name="Standard">
      <style:text-properties officeooo:rsid="013443f7" officeooo:paragraph-rsid="0142cb9e"/>
    </style:style>
    <style:style style:name="P135" style:family="paragraph" style:parent-style-name="Standard">
      <style:text-properties officeooo:rsid="012f8376" officeooo:paragraph-rsid="0132faed"/>
    </style:style>
    <style:style style:name="P136" style:family="paragraph" style:parent-style-name="Standard">
      <style:text-properties officeooo:rsid="01450818" officeooo:paragraph-rsid="01450818"/>
    </style:style>
    <style:style style:name="P137" style:family="paragraph" style:parent-style-name="Standard">
      <style:text-properties officeooo:rsid="01450818" officeooo:paragraph-rsid="0145519a"/>
    </style:style>
    <style:style style:name="P138" style:family="paragraph" style:parent-style-name="Standard">
      <style:text-properties officeooo:rsid="01450818" officeooo:paragraph-rsid="01469fba"/>
    </style:style>
    <style:style style:name="P139" style:family="paragraph" style:parent-style-name="Standard">
      <style:text-properties officeooo:rsid="01450818" officeooo:paragraph-rsid="0147a664"/>
    </style:style>
    <style:style style:name="P140" style:family="paragraph" style:parent-style-name="Standard">
      <style:text-properties officeooo:rsid="01450818" officeooo:paragraph-rsid="01495f41"/>
    </style:style>
    <style:style style:name="P141" style:family="paragraph" style:parent-style-name="Standard">
      <style:text-properties officeooo:rsid="01450818" officeooo:paragraph-rsid="014b18bb"/>
    </style:style>
    <style:style style:name="P142" style:family="paragraph" style:parent-style-name="Standard">
      <style:text-properties officeooo:rsid="01450818" officeooo:paragraph-rsid="014d7879"/>
    </style:style>
    <style:style style:name="P143" style:family="paragraph" style:parent-style-name="Standard">
      <style:text-properties officeooo:rsid="01450818" officeooo:paragraph-rsid="014db499"/>
    </style:style>
    <style:style style:name="P144" style:family="paragraph" style:parent-style-name="Standard">
      <style:text-properties officeooo:rsid="01450818" officeooo:paragraph-rsid="014def8f"/>
    </style:style>
    <style:style style:name="P145" style:family="paragraph" style:parent-style-name="Standard">
      <style:text-properties officeooo:rsid="01450697" officeooo:paragraph-rsid="01450697"/>
    </style:style>
    <style:style style:name="P146" style:family="paragraph" style:parent-style-name="Header">
      <style:paragraph-properties fo:text-align="start" style:justify-single-word="false"/>
      <style:text-properties officeooo:rsid="00020028" officeooo:paragraph-rsid="00020028"/>
    </style:style>
    <style:style style:name="P147" style:family="paragraph" style:parent-style-name="Standard">
      <style:text-properties officeooo:rsid="00020028" officeooo:paragraph-rsid="00020028"/>
    </style:style>
    <style:style style:name="P148" style:family="paragraph" style:parent-style-name="Standard">
      <style:paragraph-properties fo:text-align="center" style:justify-single-word="false"/>
      <style:text-properties officeooo:rsid="00020028" officeooo:paragraph-rsid="00020028"/>
    </style:style>
    <style:style style:name="P149" style:family="paragraph" style:parent-style-name="Standard">
      <style:paragraph-properties fo:text-align="start" style:justify-single-word="false"/>
      <style:text-properties officeooo:rsid="00020028" officeooo:paragraph-rsid="00020028"/>
    </style:style>
    <style:style style:name="P150" style:family="paragraph" style:parent-style-name="Standard">
      <style:paragraph-properties fo:text-align="start" style:justify-single-word="false"/>
      <style:text-properties officeooo:rsid="000360fa" officeooo:paragraph-rsid="000360fa"/>
    </style:style>
    <style:style style:name="P151" style:family="paragraph" style:parent-style-name="Standard">
      <style:paragraph-properties fo:text-align="start" style:justify-single-word="false"/>
      <style:text-properties officeooo:rsid="000360fa" officeooo:paragraph-rsid="00056820"/>
    </style:style>
    <style:style style:name="P152" style:family="paragraph" style:parent-style-name="Standard">
      <style:paragraph-properties fo:text-align="start" style:justify-single-word="false"/>
      <style:text-properties fo:font-weight="bold" officeooo:rsid="000360fa" officeooo:paragraph-rsid="000360fa" style:font-weight-asian="bold" style:font-weight-complex="bold"/>
    </style:style>
    <style:style style:name="P153" style:family="paragraph" style:parent-style-name="Standard">
      <style:paragraph-properties fo:text-align="center" style:justify-single-word="false"/>
      <style:text-properties fo:font-weight="bold" officeooo:rsid="000a7415" officeooo:paragraph-rsid="000a7415" style:font-weight-asian="bold" style:font-weight-complex="bold"/>
    </style:style>
    <style:style style:name="P154" style:family="paragraph" style:parent-style-name="Standard">
      <style:paragraph-properties fo:text-align="center" style:justify-single-word="false"/>
      <style:text-properties fo:font-weight="bold" officeooo:rsid="000a7415" officeooo:paragraph-rsid="0017e011" style:font-weight-asian="bold" style:font-weight-complex="bold"/>
    </style:style>
    <style:style style:name="P155" style:family="paragraph" style:parent-style-name="Standard">
      <style:paragraph-properties fo:text-align="start" style:justify-single-word="false"/>
      <style:text-properties fo:font-weight="bold" officeooo:rsid="0014700c" officeooo:paragraph-rsid="0014700c" style:font-weight-asian="bold" style:font-weight-complex="bold"/>
    </style:style>
    <style:style style:name="P156" style:family="paragraph" style:parent-style-name="Standard">
      <style:paragraph-properties fo:text-align="start" style:justify-single-word="false"/>
      <style:text-properties fo:font-weight="bold" officeooo:rsid="0014700c" officeooo:paragraph-rsid="00151541" style:font-weight-asian="bold" style:font-weight-complex="bold"/>
    </style:style>
    <style:style style:name="P157" style:family="paragraph" style:parent-style-name="Standard">
      <style:paragraph-properties fo:text-align="start" style:justify-single-word="false"/>
      <style:text-properties fo:font-weight="bold" officeooo:rsid="0028ef94" officeooo:paragraph-rsid="002a40c5" style:font-weight-asian="bold" style:font-weight-complex="bold"/>
    </style:style>
    <style:style style:name="P158" style:family="paragraph" style:parent-style-name="Standard">
      <style:paragraph-properties fo:text-align="start" style:justify-single-word="false"/>
      <style:text-properties fo:font-weight="bold" officeooo:rsid="002a40c5" officeooo:paragraph-rsid="002a40c5" style:font-weight-asian="bold" style:font-weight-complex="bold"/>
    </style:style>
    <style:style style:name="P159" style:family="paragraph" style:parent-style-name="Standard">
      <style:paragraph-properties fo:text-align="start" style:justify-single-word="false"/>
      <style:text-properties fo:font-weight="bold" officeooo:rsid="003b7912" officeooo:paragraph-rsid="003b7912" style:font-weight-asian="bold" style:font-weight-complex="bold"/>
    </style:style>
    <style:style style:name="P160" style:family="paragraph" style:parent-style-name="Standard">
      <style:paragraph-properties fo:text-align="start" style:justify-single-word="false"/>
      <style:text-properties fo:font-weight="bold" officeooo:rsid="00427e84" officeooo:paragraph-rsid="00427e84" style:font-weight-asian="bold" style:font-weight-complex="bold"/>
    </style:style>
    <style:style style:name="P161" style:family="paragraph" style:parent-style-name="Standard">
      <style:paragraph-properties fo:text-align="start" style:justify-single-word="false"/>
      <style:text-properties fo:font-weight="bold" officeooo:rsid="00427e84" officeooo:paragraph-rsid="0042f07a" style:font-weight-asian="bold" style:font-weight-complex="bold"/>
    </style:style>
    <style:style style:name="P162" style:family="paragraph" style:parent-style-name="Standard">
      <style:paragraph-properties fo:text-align="start" style:justify-single-word="false"/>
      <style:text-properties fo:font-weight="bold" officeooo:rsid="0042f07a" officeooo:paragraph-rsid="0042f07a" style:font-weight-asian="bold" style:font-weight-complex="bold"/>
    </style:style>
    <style:style style:name="P163" style:family="paragraph" style:parent-style-name="Standard">
      <style:text-properties fo:font-weight="bold" officeooo:rsid="005467d3" officeooo:paragraph-rsid="005cfbdc" style:font-weight-asian="bold" style:font-weight-complex="bold"/>
    </style:style>
    <style:style style:name="P164" style:family="paragraph" style:parent-style-name="Standard">
      <style:text-properties fo:font-weight="bold" officeooo:rsid="005fa91e" officeooo:paragraph-rsid="005fa91e" style:font-weight-asian="bold" style:font-weight-complex="bold"/>
    </style:style>
    <style:style style:name="P165" style:family="paragraph" style:parent-style-name="Standard">
      <style:paragraph-properties fo:text-align="start" style:justify-single-word="false"/>
      <style:text-properties fo:font-weight="bold" officeooo:rsid="00696f36" officeooo:paragraph-rsid="00696f36" style:font-weight-asian="bold" style:font-weight-complex="bold"/>
    </style:style>
    <style:style style:name="P166" style:family="paragraph" style:parent-style-name="Standard">
      <style:paragraph-properties fo:text-align="start" style:justify-single-word="false"/>
      <style:text-properties fo:font-weight="bold" officeooo:rsid="00696f36" officeooo:paragraph-rsid="006caa01" style:font-weight-asian="bold" style:font-weight-complex="bold"/>
    </style:style>
    <style:style style:name="P167" style:family="paragraph" style:parent-style-name="Standard">
      <style:paragraph-properties fo:text-align="center" style:justify-single-word="false"/>
      <style:text-properties fo:font-weight="bold" officeooo:rsid="00696f36" officeooo:paragraph-rsid="006caa01" style:font-weight-asian="bold" style:font-weight-complex="bold"/>
    </style:style>
    <style:style style:name="P168" style:family="paragraph" style:parent-style-name="Standard">
      <style:paragraph-properties fo:text-align="center" style:justify-single-word="false"/>
      <style:text-properties fo:font-weight="bold" officeooo:rsid="00696f36" officeooo:paragraph-rsid="00794bf5" style:font-weight-asian="bold" style:font-weight-complex="bold"/>
    </style:style>
    <style:style style:name="P169" style:family="paragraph" style:parent-style-name="Standard">
      <style:paragraph-properties fo:text-align="center" style:justify-single-word="false"/>
      <style:text-properties fo:font-weight="bold" officeooo:rsid="00696f36" officeooo:paragraph-rsid="00857a6b" style:font-weight-asian="bold" style:font-weight-complex="bold"/>
    </style:style>
    <style:style style:name="P170" style:family="paragraph" style:parent-style-name="Standard">
      <style:paragraph-properties fo:text-align="center" style:justify-single-word="false"/>
      <style:text-properties fo:font-weight="bold" officeooo:rsid="00696f36" officeooo:paragraph-rsid="009d9eb3" style:font-weight-asian="bold" style:font-weight-complex="bold"/>
    </style:style>
    <style:style style:name="P171" style:family="paragraph" style:parent-style-name="Standard">
      <style:paragraph-properties fo:text-align="center" style:justify-single-word="false"/>
      <style:text-properties fo:font-weight="bold" officeooo:rsid="00696f36" officeooo:paragraph-rsid="00ab84d9" style:font-weight-asian="bold" style:font-weight-complex="bold"/>
    </style:style>
    <style:style style:name="P172" style:family="paragraph" style:parent-style-name="Standard">
      <style:paragraph-properties fo:text-align="center" style:justify-single-word="false"/>
      <style:text-properties fo:font-weight="bold" officeooo:rsid="001f646b" officeooo:paragraph-rsid="006caa01" style:font-weight-asian="bold" style:font-weight-complex="bold"/>
    </style:style>
    <style:style style:name="P173" style:family="paragraph" style:parent-style-name="Standard">
      <style:paragraph-properties fo:text-align="center" style:justify-single-word="false"/>
      <style:text-properties fo:font-weight="bold" officeooo:rsid="001f646b" officeooo:paragraph-rsid="0080e34d" style:font-weight-asian="bold" style:font-weight-complex="bold"/>
    </style:style>
    <style:style style:name="P174" style:family="paragraph" style:parent-style-name="Standard">
      <style:paragraph-properties fo:text-align="center" style:justify-single-word="false"/>
      <style:text-properties fo:font-weight="bold" officeooo:rsid="001f646b" officeooo:paragraph-rsid="008d6249" style:font-weight-asian="bold" style:font-weight-complex="bold"/>
    </style:style>
    <style:style style:name="P175" style:family="paragraph" style:parent-style-name="Standard">
      <style:paragraph-properties fo:text-align="center" style:justify-single-word="false"/>
      <style:text-properties fo:font-weight="bold" officeooo:rsid="001f646b" officeooo:paragraph-rsid="00a2ca9e" style:font-weight-asian="bold" style:font-weight-complex="bold"/>
    </style:style>
    <style:style style:name="P176" style:family="paragraph" style:parent-style-name="Standard">
      <style:paragraph-properties fo:text-align="start" style:justify-single-word="false"/>
      <style:text-properties fo:font-weight="bold" officeooo:rsid="0075e132" officeooo:paragraph-rsid="0075e132" style:font-weight-asian="bold" style:font-weight-complex="bold"/>
    </style:style>
    <style:style style:name="P177" style:family="paragraph" style:parent-style-name="Standard">
      <style:paragraph-properties fo:text-align="start" style:justify-single-word="false"/>
      <style:text-properties fo:font-weight="bold" officeooo:rsid="0082010b" officeooo:paragraph-rsid="0082010b" style:font-weight-asian="bold" style:font-weight-complex="bold"/>
    </style:style>
    <style:style style:name="P178" style:family="paragraph" style:parent-style-name="Standard">
      <style:paragraph-properties fo:text-align="start" style:justify-single-word="false"/>
      <style:text-properties fo:font-weight="bold" officeooo:rsid="009621a1" officeooo:paragraph-rsid="00996e1a" style:font-weight-asian="bold" style:font-weight-complex="bold"/>
    </style:style>
    <style:style style:name="P179" style:family="paragraph" style:parent-style-name="Standard">
      <style:paragraph-properties fo:text-align="start" style:justify-single-word="false"/>
      <style:text-properties fo:font-weight="bold" officeooo:rsid="00996e1a" officeooo:paragraph-rsid="00996e1a" style:font-weight-asian="bold" style:font-weight-complex="bold"/>
    </style:style>
    <style:style style:name="P180" style:family="paragraph" style:parent-style-name="Standard">
      <style:paragraph-properties fo:text-align="start" style:justify-single-word="false"/>
      <style:text-properties fo:font-weight="bold" officeooo:rsid="009f4fec" officeooo:paragraph-rsid="009f4fec" style:font-weight-asian="bold" style:font-weight-complex="bold"/>
    </style:style>
    <style:style style:name="P181" style:family="paragraph" style:parent-style-name="Standard">
      <style:paragraph-properties fo:text-align="start" style:justify-single-word="false"/>
      <style:text-properties fo:font-weight="bold" officeooo:rsid="00aa4d1d" officeooo:paragraph-rsid="00aa4d1d" style:font-weight-asian="bold" style:font-weight-complex="bold"/>
    </style:style>
    <style:style style:name="P182" style:family="paragraph" style:parent-style-name="Standard">
      <style:paragraph-properties fo:text-align="center" style:justify-single-word="false"/>
      <style:text-properties fo:font-weight="bold" officeooo:rsid="00ac271b" officeooo:paragraph-rsid="00ac271b" style:font-weight-asian="bold" style:font-weight-complex="bold"/>
    </style:style>
    <style:style style:name="P183" style:family="paragraph" style:parent-style-name="Standard">
      <style:paragraph-properties fo:text-align="start" style:justify-single-word="false"/>
      <style:text-properties fo:font-weight="normal" officeooo:rsid="0008ccbe" officeooo:paragraph-rsid="0008ccbe" style:font-weight-asian="normal" style:font-weight-complex="normal"/>
    </style:style>
    <style:style style:name="P184" style:family="paragraph" style:parent-style-name="Standard">
      <style:paragraph-properties fo:text-align="start" style:justify-single-word="false"/>
      <style:text-properties fo:font-weight="normal" officeooo:rsid="0008ccbe" officeooo:paragraph-rsid="000a7415" style:font-weight-asian="normal" style:font-weight-complex="normal"/>
    </style:style>
    <style:style style:name="P185" style:family="paragraph" style:parent-style-name="Standard">
      <style:paragraph-properties fo:text-align="start" style:justify-single-word="false"/>
      <style:text-properties fo:font-weight="normal" officeooo:rsid="0008ccbe" officeooo:paragraph-rsid="006caa01" style:font-weight-asian="normal" style:font-weight-complex="normal"/>
    </style:style>
    <style:style style:name="P186" style:family="paragraph" style:parent-style-name="Standard">
      <style:paragraph-properties fo:text-align="start" style:justify-single-word="false"/>
      <style:text-properties fo:font-weight="normal" officeooo:rsid="0008ccbe" officeooo:paragraph-rsid="00a2ca9e" style:font-weight-asian="normal" style:font-weight-complex="normal"/>
    </style:style>
    <style:style style:name="P187" style:family="paragraph" style:parent-style-name="Standard">
      <style:paragraph-properties fo:text-align="center" style:justify-single-word="false"/>
      <style:text-properties fo:font-weight="normal" officeooo:rsid="0008ccbe" officeooo:paragraph-rsid="000b42b5" style:font-weight-asian="normal" style:font-weight-complex="normal"/>
    </style:style>
    <style:style style:name="P188" style:family="paragraph" style:parent-style-name="Standard">
      <style:paragraph-properties fo:text-align="center" style:justify-single-word="false"/>
      <style:text-properties fo:font-weight="normal" officeooo:rsid="0008ccbe" officeooo:paragraph-rsid="001a37dc" style:font-weight-asian="normal" style:font-weight-complex="normal"/>
    </style:style>
    <style:style style:name="P189" style:family="paragraph" style:parent-style-name="Standard">
      <style:paragraph-properties fo:text-align="center" style:justify-single-word="false"/>
      <style:text-properties fo:font-weight="normal" officeooo:rsid="0008ccbe" officeooo:paragraph-rsid="002ba3b3" style:font-weight-asian="normal" style:font-weight-complex="normal"/>
    </style:style>
    <style:style style:name="P190" style:family="paragraph" style:parent-style-name="Standard">
      <style:paragraph-properties fo:text-align="center" style:justify-single-word="false"/>
      <style:text-properties fo:font-weight="normal" officeooo:rsid="0008ccbe" officeooo:paragraph-rsid="00461ed2" style:font-weight-asian="normal" style:font-weight-complex="normal"/>
    </style:style>
    <style:style style:name="P191" style:family="paragraph" style:parent-style-name="Standard">
      <style:paragraph-properties fo:text-align="center" style:justify-single-word="false"/>
      <style:text-properties fo:font-weight="normal" officeooo:rsid="0008ccbe" officeooo:paragraph-rsid="0061e43d" style:font-weight-asian="normal" style:font-weight-complex="normal"/>
    </style:style>
    <style:style style:name="P192" style:family="paragraph" style:parent-style-name="Standard">
      <style:paragraph-properties fo:text-align="center" style:justify-single-word="false"/>
      <style:text-properties fo:font-weight="normal" officeooo:rsid="0008ccbe" officeooo:paragraph-rsid="006549d3" style:font-weight-asian="normal" style:font-weight-complex="normal"/>
    </style:style>
    <style:style style:name="P193" style:family="paragraph" style:parent-style-name="Standard">
      <style:paragraph-properties fo:text-align="center" style:justify-single-word="false"/>
      <style:text-properties fo:font-weight="normal" officeooo:rsid="0008ccbe" officeooo:paragraph-rsid="006caa01" style:font-weight-asian="normal" style:font-weight-complex="normal"/>
    </style:style>
    <style:style style:name="P194" style:family="paragraph" style:parent-style-name="Standard">
      <style:paragraph-properties fo:text-align="center" style:justify-single-word="false"/>
      <style:text-properties fo:font-weight="normal" officeooo:rsid="0008ccbe" officeooo:paragraph-rsid="007a3b62" style:font-weight-asian="normal" style:font-weight-complex="normal"/>
    </style:style>
    <style:style style:name="P195" style:family="paragraph" style:parent-style-name="Standard">
      <style:paragraph-properties fo:text-align="center" style:justify-single-word="false"/>
      <style:text-properties fo:font-weight="normal" officeooo:rsid="0008ccbe" officeooo:paragraph-rsid="0088aec4" style:font-weight-asian="normal" style:font-weight-complex="normal"/>
    </style:style>
    <style:style style:name="P196" style:family="paragraph" style:parent-style-name="Standard">
      <style:paragraph-properties fo:text-align="center" style:justify-single-word="false"/>
      <style:text-properties fo:font-weight="normal" officeooo:rsid="0008ccbe" officeooo:paragraph-rsid="008afa75" style:font-weight-asian="normal" style:font-weight-complex="normal"/>
    </style:style>
    <style:style style:name="P197" style:family="paragraph" style:parent-style-name="Standard">
      <style:paragraph-properties fo:text-align="center" style:justify-single-word="false"/>
      <style:text-properties fo:font-weight="normal" officeooo:rsid="0008ccbe" officeooo:paragraph-rsid="009f4fec" style:font-weight-asian="normal" style:font-weight-complex="normal"/>
    </style:style>
    <style:style style:name="P198" style:family="paragraph" style:parent-style-name="Standard">
      <style:paragraph-properties fo:text-align="center" style:justify-single-word="false"/>
      <style:text-properties fo:font-weight="normal" officeooo:rsid="0008ccbe" officeooo:paragraph-rsid="00a2ca9e" style:font-weight-asian="normal" style:font-weight-complex="normal"/>
    </style:style>
    <style:style style:name="P199" style:family="paragraph" style:parent-style-name="Standard">
      <style:paragraph-properties fo:text-align="center" style:justify-single-word="false"/>
      <style:text-properties fo:font-weight="normal" officeooo:rsid="0008ccbe" officeooo:paragraph-rsid="00ac271b" style:font-weight-asian="normal" style:font-weight-complex="normal"/>
    </style:style>
    <style:style style:name="P200" style:family="paragraph" style:parent-style-name="Standard">
      <style:paragraph-properties fo:text-align="center" style:justify-single-word="false"/>
      <style:text-properties fo:font-weight="normal" officeooo:rsid="0008ccbe" officeooo:paragraph-rsid="00acef08" style:font-weight-asian="normal" style:font-weight-complex="normal"/>
    </style:style>
    <style:style style:name="P201" style:family="paragraph" style:parent-style-name="Standard">
      <style:text-properties fo:font-weight="normal" officeooo:rsid="0008ccbe" officeooo:paragraph-rsid="00a1e00b" style:font-weight-asian="normal" style:font-weight-complex="normal"/>
    </style:style>
    <style:style style:name="P202" style:family="paragraph" style:parent-style-name="Standard">
      <style:paragraph-properties fo:text-align="start" style:justify-single-word="false"/>
      <style:text-properties fo:font-weight="normal" officeooo:rsid="001aca18" officeooo:paragraph-rsid="000a7415" style:font-weight-asian="normal" style:font-weight-complex="normal"/>
    </style:style>
    <style:style style:name="P203" style:family="paragraph" style:parent-style-name="Standard">
      <style:paragraph-properties fo:text-align="start" style:justify-single-word="false"/>
      <style:text-properties fo:font-weight="normal" officeooo:rsid="00123fe2" officeooo:paragraph-rsid="00123fe2" style:font-weight-asian="normal" style:font-weight-complex="normal"/>
    </style:style>
    <style:style style:name="P204" style:family="paragraph" style:parent-style-name="Standard">
      <style:paragraph-properties fo:text-align="start" style:justify-single-word="false"/>
      <style:text-properties fo:font-weight="normal" officeooo:rsid="0019b4ff" officeooo:paragraph-rsid="0019b4ff" style:font-weight-asian="normal" style:font-weight-complex="normal"/>
    </style:style>
    <style:style style:name="P205" style:family="paragraph" style:parent-style-name="Standard">
      <style:paragraph-properties fo:text-align="start" style:justify-single-word="false"/>
      <style:text-properties fo:font-weight="normal" officeooo:rsid="00240717" officeooo:paragraph-rsid="001a37dc" style:font-weight-asian="normal" style:font-weight-complex="normal"/>
    </style:style>
    <style:style style:name="P206" style:family="paragraph" style:parent-style-name="Standard">
      <style:paragraph-properties fo:text-align="start" style:justify-single-word="false"/>
      <style:text-properties fo:font-weight="normal" officeooo:rsid="0025cf77" officeooo:paragraph-rsid="0025cf77" style:font-weight-asian="normal" style:font-weight-complex="normal"/>
    </style:style>
    <style:style style:name="P207" style:family="paragraph" style:parent-style-name="Standard">
      <style:paragraph-properties fo:text-align="start" style:justify-single-word="false"/>
      <style:text-properties fo:font-weight="normal" officeooo:rsid="002a40c5" officeooo:paragraph-rsid="002a40c5" style:font-weight-asian="normal" style:font-weight-complex="normal"/>
    </style:style>
    <style:style style:name="P208" style:family="paragraph" style:parent-style-name="Standard">
      <style:paragraph-properties fo:text-align="start" style:justify-single-word="false"/>
      <style:text-properties fo:font-weight="normal" officeooo:rsid="002a40c5" officeooo:paragraph-rsid="002b62c5" style:font-weight-asian="normal" style:font-weight-complex="normal"/>
    </style:style>
    <style:style style:name="P209" style:family="paragraph" style:parent-style-name="Standard">
      <style:paragraph-properties fo:text-align="center" style:justify-single-word="false"/>
      <style:text-properties fo:font-weight="normal" officeooo:rsid="002a40c5" officeooo:paragraph-rsid="0060010e" style:font-weight-asian="normal" style:font-weight-complex="normal"/>
    </style:style>
    <style:style style:name="P210" style:family="paragraph" style:parent-style-name="Standard">
      <style:paragraph-properties fo:text-align="start" style:justify-single-word="false"/>
      <style:text-properties fo:font-weight="normal" officeooo:rsid="002a72ac" officeooo:paragraph-rsid="002a72ac" style:font-weight-asian="normal" style:font-weight-complex="normal"/>
    </style:style>
    <style:style style:name="P211" style:family="paragraph" style:parent-style-name="Standard">
      <style:paragraph-properties fo:text-align="start" style:justify-single-word="false"/>
      <style:text-properties fo:font-weight="normal" officeooo:rsid="0030940b" officeooo:paragraph-rsid="002ba3b3" style:font-weight-asian="normal" style:font-weight-complex="normal"/>
    </style:style>
    <style:style style:name="P212" style:family="paragraph" style:parent-style-name="Standard">
      <style:paragraph-properties fo:text-align="start" style:justify-single-word="false"/>
      <style:text-properties fo:font-weight="normal" officeooo:rsid="002f9e5a" officeooo:paragraph-rsid="002f9e5a" style:font-weight-asian="normal" style:font-weight-complex="normal"/>
    </style:style>
    <style:style style:name="P213" style:family="paragraph" style:parent-style-name="Standard">
      <style:paragraph-properties fo:text-align="start" style:justify-single-word="false"/>
      <style:text-properties fo:font-weight="normal" officeooo:rsid="003d3ab1" officeooo:paragraph-rsid="003d3ab1" style:font-weight-asian="normal" style:font-weight-complex="normal"/>
    </style:style>
    <style:style style:name="P214" style:family="paragraph" style:parent-style-name="Standard">
      <style:paragraph-properties fo:text-align="start" style:justify-single-word="false"/>
      <style:text-properties fo:font-weight="normal" officeooo:rsid="003e14fb" officeooo:paragraph-rsid="003e14fb" style:font-weight-asian="normal" style:font-weight-complex="normal"/>
    </style:style>
    <style:style style:name="P215" style:family="paragraph" style:parent-style-name="Standard">
      <style:paragraph-properties fo:text-align="start" style:justify-single-word="false"/>
      <style:text-properties fo:font-weight="normal" officeooo:rsid="003e1537" officeooo:paragraph-rsid="00461ed2" style:font-weight-asian="normal" style:font-weight-complex="normal"/>
    </style:style>
    <style:style style:name="P216" style:family="paragraph" style:parent-style-name="Standard">
      <style:paragraph-properties fo:text-align="start" style:justify-single-word="false"/>
      <style:text-properties fo:font-weight="normal" officeooo:rsid="0063ac03" officeooo:paragraph-rsid="0063ac03" style:font-weight-asian="normal" style:font-weight-complex="normal"/>
    </style:style>
    <style:style style:name="P217" style:family="paragraph" style:parent-style-name="Standard">
      <style:paragraph-properties fo:text-align="start" style:justify-single-word="false"/>
      <style:text-properties fo:font-weight="normal" officeooo:rsid="0081a559" officeooo:paragraph-rsid="0061e43d" style:font-weight-asian="normal" style:font-weight-complex="normal"/>
    </style:style>
    <style:style style:name="P218" style:family="paragraph" style:parent-style-name="Standard">
      <style:paragraph-properties fo:text-align="start" style:justify-single-word="false"/>
      <style:text-properties fo:font-weight="normal" officeooo:rsid="006738cc" officeooo:paragraph-rsid="006738cc" style:font-weight-asian="normal" style:font-weight-complex="normal"/>
    </style:style>
    <style:style style:name="P219" style:family="paragraph" style:parent-style-name="Standard">
      <style:paragraph-properties fo:text-align="start" style:justify-single-word="false"/>
      <style:text-properties fo:font-weight="normal" officeooo:rsid="00696697" officeooo:paragraph-rsid="00696697" style:font-weight-asian="normal" style:font-weight-complex="normal"/>
    </style:style>
    <style:style style:name="P220" style:family="paragraph" style:parent-style-name="Standard">
      <style:paragraph-properties fo:text-align="start" style:justify-single-word="false"/>
      <style:text-properties fo:font-weight="normal" officeooo:rsid="00696f36" officeooo:paragraph-rsid="00ab84d9" style:font-weight-asian="normal" style:font-weight-complex="normal"/>
    </style:style>
    <style:style style:name="P221" style:family="paragraph" style:parent-style-name="Standard">
      <style:paragraph-properties fo:text-align="start" style:justify-single-word="false"/>
      <style:text-properties fo:font-weight="normal" officeooo:rsid="006e2a7d" officeooo:paragraph-rsid="006e2a7d" style:font-weight-asian="normal" style:font-weight-complex="normal"/>
    </style:style>
    <style:style style:name="P222" style:family="paragraph" style:parent-style-name="Standard">
      <style:paragraph-properties fo:text-align="start" style:justify-single-word="false"/>
      <style:text-properties fo:font-weight="normal" officeooo:rsid="00a4959c" officeooo:paragraph-rsid="006caa01" style:font-weight-asian="normal" style:font-weight-complex="normal"/>
    </style:style>
    <style:style style:name="P223" style:family="paragraph" style:parent-style-name="Standard">
      <style:paragraph-properties fo:text-align="start" style:justify-single-word="false"/>
      <style:text-properties fo:font-weight="normal" officeooo:rsid="00a4959c" officeooo:paragraph-rsid="00a4959c" style:font-weight-asian="normal" style:font-weight-complex="normal"/>
    </style:style>
    <style:style style:name="P224" style:family="paragraph" style:parent-style-name="Standard">
      <style:paragraph-properties fo:text-align="start" style:justify-single-word="false"/>
      <style:text-properties fo:font-weight="normal" officeooo:rsid="00a4959c" officeooo:paragraph-rsid="00a4d18a" style:font-weight-asian="normal" style:font-weight-complex="normal"/>
    </style:style>
    <style:style style:name="P225" style:family="paragraph" style:parent-style-name="Standard">
      <style:paragraph-properties fo:text-align="start" style:justify-single-word="false"/>
      <style:text-properties fo:font-weight="normal" officeooo:rsid="00a4959c" officeooo:paragraph-rsid="00a7fc66" style:font-weight-asian="normal" style:font-weight-complex="normal"/>
    </style:style>
    <style:style style:name="P226" style:family="paragraph" style:parent-style-name="Standard">
      <style:paragraph-properties fo:text-align="start" style:justify-single-word="false"/>
      <style:text-properties fo:font-weight="normal" officeooo:rsid="00a4959c" officeooo:paragraph-rsid="00abe1ab" style:font-weight-asian="normal" style:font-weight-complex="normal"/>
    </style:style>
    <style:style style:name="P227" style:family="paragraph" style:parent-style-name="Standard">
      <style:paragraph-properties fo:text-align="start" style:justify-single-word="false"/>
      <style:text-properties fo:font-weight="normal" officeooo:rsid="00a8dfb7" officeooo:paragraph-rsid="00abe1ab" style:font-weight-asian="normal" style:font-weight-complex="normal"/>
    </style:style>
    <style:style style:name="P228" style:family="paragraph" style:parent-style-name="Standard">
      <style:paragraph-properties fo:text-align="start" style:justify-single-word="false"/>
      <style:text-properties fo:font-weight="normal" officeooo:rsid="00adbe42" officeooo:paragraph-rsid="00abe1ab" style:font-weight-asian="normal" style:font-weight-complex="normal"/>
    </style:style>
    <style:style style:name="P229" style:family="paragraph" style:parent-style-name="Standard">
      <style:paragraph-properties fo:text-align="start" style:justify-single-word="false"/>
      <style:text-properties fo:font-weight="normal" officeooo:rsid="00b09bd9" officeooo:paragraph-rsid="00b09bd9" style:font-weight-asian="normal" style:font-weight-complex="normal"/>
    </style:style>
    <style:style style:name="P230" style:family="paragraph" style:parent-style-name="Standard">
      <style:paragraph-properties fo:text-align="start" style:justify-single-word="false"/>
      <style:text-properties fo:font-weight="normal" officeooo:rsid="006f83a3" officeooo:paragraph-rsid="006f83a3" style:font-weight-asian="normal" style:font-weight-complex="normal"/>
    </style:style>
    <style:style style:name="P231" style:family="paragraph" style:parent-style-name="Standard">
      <style:paragraph-properties fo:text-align="start" style:justify-single-word="false"/>
      <style:text-properties fo:font-weight="normal" officeooo:rsid="00712476" officeooo:paragraph-rsid="00712476" style:font-weight-asian="normal" style:font-weight-complex="normal"/>
    </style:style>
    <style:style style:name="P232" style:family="paragraph" style:parent-style-name="Standard">
      <style:paragraph-properties fo:text-align="start" style:justify-single-word="false"/>
      <style:text-properties fo:font-weight="normal" officeooo:rsid="00745cc5" officeooo:paragraph-rsid="00745cc5" style:font-weight-asian="normal" style:font-weight-complex="normal"/>
    </style:style>
    <style:style style:name="P233" style:family="paragraph" style:parent-style-name="Standard">
      <style:paragraph-properties fo:text-align="start" style:justify-single-word="false"/>
      <style:text-properties fo:font-weight="normal" officeooo:rsid="00745cc5" officeooo:paragraph-rsid="0075e132" style:font-weight-asian="normal" style:font-weight-complex="normal"/>
    </style:style>
    <style:style style:name="P234" style:family="paragraph" style:parent-style-name="Standard">
      <style:paragraph-properties fo:text-align="start" style:justify-single-word="false"/>
      <style:text-properties fo:font-weight="normal" officeooo:rsid="00745cc5" officeooo:paragraph-rsid="007b9350" style:font-weight-asian="normal" style:font-weight-complex="normal"/>
    </style:style>
    <style:style style:name="P235" style:family="paragraph" style:parent-style-name="Standard">
      <style:paragraph-properties fo:text-align="start" style:justify-single-word="false"/>
      <style:text-properties fo:font-weight="normal" officeooo:rsid="007b9350" officeooo:paragraph-rsid="007b9350" style:font-weight-asian="normal" style:font-weight-complex="normal"/>
    </style:style>
    <style:style style:name="P236" style:family="paragraph" style:parent-style-name="Standard">
      <style:paragraph-properties fo:text-align="start" style:justify-single-word="false"/>
      <style:text-properties fo:font-weight="normal" officeooo:rsid="00b27525" officeooo:paragraph-rsid="00745cc5" style:font-weight-asian="normal" style:font-weight-complex="normal"/>
    </style:style>
    <style:style style:name="P237" style:family="paragraph" style:parent-style-name="Standard">
      <style:paragraph-properties fo:text-align="start" style:justify-single-word="false"/>
      <style:text-properties fo:font-weight="normal" officeooo:rsid="0080f35c" officeooo:paragraph-rsid="0080f35c" style:font-weight-asian="normal" style:font-weight-complex="normal"/>
    </style:style>
    <style:style style:name="P238" style:family="paragraph" style:parent-style-name="Standard">
      <style:paragraph-properties fo:text-align="start" style:justify-single-word="false"/>
      <style:text-properties fo:font-weight="normal" officeooo:rsid="00858607" officeooo:paragraph-rsid="00858607" style:font-weight-asian="normal" style:font-weight-complex="normal"/>
    </style:style>
    <style:style style:name="P239" style:family="paragraph" style:parent-style-name="Standard">
      <style:paragraph-properties fo:text-align="start" style:justify-single-word="false"/>
      <style:text-properties fo:font-weight="normal" officeooo:rsid="00c7fc07" officeooo:paragraph-rsid="0088aec4" style:font-weight-asian="normal" style:font-weight-complex="normal"/>
    </style:style>
    <style:style style:name="P240" style:family="paragraph" style:parent-style-name="Standard">
      <style:paragraph-properties fo:text-align="start" style:justify-single-word="false"/>
      <style:text-properties fo:font-weight="normal" officeooo:rsid="009157c0" officeooo:paragraph-rsid="009157c0" style:font-weight-asian="normal" style:font-weight-complex="normal"/>
    </style:style>
    <style:style style:name="P241" style:family="paragraph" style:parent-style-name="Standard">
      <style:paragraph-properties fo:text-align="start" style:justify-single-word="false"/>
      <style:text-properties fo:font-weight="normal" officeooo:rsid="00a7e56c" officeooo:paragraph-rsid="00a7e56c" style:font-weight-asian="normal" style:font-weight-complex="normal"/>
    </style:style>
    <style:style style:name="P242" style:family="paragraph" style:parent-style-name="Standard">
      <style:paragraph-properties fo:text-align="start" style:justify-single-word="false"/>
      <style:text-properties fo:font-weight="normal" officeooo:rsid="00a88026" officeooo:paragraph-rsid="00a88026" style:font-weight-asian="normal" style:font-weight-complex="normal"/>
    </style:style>
    <style:style style:name="P243" style:family="paragraph" style:parent-style-name="Standard">
      <style:paragraph-properties fo:text-align="start" style:justify-single-word="false"/>
      <style:text-properties fo:font-weight="normal" officeooo:rsid="009f4fec" officeooo:paragraph-rsid="009f4fec" style:font-weight-asian="normal" style:font-weight-complex="normal"/>
    </style:style>
    <style:style style:name="P244" style:family="paragraph" style:parent-style-name="Standard">
      <style:paragraph-properties fo:text-align="start" style:justify-single-word="false"/>
      <style:text-properties fo:font-weight="normal" officeooo:rsid="00ac271b" officeooo:paragraph-rsid="00ac271b" style:font-weight-asian="normal" style:font-weight-complex="normal"/>
    </style:style>
    <style:style style:name="P245" style:family="paragraph" style:parent-style-name="Standard">
      <style:paragraph-properties fo:text-align="start" style:justify-single-word="false"/>
      <style:text-properties fo:font-weight="normal" officeooo:rsid="00fd7e16" officeooo:paragraph-rsid="00acef08" style:font-weight-asian="normal" style:font-weight-complex="normal"/>
    </style:style>
    <style:style style:name="P246" style:family="paragraph" style:parent-style-name="Standard">
      <style:text-properties officeooo:rsid="001f646b" officeooo:paragraph-rsid="001f646b"/>
    </style:style>
    <style:style style:name="P247" style:family="paragraph" style:parent-style-name="Standard">
      <style:paragraph-properties fo:text-align="center" style:justify-single-word="false"/>
      <style:text-properties officeooo:rsid="001f646b" officeooo:paragraph-rsid="000cb657"/>
    </style:style>
    <style:style style:name="P248" style:family="paragraph" style:parent-style-name="Standard">
      <style:paragraph-properties fo:text-align="center" style:justify-single-word="false"/>
      <style:text-properties officeooo:rsid="001f646b" officeooo:paragraph-rsid="0022adab"/>
    </style:style>
    <style:style style:name="P249" style:family="paragraph" style:parent-style-name="Standard">
      <style:paragraph-properties fo:text-align="center" style:justify-single-word="false"/>
      <style:text-properties officeooo:rsid="001f646b" officeooo:paragraph-rsid="002e3fe7"/>
    </style:style>
    <style:style style:name="P250" style:family="paragraph" style:parent-style-name="Standard">
      <style:paragraph-properties fo:text-align="center" style:justify-single-word="false"/>
      <style:text-properties officeooo:rsid="001f646b" officeooo:paragraph-rsid="004707ed"/>
    </style:style>
    <style:style style:name="P251" style:family="paragraph" style:parent-style-name="Standard">
      <style:paragraph-properties fo:text-align="center" style:justify-single-word="false"/>
      <style:text-properties officeooo:rsid="001f646b" officeooo:paragraph-rsid="0066c502"/>
    </style:style>
    <style:style style:name="P252" style:family="paragraph" style:parent-style-name="Standard">
      <style:paragraph-properties fo:text-align="start" style:justify-single-word="false"/>
      <style:text-properties officeooo:rsid="001f646b" officeooo:paragraph-rsid="0022adab"/>
    </style:style>
    <style:style style:name="P253" style:family="paragraph" style:parent-style-name="Standard">
      <style:paragraph-properties fo:text-align="start" style:justify-single-word="false"/>
      <style:text-properties officeooo:rsid="001f646b" officeooo:paragraph-rsid="004707ed"/>
    </style:style>
    <style:style style:name="P254" style:family="paragraph" style:parent-style-name="Standard">
      <style:text-properties officeooo:rsid="002e4369" officeooo:paragraph-rsid="002e4369"/>
    </style:style>
    <style:style style:name="P255" style:family="paragraph" style:parent-style-name="Standard">
      <style:text-properties officeooo:rsid="003a8014" officeooo:paragraph-rsid="003a8014"/>
    </style:style>
    <style:style style:name="P256" style:family="paragraph" style:parent-style-name="Standard">
      <style:text-properties officeooo:rsid="003a8014" officeooo:paragraph-rsid="007cbea0"/>
    </style:style>
    <style:style style:name="P257" style:family="paragraph" style:parent-style-name="Standard">
      <style:text-properties officeooo:rsid="0047c268" officeooo:paragraph-rsid="015469c1"/>
    </style:style>
    <style:style style:name="P258" style:family="paragraph" style:parent-style-name="Standard">
      <style:text-properties officeooo:rsid="00527afc" officeooo:paragraph-rsid="00527afc"/>
    </style:style>
    <style:style style:name="P259" style:family="paragraph" style:parent-style-name="Standard">
      <style:text-properties officeooo:rsid="005467d3" officeooo:paragraph-rsid="005467d3"/>
    </style:style>
    <style:style style:name="P260" style:family="paragraph" style:parent-style-name="Standard">
      <style:text-properties officeooo:rsid="005467d3" officeooo:paragraph-rsid="005cfbdc"/>
    </style:style>
    <style:style style:name="P261" style:family="paragraph" style:parent-style-name="Standard">
      <style:text-properties officeooo:rsid="00581b39" officeooo:paragraph-rsid="00581b39"/>
    </style:style>
    <style:style style:name="P262" style:family="paragraph" style:parent-style-name="Standard">
      <style:text-properties officeooo:rsid="00a1e00b" officeooo:paragraph-rsid="00a1e00b"/>
    </style:style>
    <style:style style:name="P263" style:family="paragraph" style:parent-style-name="Standard">
      <style:text-properties officeooo:rsid="00f93aa1" officeooo:paragraph-rsid="00f93aa1"/>
    </style:style>
    <style:style style:name="P264" style:family="paragraph" style:parent-style-name="Standard">
      <style:text-properties fo:font-style="normal" fo:font-weight="normal" officeooo:rsid="012dc166" officeooo:paragraph-rsid="012a895f" style:font-style-asian="normal" style:font-weight-asian="normal" style:font-style-complex="normal" style:font-weight-complex="normal"/>
    </style:style>
    <style:style style:name="P265" style:family="paragraph" style:parent-style-name="Standard">
      <style:paragraph-properties fo:text-align="start" style:justify-single-word="false"/>
      <style:text-properties fo:font-style="normal" fo:font-weight="normal" officeooo:rsid="00b12b27" officeooo:paragraph-rsid="00b12b27" style:font-style-asian="normal" style:font-weight-asian="normal" style:font-style-complex="normal" style:font-weight-complex="normal"/>
    </style:style>
    <style:style style:name="P266" style:family="paragraph" style:parent-style-name="Standard">
      <style:paragraph-properties fo:text-align="center" style:justify-single-word="false"/>
      <style:text-properties fo:font-style="normal" fo:font-weight="normal" officeooo:rsid="00b12b27" officeooo:paragraph-rsid="00b12b27" style:font-style-asian="normal" style:font-weight-asian="normal" style:font-style-complex="normal" style:font-weight-complex="normal"/>
    </style:style>
    <style:style style:name="P267" style:family="paragraph" style:parent-style-name="Standard">
      <style:paragraph-properties fo:text-align="start" style:justify-single-word="false"/>
      <style:text-properties fo:font-style="normal" fo:font-weight="normal" officeooo:rsid="00be967f" officeooo:paragraph-rsid="00be967f" style:font-style-asian="normal" style:font-weight-asian="normal" style:font-style-complex="normal" style:font-weight-complex="normal"/>
    </style:style>
    <style:style style:name="P268" style:family="paragraph" style:parent-style-name="Standard">
      <style:paragraph-properties fo:text-align="center" style:justify-single-word="false"/>
      <style:text-properties fo:font-style="normal" fo:font-weight="normal" officeooo:rsid="0008ccbe" officeooo:paragraph-rsid="00bee77e" style:font-style-asian="normal" style:font-weight-asian="normal" style:font-style-complex="normal" style:font-weight-complex="normal"/>
    </style:style>
    <style:style style:name="P269" style:family="paragraph" style:parent-style-name="Standard">
      <style:paragraph-properties fo:text-align="center" style:justify-single-word="false"/>
      <style:text-properties fo:font-style="normal" fo:font-weight="normal" officeooo:rsid="0008ccbe" officeooo:paragraph-rsid="00c1916a" style:font-style-asian="normal" style:font-weight-asian="normal" style:font-style-complex="normal" style:font-weight-complex="normal"/>
    </style:style>
    <style:style style:name="P270" style:family="paragraph" style:parent-style-name="Standard">
      <style:paragraph-properties fo:text-align="center" style:justify-single-word="false"/>
      <style:text-properties fo:font-style="normal" fo:font-weight="normal" officeooo:rsid="0008ccbe" officeooo:paragraph-rsid="00ccba65" style:font-style-asian="normal" style:font-weight-asian="normal" style:font-style-complex="normal" style:font-weight-complex="normal"/>
    </style:style>
    <style:style style:name="P271" style:family="paragraph" style:parent-style-name="Standard">
      <style:paragraph-properties fo:text-align="center" style:justify-single-word="false"/>
      <style:text-properties fo:font-style="normal" fo:font-weight="normal" officeooo:rsid="0008ccbe" officeooo:paragraph-rsid="00ce6359" style:font-style-asian="normal" style:font-weight-asian="normal" style:font-style-complex="normal" style:font-weight-complex="normal"/>
    </style:style>
    <style:style style:name="P272" style:family="paragraph" style:parent-style-name="Standard">
      <style:paragraph-properties fo:text-align="start" style:justify-single-word="false"/>
      <style:text-properties fo:font-style="normal" fo:font-weight="normal" officeooo:rsid="012f8376" officeooo:paragraph-rsid="00c1916a" style:font-style-asian="normal" style:font-weight-asian="normal" style:font-style-complex="normal" style:font-weight-complex="normal"/>
    </style:style>
    <style:style style:name="P273" style:family="paragraph" style:parent-style-name="Standard">
      <style:paragraph-properties fo:text-align="start" style:justify-single-word="false"/>
      <style:text-properties fo:font-style="normal" fo:font-weight="normal" officeooo:rsid="00cb69ee" officeooo:paragraph-rsid="00cb69ee" style:font-style-asian="normal" style:font-weight-asian="normal" style:font-style-complex="normal" style:font-weight-complex="normal"/>
    </style:style>
    <style:style style:name="P274" style:family="paragraph" style:parent-style-name="Standard">
      <style:paragraph-properties fo:text-align="start" style:justify-single-word="false"/>
      <style:text-properties fo:font-style="normal" fo:font-weight="normal" officeooo:rsid="01450697" officeooo:paragraph-rsid="00ce6359" style:font-style-asian="normal" style:font-weight-asian="normal" style:font-style-complex="normal" style:font-weight-complex="normal"/>
    </style:style>
    <style:style style:name="P275" style:family="paragraph" style:parent-style-name="Standard">
      <style:paragraph-properties fo:text-align="start" style:justify-single-word="false"/>
      <style:text-properties fo:font-style="normal" fo:font-weight="normal" officeooo:rsid="01450697" officeooo:paragraph-rsid="00e617f2" style:font-style-asian="normal" style:font-weight-asian="normal" style:font-style-complex="normal" style:font-weight-complex="normal"/>
    </style:style>
    <style:style style:name="P276" style:family="paragraph" style:parent-style-name="Standard">
      <style:text-properties fo:font-style="normal" fo:font-weight="normal" officeooo:rsid="01450697" officeooo:paragraph-rsid="00e617f2" style:font-style-asian="normal" style:font-weight-asian="normal" style:font-style-complex="normal" style:font-weight-complex="normal"/>
    </style:style>
    <style:style style:name="P277" style:family="paragraph" style:parent-style-name="Standard">
      <style:paragraph-properties fo:text-align="start" style:justify-single-word="false"/>
      <style:text-properties fo:font-style="normal" fo:font-weight="normal" officeooo:rsid="00df0b32" officeooo:paragraph-rsid="00df0b32" style:font-style-asian="normal" style:font-weight-asian="normal" style:font-style-complex="normal" style:font-weight-complex="normal"/>
    </style:style>
    <style:style style:name="P278" style:family="paragraph" style:parent-style-name="Standard">
      <style:text-properties fo:font-style="normal" fo:font-weight="normal" officeooo:rsid="01450818" officeooo:paragraph-rsid="00e617f2" style:font-style-asian="normal" style:font-weight-asian="normal" style:font-style-complex="normal" style:font-weight-complex="normal"/>
    </style:style>
    <style:style style:name="P279" style:family="paragraph" style:parent-style-name="Standard">
      <style:text-properties fo:font-style="normal" fo:font-weight="normal" officeooo:rsid="0145519a" officeooo:paragraph-rsid="00e617f2" style:font-style-asian="normal" style:font-weight-asian="normal" style:font-style-complex="normal" style:font-weight-complex="normal"/>
    </style:style>
    <style:style style:name="P280" style:family="paragraph" style:parent-style-name="Standard">
      <style:text-properties fo:font-style="normal" fo:font-weight="normal" officeooo:rsid="01469fba" officeooo:paragraph-rsid="00e617f2" style:font-style-asian="normal" style:font-weight-asian="normal" style:font-style-complex="normal" style:font-weight-complex="normal"/>
    </style:style>
    <style:style style:name="P281" style:family="paragraph" style:parent-style-name="Standard">
      <style:text-properties fo:font-style="normal" fo:font-weight="normal" officeooo:rsid="0147a664" officeooo:paragraph-rsid="00e617f2" style:font-style-asian="normal" style:font-weight-asian="normal" style:font-style-complex="normal" style:font-weight-complex="normal"/>
    </style:style>
    <style:style style:name="P282" style:family="paragraph" style:parent-style-name="Standard">
      <style:text-properties fo:font-style="normal" fo:font-weight="normal" officeooo:rsid="01495f41" officeooo:paragraph-rsid="00e617f2" style:font-style-asian="normal" style:font-weight-asian="normal" style:font-style-complex="normal" style:font-weight-complex="normal"/>
    </style:style>
    <style:style style:name="P283" style:family="paragraph" style:parent-style-name="Standard">
      <style:text-properties fo:font-style="normal" fo:font-weight="normal" officeooo:rsid="01496837" officeooo:paragraph-rsid="00e617f2" style:font-style-asian="normal" style:font-weight-asian="normal" style:font-style-complex="normal" style:font-weight-complex="normal"/>
    </style:style>
    <style:style style:name="P284" style:family="paragraph" style:parent-style-name="Standard">
      <style:text-properties fo:font-style="normal" fo:font-weight="normal" officeooo:rsid="014b18bb" officeooo:paragraph-rsid="00e617f2" style:font-style-asian="normal" style:font-weight-asian="normal" style:font-style-complex="normal" style:font-weight-complex="normal"/>
    </style:style>
    <style:style style:name="P285" style:family="paragraph" style:parent-style-name="Standard">
      <style:text-properties fo:font-style="normal" fo:font-weight="normal" officeooo:rsid="014d7879" officeooo:paragraph-rsid="00e617f2" style:font-style-asian="normal" style:font-weight-asian="normal" style:font-style-complex="normal" style:font-weight-complex="normal"/>
    </style:style>
    <style:style style:name="P286" style:family="paragraph" style:parent-style-name="Standard">
      <style:text-properties fo:font-style="normal" fo:font-weight="normal" officeooo:rsid="014db499" officeooo:paragraph-rsid="00e617f2" style:font-style-asian="normal" style:font-weight-asian="normal" style:font-style-complex="normal" style:font-weight-complex="normal"/>
    </style:style>
    <style:style style:name="P287" style:family="paragraph" style:parent-style-name="Standard">
      <style:text-properties fo:font-style="normal" fo:font-weight="normal" officeooo:rsid="014def8f" officeooo:paragraph-rsid="00e617f2" style:font-style-asian="normal" style:font-weight-asian="normal" style:font-style-complex="normal" style:font-weight-complex="normal"/>
    </style:style>
    <style:style style:name="P288" style:family="paragraph" style:parent-style-name="Standard">
      <style:paragraph-properties fo:text-align="start" style:justify-single-word="false"/>
      <style:text-properties fo:font-style="normal" fo:font-weight="normal" officeooo:rsid="00f45302" officeooo:paragraph-rsid="00f45302" style:font-style-asian="normal" style:font-weight-asian="normal" style:font-style-complex="normal" style:font-weight-complex="normal"/>
    </style:style>
    <style:style style:name="P289" style:family="paragraph" style:parent-style-name="Standard">
      <style:paragraph-properties fo:text-align="start" style:justify-single-word="false"/>
      <style:text-properties fo:font-style="normal" fo:font-weight="normal" officeooo:rsid="0104b067" officeooo:paragraph-rsid="0104b067" style:font-style-asian="normal" style:font-weight-asian="normal" style:font-style-complex="normal" style:font-weight-complex="normal"/>
    </style:style>
    <style:style style:name="P290" style:family="paragraph" style:parent-style-name="Standard">
      <style:paragraph-properties fo:text-align="start" style:justify-single-word="false"/>
      <style:text-properties fo:font-style="normal" fo:font-weight="normal" officeooo:rsid="0109ff69" officeooo:paragraph-rsid="0109ff69" style:font-style-asian="normal" style:font-weight-asian="normal" style:font-style-complex="normal" style:font-weight-complex="normal"/>
    </style:style>
    <style:style style:name="P291" style:family="paragraph" style:parent-style-name="Standard">
      <style:paragraph-properties fo:text-align="center" style:justify-single-word="false"/>
      <style:text-properties fo:font-style="normal" fo:font-weight="bold" officeooo:rsid="001f646b" officeooo:paragraph-rsid="00adcfaf" style:font-style-asian="normal" style:font-weight-asian="bold" style:font-style-complex="normal" style:font-weight-complex="bold"/>
    </style:style>
    <style:style style:name="P292" style:family="paragraph" style:parent-style-name="Standard">
      <style:paragraph-properties fo:text-align="center" style:justify-single-word="false"/>
      <style:text-properties fo:font-style="normal" fo:font-weight="bold" officeooo:rsid="001f646b" officeooo:paragraph-rsid="00c4177b" style:font-style-asian="normal" style:font-weight-asian="bold" style:font-style-complex="normal" style:font-weight-complex="bold"/>
    </style:style>
    <style:style style:name="P293" style:family="paragraph" style:parent-style-name="Standard">
      <style:paragraph-properties fo:text-align="center" style:justify-single-word="false"/>
      <style:text-properties fo:font-style="normal" fo:font-weight="bold" officeooo:rsid="001f646b" officeooo:paragraph-rsid="00d163b3" style:font-style-asian="normal" style:font-weight-asian="bold" style:font-style-complex="normal" style:font-weight-complex="bold"/>
    </style:style>
    <style:style style:name="P294" style:family="paragraph" style:parent-style-name="Standard">
      <style:paragraph-properties fo:text-align="center" style:justify-single-word="false"/>
      <style:text-properties fo:font-style="normal" fo:font-weight="bold" officeooo:rsid="001f646b" officeooo:paragraph-rsid="00da07e6" style:font-style-asian="normal" style:font-weight-asian="bold" style:font-style-complex="normal" style:font-weight-complex="bold"/>
    </style:style>
    <style:style style:name="P295" style:family="paragraph" style:parent-style-name="Standard">
      <style:paragraph-properties fo:text-align="center" style:justify-single-word="false"/>
      <style:text-properties fo:font-style="normal" fo:font-weight="bold" officeooo:rsid="001f646b" officeooo:paragraph-rsid="00dd4350" style:font-style-asian="normal" style:font-weight-asian="bold" style:font-style-complex="normal" style:font-weight-complex="bold"/>
    </style:style>
    <style:style style:name="P296" style:family="paragraph" style:parent-style-name="Standard">
      <style:paragraph-properties fo:text-align="start" style:justify-single-word="false"/>
      <style:text-properties fo:font-style="normal" fo:font-weight="bold" officeooo:rsid="00b572ba" officeooo:paragraph-rsid="00b572ba" style:font-style-asian="normal" style:font-weight-asian="bold" style:font-style-complex="normal" style:font-weight-complex="bold"/>
    </style:style>
    <style:style style:name="P297" style:family="paragraph" style:parent-style-name="Standard">
      <style:paragraph-properties fo:text-align="center" style:justify-single-word="false"/>
      <style:text-properties fo:font-style="normal" fo:font-weight="bold" officeooo:rsid="00696f36" officeooo:paragraph-rsid="00b725ca" style:font-style-asian="normal" style:font-weight-asian="bold" style:font-style-complex="normal" style:font-weight-complex="bold"/>
    </style:style>
    <style:style style:name="P298" style:family="paragraph" style:parent-style-name="Standard">
      <style:paragraph-properties fo:text-align="center" style:justify-single-word="false"/>
      <style:text-properties fo:font-style="normal" fo:font-weight="bold" officeooo:rsid="00696f36" officeooo:paragraph-rsid="00c99e6c" style:font-style-asian="normal" style:font-weight-asian="bold" style:font-style-complex="normal" style:font-weight-complex="bold"/>
    </style:style>
    <style:style style:name="P299" style:family="paragraph" style:parent-style-name="Standard">
      <style:paragraph-properties fo:text-align="center" style:justify-single-word="false"/>
      <style:text-properties fo:font-style="normal" fo:font-weight="bold" officeooo:rsid="00696f36" officeooo:paragraph-rsid="00da07e6" style:font-style-asian="normal" style:font-weight-asian="bold" style:font-style-complex="normal" style:font-weight-complex="bold"/>
    </style:style>
    <style:style style:name="P300" style:family="paragraph" style:parent-style-name="Standard">
      <style:paragraph-properties fo:text-align="center" style:justify-single-word="false"/>
      <style:text-properties fo:font-style="normal" fo:font-weight="bold" officeooo:rsid="00696f36" officeooo:paragraph-rsid="00dd4350" style:font-style-asian="normal" style:font-weight-asian="bold" style:font-style-complex="normal" style:font-weight-complex="bold"/>
    </style:style>
    <style:style style:name="P301" style:family="paragraph" style:parent-style-name="Standard">
      <style:paragraph-properties fo:text-align="start" style:justify-single-word="false"/>
      <style:text-properties fo:font-style="normal" fo:font-weight="bold" officeooo:rsid="00c60e68" officeooo:paragraph-rsid="00c60e68" style:font-style-asian="normal" style:font-weight-asian="bold" style:font-style-complex="normal" style:font-weight-complex="bold"/>
    </style:style>
    <style:style style:name="P302" style:family="paragraph" style:parent-style-name="Standard">
      <style:paragraph-properties fo:text-align="start" style:justify-single-word="false"/>
      <style:text-properties fo:font-style="normal" fo:font-weight="bold" officeooo:rsid="00c8aa36" officeooo:paragraph-rsid="00c8aa36" style:font-style-asian="normal" style:font-weight-asian="bold" style:font-style-complex="normal" style:font-weight-complex="bold"/>
    </style:style>
    <style:style style:name="P303" style:family="paragraph" style:parent-style-name="Standard">
      <style:paragraph-properties fo:text-align="start" style:justify-single-word="false"/>
      <style:text-properties fo:font-style="normal" fo:font-weight="bold" officeooo:rsid="00d37210" officeooo:paragraph-rsid="00d37210" style:font-style-asian="normal" style:font-weight-asian="bold" style:font-style-complex="normal" style:font-weight-complex="bold"/>
    </style:style>
    <style:style style:name="P304" style:family="paragraph" style:parent-style-name="Standard">
      <style:paragraph-properties fo:text-align="start" style:justify-single-word="false"/>
      <style:text-properties fo:font-style="normal" fo:font-weight="bold" officeooo:rsid="00d8c952" officeooo:paragraph-rsid="00d9e783" style:font-style-asian="normal" style:font-weight-asian="bold" style:font-style-complex="normal" style:font-weight-complex="bold"/>
    </style:style>
    <style:style style:name="P305" style:family="paragraph" style:parent-style-name="Standard">
      <style:paragraph-properties fo:text-align="start" style:justify-single-word="false"/>
      <style:text-properties fo:font-style="normal" fo:font-weight="bold" officeooo:rsid="00d9e783" officeooo:paragraph-rsid="00d9e783" style:font-style-asian="normal" style:font-weight-asian="bold" style:font-style-complex="normal" style:font-weight-complex="bold"/>
    </style:style>
    <style:style style:name="P306" style:family="paragraph" style:parent-style-name="Standard">
      <style:paragraph-properties fo:text-align="center" style:justify-single-word="false"/>
      <style:text-properties fo:font-style="normal" fo:font-weight="bold" officeooo:rsid="0008ccbe" officeooo:paragraph-rsid="00da07e6" style:font-style-asian="normal" style:font-weight-asian="bold" style:font-style-complex="normal" style:font-weight-complex="bold"/>
    </style:style>
    <style:style style:name="P307" style:family="paragraph" style:parent-style-name="Standard">
      <style:paragraph-properties fo:text-align="center" style:justify-single-word="false"/>
      <style:text-properties fo:font-style="normal" fo:font-weight="bold" officeooo:rsid="0008ccbe" officeooo:paragraph-rsid="00dd4350" style:font-style-asian="normal" style:font-weight-asian="bold" style:font-style-complex="normal" style:font-weight-complex="bold"/>
    </style:style>
    <style:style style:name="P308" style:family="paragraph" style:parent-style-name="Standard">
      <style:paragraph-properties fo:text-align="start" style:justify-single-word="false"/>
      <style:text-properties fo:font-style="normal" fo:font-weight="bold" officeooo:rsid="0008ccbe" officeooo:paragraph-rsid="00da07e6" style:font-style-asian="normal" style:font-weight-asian="bold" style:font-style-complex="normal" style:font-weight-complex="bold"/>
    </style:style>
    <style:style style:name="P309" style:family="paragraph" style:parent-style-name="Standard">
      <style:paragraph-properties fo:text-align="start" style:justify-single-word="false"/>
      <style:text-properties fo:font-style="normal" fo:font-weight="bold" officeooo:rsid="00da07e6" officeooo:paragraph-rsid="00da07e6" style:font-style-asian="normal" style:font-weight-asian="bold" style:font-style-complex="normal" style:font-weight-complex="bold"/>
    </style:style>
    <style:style style:name="P310" style:family="paragraph" style:parent-style-name="Standard">
      <style:paragraph-properties fo:text-align="start" style:justify-single-word="false"/>
      <style:text-properties fo:font-style="normal" fo:font-weight="bold" officeooo:rsid="01450818" officeooo:paragraph-rsid="00e617f2" style:font-style-asian="normal" style:font-weight-asian="bold" style:font-style-complex="normal" style:font-weight-complex="bold"/>
    </style:style>
    <style:style style:name="P311" style:family="paragraph" style:parent-style-name="Standard">
      <style:paragraph-properties fo:text-align="start" style:justify-single-word="false"/>
      <style:text-properties fo:font-style="normal" fo:font-weight="bold" officeooo:rsid="01450818" officeooo:paragraph-rsid="00e6ca34" style:font-style-asian="normal" style:font-weight-asian="bold" style:font-style-complex="normal" style:font-weight-complex="bold"/>
    </style:style>
    <style:style style:name="P312" style:family="paragraph" style:parent-style-name="Standard">
      <style:paragraph-properties fo:text-align="start" style:justify-single-word="false"/>
      <style:text-properties fo:font-style="normal" fo:font-weight="bold" officeooo:rsid="01450818" officeooo:paragraph-rsid="00e81af2" style:font-style-asian="normal" style:font-weight-asian="bold" style:font-style-complex="normal" style:font-weight-complex="bold"/>
    </style:style>
    <style:style style:name="P313" style:family="paragraph" style:parent-style-name="Standard">
      <style:paragraph-properties fo:text-align="start" style:justify-single-word="false"/>
      <style:text-properties fo:font-style="normal" fo:font-weight="bold" officeooo:rsid="01450818" officeooo:paragraph-rsid="00e84c5d" style:font-style-asian="normal" style:font-weight-asian="bold" style:font-style-complex="normal" style:font-weight-complex="bold"/>
    </style:style>
    <style:style style:name="P314" style:family="paragraph" style:parent-style-name="Standard">
      <style:paragraph-properties fo:text-align="start" style:justify-single-word="false"/>
      <style:text-properties fo:font-style="normal" fo:font-weight="bold" officeooo:rsid="01450818" officeooo:paragraph-rsid="00e8f376" style:font-style-asian="normal" style:font-weight-asian="bold" style:font-style-complex="normal" style:font-weight-complex="bold"/>
    </style:style>
    <style:style style:name="P315" style:family="paragraph" style:parent-style-name="Standard">
      <style:paragraph-properties fo:text-align="start" style:justify-single-word="false"/>
      <style:text-properties fo:font-style="normal" fo:font-weight="bold" officeooo:rsid="01450818" officeooo:paragraph-rsid="00e9e1f5" style:font-style-asian="normal" style:font-weight-asian="bold" style:font-style-complex="normal" style:font-weight-complex="bold"/>
    </style:style>
    <style:style style:name="P316" style:family="paragraph" style:parent-style-name="Standard">
      <style:paragraph-properties fo:text-align="start" style:justify-single-word="false"/>
      <style:text-properties fo:font-style="normal" fo:font-weight="bold" officeooo:rsid="01450818" officeooo:paragraph-rsid="00eb8188" style:font-style-asian="normal" style:font-weight-asian="bold" style:font-style-complex="normal" style:font-weight-complex="bold"/>
    </style:style>
    <style:style style:name="P317" style:family="paragraph" style:parent-style-name="Standard">
      <style:paragraph-properties fo:text-align="start" style:justify-single-word="false"/>
      <style:text-properties fo:font-style="normal" fo:font-weight="bold" officeooo:rsid="01450818" officeooo:paragraph-rsid="00eb900a" style:font-style-asian="normal" style:font-weight-asian="bold" style:font-style-complex="normal" style:font-weight-complex="bold"/>
    </style:style>
    <style:style style:name="P318" style:family="paragraph" style:parent-style-name="Standard">
      <style:paragraph-properties fo:text-align="start" style:justify-single-word="false"/>
      <style:text-properties fo:font-style="normal" fo:font-weight="bold" officeooo:rsid="01450818" officeooo:paragraph-rsid="00ed7307" style:font-style-asian="normal" style:font-weight-asian="bold" style:font-style-complex="normal" style:font-weight-complex="bold"/>
    </style:style>
    <style:style style:name="P319" style:family="paragraph" style:parent-style-name="Standard">
      <style:paragraph-properties fo:text-align="start" style:justify-single-word="false"/>
      <style:text-properties fo:font-style="normal" fo:font-weight="bold" officeooo:rsid="01450818" officeooo:paragraph-rsid="00ed9840" style:font-style-asian="normal" style:font-weight-asian="bold" style:font-style-complex="normal" style:font-weight-complex="bold"/>
    </style:style>
    <style:style style:name="P320" style:family="paragraph" style:parent-style-name="Standard">
      <style:paragraph-properties fo:text-align="start" style:justify-single-word="false"/>
      <style:text-properties fo:font-style="normal" fo:font-weight="bold" officeooo:rsid="01450818" officeooo:paragraph-rsid="00ee8381" style:font-style-asian="normal" style:font-weight-asian="bold" style:font-style-complex="normal" style:font-weight-complex="bold"/>
    </style:style>
    <style:style style:name="P321" style:family="paragraph" style:parent-style-name="Standard">
      <style:paragraph-properties fo:text-align="center" style:justify-single-word="false"/>
      <style:text-properties fo:font-style="normal" fo:font-weight="bold" officeooo:rsid="0104b067" officeooo:paragraph-rsid="0104b067" style:font-style-asian="normal" style:font-weight-asian="bold" style:font-style-complex="normal" style:font-weight-complex="bold"/>
    </style:style>
    <style:style style:name="P322" style:family="paragraph" style:parent-style-name="Standard">
      <style:text-properties officeooo:rsid="013443f7" officeooo:paragraph-rsid="0143d5b6"/>
    </style:style>
    <style:style style:name="P323" style:family="paragraph" style:parent-style-name="Standard">
      <style:text-properties officeooo:rsid="01450818" officeooo:paragraph-rsid="014f6e1c"/>
    </style:style>
    <style:style style:name="P324" style:family="paragraph" style:parent-style-name="Standard">
      <style:text-properties officeooo:rsid="01450818" officeooo:paragraph-rsid="00e617f2"/>
    </style:style>
    <style:style style:name="P325" style:family="paragraph" style:parent-style-name="Standard">
      <style:text-properties officeooo:rsid="01450697" officeooo:paragraph-rsid="00e617f2"/>
    </style:style>
    <style:style style:name="P326" style:family="paragraph" style:parent-style-name="Standard">
      <style:text-properties officeooo:rsid="00e8ac94" officeooo:paragraph-rsid="00e8ac94"/>
    </style:style>
    <style:style style:name="P327" style:family="paragraph" style:parent-style-name="Standard">
      <style:paragraph-properties fo:text-align="center" style:justify-single-word="false"/>
      <style:text-properties officeooo:rsid="010c0a88" officeooo:paragraph-rsid="010c38aa"/>
    </style:style>
    <style:style style:name="P328" style:family="paragraph" style:parent-style-name="Standard">
      <style:paragraph-properties fo:text-align="start" style:justify-single-word="false" fo:break-before="page"/>
      <style:text-properties officeooo:rsid="000360fa" officeooo:paragraph-rsid="00056820"/>
    </style:style>
    <style:style style:name="P329" style:family="paragraph" style:parent-style-name="Standard">
      <style:paragraph-properties fo:text-align="center" style:justify-single-word="false" fo:break-before="page"/>
      <style:text-properties fo:font-weight="normal" officeooo:rsid="0008ccbe" officeooo:paragraph-rsid="000b42b5" style:font-weight-asian="normal" style:font-weight-complex="normal"/>
    </style:style>
    <style:style style:name="P330" style:family="paragraph" style:parent-style-name="Standard">
      <style:paragraph-properties fo:text-align="center" style:justify-single-word="false" fo:break-before="page"/>
      <style:text-properties fo:font-weight="normal" officeooo:rsid="0008ccbe" officeooo:paragraph-rsid="0020f186" style:font-weight-asian="normal" style:font-weight-complex="normal"/>
    </style:style>
    <style:style style:name="P331" style:family="paragraph" style:parent-style-name="Standard">
      <style:paragraph-properties fo:text-align="center" style:justify-single-word="false" fo:break-before="page"/>
      <style:text-properties fo:font-weight="normal" officeooo:rsid="0008ccbe" officeooo:paragraph-rsid="002ba3b3" style:font-weight-asian="normal" style:font-weight-complex="normal"/>
    </style:style>
    <style:style style:name="P332" style:family="paragraph" style:parent-style-name="Standard">
      <style:paragraph-properties fo:text-align="center" style:justify-single-word="false" fo:break-before="page"/>
      <style:text-properties fo:font-weight="normal" officeooo:rsid="0008ccbe" officeooo:paragraph-rsid="0061e43d" style:font-weight-asian="normal" style:font-weight-complex="normal"/>
    </style:style>
    <style:style style:name="P333" style:family="paragraph" style:parent-style-name="Standard">
      <style:paragraph-properties fo:text-align="center" style:justify-single-word="false" fo:break-before="page"/>
      <style:text-properties fo:font-weight="normal" officeooo:rsid="0008ccbe" officeooo:paragraph-rsid="006caa01" style:font-weight-asian="normal" style:font-weight-complex="normal"/>
    </style:style>
    <style:style style:name="P334" style:family="paragraph" style:parent-style-name="Standard">
      <style:paragraph-properties fo:text-align="center" style:justify-single-word="false" fo:break-before="page"/>
      <style:text-properties fo:font-weight="normal" officeooo:rsid="0008ccbe" officeooo:paragraph-rsid="007e3aa1" style:font-weight-asian="normal" style:font-weight-complex="normal"/>
    </style:style>
    <style:style style:name="P335" style:family="paragraph" style:parent-style-name="Standard">
      <style:paragraph-properties fo:text-align="center" style:justify-single-word="false" fo:break-before="page"/>
      <style:text-properties fo:font-weight="normal" officeooo:rsid="0008ccbe" officeooo:paragraph-rsid="008afa75" style:font-weight-asian="normal" style:font-weight-complex="normal"/>
    </style:style>
    <style:style style:name="P336" style:family="paragraph" style:parent-style-name="Standard">
      <style:paragraph-properties fo:text-align="center" style:justify-single-word="false" fo:break-before="page"/>
      <style:text-properties fo:font-weight="normal" officeooo:rsid="0008ccbe" officeooo:paragraph-rsid="00a2ca9e" style:font-weight-asian="normal" style:font-weight-complex="normal"/>
    </style:style>
    <style:style style:name="P337" style:family="paragraph" style:parent-style-name="Standard">
      <style:paragraph-properties fo:text-align="center" style:justify-single-word="false" fo:break-before="page"/>
      <style:text-properties fo:font-weight="normal" officeooo:rsid="0008ccbe" officeooo:paragraph-rsid="00acef08" style:font-weight-asian="normal" style:font-weight-complex="normal"/>
    </style:style>
    <style:style style:name="P338" style:family="paragraph" style:parent-style-name="Standard">
      <style:paragraph-properties fo:text-align="start" style:justify-single-word="false" fo:break-before="page"/>
      <style:text-properties fo:font-weight="bold" officeooo:rsid="0014700c" officeooo:paragraph-rsid="0014700c" style:font-weight-asian="bold" style:font-weight-complex="bold"/>
    </style:style>
    <style:style style:name="P339" style:family="paragraph" style:parent-style-name="Standard">
      <style:paragraph-properties fo:text-align="start" style:justify-single-word="false" fo:break-before="page"/>
      <style:text-properties fo:font-weight="bold" officeooo:rsid="0028ef94" officeooo:paragraph-rsid="0028ef94" style:font-weight-asian="bold" style:font-weight-complex="bold"/>
    </style:style>
    <style:style style:name="P340" style:family="paragraph" style:parent-style-name="Standard">
      <style:paragraph-properties fo:text-align="start" style:justify-single-word="false" fo:break-before="page"/>
      <style:text-properties fo:font-weight="bold" officeooo:rsid="003b7912" officeooo:paragraph-rsid="003b7912" style:font-weight-asian="bold" style:font-weight-complex="bold"/>
    </style:style>
    <style:style style:name="P341" style:family="paragraph" style:parent-style-name="Standard">
      <style:paragraph-properties fo:text-align="start" style:justify-single-word="false" fo:break-before="page"/>
      <style:text-properties fo:font-weight="bold" officeooo:rsid="0053697a" officeooo:paragraph-rsid="004707ed" style:font-weight-asian="bold" style:font-weight-complex="bold"/>
    </style:style>
    <style:style style:name="P342" style:family="paragraph" style:parent-style-name="Standard">
      <style:paragraph-properties fo:break-before="page"/>
      <style:text-properties fo:font-weight="bold" officeooo:rsid="005fa91e" officeooo:paragraph-rsid="005fa91e" style:font-weight-asian="bold" style:font-weight-complex="bold"/>
    </style:style>
    <style:style style:name="P343" style:family="paragraph" style:parent-style-name="Standard">
      <style:paragraph-properties fo:text-align="start" style:justify-single-word="false" fo:break-before="page"/>
      <style:text-properties fo:font-weight="bold" officeooo:rsid="00696f36" officeooo:paragraph-rsid="00696f36" style:font-weight-asian="bold" style:font-weight-complex="bold"/>
    </style:style>
    <style:style style:name="P344" style:family="paragraph" style:parent-style-name="Standard">
      <style:paragraph-properties fo:text-align="start" style:justify-single-word="false" fo:break-before="page"/>
      <style:text-properties fo:font-weight="bold" officeooo:rsid="0075e132" officeooo:paragraph-rsid="0075e132" style:font-weight-asian="bold" style:font-weight-complex="bold"/>
    </style:style>
    <style:style style:name="P345" style:family="paragraph" style:parent-style-name="Standard">
      <style:paragraph-properties fo:text-align="start" style:justify-single-word="false" fo:break-before="page"/>
      <style:text-properties fo:font-weight="bold" officeooo:rsid="0082010b" officeooo:paragraph-rsid="0082010b" style:font-weight-asian="bold" style:font-weight-complex="bold"/>
    </style:style>
    <style:style style:name="P346" style:family="paragraph" style:parent-style-name="Standard">
      <style:paragraph-properties fo:text-align="start" style:justify-single-word="false" fo:break-before="page"/>
      <style:text-properties fo:font-weight="bold" officeooo:rsid="009621a1" officeooo:paragraph-rsid="009621a1" style:font-weight-asian="bold" style:font-weight-complex="bold"/>
    </style:style>
    <style:style style:name="P347" style:family="paragraph" style:parent-style-name="Standard">
      <style:paragraph-properties fo:text-align="start" style:justify-single-word="false" fo:break-before="page"/>
      <style:text-properties fo:font-weight="bold" officeooo:rsid="00aa4d1d" officeooo:paragraph-rsid="00aa4d1d" style:font-weight-asian="bold" style:font-weight-complex="bold"/>
    </style:style>
    <style:style style:name="P348" style:family="paragraph" style:parent-style-name="Standard">
      <style:paragraph-properties fo:text-align="start" style:justify-single-word="false" fo:break-before="page"/>
      <style:text-properties fo:font-style="normal" fo:font-weight="bold" officeooo:rsid="00b572ba" officeooo:paragraph-rsid="00b572ba" style:font-style-asian="normal" style:font-weight-asian="bold" style:font-style-complex="normal" style:font-weight-complex="bold"/>
    </style:style>
    <style:style style:name="P349" style:family="paragraph" style:parent-style-name="Standard">
      <style:paragraph-properties fo:text-align="start" style:justify-single-word="false" fo:break-before="page"/>
      <style:text-properties fo:font-style="normal" fo:font-weight="bold" officeooo:rsid="00c8aa36" officeooo:paragraph-rsid="00c8aa36" style:font-style-asian="normal" style:font-weight-asian="bold" style:font-style-complex="normal" style:font-weight-complex="bold"/>
    </style:style>
    <style:style style:name="P350" style:family="paragraph" style:parent-style-name="Standard">
      <style:paragraph-properties fo:text-align="start" style:justify-single-word="false" fo:break-before="page"/>
      <style:text-properties fo:font-style="normal" fo:font-weight="bold" officeooo:rsid="00d8c952" officeooo:paragraph-rsid="00d8c952" style:font-style-asian="normal" style:font-weight-asian="bold" style:font-style-complex="normal" style:font-weight-complex="bold"/>
    </style:style>
    <style:style style:name="P351" style:family="paragraph" style:parent-style-name="Standard">
      <style:paragraph-properties fo:text-align="start" style:justify-single-word="false" fo:break-before="page"/>
      <style:text-properties fo:font-style="normal" fo:font-weight="bold" officeooo:rsid="00da07e6" officeooo:paragraph-rsid="00da07e6" style:font-style-asian="normal" style:font-weight-asian="bold" style:font-style-complex="normal" style:font-weight-complex="bold"/>
    </style:style>
    <style:style style:name="P352" style:family="paragraph" style:parent-style-name="Standard">
      <style:paragraph-properties fo:text-align="center" style:justify-single-word="false" fo:break-before="page"/>
      <style:text-properties fo:font-style="normal" fo:font-weight="bold" officeooo:rsid="0008ccbe" officeooo:paragraph-rsid="00da07e6" style:font-style-asian="normal" style:font-weight-asian="bold" style:font-style-complex="normal" style:font-weight-complex="bold"/>
    </style:style>
    <style:style style:name="P353" style:family="paragraph" style:parent-style-name="Standard">
      <style:paragraph-properties fo:text-align="center" style:justify-single-word="false" fo:break-before="page"/>
      <style:text-properties fo:font-style="normal" fo:font-weight="normal" officeooo:rsid="0008ccbe" officeooo:paragraph-rsid="00c1916a" style:font-style-asian="normal" style:font-weight-asian="normal" style:font-style-complex="normal" style:font-weight-complex="normal"/>
    </style:style>
    <style:style style:name="P354" style:family="paragraph" style:parent-style-name="Standard">
      <style:paragraph-properties fo:text-align="center" style:justify-single-word="false" fo:break-before="page"/>
      <style:text-properties fo:font-style="normal" fo:font-weight="normal" officeooo:rsid="0008ccbe" officeooo:paragraph-rsid="00ce6359"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46c09" style:font-weight-asian="bold" style:font-weight-complex="bold"/>
    </style:style>
    <style:style style:name="T3" style:family="text">
      <style:text-properties fo:font-weight="bold" officeooo:rsid="000a7415" style:font-weight-asian="bold" style:font-weight-complex="bold"/>
    </style:style>
    <style:style style:name="T4" style:family="text">
      <style:text-properties fo:font-weight="bold" officeooo:rsid="000b3ab1" style:font-weight-asian="bold" style:font-weight-complex="bold"/>
    </style:style>
    <style:style style:name="T5" style:family="text">
      <style:text-properties fo:font-weight="bold" officeooo:rsid="000b42b5" style:font-weight-asian="bold" style:font-weight-complex="bold"/>
    </style:style>
    <style:style style:name="T6" style:family="text">
      <style:text-properties fo:font-weight="bold" officeooo:rsid="000cb657" style:font-weight-asian="bold" style:font-weight-complex="bold"/>
    </style:style>
    <style:style style:name="T7" style:family="text">
      <style:text-properties fo:font-weight="bold" officeooo:rsid="000d29ee" style:font-weight-asian="bold" style:font-weight-complex="bold"/>
    </style:style>
    <style:style style:name="T8" style:family="text">
      <style:text-properties fo:font-weight="bold" officeooo:rsid="00597919" style:font-weight-asian="bold" style:font-weight-complex="bold"/>
    </style:style>
    <style:style style:name="T9" style:family="text">
      <style:text-properties fo:font-weight="bold" officeooo:rsid="00579f03" style:font-weight-asian="bold" style:font-weight-complex="bold"/>
    </style:style>
    <style:style style:name="T10" style:family="text">
      <style:text-properties fo:font-weight="bold" officeooo:rsid="005eb257" style:font-weight-asian="bold" style:font-weight-complex="bold"/>
    </style:style>
    <style:style style:name="T11" style:family="text">
      <style:text-properties fo:font-weight="bold" officeooo:rsid="0075ef17" style:font-weight-asian="bold" style:font-weight-complex="bold"/>
    </style:style>
    <style:style style:name="T12" style:family="text">
      <style:text-properties fo:font-weight="bold" officeooo:rsid="006bfe04" style:font-weight-asian="bold" style:font-weight-complex="bold"/>
    </style:style>
    <style:style style:name="T13" style:family="text">
      <style:text-properties officeooo:rsid="000a7415"/>
    </style:style>
    <style:style style:name="T14" style:family="text">
      <style:text-properties officeooo:rsid="0020df7f"/>
    </style:style>
    <style:style style:name="T15" style:family="text">
      <style:text-properties officeooo:rsid="001cb014"/>
    </style:style>
    <style:style style:name="T16" style:family="text">
      <style:text-properties officeooo:rsid="001e1f1d"/>
    </style:style>
    <style:style style:name="T17" style:family="text">
      <style:text-properties fo:font-weight="normal" style:font-weight-asian="normal" style:font-weight-complex="normal"/>
    </style:style>
    <style:style style:name="T18" style:family="text">
      <style:text-properties fo:font-weight="normal" officeooo:rsid="000a7415" style:font-weight-asian="normal" style:font-weight-complex="normal"/>
    </style:style>
    <style:style style:name="T19" style:family="text">
      <style:text-properties fo:font-weight="normal" officeooo:rsid="00c69b37" style:font-weight-asian="normal" style:font-weight-complex="normal"/>
    </style:style>
    <style:style style:name="T20" style:family="text">
      <style:text-properties fo:font-weight="normal" officeooo:rsid="00d51bfa" style:font-weight-asian="normal" style:font-weight-complex="normal"/>
    </style:style>
    <style:style style:name="T21" style:family="text">
      <style:text-properties fo:font-weight="normal" officeooo:rsid="00d65bd5" style:font-weight-asian="normal" style:font-weight-complex="normal"/>
    </style:style>
    <style:style style:name="T22" style:family="text">
      <style:text-properties fo:font-weight="normal" officeooo:rsid="00d8b7bb" style:font-weight-asian="normal" style:font-weight-complex="normal"/>
    </style:style>
    <style:style style:name="T23" style:family="text">
      <style:text-properties fo:font-weight="normal" officeooo:rsid="00e6ca34" style:font-weight-asian="normal" style:font-weight-complex="normal"/>
    </style:style>
    <style:style style:name="T24" style:family="text">
      <style:text-properties fo:font-weight="normal" officeooo:rsid="0081a559" style:font-weight-asian="normal" style:font-weight-complex="normal"/>
    </style:style>
    <style:style style:name="T25" style:family="text">
      <style:text-properties fo:font-weight="normal" officeooo:rsid="00e81af2" style:font-weight-asian="normal" style:font-weight-complex="normal"/>
    </style:style>
    <style:style style:name="T26" style:family="text">
      <style:text-properties fo:font-weight="normal" officeooo:rsid="00e84c5d" style:font-weight-asian="normal" style:font-weight-complex="normal"/>
    </style:style>
    <style:style style:name="T27" style:family="text">
      <style:text-properties fo:font-weight="normal" officeooo:rsid="00e8f376" style:font-weight-asian="normal" style:font-weight-complex="normal"/>
    </style:style>
    <style:style style:name="T28" style:family="text">
      <style:text-properties fo:font-weight="normal" officeooo:rsid="00e9e1f5" style:font-weight-asian="normal" style:font-weight-complex="normal"/>
    </style:style>
    <style:style style:name="T29" style:family="text">
      <style:text-properties fo:font-weight="normal" officeooo:rsid="00eb900a" style:font-weight-asian="normal" style:font-weight-complex="normal"/>
    </style:style>
    <style:style style:name="T30" style:family="text">
      <style:text-properties fo:font-weight="normal" officeooo:rsid="00ebf299" style:font-weight-asian="normal" style:font-weight-complex="normal"/>
    </style:style>
    <style:style style:name="T31" style:family="text">
      <style:text-properties fo:font-weight="normal" officeooo:rsid="00ed9840" style:font-weight-asian="normal" style:font-weight-complex="normal"/>
    </style:style>
    <style:style style:name="T32" style:family="text">
      <style:text-properties fo:font-weight="normal" officeooo:rsid="00ee8381" style:font-weight-asian="normal" style:font-weight-complex="normal"/>
    </style:style>
    <style:style style:name="T33" style:family="text">
      <style:text-properties fo:font-weight="normal" officeooo:rsid="010c38aa" style:font-weight-asian="normal" style:font-weight-complex="normal"/>
    </style:style>
    <style:style style:name="T34" style:family="text">
      <style:text-properties officeooo:rsid="0013060f"/>
    </style:style>
    <style:style style:name="T35" style:family="text">
      <style:text-properties officeooo:rsid="00146e1d"/>
    </style:style>
    <style:style style:name="T36" style:family="text">
      <style:text-properties officeooo:rsid="00151541"/>
    </style:style>
    <style:style style:name="T37" style:family="text">
      <style:text-properties officeooo:rsid="00972723"/>
    </style:style>
    <style:style style:name="T38" style:family="text">
      <style:text-properties officeooo:rsid="00274236"/>
    </style:style>
    <style:style style:name="T39" style:family="text">
      <style:text-properties officeooo:rsid="0034003f"/>
    </style:style>
    <style:style style:name="T40" style:family="text">
      <style:text-properties officeooo:rsid="0024f3a7"/>
    </style:style>
    <style:style style:name="T41" style:family="text">
      <style:text-properties officeooo:rsid="002c1f9d"/>
    </style:style>
    <style:style style:name="T42" style:family="text">
      <style:text-properties officeooo:rsid="0095468b"/>
    </style:style>
    <style:style style:name="T43" style:family="text">
      <style:text-properties officeooo:rsid="002d8eca"/>
    </style:style>
    <style:style style:name="T44" style:family="text">
      <style:text-properties officeooo:rsid="002a40c5"/>
    </style:style>
    <style:style style:name="T45" style:family="text">
      <style:text-properties officeooo:rsid="0032c911"/>
    </style:style>
    <style:style style:name="T46" style:family="text">
      <style:text-properties officeooo:rsid="00319f8e"/>
    </style:style>
    <style:style style:name="T47" style:family="text">
      <style:text-properties officeooo:rsid="0033318a"/>
    </style:style>
    <style:style style:name="T48" style:family="text">
      <style:text-properties officeooo:rsid="003e14fb"/>
    </style:style>
    <style:style style:name="T49" style:family="text">
      <style:text-properties officeooo:rsid="0042f07a"/>
    </style:style>
    <style:style style:name="T50" style:family="text">
      <style:text-properties officeooo:rsid="015469c1"/>
    </style:style>
    <style:style style:name="T51" style:family="text">
      <style:text-properties officeooo:rsid="01512281"/>
    </style:style>
    <style:style style:name="T52" style:family="text">
      <style:text-properties officeooo:rsid="004152c6"/>
    </style:style>
    <style:style style:name="T53" style:family="text">
      <style:text-properties officeooo:rsid="0043c446"/>
    </style:style>
    <style:style style:name="T54" style:family="text">
      <style:text-properties officeooo:rsid="00474f7e"/>
    </style:style>
    <style:style style:name="T55" style:family="text">
      <style:text-properties officeooo:rsid="0047c268"/>
    </style:style>
    <style:style style:name="T56" style:family="text">
      <style:text-properties officeooo:rsid="00554a51"/>
    </style:style>
    <style:style style:name="T57" style:family="text">
      <style:text-properties officeooo:rsid="00579f03"/>
    </style:style>
    <style:style style:name="T58" style:family="text">
      <style:text-properties officeooo:rsid="005cc182"/>
    </style:style>
    <style:style style:name="T59" style:family="text">
      <style:text-properties officeooo:rsid="005eb257"/>
    </style:style>
    <style:style style:name="T60" style:family="text">
      <style:text-properties officeooo:rsid="005fd45e"/>
    </style:style>
    <style:style style:name="T61" style:family="text">
      <style:text-properties officeooo:rsid="00628583"/>
    </style:style>
    <style:style style:name="T62" style:family="text">
      <style:text-properties officeooo:rsid="0063738a"/>
    </style:style>
    <style:style style:name="T63" style:family="text">
      <style:text-properties officeooo:rsid="0064c068"/>
    </style:style>
    <style:style style:name="T64" style:family="text">
      <style:text-properties officeooo:rsid="0075ef17"/>
    </style:style>
    <style:style style:name="T65" style:family="text">
      <style:text-properties officeooo:rsid="006c97f4"/>
    </style:style>
    <style:style style:name="T66" style:family="text">
      <style:text-properties officeooo:rsid="00773833"/>
    </style:style>
    <style:style style:name="T67" style:family="text">
      <style:text-properties officeooo:rsid="005651f5"/>
    </style:style>
    <style:style style:name="T68" style:family="text">
      <style:text-properties officeooo:rsid="0059020b"/>
    </style:style>
    <style:style style:name="T69" style:family="text">
      <style:text-properties officeooo:rsid="005cfbdc"/>
    </style:style>
    <style:style style:name="T70" style:family="text">
      <style:text-properties officeooo:rsid="00877481"/>
    </style:style>
    <style:style style:name="T71" style:family="text">
      <style:text-properties officeooo:rsid="0081a559"/>
    </style:style>
    <style:style style:name="T72" style:family="text">
      <style:text-properties officeooo:rsid="009a7eff"/>
    </style:style>
    <style:style style:name="T73" style:family="text">
      <style:text-properties officeooo:rsid="009f8824"/>
    </style:style>
    <style:style style:name="T74" style:family="text">
      <style:text-properties officeooo:rsid="0067e625"/>
    </style:style>
    <style:style style:name="T75" style:family="text">
      <style:text-properties officeooo:rsid="00692a15"/>
    </style:style>
    <style:style style:name="T76" style:family="text">
      <style:text-properties officeooo:rsid="006bfe04"/>
    </style:style>
    <style:style style:name="T77" style:family="text">
      <style:text-properties officeooo:rsid="00a4d18a"/>
    </style:style>
    <style:style style:name="T78" style:family="text">
      <style:text-properties officeooo:rsid="0072e45a"/>
    </style:style>
    <style:style style:name="T79" style:family="text">
      <style:text-properties officeooo:rsid="0075741a"/>
    </style:style>
    <style:style style:name="T80" style:family="text">
      <style:text-properties officeooo:rsid="00b3c2b1"/>
    </style:style>
    <style:style style:name="T81" style:family="text">
      <style:text-properties officeooo:rsid="00b5cf4e"/>
    </style:style>
    <style:style style:name="T82" style:family="text">
      <style:text-properties officeooo:rsid="00b5da9a"/>
    </style:style>
    <style:style style:name="T83" style:family="text">
      <style:text-properties officeooo:rsid="00b72a0e"/>
    </style:style>
    <style:style style:name="T84" style:family="text">
      <style:text-properties officeooo:rsid="00b99a55"/>
    </style:style>
    <style:style style:name="T85" style:family="text">
      <style:text-properties officeooo:rsid="00bb572b"/>
    </style:style>
    <style:style style:name="T86" style:family="text">
      <style:text-properties officeooo:rsid="00bd8d0f"/>
    </style:style>
    <style:style style:name="T87" style:family="text">
      <style:text-properties officeooo:rsid="00c30b52"/>
    </style:style>
    <style:style style:name="T88" style:family="text">
      <style:text-properties officeooo:rsid="00c73a1b"/>
    </style:style>
    <style:style style:name="T89" style:family="text">
      <style:text-properties officeooo:rsid="0085291b"/>
    </style:style>
    <style:style style:name="T90" style:family="text">
      <style:text-properties officeooo:rsid="00c9823e"/>
    </style:style>
    <style:style style:name="T91" style:family="text">
      <style:text-properties officeooo:rsid="00ca9efb"/>
    </style:style>
    <style:style style:name="T92" style:family="text">
      <style:text-properties officeooo:rsid="00cc7826"/>
    </style:style>
    <style:style style:name="T93" style:family="text">
      <style:text-properties officeooo:rsid="00cd8811"/>
    </style:style>
    <style:style style:name="T94" style:family="text">
      <style:text-properties officeooo:rsid="00cf5b83"/>
    </style:style>
    <style:style style:name="T95" style:family="text">
      <style:text-properties officeooo:rsid="00d9e42c"/>
    </style:style>
    <style:style style:name="T96" style:family="text">
      <style:text-properties officeooo:rsid="00d8c316"/>
    </style:style>
    <style:style style:name="T97" style:family="text">
      <style:text-properties officeooo:rsid="00dd6f27"/>
    </style:style>
    <style:style style:name="T98" style:family="text">
      <style:text-properties officeooo:rsid="00dee62f"/>
    </style:style>
    <style:style style:name="T99" style:family="text">
      <style:text-properties officeooo:rsid="00935095"/>
    </style:style>
    <style:style style:name="T100" style:family="text">
      <style:text-properties officeooo:rsid="00996e1a"/>
    </style:style>
    <style:style style:name="T101" style:family="text">
      <style:text-properties fo:font-style="normal" style:font-style-asian="normal" style:font-style-complex="normal"/>
    </style:style>
    <style:style style:name="T102" style:family="text">
      <style:text-properties fo:font-style="normal" officeooo:rsid="00f43775" style:font-style-asian="normal" style:font-style-complex="normal"/>
    </style:style>
    <style:style style:name="T103" style:family="text">
      <style:text-properties fo:font-style="normal" officeooo:rsid="00fa8c13" style:font-style-asian="normal" style:font-style-complex="normal"/>
    </style:style>
    <style:style style:name="T104" style:family="text">
      <style:text-properties fo:font-style="normal" officeooo:rsid="0081a559" style:font-style-asian="normal" style:font-style-complex="normal"/>
    </style:style>
    <style:style style:name="T105" style:family="text">
      <style:text-properties fo:font-style="normal" officeooo:rsid="00f22f36" style:font-style-asian="normal" style:font-style-complex="normal"/>
    </style:style>
    <style:style style:name="T106" style:family="text">
      <style:text-properties fo:font-style="normal" officeooo:rsid="00f34701" style:font-style-asian="normal" style:font-style-complex="normal"/>
    </style:style>
    <style:style style:name="T107" style:family="text">
      <style:text-properties fo:font-style="normal" officeooo:rsid="00f61723" style:font-style-asian="normal" style:font-style-complex="normal"/>
    </style:style>
    <style:style style:name="T108" style:family="text">
      <style:text-properties fo:font-style="normal" officeooo:rsid="000a7415" style:font-style-asian="normal" style:font-style-complex="normal"/>
    </style:style>
    <style:style style:name="T109" style:family="text">
      <style:text-properties fo:font-style="normal" officeooo:rsid="006bfe04" style:font-style-asian="normal" style:font-style-complex="normal"/>
    </style:style>
    <style:style style:name="T110" style:family="text">
      <style:text-properties fo:font-style="normal" officeooo:rsid="00ff4849" style:font-style-asian="normal" style:font-style-complex="normal"/>
    </style:style>
    <style:style style:name="T111" style:family="text">
      <style:text-properties fo:font-style="normal" officeooo:rsid="010d171f" style:font-style-asian="normal" style:font-style-complex="normal"/>
    </style:style>
    <style:style style:name="T112" style:family="text">
      <style:text-properties fo:font-style="normal" officeooo:rsid="0110e788" style:font-style-asian="normal" style:font-style-complex="normal"/>
    </style:style>
    <style:style style:name="T113" style:family="text">
      <style:text-properties fo:font-style="normal" officeooo:rsid="0105f4fa" style:font-style-asian="normal" style:font-style-complex="normal"/>
    </style:style>
    <style:style style:name="T114" style:family="text">
      <style:text-properties fo:font-style="normal" officeooo:rsid="010e4dbd" style:font-style-asian="normal" style:font-style-complex="normal"/>
    </style:style>
    <style:style style:name="T115" style:family="text">
      <style:text-properties fo:font-style="normal" officeooo:rsid="010eac39" style:font-style-asian="normal" style:font-style-complex="normal"/>
    </style:style>
    <style:style style:name="T116" style:family="text">
      <style:text-properties fo:font-style="normal" officeooo:rsid="011414db" style:font-style-asian="normal" style:font-style-complex="normal"/>
    </style:style>
    <style:style style:name="T117" style:family="text">
      <style:text-properties fo:font-style="normal" officeooo:rsid="0115521d" style:font-style-asian="normal" style:font-style-complex="normal"/>
    </style:style>
    <style:style style:name="T118" style:family="text">
      <style:text-properties fo:font-style="normal" officeooo:rsid="011667be" style:font-style-asian="normal" style:font-style-complex="normal"/>
    </style:style>
    <style:style style:name="T119" style:family="text">
      <style:text-properties fo:font-style="normal" officeooo:rsid="01175e3a" style:font-style-asian="normal" style:font-style-complex="normal"/>
    </style:style>
    <style:style style:name="T120" style:family="text">
      <style:text-properties fo:font-style="normal" officeooo:rsid="011a38ca" style:font-style-asian="normal" style:font-style-complex="normal"/>
    </style:style>
    <style:style style:name="T121" style:family="text">
      <style:text-properties fo:font-style="normal" officeooo:rsid="0117e545" style:font-style-asian="normal" style:font-style-complex="normal"/>
    </style:style>
    <style:style style:name="T122" style:family="text">
      <style:text-properties fo:font-style="normal" officeooo:rsid="011be20d" style:font-style-asian="normal" style:font-style-complex="normal"/>
    </style:style>
    <style:style style:name="T123" style:family="text">
      <style:text-properties fo:font-style="normal" officeooo:rsid="011c1aea" style:font-style-asian="normal" style:font-style-complex="normal"/>
    </style:style>
    <style:style style:name="T124" style:family="text">
      <style:text-properties fo:font-style="normal" officeooo:rsid="011e6f5a" style:font-style-asian="normal" style:font-style-complex="normal"/>
    </style:style>
    <style:style style:name="T125" style:family="text">
      <style:text-properties fo:font-style="normal" officeooo:rsid="011d99f8" style:font-style-asian="normal" style:font-style-complex="normal"/>
    </style:style>
    <style:style style:name="T126" style:family="text">
      <style:text-properties fo:font-style="normal" officeooo:rsid="01201ee4" style:font-style-asian="normal" style:font-style-complex="normal"/>
    </style:style>
    <style:style style:name="T127" style:family="text">
      <style:text-properties fo:font-style="normal" officeooo:rsid="0121462b" style:font-style-asian="normal" style:font-style-complex="normal"/>
    </style:style>
    <style:style style:name="T128" style:family="text">
      <style:text-properties fo:font-style="normal" officeooo:rsid="01222e76" style:font-style-asian="normal" style:font-style-complex="normal"/>
    </style:style>
    <style:style style:name="T129" style:family="text">
      <style:text-properties fo:font-style="normal" officeooo:rsid="0124aa05" style:font-style-asian="normal" style:font-style-complex="normal"/>
    </style:style>
    <style:style style:name="T130" style:family="text">
      <style:text-properties fo:font-style="normal" fo:font-weight="bold" officeooo:rsid="000a7415" style:font-style-asian="normal" style:font-weight-asian="bold" style:font-style-complex="normal" style:font-weight-complex="bold"/>
    </style:style>
    <style:style style:name="T131" style:family="text">
      <style:text-properties fo:font-style="normal" fo:font-weight="bold" officeooo:rsid="000b3ab1" style:font-style-asian="normal" style:font-weight-asian="bold" style:font-style-complex="normal" style:font-weight-complex="bold"/>
    </style:style>
    <style:style style:name="T132" style:family="text">
      <style:text-properties fo:font-style="normal" fo:font-weight="bold" officeooo:rsid="000b42b5" style:font-style-asian="normal" style:font-weight-asian="bold" style:font-style-complex="normal" style:font-weight-complex="bold"/>
    </style:style>
    <style:style style:name="T133" style:family="text">
      <style:text-properties fo:font-style="normal" fo:font-weight="bold" officeooo:rsid="006bfe04" style:font-style-asian="normal" style:font-weight-asian="bold" style:font-style-complex="normal"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81a559" style:font-style-asian="normal" style:font-weight-asian="normal" style:font-style-complex="normal" style:font-weight-complex="normal"/>
    </style:style>
    <style:style style:name="T136" style:family="text">
      <style:text-properties fo:font-style="normal" fo:font-weight="normal" officeooo:rsid="01268bd8" style:font-style-asian="normal" style:font-weight-asian="normal" style:font-style-complex="normal" style:font-weight-complex="normal"/>
    </style:style>
    <style:style style:name="T137" style:family="text">
      <style:text-properties fo:font-style="normal" fo:font-weight="normal" officeooo:rsid="0126b898" style:font-style-asian="normal" style:font-weight-asian="normal" style:font-style-complex="normal" style:font-weight-complex="normal"/>
    </style:style>
    <style:style style:name="T138" style:family="text">
      <style:text-properties fo:font-style="normal" fo:font-weight="normal" officeooo:rsid="012798cf" style:font-style-asian="normal" style:font-weight-asian="normal" style:font-style-complex="normal" style:font-weight-complex="normal"/>
    </style:style>
    <style:style style:name="T139" style:family="text">
      <style:text-properties fo:font-style="normal" fo:font-weight="normal" officeooo:rsid="01279e56" style:font-style-asian="normal" style:font-weight-asian="normal" style:font-style-complex="normal" style:font-weight-complex="normal"/>
    </style:style>
    <style:style style:name="T140" style:family="text">
      <style:text-properties fo:font-style="normal" fo:font-weight="normal" officeooo:rsid="012d7408" style:font-style-asian="normal" style:font-weight-asian="normal" style:font-style-complex="normal" style:font-weight-complex="normal"/>
    </style:style>
    <style:style style:name="T141" style:family="text">
      <style:text-properties fo:font-style="normal" fo:font-weight="normal" officeooo:rsid="012dc166" style:font-style-asian="normal" style:font-weight-asian="normal" style:font-style-complex="normal" style:font-weight-complex="normal"/>
    </style:style>
    <style:style style:name="T142" style:family="text">
      <style:text-properties fo:font-style="normal" fo:font-weight="normal" officeooo:rsid="0143d5b6" style:font-style-asian="normal" style:font-weight-asian="normal" style:font-style-complex="normal" style:font-weight-complex="normal"/>
    </style:style>
    <style:style style:name="T143" style:family="text">
      <style:text-properties fo:font-style="normal" fo:font-weight="normal" officeooo:rsid="0132faed" style:font-style-asian="normal" style:font-weight-asian="normal" style:font-style-complex="normal" style:font-weight-complex="normal"/>
    </style:style>
    <style:style style:name="T144" style:family="text">
      <style:text-properties fo:font-style="normal" fo:font-weight="normal" officeooo:rsid="0139b512" style:font-style-asian="normal" style:font-weight-asian="normal" style:font-style-complex="normal" style:font-weight-complex="normal"/>
    </style:style>
    <style:style style:name="T145" style:family="text">
      <style:text-properties fo:font-style="normal" fo:font-weight="normal" officeooo:rsid="013c4d0b" style:font-style-asian="normal" style:font-weight-asian="normal" style:font-style-complex="normal" style:font-weight-complex="normal"/>
    </style:style>
    <style:style style:name="T146" style:family="text">
      <style:text-properties fo:font-style="normal" fo:font-weight="normal" officeooo:rsid="013d3431" style:font-style-asian="normal" style:font-weight-asian="normal" style:font-style-complex="normal" style:font-weight-complex="normal"/>
    </style:style>
    <style:style style:name="T147" style:family="text">
      <style:text-properties fo:font-style="normal" fo:font-weight="normal" officeooo:rsid="013dbb2e" style:font-style-asian="normal" style:font-weight-asian="normal" style:font-style-complex="normal" style:font-weight-complex="normal"/>
    </style:style>
    <style:style style:name="T148" style:family="text">
      <style:text-properties fo:font-style="normal" fo:font-weight="normal" officeooo:rsid="013f680f" style:font-style-asian="normal" style:font-weight-asian="normal" style:font-style-complex="normal" style:font-weight-complex="normal"/>
    </style:style>
    <style:style style:name="T149" style:family="text">
      <style:text-properties fo:font-style="normal" fo:font-weight="normal" officeooo:rsid="014146a7" style:font-style-asian="normal" style:font-weight-asian="normal" style:font-style-complex="normal" style:font-weight-complex="normal"/>
    </style:style>
    <style:style style:name="T150" style:family="text">
      <style:text-properties fo:font-style="normal" fo:font-weight="normal" officeooo:rsid="0142679c" style:font-style-asian="normal" style:font-weight-asian="normal" style:font-style-complex="normal" style:font-weight-complex="normal"/>
    </style:style>
    <style:style style:name="T151" style:family="text">
      <style:text-properties fo:font-style="normal" fo:font-weight="normal" officeooo:rsid="0142cb9e" style:font-style-asian="normal" style:font-weight-asian="normal" style:font-style-complex="normal" style:font-weight-complex="normal"/>
    </style:style>
    <style:style style:name="T152" style:family="text">
      <style:text-properties fo:font-style="normal" fo:font-weight="normal" officeooo:rsid="0141d579" style:font-style-asian="normal" style:font-weight-asian="normal" style:font-style-complex="normal" style:font-weight-complex="normal"/>
    </style:style>
    <style:style style:name="T153" style:family="text">
      <style:text-properties fo:font-style="normal" fo:font-weight="normal" officeooo:rsid="014def8f" style:font-style-asian="normal" style:font-weight-asian="normal" style:font-style-complex="normal" style:font-weight-complex="normal"/>
    </style:style>
    <style:style style:name="T154" style:family="text">
      <style:text-properties fo:font-style="normal" fo:font-weight="normal" officeooo:rsid="014f6e1c" style:font-style-asian="normal" style:font-weight-asian="normal" style:font-style-complex="normal" style:font-weight-complex="normal"/>
    </style:style>
    <style:style style:name="T155" style:family="text">
      <style:text-properties fo:font-style="normal" fo:font-weight="normal" officeooo:rsid="0145519a" style:font-style-asian="normal" style:font-weight-asian="normal" style:font-style-complex="normal" style:font-weight-complex="normal"/>
    </style:style>
    <style:style style:name="T156" style:family="text">
      <style:text-properties fo:font-style="normal" fo:font-weight="normal" officeooo:rsid="01469fba" style:font-style-asian="normal" style:font-weight-asian="normal" style:font-style-complex="normal" style:font-weight-complex="normal"/>
    </style:style>
    <style:style style:name="T157" style:family="text">
      <style:text-properties fo:font-style="normal" fo:font-weight="normal" officeooo:rsid="0147a664" style:font-style-asian="normal" style:font-weight-asian="normal" style:font-style-complex="normal" style:font-weight-complex="normal"/>
    </style:style>
    <style:style style:name="T158" style:family="text">
      <style:text-properties fo:font-style="normal" fo:font-weight="normal" officeooo:rsid="01495f41" style:font-style-asian="normal" style:font-weight-asian="normal" style:font-style-complex="normal" style:font-weight-complex="normal"/>
    </style:style>
    <style:style style:name="T159" style:family="text">
      <style:text-properties fo:font-style="normal" fo:font-weight="normal" officeooo:rsid="01496837" style:font-style-asian="normal" style:font-weight-asian="normal" style:font-style-complex="normal" style:font-weight-complex="normal"/>
    </style:style>
    <style:style style:name="T160" style:family="text">
      <style:text-properties fo:font-style="normal" fo:font-weight="normal" officeooo:rsid="0149c6de" style:font-style-asian="normal" style:font-weight-asian="normal" style:font-style-complex="normal" style:font-weight-complex="normal"/>
    </style:style>
    <style:style style:name="T161" style:family="text">
      <style:text-properties fo:font-style="normal" fo:font-weight="normal" officeooo:rsid="014b18bb" style:font-style-asian="normal" style:font-weight-asian="normal" style:font-style-complex="normal" style:font-weight-complex="normal"/>
    </style:style>
    <style:style style:name="T162" style:family="text">
      <style:text-properties fo:font-style="normal" fo:font-weight="normal" officeooo:rsid="014d7879" style:font-style-asian="normal" style:font-weight-asian="normal" style:font-style-complex="normal" style:font-weight-complex="normal"/>
    </style:style>
    <style:style style:name="T163" style:family="text">
      <style:text-properties fo:font-style="normal" fo:font-weight="normal" officeooo:rsid="014db499" style:font-style-asian="normal" style:font-weight-asian="normal" style:font-style-complex="normal" style:font-weight-complex="normal"/>
    </style:style>
    <style:style style:name="T164" style:family="text">
      <style:text-properties officeooo:rsid="00e7f22c"/>
    </style:style>
    <style:style style:name="T165" style:family="text">
      <style:text-properties officeooo:rsid="00e8d160"/>
    </style:style>
    <style:style style:name="T166" style:family="text">
      <style:text-properties officeooo:rsid="00e9a0cf"/>
    </style:style>
    <style:style style:name="T167" style:family="text">
      <style:text-properties officeooo:rsid="00eb79f3"/>
    </style:style>
    <style:style style:name="T168" style:family="text">
      <style:text-properties officeooo:rsid="00ee2068"/>
    </style:style>
    <style:style style:name="T169" style:family="text">
      <style:text-properties officeooo:rsid="00b274d4"/>
    </style:style>
    <style:style style:name="T170" style:family="text">
      <style:text-properties officeooo:rsid="00c69b37"/>
    </style:style>
    <style:style style:name="T171" style:family="text">
      <style:text-properties officeooo:rsid="00d65bd5"/>
    </style:style>
    <style:style style:name="T172" style:family="text">
      <style:text-properties officeooo:rsid="00d9e783"/>
    </style:style>
    <style:style style:name="T173" style:family="text">
      <style:text-properties officeooo:rsid="00f478b1"/>
    </style:style>
    <style:style style:name="T174" style:family="text">
      <style:text-properties style:text-position="super 58%" officeooo:rsid="00f478b1"/>
    </style:style>
    <style:style style:name="T175" style:family="text">
      <style:text-properties officeooo:rsid="00f5bade"/>
    </style:style>
    <style:style style:name="T176" style:family="text">
      <style:text-properties officeooo:rsid="00f761c0"/>
    </style:style>
    <style:style style:name="T177" style:family="text">
      <style:text-properties officeooo:rsid="00f8e022"/>
    </style:style>
    <style:style style:name="T178" style:family="text">
      <style:text-properties officeooo:rsid="00fb1831"/>
    </style:style>
    <style:style style:name="T179" style:family="text">
      <style:text-properties officeooo:rsid="00fd16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47"/>
      <text:p text:style-name="P147"/>
      <text:p text:style-name="P147"/>
      <text:p text:style-name="P147"/>
      <text:p text:style-name="P148"><text:span text:style-name="T1">Student Name:</text:span><text:tab/>Jonathan Salmon</text:p>
      <text:p text:style-name="P148"><text:tab/><text:span text:style-name="T1">SID:</text:span><text:tab/><text:tab/>6495341</text:p>
      <text:p text:style-name="P148"/>
      <text:p text:style-name="P148"/>
      <text:p text:style-name="P148">I can confirm that all work submitted is my own: <text:tab/><text:span text:style-name="T1">Yes</text:span></text:p>
      <text:p text:style-name="P148"><text:span text:style-name="T1"/></text:p>
      <text:p text:style-name="P327"><text:span text:style-name="T1">Link To GitHub Repository: </text:span><text:span text:style-name="T33">https://github.com/Jdsalmon123/210CT_Coursework</text:span></text:p>
      <text:p text:style-name="P147"/>
      <text:p text:style-name="P147"/>
      <text:p text:style-name="P148">This coursework is testing your ability to design algorithms, write <text:span text:style-name="T34">pseudo code</text:span>, describe their</text:p>
      <text:p text:style-name="P148">efficiency, implement various <text:span text:style-name="T34">data structures</text:span> and use the programming language of your choice</text:p>
      <text:p text:style-name="P148">for the implementation</text:p>
      <text:p text:style-name="P148"/>
      <text:p text:style-name="P149"/>
      <text:p text:style-name="P151"><text:span text:style-name="T2"/></text:p>
      <text:p text:style-name="P328"><text:span text:style-name="T2">Question </text:span><text:span text:style-name="T1">1.<text:tab/><text:tab/></text:span></text:p>
      <text:p text:style-name="P151"><text:span text:style-name="T1"><text:tab/>Write a function that randomly shuffles an array of integers and explain the rationale</text:span></text:p>
      <text:p text:style-name="P152"><text:tab/>behind its implementation.</text:p>
      <text:p text:style-name="P150"/>
      <text:p text:style-name="P153">##################################CODE################################</text:p>
      <text:p text:style-name="P150"/>
      <text:p text:style-name="P183">#include &lt;iostream&gt;</text:p>
      <text:p text:style-name="P183">#include &lt;vector&gt;</text:p>
      <text:p text:style-name="P183">#include &lt;stdlib.h&gt;</text:p>
      <text:p text:style-name="P183">using namespace std;</text:p>
      <text:p text:style-name="P183"/>
      <text:p text:style-name="P183"/>
      <text:p text:style-name="P183">/*Task 1 required us to randomly shuffle an array</text:p>
      <text:p text:style-name="P183">of integers. As arrays are not <text:span text:style-name="T35">re-sizable</text:span> in c++ the</text:p>
      <text:p text:style-name="P183">easiest <text:span text:style-name="T35">implementation</text:span> of this was to create a</text:p>
      <text:p text:style-name="P183">vector which is a copy of the original array</text:p>
      <text:p text:style-name="P183">and delete the nodes from the array as they</text:p>
      <text:p text:style-name="P183">were chosen. Therefore denying any duplicates</text:p>
      <text:p text:style-name="P183">in the new array.</text:p>
      <text:p text:style-name="P183"/>
      <text:p text:style-name="P183">Inputting them into the new array was easy once</text:p>
      <text:p text:style-name="P183">the element was selected from the vector and deleted</text:p>
      <text:p text:style-name="P183">the element is the placed at the tail of the new array*/</text:p>
      <text:p text:style-name="P183"/>
      <text:p text:style-name="P183"/>
      <text:p text:style-name="P183">int main()</text:p>
      <text:p text:style-name="P183">{</text:p>
      <text:p text:style-name="P183"><text:s text:c="4"/>//initilise the oniginal array with the values 1-10</text:p>
      <text:p text:style-name="P183"><text:s text:c="4"/>static const int originalarray[10] = {1,2,3,4,5,6,7,8,9,10};</text:p>
      <text:p text:style-name="P183"><text:s text:c="4"/>//copy the array into a vector for selection and deletion of elements</text:p>
      <text:p text:style-name="P183"><text:s text:c="4"/>vector&lt;int&gt; originalvector(originalarray, originalarray + sizeof(originalarray) / sizeof(originalarray[0]));</text:p>
      <text:p text:style-name="P183"><text:s text:c="4"/>//create an empty aray of the same size to place slected elementg in.</text:p>
      <text:p text:style-name="P183"><text:s text:c="4"/>int shuffledarray[10];</text:p>
      <text:p text:style-name="P183"/>
      <text:p text:style-name="P183"/>
      <text:p text:style-name="P183"><text:s text:c="4"/>//this uses the system time to seed a new random number generator</text:p>
      <text:p text:style-name="P183"><text:s text:c="4"/>//making each use of the program unique</text:p>
      <text:p text:style-name="P183"><text:s text:c="4"/>srand(time(0));</text:p>
      <text:p text:style-name="P183"/>
      <text:p text:style-name="P183"><text:s text:c="4"/>//for the number of elements in the array</text:p>
      <text:p text:style-name="P183"><text:s text:c="4"/>for (int i = 0; i &lt; sizeof(originalarray) / sizeof(originalarray[0]; i++) {</text:p>
      <text:p text:style-name="P183"><text:s text:c="8"/>//choose a random number between 1 and the size of the array</text:p>
      <text:p text:style-name="P183"><text:s text:c="8"/>int random = rand() % (10 - i);</text:p>
      <text:p text:style-name="P183"><text:s text:c="8"/>//make the n'th element equal to the randomly</text:p>
      <text:p text:style-name="P183"><text:s text:c="8"/>//selected element in the vector</text:p>
      <text:p text:style-name="P183"><text:s text:c="8"/>shuffledarray[i] = originalvector.at(random);</text:p>
      <text:p text:style-name="P183"><text:soft-page-break/><text:s text:c="8"/>//remove the randomly selected element from the vector</text:p>
      <text:p text:style-name="P183"><text:s text:c="8"/>originalvector.erase(originalvector.begin() + random);</text:p>
      <text:p text:style-name="P183"><text:s text:c="4"/>}</text:p>
      <text:p text:style-name="P183"/>
      <text:p text:style-name="P183"/>
      <text:p text:style-name="P183"><text:s text:c="4"/>//print the array using a for statment to cycle through all the elements</text:p>
      <text:p text:style-name="P183"><text:s text:c="4"/>//within the arrays.</text:p>
      <text:p text:style-name="P183"><text:s text:c="4"/>cout&lt;&lt;"The Original Array Was: ";</text:p>
      <text:p text:style-name="P183"><text:s text:c="4"/>for (int i = 0; i &lt; sizeof(originalarray) / sizeof(originalarray[0]); i++) {std::cout &lt;&lt; originalarray[i] &lt;&lt; + ", ";}</text:p>
      <text:p text:style-name="P183"><text:s text:c="4"/>std::cout&lt;&lt;std::endl;</text:p>
      <text:p text:style-name="P183"><text:s text:c="4"/>cout&lt;&lt;"The Shuffled Array Is: ";</text:p>
      <text:p text:style-name="P183"><text:s text:c="4"/>for (int i = 0; i &lt; sizeof(originalarray) / sizeof(originalarray[0]); i++) {std::cout &lt;&lt; shuffledarray[i] &lt;&lt; + ", ";}</text:p>
      <text:p text:style-name="P183"><text:s text:c="4"/>return 0;</text:p>
      <text:p text:style-name="P183">}</text:p>
      <text:p text:style-name="P183"/>
      <text:p text:style-name="P183"/>
      <text:p text:style-name="P183">//the runtime bounds for this algorithm is O(n) as it requires the algorithm to run</text:p>
      <text:p text:style-name="P183">//as many time as there are elements in the original array</text:p>
      <text:p text:style-name="P183"/>
      <text:p text:style-name="P184"><text:tab/><text:tab/><text:span text:style-name="T3">############</text:span><text:span text:style-name="T4">#####</text:span><text:span text:style-name="T3">#######END-OF-CODE#########</text:span><text:span text:style-name="T4">#####</text:span><text:span text:style-name="T3">#############</text:span></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4"><text:span text:style-name="T3"/></text:p>
      <text:p text:style-name="P187"><text:span text:style-name="T3"/></text:p>
      <text:p text:style-name="P329"><text:span text:style-name="T3">############</text:span><text:span text:style-name="T4">#####</text:span><text:span text:style-name="T3">#######</text:span><text:span text:style-name="T5">PSEUDOCODE</text:span><text:span text:style-name="T3">#########</text:span><text:span text:style-name="T4">#####</text:span><text:span text:style-name="T3">#############</text:span></text:p>
      <text:p text:style-name="P184"><text:span text:style-name="T3"/></text:p>
      <text:p text:style-name="P184"><text:span text:style-name="T3"/></text:p>
      <text:p text:style-name="P202"><text:span text:style-name="T13">array ← integers</text:span></text:p>
      <text:p text:style-name="P2">vector ← array</text:p>
      <text:p text:style-name="P2">array2[size of array] ← null</text:p>
      <text:p text:style-name="P2"/>
      <text:p text:style-name="P3">for I <text:span text:style-name="T15">← 0 in range array size</text:span></text:p>
      <text:p text:style-name="P3"><text:tab/><text:span text:style-name="T15">random ← random number in range of array size sub I</text:span></text:p>
      <text:p text:style-name="P3"><text:tab/><text:span text:style-name="T16">array2[i] ← vector[random]</text:span></text:p>
      <text:p text:style-name="P3"><text:tab/><text:span text:style-name="T16">delete vector[random]</text:span></text:p>
      <text:p text:style-name="P3"/>
      <text:p text:style-name="P1">for <text:span text:style-name="T14">I ← 0 in range array size</text:span></text:p>
      <text:p text:style-name="P1"><text:tab/><text:span text:style-name="T14">print array2[i]</text:span></text:p>
      <text:p text:style-name="P1"><text:span text:style-name="T3"/></text:p>
      <text:p text:style-name="P247"><text:span text:style-name="T3">############</text:span><text:span text:style-name="T4">#####</text:span><text:span text:style-name="T3">#</text:span><text:span text:style-name="T7">#</text:span><text:span text:style-name="T3">######</text:span><text:span text:style-name="T6">END-OF-</text:span><text:span text:style-name="T5">PSEUDOCODE</text:span><text:span text:style-name="T3">#########</text:span><text:span text:style-name="T4">#####</text:span><text:span text:style-name="T3">#############</text:span></text:p>
      <text:p text:style-name="P247"><text:span text:style-name="T3"/></text:p>
      <text:p text:style-name="P203"/>
      <text:p text:style-name="P203"/>
      <text:p text:style-name="P203"/>
      <text:p text:style-name="P203">This program gave me a little bit of hassle when programming it as I was unable to think of a way to stop duplicate responses from the list when using a random number generator, I got around this issue by utilizing a vector and deleting the elements entirely and decrementing the range on random by 1 each ti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155"/>
      <text:p text:style-name="P338">Question 2.</text:p>
      <text:p text:style-name="P156"><text:tab/><text:span text:style-name="T36">Count the number of trailing 0s in a factorial number.</text:span></text:p>
      <text:p text:style-name="P156"/>
      <text:p text:style-name="P156"/>
      <text:p text:style-name="P154">##################################CODE################################</text:p>
      <text:p text:style-name="P154"/>
      <text:p text:style-name="P204">#include &lt;iostream&gt;</text:p>
      <text:p text:style-name="P204">#include &lt;cstdint&gt;</text:p>
      <text:p text:style-name="P204">#include &lt;math.h&gt;</text:p>
      <text:p text:style-name="P204"/>
      <text:p text:style-name="P204">using namespace std;</text:p>
      <text:p text:style-name="P204"/>
      <text:p text:style-name="P204">/*function to return the factorial of a number, inputs are:</text:p>
      <text:p text:style-name="P204">the number to be factorialised and a variable to hold</text:p>
      <text:p text:style-name="P204">and return the result into the main function*/</text:p>
      <text:p text:style-name="P204">uintmax_t factorial(uintmax_t x, uintmax_t result = 1){</text:p>
      <text:p text:style-name="P204"><text:s text:c="4"/>//If inputted number is equal to 1, return result to main.</text:p>
      <text:p text:style-name="P204"><text:s text:c="4"/>//This is the base case in this resursive function</text:p>
      <text:p text:style-name="P204"><text:s text:c="4"/>if (x == 1) return result;</text:p>
      <text:p text:style-name="P204"><text:s text:c="4"/>//if not run the function again storing the result for the next</text:p>
      <text:p text:style-name="P204"><text:s text:c="4"/>//iteration to use and take 1 from the original number.</text:p>
      <text:p text:style-name="P204"><text:s text:c="4"/>else return factorial(x - 1, x * result);</text:p>
      <text:p text:style-name="P204">}</text:p>
      <text:p text:style-name="P204"/>
      <text:p text:style-name="P204">int main()</text:p>
      <text:p text:style-name="P204">{</text:p>
      <text:p text:style-name="P204"><text:s text:c="4"/>//initilize variables for use later</text:p>
      <text:p text:style-name="P204"><text:s text:c="4"/>int counter = 0;</text:p>
      <text:p text:style-name="P204"><text:s text:c="4"/>int uinput;</text:p>
      <text:p text:style-name="P204"><text:s text:c="4"/>//I found that in order to store large enough numbers</text:p>
      <text:p text:style-name="P204"><text:s text:c="4"/>//to use when geting the result from my factorial</text:p>
      <text:p text:style-name="P204"><text:s text:c="4"/>//function I had to use a uintmax_t variable to</text:p>
      <text:p text:style-name="P204"><text:s text:c="4"/>//allow storage for such large numbers</text:p>
      <text:p text:style-name="P204"><text:s text:c="4"/>uintmax_t facresult;</text:p>
      <text:p text:style-name="P204"/>
      <text:p text:style-name="P204"><text:s text:c="4"/>cout&lt;&lt; "Please enter an integer"&lt;&lt;endl;</text:p>
      <text:p text:style-name="P204"/>
      <text:p text:style-name="P204"><text:s text:c="4"/>cin&gt;&gt;uinput;</text:p>
      <text:p text:style-name="P204"/>
      <text:p text:style-name="P204"><text:s text:c="4"/>//error detection making sure the value inputted</text:p>
      <text:p text:style-name="P204"><text:s text:c="4"/>//by the user is valid for the factorial function</text:p>
      <text:p text:style-name="P204"><text:s text:c="4"/>//to be able to use</text:p>
      <text:p text:style-name="P204"><text:s text:c="4"/>while(cin.fail()){</text:p>
      <text:p text:style-name="P204"><text:s text:c="8"/>cout&lt;&lt; "Error please enter an integer"&lt;&lt;endl;</text:p>
      <text:p text:style-name="P204"><text:s text:c="8"/>cin.clear();</text:p>
      <text:p text:style-name="P204"><text:s text:c="8"/>cin.ignore(64, '\n');</text:p>
      <text:p text:style-name="P204"><text:s text:c="8"/>cin&gt;&gt;uinput;</text:p>
      <text:p text:style-name="P204"><text:soft-page-break/><text:s text:c="4"/>}</text:p>
      <text:p text:style-name="P204"/>
      <text:p text:style-name="P204"><text:s text:c="4"/>//run the factorial function above untill it hits its base case</text:p>
      <text:p text:style-name="P204"><text:s text:c="4"/>//and store the result in facresult</text:p>
      <text:p text:style-name="P204"><text:s text:c="4"/>facresult = factorial(uinput, 1);</text:p>
      <text:p text:style-name="P204"/>
      <text:p text:style-name="P204"><text:s text:c="4"/>//print the original number and the resulting factorial to the console</text:p>
      <text:p text:style-name="P204"><text:s text:c="4"/>cout&lt;&lt;"The factorial of "&lt;&lt;uinput&lt;&lt;" is "&lt;&lt;facresult&lt;&lt;endl;</text:p>
      <text:p text:style-name="P204"/>
      <text:p text:style-name="P204"><text:s text:c="4"/>//while there is a 0 at the end of facresult divide it by 10</text:p>
      <text:p text:style-name="P204"><text:s text:c="4"/>//add 1 to variable counter (this is used to store the number</text:p>
      <text:p text:style-name="P204"><text:s text:c="4"/>//of trailing 0's in the number)</text:p>
      <text:p text:style-name="P204"><text:s text:c="4"/>while (facresult % 10 == 0) {</text:p>
      <text:p text:style-name="P204"><text:s text:c="8"/>counter++;</text:p>
      <text:p text:style-name="P204"><text:s text:c="8"/>facresult = facresult/10;</text:p>
      <text:p text:style-name="P204"><text:s text:c="4"/>}</text:p>
      <text:p text:style-name="P204"/>
      <text:p text:style-name="P204"><text:s text:c="4"/>cout&lt;&lt;"The number of trailing 0's is: "&lt;&lt;counter&lt;&lt;endl;</text:p>
      <text:p text:style-name="P204"/>
      <text:p text:style-name="P204"><text:s text:c="4"/>return 0;</text:p>
      <text:p text:style-name="P204">}</text:p>
      <text:p text:style-name="P204"/>
      <text:p text:style-name="P204">//The big O notation for this program is O(n) as the factorial function recursivly runs n-1 times</text:p>
      <text:p text:style-name="P204"/>
      <text:p text:style-name="P188"><text:span text:style-name="T3">############</text:span><text:span text:style-name="T4">#####</text:span><text:span text:style-name="T3">#######END-OF-CODE#########</text:span><text:span text:style-name="T4">#####</text:span><text:span text:style-name="T3">#############</text:span></text:p>
      <text:p text:style-name="P188"><text:span text:style-name="T3"/></text:p>
      <text:p text:style-name="P188"><text:span text:style-name="T3"/></text:p>
      <text:p text:style-name="P330"><text:span text:style-name="T3">############</text:span><text:span text:style-name="T4">#####</text:span><text:span text:style-name="T3">#######</text:span><text:span text:style-name="T5">PSEUDOCODE</text:span><text:span text:style-name="T3">#########</text:span><text:span text:style-name="T4">#####</text:span><text:span text:style-name="T3">#############</text:span></text:p>
      <text:p text:style-name="P188"><text:span text:style-name="T3"/></text:p>
      <text:p text:style-name="P205">FUNCTION FACTORIAL(USERINPUT, RESULT)</text:p>
      <text:p text:style-name="P4"><text:tab/>IF userinput = 1</text:p>
      <text:p text:style-name="P4"><text:tab/><text:tab/>return result</text:p>
      <text:p text:style-name="P4"><text:tab/>ELSE return FACTORIAL(USERINPUT <text:s/><text:span text:style-name="T37">sub </text:span>1, USERINPUT <text:span text:style-name="T38">mult</text:span> RESULT)</text:p>
      <text:p text:style-name="P4"/>
      <text:p text:style-name="P5">counter ← 0</text:p>
      <text:p text:style-name="P5"><text:span text:style-name="T39">get </text:span>userinput</text:p>
      <text:p text:style-name="P5"/>
      <text:p text:style-name="P6">facresult <text:span text:style-name="T40">←</text:span>FACTORIAL(<text:span text:style-name="T41">userinput, 1)</text:span></text:p>
      <text:p text:style-name="P6"/>
      <text:p text:style-name="P7">WHILE facresult mod 10 = 0</text:p>
      <text:p text:style-name="P7"><text:tab/>counter <text:span text:style-name="T40">← </text:span>counter <text:span text:style-name="T42">add </text:span>1</text:p>
      <text:p text:style-name="P7"><text:tab/><text:span text:style-name="T43">facresult div 10</text:span></text:p>
      <text:p text:style-name="P7"/>
      <text:p text:style-name="P254">print facresult</text:p>
      <text:p text:style-name="P254"/>
      <text:p text:style-name="P248"><text:span text:style-name="T3">############</text:span><text:span text:style-name="T4">#####</text:span><text:span text:style-name="T3">#</text:span><text:span text:style-name="T7">#</text:span><text:span text:style-name="T3">######</text:span><text:span text:style-name="T6">END-OF-</text:span><text:span text:style-name="T5">PSEUDOCODE</text:span><text:span text:style-name="T3">#########</text:span><text:span text:style-name="T4">#####</text:span><text:span text:style-name="T3">#############</text:span></text:p>
      <text:p text:style-name="P248"><text:span text:style-name="T3"/></text:p>
      <text:p text:style-name="P252"><text:span text:style-name="T3"/></text:p>
      <text:p text:style-name="P252"><text:span text:style-name="T3"/></text:p>
      <text:p text:style-name="P206">The implementation of this code was rather simple, getting my head around recursive functions again was an easy hurdle, after that implementation required calling a statement n-1 times, storing and then returning the result.</text:p>
      <text:p text:style-name="P339">Question 3.</text:p>
      <text:p text:style-name="P157"><text:tab/><text:span text:style-name="T44">Write the pseudo code for a function which returns the highest perfect square which is less</text:span></text:p>
      <text:p text:style-name="P158"><text:tab/>or equal to its parameter (a positive integer). Implement this in a programming language <text:tab/>of your choice.</text:p>
      <text:p text:style-name="P207"/>
      <text:p text:style-name="P207"/>
      <text:p text:style-name="P208"><text:tab/><text:span text:style-name="T3">##################################CODE################################</text:span></text:p>
      <text:p text:style-name="P207"/>
      <text:p text:style-name="P210">#include &lt;iostream&gt;</text:p>
      <text:p text:style-name="P210">#include &lt;math.h&gt;</text:p>
      <text:p text:style-name="P210"/>
      <text:p text:style-name="P210">using namespace std;</text:p>
      <text:p text:style-name="P210"/>
      <text:p text:style-name="P210">int main()</text:p>
      <text:p text:style-name="P210">{</text:p>
      <text:p text:style-name="P210"/>
      <text:p text:style-name="P210"><text:s text:c="4"/>int uinput;</text:p>
      <text:p text:style-name="P210"><text:s text:c="4"/>cout&lt;&lt;"Please enter an integer to find the highest perfect square"&lt;&lt;endl;</text:p>
      <text:p text:style-name="P210"><text:s text:c="4"/>cin&gt;&gt;uinput;</text:p>
      <text:p text:style-name="P210"/>
      <text:p text:style-name="P210"><text:s text:c="4"/>//error detection to check if the user inputted a valid integer</text:p>
      <text:p text:style-name="P210"><text:s text:c="4"/>while(cin.fail()){</text:p>
      <text:p text:style-name="P210"><text:s text:c="8"/>cout&lt;&lt; "Error please enter an integer"&lt;&lt;endl;</text:p>
      <text:p text:style-name="P210"><text:s text:c="8"/>cin.clear();</text:p>
      <text:p text:style-name="P210"><text:s text:c="8"/>cin.ignore(64, '\n');</text:p>
      <text:p text:style-name="P210"><text:s text:c="8"/>cin&gt;&gt;uinput;</text:p>
      <text:p text:style-name="P210"><text:s text:c="4"/>}</text:p>
      <text:p text:style-name="P210"/>
      <text:p text:style-name="P210"><text:s text:c="4"/>//square the number (sqrt) and round down to the nearest integer (floor) then</text:p>
      <text:p text:style-name="P210"><text:s text:c="4"/>//raise that number to the power of 2 (pow) hence leaving us with the highest perfect square</text:p>
      <text:p text:style-name="P210"><text:s text:c="4"/>cout&lt;&lt;"The highest perfect square of "&lt;&lt;uinput&lt;&lt;" is "&lt;&lt;pow(floor(sqrt(uinput)),2)&lt;&lt;endl;</text:p>
      <text:p text:style-name="P210"/>
      <text:p text:style-name="P210"><text:s text:c="4"/>return 0;</text:p>
      <text:p text:style-name="P210">}</text:p>
      <text:p text:style-name="P210"/>
      <text:p text:style-name="P210">//The big O for this program is O(1) as the program has to run simple multiplication</text:p>
      <text:p text:style-name="P210">//and divisiion on the number to get the perfect square, no loops are required</text:p>
      <text:p text:style-name="P207"/>
      <text:p text:style-name="P207"/>
      <text:p text:style-name="P189"><text:span text:style-name="T3">############</text:span><text:span text:style-name="T4">#####</text:span><text:span text:style-name="T3">#######END-OF-CODE#########</text:span><text:span text:style-name="T4">#####</text:span><text:span text:style-name="T3">#############</text:span></text:p>
      <text:p text:style-name="P331"><text:span text:style-name="T3">############</text:span><text:span text:style-name="T4">#####</text:span><text:span text:style-name="T3">#######</text:span><text:span text:style-name="T5">PSEUDOCODE</text:span><text:span text:style-name="T3">#########</text:span><text:span text:style-name="T4">#####</text:span><text:span text:style-name="T3">#############</text:span></text:p>
      <text:p text:style-name="P189"><text:span text:style-name="T3"/></text:p>
      <text:p text:style-name="P211"><text:span text:style-name="T45">get </text:span>userinput</text:p>
      <text:p text:style-name="P11"/>
      <text:p text:style-name="P12">userinput <text:span text:style-name="T40">← sqrt(userinput) ← userinput**0.5</text:span></text:p>
      <text:p text:style-name="P13"/>
      <text:p text:style-name="P14">userinput <text:span text:style-name="T40">← </text:span>floor(userinput) //<text:span text:style-name="T46">or reinitilise as an integer</text:span></text:p>
      <text:p text:style-name="P14"/>
      <text:p text:style-name="P15">userinput <text:span text:style-name="T40">←</text:span>userinput^2 <text:span text:style-name="T40">← userinput**</text:span></text:p>
      <text:p text:style-name="P13"/>
      <text:p text:style-name="P8">print userinput</text:p>
      <text:p text:style-name="P8"/>
      <text:p text:style-name="P249"><text:span text:style-name="T3">############</text:span><text:span text:style-name="T4">#####</text:span><text:span text:style-name="T3">#</text:span><text:span text:style-name="T7">#</text:span><text:span text:style-name="T3">######</text:span><text:span text:style-name="T6">END-OF-</text:span><text:span text:style-name="T5">PSEUDOCODE</text:span><text:span text:style-name="T3">#########</text:span><text:span text:style-name="T4">#####</text:span><text:span text:style-name="T3">#############</text:span></text:p>
      <text:p text:style-name="P249"><text:span text:style-name="T3"/></text:p>
      <text:p text:style-name="P212">Invoking use of the math library make implementation of this program trivial, although this hides most of the work behind the sc<text:span text:style-name="T47">enes. Utilizing c++ typing or math algorithms would produce the same effect in this instance.</text:span></text:p>
      <text:p text:style-name="P340">Question 4.</text:p>
      <text:p text:style-name="P159"><text:tab/>Look back at last week's tasks. Describe the run-time bounds of these algorithms using <text:tab/>Big O notation.</text:p>
      <text:p text:style-name="P159"/>
      <text:p text:style-name="P159"/>
      <text:p text:style-name="P213">The first task (Question 1) contains the <text:span text:style-name="T48">B</text:span>ig O of O(n) as the for loop has to run n times (size of the array) to select every element randomly to insert into the new list.</text:p>
      <text:p text:style-name="P213"/>
      <text:p text:style-name="P214">The Big O notation linked with the second question is also O(n) as the factorial function is required to run n-1 times to reach its base case.</text:p>
      <text:p text:style-name="P214"/>
      <text:p text:style-name="P214">Finally the third question comes with a Big O notation of O(1) as it contains no loops and each instruction is required to run onc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160"><text:soft-page-break/>Question 5.</text:p>
      <text:p text:style-name="P161"><text:tab/><text:span text:style-name="T49">Write the pseudocode corresponding to functions for addition, subtraction and</text:span></text:p>
      <text:p text:style-name="P162"><text:tab/>multiplication of two matrices, and then compute A=B*C –2*(B+C), where B and C are <text:tab/>two quadratic matrices of order n. What is the run-time?</text:p>
      <text:p text:style-name="P162"/>
      <text:p text:style-name="P190"><text:span text:style-name="T3"/></text:p>
      <text:p text:style-name="P190"><text:span text:style-name="T3"/></text:p>
      <text:p text:style-name="P190"><text:span text:style-name="T3">############</text:span><text:span text:style-name="T4">#####</text:span><text:span text:style-name="T3">#######</text:span><text:span text:style-name="T5">PSEUDOCODE</text:span><text:span text:style-name="T3">#########</text:span><text:span text:style-name="T4">#####</text:span><text:span text:style-name="T3">#############</text:span></text:p>
      <text:p text:style-name="P190"><text:span text:style-name="T3"/></text:p>
      <text:p text:style-name="P190"><text:span text:style-name="T3"/></text:p>
      <text:p text:style-name="P215"><text:span text:style-name="T13">FUNCTION ADDITION</text:span>(MATRIXA,MATRIXB)</text:p>
      <text:p text:style-name="P16"><text:tab/>FOR row <text:span text:style-name="T40">← </text:span>0 to order(n)</text:p>
      <text:p text:style-name="P17"><text:tab/><text:tab/><text:span text:style-name="T52">For column ← 0 to order(n)</text:span></text:p>
      <text:p text:style-name="P17"><text:tab/><text:tab/><text:tab/><text:span text:style-name="T52">MatrixC[row, column] ← matrixA[row, column] add matrixB[row, column]</text:span></text:p>
      <text:p text:style-name="P8"/>
      <text:p text:style-name="P18">FUNCTION <text:span text:style-name="T53">SUBTRACTION</text:span>(MATRIXA,MATRIXB)</text:p>
      <text:p text:style-name="P18"><text:tab/>FOR row <text:span text:style-name="T40">← </text:span>0 to order(n)</text:p>
      <text:p text:style-name="P18"><text:tab/><text:tab/><text:span text:style-name="T52">For column ← 0 to order(n)</text:span></text:p>
      <text:p text:style-name="P18"><text:tab/><text:tab/><text:tab/><text:span text:style-name="T52">MatrixC[row, column] ← matrixA[row, column] sub matrixB[row, column]</text:span></text:p>
      <text:p text:style-name="P18"/>
      <text:p text:style-name="P19">FUNCTION MULT<text:span text:style-name="T51">IPLCATION(MATRIXA,MATRIXB)</text:span></text:p>
      <text:p text:style-name="P20"><text:tab/><text:span text:style-name="T54">FOR row ← 0 to order(n)</text:span></text:p>
      <text:p text:style-name="P20"><text:tab/><text:tab/><text:span text:style-name="T54">FOR column ←0 to order(n)</text:span></text:p>
      <text:p text:style-name="P20"><text:tab/><text:tab/><text:tab/><text:span text:style-name="T54">FOR multaid ← 0 to order(n)</text:span></text:p>
      <text:p text:style-name="P21"><text:tab/><text:tab/><text:tab/><text:tab/><text:span text:style-name="T55">matrixC[row,column] ← matrixC[row, column] add </text:span></text:p>
      <text:p text:style-name="P257"><text:tab/><text:tab/><text:tab/><text:tab/><text:tab/><text:tab/> <text:s/>(matrixA[<text:span text:style-name="T50">row</text:span>, <text:span text:style-name="T50">multaid</text:span>] mult matrixB[<text:span text:style-name="T50">multaid</text:span>, <text:span text:style-name="T50">column</text:span>])</text:p>
      <text:p text:style-name="P257"/>
      <text:p text:style-name="P257"/>
      <text:p text:style-name="P250"><text:span text:style-name="T3">############</text:span><text:span text:style-name="T4">#####</text:span><text:span text:style-name="T3">#</text:span><text:span text:style-name="T7">#</text:span><text:span text:style-name="T3">######</text:span><text:span text:style-name="T6">END-OF-</text:span><text:span text:style-name="T5">PSEUDOCODE</text:span><text:span text:style-name="T3">#########</text:span><text:span text:style-name="T4">#####</text:span><text:span text:style-name="T3">#############</text:span></text:p>
      <text:p text:style-name="P250"><text:span text:style-name="T3"/></text:p>
      <text:p text:style-name="P250"><text:span text:style-name="T3"/></text:p>
      <text:p text:style-name="P253"><text:span text:style-name="T3"/></text:p>
      <text:p text:style-name="P341"><text:span text:style-name="T13">A = B*C -2*(B + C)</text:span></text:p>
      <text:p text:style-name="P22"/>
      <text:p text:style-name="P24"><text:span text:style-name="T8">Matrix</text:span><text:span text:style-name="T1">B =</text:span><text:tab/>[ A , D , H <text:span text:style-name="T57">]<text:tab/><text:tab/></text:span><text:span text:style-name="T9">MatrixC</text:span> =<text:tab/>[ <text:span text:style-name="T58">Z</text:span> , <text:span text:style-name="T58">W</text:span> , <text:span text:style-name="T58">T ]</text:span></text:p>
      <text:p text:style-name="P24"><text:tab/><text:tab/>[ B , E , <text:s/>I <text:s/><text:span text:style-name="T57">]<text:tab/><text:tab/><text:tab/><text:tab/></text:span>[ <text:span text:style-name="T58">X</text:span> , <text:span text:style-name="T58">V</text:span> , <text:span text:style-name="T58">S</text:span> <text:span text:style-name="T57">] <text:s text:c="3"/></text:span></text:p>
      <text:p text:style-name="P24"><text:tab/><text:tab/>[ C , F , <text:s/>J <text:s/><text:span text:style-name="T57">]<text:tab/><text:tab/><text:tab/><text:tab/></text:span>[ <text:span text:style-name="T58">Y</text:span> , <text:span text:style-name="T58">U</text:span> , <text:span text:style-name="T58">R</text:span> <text:span text:style-name="T58">]</text:span></text:p>
      <text:p text:style-name="P25"><text:tab/><text:tab/></text:p>
      <text:p text:style-name="P26"><text:span text:style-name="T10">2*(B + C) =</text:span><text:span text:style-name="T59"> <text:tab/></text:span>[ <text:span text:style-name="T60">2(A+Z)</text:span> , <text:tab/><text:tab/><text:span text:style-name="T60">2(D+W)</text:span> , <text:tab/><text:tab/><text:span text:style-name="T60">2(H+T)</text:span> <text:s/><text:span text:style-name="T57">]</text:span></text:p>
      <text:p text:style-name="P26"><text:tab/><text:tab/>[ <text:span text:style-name="T60">2(B+X)</text:span> , <text:tab/><text:tab/><text:span text:style-name="T60">2</text:span>(<text:span text:style-name="T60">E+V)</text:span> , <text:tab/><text:tab/><text:span text:style-name="T60">2(I+S) </text:span><text:s text:c="3"/><text:span text:style-name="T57">]</text:span></text:p>
      <text:p text:style-name="P9"><text:tab/><text:tab/><text:span text:style-name="T56">[ 2(C+Y) , <text:tab/><text:tab/>2(F+U) , <text:tab/><text:tab/> 2(J+R) <text:s/>]</text:span></text:p>
      <text:p text:style-name="P8"/>
      <text:p text:style-name="P27"><text:span text:style-name="T10">B * C <text:tab/> <text:s text:c="3"/>= </text:span><text:span text:style-name="T59"><text:tab/></text:span>[ <text:span text:style-name="T61">AZ + BW + CT </text:span>, <text:tab/><text:tab/><text:span text:style-name="T62">DZ + EW + FT </text:span>, <text:tab/><text:tab/><text:span text:style-name="T62">HZ+ IW + JT</text:span> <text:s text:c="3"/><text:span text:style-name="T57">]</text:span></text:p>
      <text:p text:style-name="P27"><text:tab/><text:tab/>[ <text:span text:style-name="T63">AX + BV + CS</text:span> , <text:s/><text:tab/><text:tab/><text:span text:style-name="T63">DX + EV + FS</text:span> , <text:s/><text:tab/><text:tab/><text:span text:style-name="T63">HX + IV + JS</text:span> <text:s text:c="2"/><text:span text:style-name="T57">]</text:span></text:p>
      <text:p text:style-name="P10"><text:tab/><text:tab/><text:span text:style-name="T56">[ AY + BU + CR , <text:s/><text:tab/><text:tab/>DY + EU + FR , <text:s/><text:tab/><text:tab/>HY + IU + JR <text:s/>]</text:span></text:p>
      <text:p text:style-name="P10"/>
      <text:p text:style-name="P258">Taking 2*(B + C) from B*C we are left with:</text:p>
      <text:p text:style-name="P29"/>
      <text:p text:style-name="P23"><text:span text:style-name="T1">A = B*C -2*(B + C) </text:span><text:span text:style-name="T11">=</text:span><text:span text:style-name="T64"> </text:span></text:p>
      <text:p text:style-name="P23"/>
      <text:p text:style-name="P23"><text:span text:style-name="T65">[ AZ + BW + CT - <text:s/>2(A+Z),<text:tab/><text:tab/> DZ + EW + FT <text:s/>- 2(D+W), <text:tab/><text:tab/>HZ+ IW + JT <text:s/>-2(H+T) <text:s/>]</text:span></text:p>
      <text:p text:style-name="P28">[ <text:span text:style-name="T63">AX + BV + CS - 2(B+X)</text:span> , <text:s/><text:tab/><text:tab/><text:span text:style-name="T63">DX + EV + FS</text:span> <text:s/><text:span text:style-name="T66">- 2</text:span>(<text:span text:style-name="T60">E+V)</text:span>, <text:tab/><text:tab/> <text:span text:style-name="T63">HX + IV + JS - 2(I+S)</text:span> <text:s text:c="2"/><text:span text:style-name="T57">]</text:span></text:p>
      <text:p text:style-name="P256"><text:span text:style-name="T56">[ AY + BU + CR <text:s/>- 2(C+Y), <text:s/><text:tab/><text:tab/>DY + EU + FR <text:s/>- 2(F+U), <text:s/><text:tab/><text:tab/>HY + IU + JR - 2(J+R) <text:s/>]</text:span></text:p>
      <text:p text:style-name="P256"/>
      <text:p text:style-name="P256"/>
      <text:p text:style-name="P256"/>
      <text:p text:style-name="P256"/>
      <text:p text:style-name="P163"><text:span text:style-name="T69">What is the run-time?</text:span></text:p>
      <text:p text:style-name="P260"/>
      <text:p text:style-name="P260"><text:tab/>The runtime for matrix addition and subtraction is <text:span text:style-name="T67">O(n^2) as they both have to traverse all the items in the matrix which requires using nested for loops to cover all the possible locations within the matrix</text:span></text:p>
      <text:p text:style-name="P259"/>
      <text:p text:style-name="P261">The runtime for matrix multiplication however is O(n^3) as it also has to multiply each item of the row or column into the first element of a new array, requiring the use of a third nested for loop to <text:span text:style-name="T68">achieve the desired result.</text:span></text:p>
      <text:p text:style-name="P261"/>
      <text:p text:style-name="P261"/>
      <text:p text:style-name="P261"/>
      <text:p text:style-name="P261"/>
      <text:p text:style-name="P342">Question 6.</text:p>
      <text:p text:style-name="P164"><text:tab/>Write the pseudocode and code for a function that reverses the words in a sentence. Input:</text:p>
      <text:p text:style-name="P164"><text:tab/>"This is awesome" Output: "awesome is This". Give the Big O notation.</text:p>
      <text:p text:style-name="P164"/>
      <text:p text:style-name="P164"/>
      <text:p text:style-name="P209"><text:span text:style-name="T3">##################################CODE################################</text:span></text:p>
      <text:p text:style-name="P209"><text:span text:style-name="T3"/></text:p>
      <text:p text:style-name="P216"><text:span text:style-name="T13">#include &lt;iostream&gt;</text:span></text:p>
      <text:p text:style-name="P216"><text:span text:style-name="T13">#include &lt;string&gt;</text:span></text:p>
      <text:p text:style-name="P216"><text:span text:style-name="T13">#include &lt;sstream&gt;</text:span></text:p>
      <text:p text:style-name="P216"><text:span text:style-name="T13">#include &lt;cstdio&gt;</text:span></text:p>
      <text:p text:style-name="P216"><text:span text:style-name="T13">#include &lt;stack&gt;</text:span></text:p>
      <text:p text:style-name="P216"/>
      <text:p text:style-name="P216"><text:span text:style-name="T13">using namespace std;</text:span></text:p>
      <text:p text:style-name="P216"/>
      <text:p text:style-name="P216"><text:span text:style-name="T13">int main()</text:span></text:p>
      <text:p text:style-name="P216"><text:span text:style-name="T13">{</text:span></text:p>
      <text:p text:style-name="P216"/>
      <text:p text:style-name="P216"><text:span text:style-name="T13"><text:s text:c="4"/>//initilise a bool variable for error detection</text:span></text:p>
      <text:p text:style-name="P216"><text:span text:style-name="T13"><text:s text:c="4"/>bool str = false;</text:span></text:p>
      <text:p text:style-name="P216"><text:span text:style-name="T13"><text:s text:c="4"/>//Initilise a stack for use when reversing the string</text:span></text:p>
      <text:p text:style-name="P216"><text:span text:style-name="T13"><text:s text:c="4"/>stack&lt;string&gt; uwords;</text:span></text:p>
      <text:p text:style-name="P216"/>
      <text:p text:style-name="P216"><text:span text:style-name="T13"><text:s text:c="4"/>string ustr;</text:span></text:p>
      <text:p text:style-name="P216"><text:span text:style-name="T13"><text:s text:c="4"/>//I am using getline over cin in this program as it</text:span></text:p>
      <text:p text:style-name="P216"><text:span text:style-name="T13"><text:s text:c="4"/>//allows for spaces within the imput</text:span></text:p>
      <text:p text:style-name="P216"><text:span text:style-name="T13"><text:s text:c="4"/>cout&lt;&lt;"Please enter a sentence of string"&lt;&lt;endl;</text:span></text:p>
      <text:p text:style-name="P216"><text:span text:style-name="T13"><text:s text:c="4"/>getline(cin, ustr);</text:span></text:p>
      <text:p text:style-name="P216"/>
      <text:p text:style-name="P216"><text:span text:style-name="T13"><text:s text:c="4"/>//error detection running the length of the string</text:span></text:p>
      <text:p text:style-name="P216"><text:span text:style-name="T13"><text:s text:c="4"/>//checking if all the characters are alpha (A-Z or a space) characters</text:span></text:p>
      <text:p text:style-name="P216"><text:span text:style-name="T13"><text:s text:c="4"/>while (!str) {</text:span></text:p>
      <text:p text:style-name="P216"><text:span text:style-name="T13"><text:s text:c="8"/>while (!str) {</text:span></text:p>
      <text:p text:style-name="P216"><text:span text:style-name="T13"><text:s text:c="12"/>for (int i = 0; i &lt; ustr.length(); i++) {</text:span></text:p>
      <text:p text:style-name="P216"/>
      <text:p text:style-name="P216"><text:span text:style-name="T13"><text:s text:c="20"/>if (i == (ustr.length() -1)) {str = true;}</text:span></text:p>
      <text:p text:style-name="P216"/>
      <text:p text:style-name="P216"><text:span text:style-name="T13"><text:s text:c="20"/>if (isalpha(ustr[i])) {continue;}</text:span></text:p>
      <text:p text:style-name="P216"/>
      <text:p text:style-name="P216"><text:span text:style-name="T13"><text:s text:c="20"/>str = false;</text:span></text:p>
      <text:p text:style-name="P216"><text:span text:style-name="T13"><text:s text:c="12"/>}</text:span></text:p>
      <text:p text:style-name="P216"/>
      <text:p text:style-name="P216"><text:span text:style-name="T13"><text:s text:c="12"/>//if there is a non alpha character within the strin</text:span></text:p>
      <text:p text:style-name="P216"><text:span text:style-name="T13"><text:s text:c="12"/>if (!str) {</text:span></text:p>
      <text:p text:style-name="P216"><text:span text:style-name="T13"><text:s text:c="12"/>cout&lt;&lt;"Please enter a valid string"&lt;&lt;endl;</text:span></text:p>
      <text:p text:style-name="P216"><text:span text:style-name="T13"><text:s text:c="12"/>cin.ignore();</text:span></text:p>
      <text:p text:style-name="P216"><text:span text:style-name="T13"><text:s text:c="12"/>getline(cin, ustr);</text:span></text:p>
      <text:p text:style-name="P216"><text:soft-page-break/><text:span text:style-name="T13"><text:s text:c="12"/>}</text:span></text:p>
      <text:p text:style-name="P216"><text:span text:style-name="T13"><text:s text:c="8"/>}</text:span></text:p>
      <text:p text:style-name="P216"><text:span text:style-name="T13"><text:s text:c="4"/>}</text:span></text:p>
      <text:p text:style-name="P216"/>
      <text:p text:style-name="P216"><text:span text:style-name="T13"><text:s text:c="4"/>//initilize variables for splitting the sentence</text:span></text:p>
      <text:p text:style-name="P216"><text:span text:style-name="T13"><text:s text:c="4"/>stringstream split(ustr);</text:span></text:p>
      <text:p text:style-name="P216"><text:span text:style-name="T13"><text:s text:c="4"/>string result;</text:span></text:p>
      <text:p text:style-name="P216"/>
      <text:p text:style-name="P216"><text:span text:style-name="T13"><text:s text:c="4"/>//while there is still characters to go though iterate over the string</text:span></text:p>
      <text:p text:style-name="P216"><text:span text:style-name="T13"><text:s text:c="4"/>//when the loop reaches a space in the string split it as it must</text:span></text:p>
      <text:p text:style-name="P216"><text:span text:style-name="T13"><text:s text:c="4"/>//be the end of the word. Make result equal to the resulting word then</text:span></text:p>
      <text:p text:style-name="P216"><text:span text:style-name="T13"><text:s text:c="4"/>//push the word into the stack</text:span></text:p>
      <text:p text:style-name="P216"><text:span text:style-name="T13"><text:s text:c="4"/>while (getline(split,result, ' ')) {</text:span></text:p>
      <text:p text:style-name="P216"><text:span text:style-name="T13"><text:s text:c="8"/>uwords.push(result);</text:span></text:p>
      <text:p text:style-name="P216"><text:span text:style-name="T13"><text:s text:c="4"/>}</text:span></text:p>
      <text:p text:style-name="P216"/>
      <text:p text:style-name="P216"><text:span text:style-name="T13"><text:s text:c="4"/>//while the stack is not empty print out the top element in the stack</text:span></text:p>
      <text:p text:style-name="P216"><text:span text:style-name="T13"><text:s text:c="4"/>//and then remove the top element from the stack (.pop) the resulting</text:span></text:p>
      <text:p text:style-name="P216"><text:span text:style-name="T13"><text:s text:c="4"/>//output should be the string in reverse</text:span></text:p>
      <text:p text:style-name="P216"><text:span text:style-name="T13"><text:s text:c="4"/>while (!uwords.empty()) {</text:span></text:p>
      <text:p text:style-name="P216"><text:span text:style-name="T13"><text:s text:c="8"/>cout&lt;&lt;uwords.top()&lt;&lt;" ";</text:span></text:p>
      <text:p text:style-name="P216"><text:span text:style-name="T13"><text:s text:c="8"/>uwords.pop();</text:span></text:p>
      <text:p text:style-name="P216"><text:span text:style-name="T13"><text:s text:c="4"/>}</text:span></text:p>
      <text:p text:style-name="P216"/>
      <text:p text:style-name="P216"><text:span text:style-name="T13"><text:s text:c="4"/>return 0;</text:span></text:p>
      <text:p text:style-name="P216"><text:span text:style-name="T13">}</text:span></text:p>
      <text:p text:style-name="P216"/>
      <text:p text:style-name="P216"><text:span text:style-name="T13">//The runtime of this algorithm (ignoring error detection at the start of the program)</text:span></text:p>
      <text:p text:style-name="P216"><text:span text:style-name="T13">//is O(n) as it has to run as many time as there are elements in the string (elements</text:span></text:p>
      <text:p text:style-name="P216"><text:span text:style-name="T13">//being words in this case)</text:span></text:p>
      <text:p text:style-name="P209"><text:span text:style-name="T3"/></text:p>
      <text:p text:style-name="P209"><text:span text:style-name="T3"/></text:p>
      <text:p text:style-name="P191"><text:span text:style-name="T3">############</text:span><text:span text:style-name="T4">#####</text:span><text:span text:style-name="T3">#######END-OF-CODE#########</text:span><text:span text:style-name="T4">#####</text:span><text:span text:style-name="T3">#############</text:span></text:p>
      <text:p text:style-name="P332"><text:span text:style-name="T3"/></text:p>
      <text:p text:style-name="P192"><text:span text:style-name="T3">############</text:span><text:span text:style-name="T4">#####</text:span><text:span text:style-name="T3">#######</text:span><text:span text:style-name="T5">PSEUDOCODE</text:span><text:span text:style-name="T3">#########</text:span><text:span text:style-name="T4">#####</text:span><text:span text:style-name="T3">#############</text:span></text:p>
      <text:p text:style-name="P191"><text:span text:style-name="T3"/></text:p>
      <text:p text:style-name="P217"><text:span text:style-name="T70">s</text:span><text:span text:style-name="T13"> ← stack consisting of strings</text:span></text:p>
      <text:p text:style-name="P31">words <text:span text:style-name="T71">←vector</text:span> of strings</text:p>
      <text:p text:style-name="P33">counter <text:span text:style-name="T71">←start ← </text:span>0</text:p>
      <text:p text:style-name="P30">get userinput</text:p>
      <text:p text:style-name="P30"/>
      <text:p text:style-name="P34">FOR <text:span text:style-name="T70">I ←0 in range userinput length </text:span></text:p>
      <text:p text:style-name="P35"><text:tab/><text:span text:style-name="T70">IF userinput = ‘ ‘ //is userinput is equal to a space character<text:tab/><text:tab/><text:tab/><text:tab/><text:tab/><text:tab/><text:tab/>words[counter] = userinput[start,I] //select the substring from the user input in range</text:span></text:p>
      <text:p text:style-name="P32"><text:tab/><text:tab/>counter ←counter add 1<text:tab/><text:tab/><text:tab/><text:tab/><text:tab/><text:tab/><text:tab/>start to I </text:p>
      <text:p text:style-name="P36"><text:tab/><text:tab/><text:span text:style-name="T72">start ← I</text:span></text:p>
      <text:p text:style-name="P36"><text:tab/></text:p>
      <text:p text:style-name="P37">while counter != 0</text:p>
      <text:p text:style-name="P38"><text:tab/><text:span text:style-name="T73">print words[counter]</text:span></text:p>
      <text:p text:style-name="P39"><text:tab/><text:span text:style-name="T73">counter ← counter sub 1</text:span></text:p>
      <text:p text:style-name="P39"/>
      <text:p text:style-name="P262">print words[counter] </text:p>
      <text:p text:style-name="P201"/>
      <text:p text:style-name="P251"><text:span text:style-name="T3">############</text:span><text:span text:style-name="T4">#####</text:span><text:span text:style-name="T3">#</text:span><text:span text:style-name="T7">#</text:span><text:span text:style-name="T3">######</text:span><text:span text:style-name="T6">END-OF-</text:span><text:span text:style-name="T5">PSEUDOCODE</text:span><text:span text:style-name="T3">#########</text:span><text:span text:style-name="T4">#####</text:span><text:span text:style-name="T3">#############</text:span></text:p>
      <text:p text:style-name="P251"><text:span text:style-name="T3"/></text:p>
      <text:p text:style-name="P251"><text:span text:style-name="T3"/></text:p>
      <text:p text:style-name="P218">Implementation of this program was somewhat simplified with use of the <text:span text:style-name="T74">string stream</text:span> object and <text:span text:style-name="T75">the stack. Pushing the split words to the stack and then iterating over the stack until it’s empty. This was not implemented as a function as it was unnecessary and would have reduced readability of the code</text:span></text:p>
      <text:p text:style-name="P218"/>
      <text:p text:style-name="P219">In the pseudocode I have implemented an algorithm that will do the same as my while loop. Both programs have the same Big O notation of O(n) as we need to iterate over the string in order to split it, this requires traversing element by element for the length of the string.</text:p>
      <text:p text:style-name="P343">Question 7.</text:p>
      <text:p text:style-name="P165"><text:tab/>Write a recursive function (pseudocode and code) to check if a number n is prime (hint:</text:p>
      <text:p text:style-name="P166"><text:tab/>check whether n is divisible by any number below n).</text:p>
      <text:p text:style-name="P166"/>
      <text:p text:style-name="P166"/>
      <text:p text:style-name="P167"><text:span text:style-name="T13"><text:tab/>############################CODE############################</text:span></text:p>
      <text:p text:style-name="P167"/>
      <text:p text:style-name="P221">#include &lt;iostream&gt;</text:p>
      <text:p text:style-name="P221"/>
      <text:p text:style-name="P221">using namespace std;</text:p>
      <text:p text:style-name="P221"/>
      <text:p text:style-name="P221">//recursive function to check if a number is prime or not</text:p>
      <text:p text:style-name="P221">string <text:s/>primeno(int prime, int primediv){</text:p>
      <text:p text:style-name="P221"><text:s text:c="4"/>//the base case for the function is if the divisor</text:p>
      <text:p text:style-name="P221"><text:s text:c="4"/>//reaches 1, then we know that it is not divisible</text:p>
      <text:p text:style-name="P221"><text:s text:c="4"/>//by anything else</text:p>
      <text:p text:style-name="P221"><text:s text:c="4"/>if (primediv == 1) {return " is ";}</text:p>
      <text:p text:style-name="P221"><text:s text:c="4"/>//else check if it is divisible by the current divisor</text:p>
      <text:p text:style-name="P221"><text:s text:c="4"/>//if it is without leaving a remainder then the number</text:p>
      <text:p text:style-name="P221"><text:s text:c="4"/>//is not a prime number.</text:p>
      <text:p text:style-name="P221"><text:s text:c="4"/>else {</text:p>
      <text:p text:style-name="P221"><text:s text:c="8"/>if (prime % primediv == 0) {return " is not ";}</text:p>
      <text:p text:style-name="P221"><text:s text:c="8"/>//else run the function again taking one from the</text:p>
      <text:p text:style-name="P221"><text:s text:c="8"/>//divisor to eventually reach the base car (divisor == 1)</text:p>
      <text:p text:style-name="P221"><text:s text:c="8"/>else {return primeno(prime, primediv -1);}</text:p>
      <text:p text:style-name="P221"><text:s text:c="4"/>}</text:p>
      <text:p text:style-name="P221">}</text:p>
      <text:p text:style-name="P221"/>
      <text:p text:style-name="P221">int main()</text:p>
      <text:p text:style-name="P221">{</text:p>
      <text:p text:style-name="P221"><text:s text:c="4"/>//initilize variables for user input and collection of results</text:p>
      <text:p text:style-name="P221"><text:s text:c="4"/>cout&lt;&lt;"Please enter a positive integer"&lt;&lt;endl;</text:p>
      <text:p text:style-name="P221"><text:s text:c="4"/>string result;</text:p>
      <text:p text:style-name="P221"><text:s text:c="4"/>int uinput;</text:p>
      <text:p text:style-name="P221"><text:s text:c="4"/>cin&gt;&gt;uinput;</text:p>
      <text:p text:style-name="P221"/>
      <text:p text:style-name="P221"><text:s text:c="4"/>//error detection for user input checking if the input is a valid integer</text:p>
      <text:p text:style-name="P221"><text:s text:c="4"/>while(cin.fail()){</text:p>
      <text:p text:style-name="P221"><text:s text:c="8"/>cout&lt;&lt; "Error please enter an integer"&lt;&lt;endl;</text:p>
      <text:p text:style-name="P221"><text:s text:c="8"/>cin.clear();</text:p>
      <text:p text:style-name="P221"><text:s text:c="8"/>cin.ignore(64, '\n');</text:p>
      <text:p text:style-name="P221"><text:s text:c="8"/>cin&gt;&gt;uinput;</text:p>
      <text:p text:style-name="P221"><text:s text:c="4"/>}</text:p>
      <text:p text:style-name="P221"/>
      <text:p text:style-name="P221"><text:s text:c="4"/>//statement to check if the input is 1, this is instead of creating error</text:p>
      <text:p text:style-name="P221"><text:s text:c="4"/>//detection as an input of 1 would result in a error thrown by the program</text:p>
      <text:p text:style-name="P221"><text:s text:c="4"/>//In this case the error is a floating point exeption caused by divinding 1 by 0</text:p>
      <text:p text:style-name="P221"><text:soft-page-break/><text:s text:c="4"/>if (uinput == 1) {cout&lt;&lt;"1 is not a prime number"&lt;&lt;endl; return 0;}</text:p>
      <text:p text:style-name="P221"/>
      <text:p text:style-name="P221"><text:s text:c="4"/>//send the user input to the recursive function to recieve the result</text:p>
      <text:p text:style-name="P221"><text:s text:c="4"/>result = primeno(uinput, uinput -1);</text:p>
      <text:p text:style-name="P221"/>
      <text:p text:style-name="P221"><text:s text:c="4"/>//print the result of the function wether or not it is a prime number</text:p>
      <text:p text:style-name="P221"><text:s text:c="4"/>cout&lt;&lt;uinput&lt;&lt;result&lt;&lt;"a prime number"&lt;&lt;endl;</text:p>
      <text:p text:style-name="P221"/>
      <text:p text:style-name="P221"><text:s text:c="4"/>return 0;</text:p>
      <text:p text:style-name="P221">}</text:p>
      <text:p text:style-name="P221"/>
      <text:p text:style-name="P221">//The big O notation for this algorithm is O(n) as the primeno function</text:p>
      <text:p text:style-name="P221">//is required to run n-1 times to reach its base case</text:p>
      <text:p text:style-name="P167"/>
      <text:p text:style-name="P167"/>
      <text:p text:style-name="P193"><text:span text:style-name="T3">############</text:span><text:span text:style-name="T4">#####</text:span><text:span text:style-name="T3">#######END-OF-CODE#########</text:span><text:span text:style-name="T4">#####</text:span><text:span text:style-name="T3">#############</text:span></text:p>
      <text:p text:style-name="P333"><text:span text:style-name="T3"/></text:p>
      <text:p text:style-name="P193"><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185"/>
      <text:p text:style-name="P222"><text:span text:style-name="T76">FUNCTION PRIME(PRIME, PRIMEDIV)</text:span></text:p>
      <text:p text:style-name="P223"><text:tab/>IF primediv = 1</text:p>
      <text:p text:style-name="P223"><text:tab/><text:tab/>return “ is “ //function returns a string</text:p>
      <text:p text:style-name="P224"><text:tab/>ELSE</text:p>
      <text:p text:style-name="P224"><text:tab/><text:tab/><text:span text:style-name="T77">IF prime mod primediv = 0</text:span></text:p>
      <text:p text:style-name="P224"><text:tab/><text:tab/><text:tab/><text:span text:style-name="T77">return “ is not “</text:span></text:p>
      <text:p text:style-name="P225"><text:tab/><text:tab/><text:span text:style-name="T77">ELSE return PRIME(prime, primediv -1)</text:span></text:p>
      <text:p text:style-name="P225"/>
      <text:p text:style-name="P227">get userinput //integer</text:p>
      <text:p text:style-name="P227"/>
      <text:p text:style-name="P231">IF userinput = 1</text:p>
      <text:p text:style-name="P231"><text:tab/>print “1 is not a prime number”</text:p>
      <text:p text:style-name="P226"/>
      <text:p text:style-name="P228">result = PRIME(userinput, userinput -1)</text:p>
      <text:p text:style-name="P226"/>
      <text:p text:style-name="P229">print result</text:p>
      <text:p text:style-name="P193"><text:span text:style-name="T12"/></text:p>
      <text:p text:style-name="P172"><text:span text:style-name="T13">#########################END-OF-PSEUDOCODE###########################</text:span></text:p>
      <text:p text:style-name="P172"/>
      <text:p text:style-name="P230">With the logic in place coding this task didn’t take masses of time, figuring a base case <text:span text:style-name="T78">for the factorial and how to reach it took most of the time dedicated to this program. Simply running through n-1 times till it reaches its base case of 1. </text:span></text:p>
      <text:p text:style-name="P232">The Big O notation for the algorithm is O(n) as <text:span text:style-name="T79">the prime function is required to run n-1 times.</text:span></text:p>
      <text:p text:style-name="P232"/>
      <text:p text:style-name="P232"/>
      <text:p text:style-name="P232"/>
      <text:p text:style-name="P232"/>
      <text:p text:style-name="P232"/>
      <text:p text:style-name="P344">Question 8.</text:p>
      <text:p text:style-name="P176"><text:tab/>Write a recursive function (pseudocode and code) that removes all vowels from a given</text:p>
      <text:p text:style-name="P176"><text:tab/>string s. Input: "beautiful" Output: "btfl".</text:p>
      <text:p text:style-name="P176"/>
      <text:p text:style-name="P233"/>
      <text:p text:style-name="P168"><text:span text:style-name="T13">############################CODE############################</text:span></text:p>
      <text:p text:style-name="P232"/>
      <text:p text:style-name="P235">#include &lt;iostream&gt;</text:p>
      <text:p text:style-name="P235">#include &lt;cctype&gt;</text:p>
      <text:p text:style-name="P235">#include &lt;string&gt;</text:p>
      <text:p text:style-name="P235"/>
      <text:p text:style-name="P235">using namespace std;</text:p>
      <text:p text:style-name="P235"/>
      <text:p text:style-name="P235">//recursive function to remove all vowels in a passed string</text:p>
      <text:p text:style-name="P235">//I am using I as a counter here and a array of characters of</text:p>
      <text:p text:style-name="P235">//length 10 to cover both upper and lower case vowels</text:p>
      <text:p text:style-name="P235">string RemVowels(int i, string uinput, char vowels[10])</text:p>
      <text:p text:style-name="P235">{</text:p>
      <text:p text:style-name="P235"><text:s text:c="4"/>//if the function has looped through the length of the</text:p>
      <text:p text:style-name="P235"><text:s text:c="4"/>//array then return the remainder of the string</text:p>
      <text:p text:style-name="P235"><text:s text:c="4"/>if (i &gt; 10) {return uinput;}</text:p>
      <text:p text:style-name="P235"/>
      <text:p text:style-name="P235"><text:s text:c="4"/>//for the length of the input iterate over each element</text:p>
      <text:p text:style-name="P235"><text:s text:c="4"/>//in the string removing the element if it matches the</text:p>
      <text:p text:style-name="P235"><text:s text:c="4"/>//current vowel remove the element from the string</text:p>
      <text:p text:style-name="P235"><text:s text:c="4"/>for (int x = 0; x &lt; uinput.size(); x++) {</text:p>
      <text:p text:style-name="P235"><text:s text:c="8"/>if (uinput.at(x) == vowels[i]) {</text:p>
      <text:p text:style-name="P235"><text:s text:c="12"/>uinput.erase(x,1);</text:p>
      <text:p text:style-name="P235"><text:s text:c="8"/>}</text:p>
      <text:p text:style-name="P235"><text:s text:c="4"/>}</text:p>
      <text:p text:style-name="P235"/>
      <text:p text:style-name="P235"><text:s text:c="4"/>//iterate variable i as to move along the array of vowels</text:p>
      <text:p text:style-name="P235"><text:s text:c="4"/>//and eventually end up at the base case i = 10</text:p>
      <text:p text:style-name="P235"><text:s text:c="4"/>return RemVowels(i+1,uinput,vowels);</text:p>
      <text:p text:style-name="P235"/>
      <text:p text:style-name="P235">}</text:p>
      <text:p text:style-name="P235"/>
      <text:p text:style-name="P235"/>
      <text:p text:style-name="P235">int main()</text:p>
      <text:p text:style-name="P235">{</text:p>
      <text:p text:style-name="P235"><text:s text:c="4"/>bool str = false;</text:p>
      <text:p text:style-name="P235"><text:s text:c="4"/>char vowels[10] = {'a','e','i','o','u','A','E','I','O','U'};</text:p>
      <text:p text:style-name="P235"/>
      <text:p text:style-name="P235"><text:s text:c="4"/>string uinput;</text:p>
      <text:p text:style-name="P235"><text:s text:c="4"/>getline(cin, uinput);</text:p>
      <text:p text:style-name="P235"/>
      <text:p text:style-name="P235"><text:s text:c="4"/>while (!str) {</text:p>
      <text:p text:style-name="P235"><text:soft-page-break/><text:s text:c="8"/>for (int i = 0; i &lt; uinput.length(); i++) {</text:p>
      <text:p text:style-name="P235"/>
      <text:p text:style-name="P235"><text:s text:c="16"/>if (i == (uinput.length() -1)) {str = true;}</text:p>
      <text:p text:style-name="P235"/>
      <text:p text:style-name="P235"><text:s text:c="16"/>if (isalpha(uinput[i])) {continue;}</text:p>
      <text:p text:style-name="P235"/>
      <text:p text:style-name="P235"><text:s text:c="16"/>str = false;</text:p>
      <text:p text:style-name="P235"/>
      <text:p text:style-name="P235"><text:s text:c="8"/>}</text:p>
      <text:p text:style-name="P235"><text:s text:c="8"/>if (!str) {</text:p>
      <text:p text:style-name="P235"><text:s text:c="8"/>cout&lt;&lt;"Please enter a valid string"&lt;&lt;endl;</text:p>
      <text:p text:style-name="P235"><text:s text:c="8"/>cin.ignore();</text:p>
      <text:p text:style-name="P235"><text:s text:c="8"/>getline(cin, uinput);</text:p>
      <text:p text:style-name="P235"><text:s text:c="8"/>}</text:p>
      <text:p text:style-name="P235"/>
      <text:p text:style-name="P235"><text:s text:c="4"/>}</text:p>
      <text:p text:style-name="P235"/>
      <text:p text:style-name="P235"><text:s text:c="4"/>cout&lt;&lt;RemVowels(0, uinput, vowels)&lt;&lt;endl;</text:p>
      <text:p text:style-name="P235"/>
      <text:p text:style-name="P235"/>
      <text:p text:style-name="P235"><text:s text:c="4"/>return 0;</text:p>
      <text:p text:style-name="P235">}</text:p>
      <text:p text:style-name="P235"/>
      <text:p text:style-name="P235">//The big 0 notation for this program is O(n*m) where n is the number of elements</text:p>
      <text:p text:style-name="P235">//in the inputted string to search and m being the number of elements in the</text:p>
      <text:p text:style-name="P235">//array used to make comparisons against. In this case it is O(10n)</text:p>
      <text:p text:style-name="P234"/>
      <text:p text:style-name="P232"/>
      <text:p text:style-name="P194"><text:span text:style-name="T3">############</text:span><text:span text:style-name="T4">#####</text:span><text:span text:style-name="T3">#######END-OF-CODE#########</text:span><text:span text:style-name="T4">#####</text:span><text:span text:style-name="T3">#############</text:span></text:p>
      <text:p text:style-name="P232"/>
      <text:p text:style-name="P334"><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232"/>
      <text:p text:style-name="P236">FUNCTION REMOVEVOWELS(counter, userinput, vowels[]<text:span text:style-name="T80">)</text:span></text:p>
      <text:p text:style-name="P41"><text:tab/><text:span text:style-name="T81">IF counter &gt; number of elements in vowels</text:span></text:p>
      <text:p text:style-name="P41"><text:tab/><text:tab/><text:span text:style-name="T82">return userinput</text:span></text:p>
      <text:p text:style-name="P41"><text:tab/></text:p>
      <text:p text:style-name="P42"><text:tab/><text:span text:style-name="T83">FOR x ←0 in range of number of elements in userinput</text:span></text:p>
      <text:p text:style-name="P42"><text:tab/><text:tab/><text:span text:style-name="T84">IF userinput[x] = vowels[counter]</text:span></text:p>
      <text:p text:style-name="P43"><text:tab/><text:tab/><text:tab/><text:span text:style-name="T85">delete userinput[x]</text:span></text:p>
      <text:p text:style-name="P43"/>
      <text:p text:style-name="P44"><text:tab/><text:span text:style-name="T86">return REMOVEVOWELS(counter add 1, userinput, vowels[])</text:span></text:p>
      <text:p text:style-name="P44"/>
      <text:p text:style-name="P44"/>
      <text:p text:style-name="P44"/>
      <text:p text:style-name="P45">vowels ←array of characters //vowels in this case</text:p>
      <text:p text:style-name="P46">get userinput //<text:span text:style-name="T87">in the form of a string</text:span></text:p>
      <text:p text:style-name="P46"/>
      <text:p text:style-name="P40">print REMOVEVOWELS(0, userinput, vowels<text:span text:style-name="T88">)</text:span></text:p>
      <text:p text:style-name="Standard"/>
      <text:p text:style-name="P173"><text:span text:style-name="T13">#########################END-OF-PSEUDOCODE###########################</text:span></text:p>
      <text:p text:style-name="P173"/>
      <text:p text:style-name="P237">Removing the vowels from a string required taking a user input and traversing it k times (10 in this case) to check each element to every element in the array.</text:p>
      <text:p text:style-name="P237"/>
      <text:p text:style-name="P237">The runtime of this subsequently is O(kn) where k is the size of the array and n is the size of the string being traversed.</text:p>
      <text:p text:style-name="P345">Question 9.</text:p>
      <text:p text:style-name="P177"><text:tab/>Adapt the binary search algorithm so that instead of outputting whether a specific value</text:p>
      <text:p text:style-name="P177"><text:tab/>was found, it outputs whether a value within an interval (specified by you) was found.</text:p>
      <text:p text:style-name="P177"><text:tab/>Write the <text:span text:style-name="T89">pseudo code</text:span> and code and give the time complexity of the algorithm using the <text:tab/>Big O notation.</text:p>
      <text:p text:style-name="P177"><text:tab/><text:tab/><text:tab/><text:tab/>Example input: L = [2,3,5,7,9,13] low= 10 high = 14 Output: True</text:p>
      <text:p text:style-name="P177"/>
      <text:p text:style-name="P177"/>
      <text:p text:style-name="P169"><text:span text:style-name="T13">############################CODE############################</text:span></text:p>
      <text:p text:style-name="P169"/>
      <text:p text:style-name="P238">#include &lt;iostream&gt;</text:p>
      <text:p text:style-name="P238">#include &lt;array&gt;</text:p>
      <text:p text:style-name="P238"/>
      <text:p text:style-name="P238">using namespace std;</text:p>
      <text:p text:style-name="P238"/>
      <text:p text:style-name="P238">int binarysearch(array &lt;int, 10&gt; values, int low, int high, int uintlow, int uinthigh, int *middle)</text:p>
      <text:p text:style-name="P238">{</text:p>
      <text:p text:style-name="P238"><text:s text:c="4"/>//while the binarysearch is still running (if low is higher than high the last search only had a</text:p>
      <text:p text:style-name="P238"><text:s text:c="4"/>//single element in it so has completed</text:p>
      <text:p text:style-name="P238"><text:s text:c="4"/>while (low&lt;=high) {</text:p>
      <text:p text:style-name="P238"><text:s text:c="8"/>//find the middle of the array</text:p>
      <text:p text:style-name="P238"><text:s text:c="8"/>*middle = (low + high)/2;</text:p>
      <text:p text:style-name="P238"/>
      <text:p text:style-name="P238"><text:s text:c="8"/>// if the middle is found within the user inputted boundrys then return the middle element of the list</text:p>
      <text:p text:style-name="P238"><text:s text:c="8"/>if (values[*middle] &gt;= uintlow &amp;&amp; values[*middle] &lt;= uinthigh) {return *middle;}</text:p>
      <text:p text:style-name="P238"><text:s text:c="8"/>// else if it is lower or higher make the low or high in the array equal to the middle -+1</text:p>
      <text:p text:style-name="P238"><text:s text:c="8"/>else if (values[*middle] &lt; uintlow) { low = *middle + 1;}</text:p>
      <text:p text:style-name="P238"><text:s text:c="8"/>else if (values[*middle] &gt; uinthigh) { high = *middle - 1;}</text:p>
      <text:p text:style-name="P238"><text:s text:c="4"/>}</text:p>
      <text:p text:style-name="P238"><text:s text:c="4"/>return -1;</text:p>
      <text:p text:style-name="P238">}</text:p>
      <text:p text:style-name="P238"/>
      <text:p text:style-name="P238">int main()</text:p>
      <text:p text:style-name="P238">{</text:p>
      <text:p text:style-name="P238"><text:s text:c="4"/>//initilize variables for use in the tree, taking the user input in the form of an array to</text:p>
      <text:p text:style-name="P238"><text:s text:c="4"/>//iterate over</text:p>
      <text:p text:style-name="P238"><text:s text:c="4"/>int ubounds[1];</text:p>
      <text:p text:style-name="P238"><text:s text:c="4"/>int middle = 0;</text:p>
      <text:p text:style-name="P238"><text:s text:c="4"/>array &lt;int, 10&gt; values = {2,5,7,12,20,23,25,40,41,46};</text:p>
      <text:p text:style-name="P238"/>
      <text:p text:style-name="P238"><text:s text:c="4"/>// user input loop for both the lower and higher bounds that we will search for</text:p>
      <text:p text:style-name="P238"><text:s text:c="4"/>for (int i = 0; i &lt; 2; i++) {</text:p>
      <text:p text:style-name="P238"/>
      <text:p text:style-name="P238"><text:s text:c="8"/>string check[] = {"Lower", "Higher"};</text:p>
      <text:p text:style-name="P238"><text:s text:c="8"/>cout&lt;&lt;"Please enter the "&lt;&lt;check[i]&lt;&lt;" bounds of the interval"&lt;&lt;endl;</text:p>
      <text:p text:style-name="P238"/>
      <text:p text:style-name="P238"><text:soft-page-break/><text:s text:c="8"/>cin&gt;&gt;ubounds[i];</text:p>
      <text:p text:style-name="P238"/>
      <text:p text:style-name="P238"><text:s text:c="8"/>//error detection to check if the user inputted a valid integer</text:p>
      <text:p text:style-name="P238"><text:s text:c="8"/>while(cin.fail()){</text:p>
      <text:p text:style-name="P238"><text:s text:c="8"/>cout&lt;&lt; "Error please enter an integer"&lt;&lt;endl;</text:p>
      <text:p text:style-name="P238"><text:s text:c="8"/>cin.clear();</text:p>
      <text:p text:style-name="P238"><text:s text:c="8"/>cin.ignore(64, '\n');</text:p>
      <text:p text:style-name="P238"><text:s text:c="8"/>cin&gt;&gt;ubounds[i];</text:p>
      <text:p text:style-name="P238"><text:s text:c="8"/>}</text:p>
      <text:p text:style-name="P238"><text:s text:c="4"/>}</text:p>
      <text:p text:style-name="P238"/>
      <text:p text:style-name="P238"><text:s text:c="4"/>//run binary search sending the array to search, and setting the low and high to 0 and</text:p>
      <text:p text:style-name="P238"><text:s text:c="4"/>//the length respectivly, along with the user inputted boundarys and a reference to the middle</text:p>
      <text:p text:style-name="P238"><text:s text:c="4"/>if (binarysearch(values,0,values.size()-1, ubounds[0],ubounds[1], &amp;middle) != -1) {</text:p>
      <text:p text:style-name="P238"><text:s text:c="8"/>//print out the middle value found along with the bounds inputted from the user</text:p>
      <text:p text:style-name="P238"><text:s text:c="8"/>cout&lt;&lt;"The value "&lt;&lt;values[middle]&lt;&lt;" was found within the bounds of "&lt;&lt;ubounds[0]&lt;&lt;" and "&lt;&lt;ubounds[1]&lt;&lt;endl;</text:p>
      <text:p text:style-name="P238"><text:s text:c="4"/>}</text:p>
      <text:p text:style-name="P238"><text:s text:c="4"/>else {</text:p>
      <text:p text:style-name="P238"><text:s text:c="8"/>//If no value is found the function will return -1 and print this statement</text:p>
      <text:p text:style-name="P238"><text:s text:c="8"/>cout&lt;&lt;"Error: no values found between "&lt;&lt;ubounds[0]&lt;&lt;" and "&lt;&lt;ubounds[1]&lt;&lt;endl;</text:p>
      <text:p text:style-name="P238"><text:s text:c="4"/>}</text:p>
      <text:p text:style-name="P238"/>
      <text:p text:style-name="P238"><text:s text:c="4"/>return 0;</text:p>
      <text:p text:style-name="P238">}</text:p>
      <text:p text:style-name="P238"/>
      <text:p text:style-name="P238">//The big O notation for the program is O(log(n)) as each iteration over the binary search</text:p>
      <text:p text:style-name="P238">//function halves the number of elements that is required to be searched</text:p>
      <text:p text:style-name="P238"/>
      <text:p text:style-name="P195"><text:span text:style-name="T3">############</text:span><text:span text:style-name="T4">#####</text:span><text:span text:style-name="T3">#######END-OF-CODE#########</text:span><text:span text:style-name="T4">#####</text:span><text:span text:style-name="T3">#############</text:span></text:p>
      <text:p text:style-name="P335"><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196"><text:span text:style-name="T12"/></text:p>
      <text:p text:style-name="P195"><text:span text:style-name="T3"/></text:p>
      <text:p text:style-name="P239"><text:span text:style-name="T13">FUNCTION BINSEARCH(array, low, high, userlow, userhigh, middle)</text:span></text:p>
      <text:p text:style-name="P48"><text:tab/>WHILE low &lt;<text:span text:style-name="T90">=</text:span> high</text:p>
      <text:p text:style-name="P48"><text:tab/><text:tab/></text:p>
      <text:p text:style-name="P49"><text:tab/><text:tab/><text:span text:style-name="T91">middle ←(low add high) div 2</text:span></text:p>
      <text:p text:style-name="P49"><text:tab/><text:tab/></text:p>
      <text:p text:style-name="P49"><text:tab/><text:tab/><text:span text:style-name="T92">IF array[middle] &gt;= userlow AND array[middle] &lt;= userhigh</text:span></text:p>
      <text:p text:style-name="P49"><text:tab/><text:tab/><text:tab/><text:span text:style-name="T92">return middle</text:span></text:p>
      <text:p text:style-name="P49"><text:tab/></text:p>
      <text:p text:style-name="P49"><text:tab/><text:tab/><text:span text:style-name="T93">ELSE IF array[middle] &lt; userlow</text:span></text:p>
      <text:p text:style-name="P50"><text:tab/><text:tab/><text:tab/><text:span text:style-name="T93">low ←middle add 1</text:span></text:p>
      <text:p text:style-name="P50"><text:tab/><text:tab/><text:span text:style-name="T94">ELSE IF array[middle] &gt; userhigh</text:span></text:p>
      <text:p text:style-name="P51"><text:tab/><text:tab/><text:tab/><text:span text:style-name="T94">high ← middle sub 1</text:span></text:p>
      <text:p text:style-name="P51"><text:tab/><text:span text:style-name="T95">return -1</text:span></text:p>
      <text:p text:style-name="P51"/>
      <text:p text:style-name="P52">GET userlow</text:p>
      <text:p text:style-name="P52">GET userhigh</text:p>
      <text:p text:style-name="P52"/>
      <text:p text:style-name="P52">values <text:span text:style-name="T71">← </text:span>array of integers</text:p>
      <text:p text:style-name="P52"/>
      <text:p text:style-name="P53">IF BINSEARCH(values, 0, number of elements in values, userlow, userhigh, middle !<text:span text:style-name="T96">= 1</text:span>)</text:p>
      <text:p text:style-name="P53"><text:tab/>//<text:span text:style-name="T97">print whatever you want regarding success, as an element has been found within the</text:span></text:p>
      <text:p text:style-name="P53"><text:tab/>//<text:span text:style-name="T98">user inputted range</text:span></text:p>
      <text:p text:style-name="P47">ELSE</text:p>
      <text:p text:style-name="P47"><text:tab/>//print whatever you want regarding failiure as no elements have been found within the </text:p>
      <text:p text:style-name="P47"><text:tab/>//user inputted range</text:p>
      <text:p text:style-name="Standard"><text:span text:style-name="T3"/></text:p>
      <text:p text:style-name="P174"><text:span text:style-name="T13">#########################END-OF-PSEUDOCODE###########################</text:span></text:p>
      <text:p text:style-name="P174"/>
      <text:p text:style-name="P240">Adding a few if statements and storing user input was all that was required to adapt this algorithm.</text:p>
      <text:p text:style-name="P240">If the trees value is found within the range then it returns successful, if the algorithm runs with one element in it then the list does not contain a value within the interval.</text:p>
      <text:p text:style-name="P240"/>
      <text:p text:style-name="P240">Due to the nature of binary search the runtime of this algorithm is O(log n) <text:span text:style-name="T99">as binary search halves the number of possible outcomes at each step.</text:span></text:p>
      <text:p text:style-name="P346">Question 10.</text:p>
      <text:p text:style-name="P178"><text:tab/><text:span text:style-name="T100">Given a sequence of n integer numbers, extract the sub-sequence of maximum length</text:span></text:p>
      <text:p text:style-name="P179"><text:tab/>which is in ascending order.</text:p>
      <text:p text:style-name="P179"/>
      <text:p text:style-name="P179"/>
      <text:p text:style-name="P170"><text:span text:style-name="T13">############################CODE############################</text:span></text:p>
      <text:p text:style-name="P170"/>
      <text:p text:style-name="P243">#include &lt;iostream&gt;</text:p>
      <text:p text:style-name="P243"/>
      <text:p text:style-name="P243">using namespace std;</text:p>
      <text:p text:style-name="P243"/>
      <text:p text:style-name="P243">int main()</text:p>
      <text:p text:style-name="P243">{</text:p>
      <text:p text:style-name="P243"><text:s text:c="4"/>//initilize an array of integers as to traverse and find the longest</text:p>
      <text:p text:style-name="P243"><text:s text:c="4"/>//ascending sequence</text:p>
      <text:p text:style-name="P243"><text:s text:c="4"/>int arr[10] = {1,2,3,3,5,6,8,3,1,8};</text:p>
      <text:p text:style-name="P243"/>
      <text:p text:style-name="P243"><text:s text:c="4"/>//initilize current and longest variables to point to elements in the array</text:p>
      <text:p text:style-name="P243"><text:s text:c="4"/>int clen = 1, lstart = 0, llen = 1, cstart = 0;</text:p>
      <text:p text:style-name="P243"/>
      <text:p text:style-name="P243"><text:s text:c="4"/>//for the length of the array</text:p>
      <text:p text:style-name="P243"><text:s text:c="4"/>for (int i = 1; i &lt; sizeof(arr) / sizeof(arr[0]); i++) {</text:p>
      <text:p text:style-name="P243"><text:s text:c="8"/>//if the next value in the array is larger</text:p>
      <text:p text:style-name="P243"><text:s text:c="8"/>if (arr[i] &gt; arr[i-1]) {</text:p>
      <text:p text:style-name="P243"><text:s text:c="12"/>//increase the current length by 1</text:p>
      <text:p text:style-name="P243"><text:s text:c="12"/>clen++;</text:p>
      <text:p text:style-name="P243"><text:s text:c="12"/>//if current length is longer than longest</text:p>
      <text:p text:style-name="P243"><text:s text:c="12"/>if (clen &gt; llen) {</text:p>
      <text:p text:style-name="P243"><text:s text:c="16"/>//make longest equal to current length</text:p>
      <text:p text:style-name="P243"><text:s text:c="16"/>llen = clen;</text:p>
      <text:p text:style-name="P243"><text:s text:c="16"/>//make the start the same as current as to</text:p>
      <text:p text:style-name="P243"><text:s text:c="16"/>//use in the for loop below</text:p>
      <text:p text:style-name="P243"><text:s text:c="16"/>lstart = cstart;</text:p>
      <text:p text:style-name="P243"><text:s text:c="12"/>}</text:p>
      <text:p text:style-name="P243"><text:s text:c="8"/>}</text:p>
      <text:p text:style-name="P243"><text:s text:c="8"/>else {</text:p>
      <text:p text:style-name="P243"><text:s text:c="12"/>//reset the current length and start from the i'th element</text:p>
      <text:p text:style-name="P243"><text:s text:c="12"/>clen = 1;</text:p>
      <text:p text:style-name="P243"><text:s text:c="12"/>cstart = i;</text:p>
      <text:p text:style-name="P243"><text:s text:c="8"/>}</text:p>
      <text:p text:style-name="P243"><text:s text:c="4"/>}</text:p>
      <text:p text:style-name="P243"/>
      <text:p text:style-name="P243"><text:s text:c="4"/>cout&lt;&lt;"The largest substring of ascending integers within the array is: ";</text:p>
      <text:p text:style-name="P243"/>
      <text:p text:style-name="P243"/>
      <text:p text:style-name="P243"><text:s text:c="4"/>//while i is not equal to the end of the array and is either the first iteration or the</text:p>
      <text:p text:style-name="P243"><text:s text:c="4"/>//next array element is larger than the previous print the array element</text:p>
      <text:p text:style-name="P243"><text:soft-page-break/><text:s text:c="4"/>for (int i = lstart ; i != sizeof(arr) / sizeof(arr[0]) &amp;&amp; (i == lstart || arr[i] &gt; arr[i-1]) ; i++) {</text:p>
      <text:p text:style-name="P243"><text:s text:c="4"/>cout &lt;&lt; arr[i] &lt;&lt; " ";</text:p>
      <text:p text:style-name="P243"><text:s text:c="4"/>}</text:p>
      <text:p text:style-name="P243"/>
      <text:p text:style-name="P243"><text:s text:c="4"/>//this gives us the output of all the elements that are in ascending order being printed in the console</text:p>
      <text:p text:style-name="P243"/>
      <text:p text:style-name="P243"><text:s text:c="4"/>return 0;</text:p>
      <text:p text:style-name="P243">}</text:p>
      <text:p text:style-name="P243"/>
      <text:p text:style-name="P243">//The big O notation in the program is O(n) as the program has to iterate over the</text:p>
      <text:p text:style-name="P243">//sequence of numbers once to find the start of the longest ascending order sequence</text:p>
      <text:p text:style-name="P243">//it saves variables for outputting the found sequence at a later date</text:p>
      <text:p text:style-name="P243"/>
      <text:p text:style-name="P243">//for i &lt; size of array big O = O(n)</text:p>
      <text:p text:style-name="P180"/>
      <text:p text:style-name="P180"/>
      <text:p text:style-name="P197"><text:span text:style-name="T3">############</text:span><text:span text:style-name="T4">#####</text:span><text:span text:style-name="T3">#######END-OF-CODE#########</text:span><text:span text:style-name="T4">#####</text:span><text:span text:style-name="T3">#############</text:span></text:p>
      <text:p text:style-name="P197"><text:span text:style-name="T3"/></text:p>
      <text:p text:style-name="P197"><text:span text:style-name="T3"/></text:p>
      <text:p text:style-name="P336"><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198"><text:span text:style-name="T12"/></text:p>
      <text:p text:style-name="P186"><text:span text:style-name="T76">array ←array of integers</text:span></text:p>
      <text:p text:style-name="P54"/>
      <text:p text:style-name="P55">currentlength <text:span text:style-name="T71">←</text:span>longestlength <text:span text:style-name="T71">← </text:span>0</text:p>
      <text:p text:style-name="P56">currentstart <text:span text:style-name="T71">← </text:span>longeststart <text:span text:style-name="T71">← </text:span>0</text:p>
      <text:p text:style-name="P56"/>
      <text:p text:style-name="P57"><text:span text:style-name="T164">FOR</text:span> I <text:span text:style-name="T71">← </text:span>0 in range of number of element in array</text:p>
      <text:p text:style-name="P58"><text:tab/><text:span text:style-name="T165">IF array[i] &gt; array[I sub 1]</text:span></text:p>
      <text:p text:style-name="P59"><text:tab/><text:tab/><text:span text:style-name="T166">currentlength ←currentlength add 1</text:span></text:p>
      <text:p text:style-name="P59"><text:tab/><text:tab/></text:p>
      <text:p text:style-name="P60"><text:tab/><text:tab/><text:span text:style-name="T167">IF currentlength &gt; longestlenth</text:span></text:p>
      <text:p text:style-name="P60"><text:tab/><text:tab/><text:tab/><text:span text:style-name="T167">longestlength ← currentlength</text:span></text:p>
      <text:p text:style-name="P61"><text:tab/><text:tab/><text:tab/><text:span text:style-name="T168">longeststart ← currentstart</text:span></text:p>
      <text:p text:style-name="P61"><text:tab/>ELSE </text:p>
      <text:p text:style-name="P62"><text:tab/><text:tab/>currentlength <text:span text:style-name="T71">←</text:span> 1</text:p>
      <text:p text:style-name="P62"><text:tab/><text:tab/>currentstart <text:span text:style-name="T71">← </text:span><text:span text:style-name="T104">I</text:span></text:p>
      <text:p text:style-name="P64"/>
      <text:p text:style-name="P64"/>
      <text:p text:style-name="P63"><text:span text:style-name="T104">FOR I ← longest</text:span><text:span text:style-name="T105">start </text:span><text:span text:style-name="T106">in </text:span><text:span text:style-name="T105">ran</text:span><text:span text:style-name="T104">ge of number of elements in array </text:span></text:p>
      <text:p text:style-name="P63"><text:span text:style-name="T104"><text:tab/><text:tab/><text:tab/><text:tab/><text:tab/><text:tab/><text:tab/>AND I = </text:span><text:span text:style-name="T102">longeststart or array[</text:span><text:span text:style-name="T107">I</text:span><text:span text:style-name="T102">] &gt; array[I sub 1]</text:span></text:p>
      <text:p text:style-name="P263"><text:span text:style-name="T102"><text:tab/></text:span><text:span text:style-name="T103">print array[i]</text:span></text:p>
      <text:p text:style-name="P263"><text:span text:style-name="T103"/></text:p>
      <text:p text:style-name="P175"><text:span text:style-name="T108">#########################END-OF-PSEUDOCODE###########################</text:span></text:p>
      <text:p text:style-name="P175"><text:span text:style-name="T108"/></text:p>
      <text:p text:style-name="P175"><text:span text:style-name="T108"/></text:p>
      <text:p text:style-name="P241"><text:span text:style-name="T108">I</text:span><text:span text:style-name="T101">n this program I was required to implement 4 integers for storing data required to show the longest sub-sequence in ascending order. This could be re-wrote to include a structure and call the values of each structure to clean up the code and increase readability.</text:span></text:p>
      <text:p text:style-name="P241"><text:span text:style-name="T101"/></text:p>
      <text:p text:style-name="P242"><text:span text:style-name="T101">The Big O notation for this algorithm is O(n) as the program s required to run as many times as there are elements in the array to search.</text:span></text:p>
      <text:p text:style-name="P347"><text:span text:style-name="T101">Question 11.</text:span></text:p>
      <text:p text:style-name="P181"><text:span text:style-name="T101"><text:tab/>Based on the Python code or the C++ code provided in class as a starting point, implement</text:span></text:p>
      <text:p text:style-name="P181"><text:span text:style-name="T101"><text:tab/>the double linked list node delete function.</text:span></text:p>
      <text:p text:style-name="P181"><text:span text:style-name="T101"/></text:p>
      <text:p text:style-name="P181"><text:span text:style-name="T101"/></text:p>
      <text:p text:style-name="P171"><text:span text:style-name="T108">############################CODE############################</text:span></text:p>
      <text:p text:style-name="P220"><text:span text:style-name="T108"/></text:p>
      <text:p text:style-name="P244"><text:span text:style-name="T108">#include &lt;iostream&gt;</text:span></text:p>
      <text:p text:style-name="P244"><text:span text:style-name="T108"/></text:p>
      <text:p text:style-name="P244"><text:span text:style-name="T108"/></text:p>
      <text:p text:style-name="P244"><text:span text:style-name="T108">//was originally going to implement user input hence the length for error checking</text:span></text:p>
      <text:p text:style-name="P244"><text:span text:style-name="T108">//if it is the only elemtn in the linked list, moved from the idea after the time it</text:span></text:p>
      <text:p text:style-name="P244"><text:span text:style-name="T108">//took me to implement the list</text:span></text:p>
      <text:p text:style-name="P244"><text:span text:style-name="T108"/></text:p>
      <text:p text:style-name="P244"><text:span text:style-name="T108"/></text:p>
      <text:p text:style-name="P244"><text:span text:style-name="T108">using namespace std;</text:span></text:p>
      <text:p text:style-name="P244"><text:span text:style-name="T108"/></text:p>
      <text:p text:style-name="P244"><text:span text:style-name="T108">//create a structure for the elements of the list (pictured in my head as nodes)</text:span></text:p>
      <text:p text:style-name="P244"><text:span text:style-name="T108">//with a pointer to the next and previous nodes and a integer to hold the value</text:span></text:p>
      <text:p text:style-name="P244"><text:span text:style-name="T108">struct node{</text:span></text:p>
      <text:p text:style-name="P244"><text:span text:style-name="T108"><text:s text:c="4"/>int nvalue;</text:span></text:p>
      <text:p text:style-name="P244"><text:span text:style-name="T108"><text:s text:c="4"/>struct node *next;</text:span></text:p>
      <text:p text:style-name="P244"><text:span text:style-name="T108"><text:s text:c="4"/>struct node *prev;</text:span></text:p>
      <text:p text:style-name="P244"><text:span text:style-name="T108">}*head,*tail;</text:span></text:p>
      <text:p text:style-name="P244"><text:span text:style-name="T108">//initilize a head and tail pointer to aid creation and deletion of elements within the list</text:span></text:p>
      <text:p text:style-name="P244"><text:span text:style-name="T108"/></text:p>
      <text:p text:style-name="P244"><text:span text:style-name="T108">class List {</text:span></text:p>
      <text:p text:style-name="P244"><text:span text:style-name="T108">public:</text:span></text:p>
      <text:p text:style-name="P244"><text:span text:style-name="T108"/></text:p>
      <text:p text:style-name="P244"><text:span text:style-name="T108"><text:s text:c="4"/>//this is for comparisons to enter at a certain point in the list</text:span></text:p>
      <text:p text:style-name="P244"><text:span text:style-name="T108"><text:s text:c="4"/>int length = -1;</text:span></text:p>
      <text:p text:style-name="P244"><text:span text:style-name="T108"/></text:p>
      <text:p text:style-name="P244"><text:span text:style-name="T108"><text:s text:c="4"/>// initilise the head and tail structures as nullpointers</text:span></text:p>
      <text:p text:style-name="P244"><text:span text:style-name="T108"><text:s text:c="4"/>List() {</text:span></text:p>
      <text:p text:style-name="P244"><text:span text:style-name="T108"><text:s text:c="8"/>head = nullptr;</text:span></text:p>
      <text:p text:style-name="P244"><text:span text:style-name="T108"><text:s text:c="8"/>tail = nullptr;</text:span></text:p>
      <text:p text:style-name="P244"><text:span text:style-name="T108"><text:s text:c="4"/>}</text:span></text:p>
      <text:p text:style-name="P244"><text:span text:style-name="T108"/></text:p>
      <text:p text:style-name="P244"><text:span text:style-name="T108"><text:s text:c="4"/>//function for adding to the list takes the value to store in the node and the</text:span></text:p>
      <text:p text:style-name="P244"><text:span text:style-name="T108"><text:s text:c="4"/>//position it is to be inserted into</text:span></text:p>
      <text:p text:style-name="P244"><text:span text:style-name="T108"/></text:p>
      <text:p text:style-name="P244"><text:span text:style-name="T108"><text:s text:c="4"/>void add(int value, int pos) {</text:span></text:p>
      <text:p text:style-name="P244"><text:span text:style-name="T108"/></text:p>
      <text:p text:style-name="P244"><text:span text:style-name="T108"><text:s text:c="8"/>//create two new data structures one to store the information and another to</text:span></text:p>
      <text:p text:style-name="P244"><text:span text:style-name="T108"><text:s text:c="8"/>//search for the position of the node to insert it into the list</text:span></text:p>
      <text:p text:style-name="P244"><text:span text:style-name="T108"><text:s text:c="8"/>struct node *nprobe, *node;</text:span></text:p>
      <text:p text:style-name="P244"><text:span text:style-name="T108"><text:s text:c="8"/>node = new(struct node);</text:span></text:p>
      <text:p text:style-name="P244"><text:soft-page-break/><text:span text:style-name="T108"><text:s text:c="8"/>//set the value of the new node to the passed value</text:span></text:p>
      <text:p text:style-name="P244"><text:span text:style-name="T108"><text:s text:c="8"/>node-&gt;nvalue = value;</text:span></text:p>
      <text:p text:style-name="P244"><text:span text:style-name="T108"><text:s text:c="8"/>//if head == nullptr it means it has not been initilised and the list is empty</text:span></text:p>
      <text:p text:style-name="P244"><text:span text:style-name="T108"><text:s text:c="8"/>if (head == nullptr) {</text:span></text:p>
      <text:p text:style-name="P244"><text:span text:style-name="T108"><text:s text:c="12"/>//set the head node equal to the created node as this will serve as the head</text:span></text:p>
      <text:p text:style-name="P244"><text:span text:style-name="T108"><text:s text:c="12"/>head = node;</text:span></text:p>
      <text:p text:style-name="P244"><text:span text:style-name="T108"><text:s text:c="12"/>tail = node;</text:span></text:p>
      <text:p text:style-name="P244"><text:span text:style-name="T108"><text:s text:c="12"/>//increase the length (essentially used to point to the element location)</text:span></text:p>
      <text:p text:style-name="P244"><text:span text:style-name="T108"><text:s text:c="12"/>length ++;</text:span></text:p>
      <text:p text:style-name="P244"><text:span text:style-name="T108"><text:s text:c="8"/>// else if the position inputted is less than 1 insert the node at the start of the list</text:span></text:p>
      <text:p text:style-name="P244"><text:span text:style-name="T108"><text:s text:c="8"/>} else if (pos &lt; 1) {</text:span></text:p>
      <text:p text:style-name="P244"><text:span text:style-name="T108"><text:s text:c="12"/>//set the nodes next pointer equal to the current head of the list</text:span></text:p>
      <text:p text:style-name="P244"><text:span text:style-name="T108"><text:s text:c="12"/>node-&gt;next = head;</text:span></text:p>
      <text:p text:style-name="P244"><text:span text:style-name="T108"><text:s text:c="12"/>//set the head nodes previous pointer point to the new node</text:span></text:p>
      <text:p text:style-name="P244"><text:span text:style-name="T108"><text:s text:c="12"/>node-&gt;next-&gt;prev = node;</text:span></text:p>
      <text:p text:style-name="P244"><text:span text:style-name="T108"><text:s text:c="12"/>length++;</text:span></text:p>
      <text:p text:style-name="P244"><text:span text:style-name="T108"><text:s text:c="3"/></text:span><text:span text:style-name="T101"><text:s text:c="9"/>//set the head of the list equal to the new node</text:span></text:p>
      <text:p text:style-name="P244"><text:span text:style-name="T101"><text:s text:c="12"/>head = node;</text:span></text:p>
      <text:p text:style-name="P244"><text:span text:style-name="T101"><text:s text:c="8"/>// else if the position is longer than the length insert the node at the end of the list</text:span></text:p>
      <text:p text:style-name="P244"><text:span text:style-name="T101"><text:s text:c="8"/>} else if (pos &gt; length) {</text:span></text:p>
      <text:p text:style-name="P244"><text:span text:style-name="T101"><text:s text:c="12"/>//set the nodes previous pointer point to the current tail</text:span></text:p>
      <text:p text:style-name="P244"><text:span text:style-name="T101"><text:s text:c="12"/>node-&gt;prev = tail;</text:span></text:p>
      <text:p text:style-name="P244"><text:span text:style-name="T101"><text:s text:c="12"/>//set the current tails next node to the current node</text:span></text:p>
      <text:p text:style-name="P244"><text:span text:style-name="T101"><text:s text:c="12"/>node-&gt;prev-&gt;next = node;</text:span></text:p>
      <text:p text:style-name="P244"><text:span text:style-name="T101"><text:s text:c="12"/>length++;</text:span></text:p>
      <text:p text:style-name="P244"><text:span text:style-name="T101"><text:s text:c="12"/>//make the tail of the list equal to the current node</text:span></text:p>
      <text:p text:style-name="P244"><text:span text:style-name="T101"><text:s text:c="12"/>tail = node;</text:span></text:p>
      <text:p text:style-name="P244"><text:span text:style-name="T101"><text:s text:c="8"/>} else {</text:span></text:p>
      <text:p text:style-name="P244"><text:span text:style-name="T101"><text:s text:c="12"/>//else make the scanning node equal to the head of the list</text:span></text:p>
      <text:p text:style-name="P244"><text:span text:style-name="T101"><text:s text:c="12"/>nprobe = head;</text:span></text:p>
      <text:p text:style-name="P244"><text:span text:style-name="T101"/></text:p>
      <text:p text:style-name="P244"><text:span text:style-name="T101"><text:s text:c="12"/>//run this loop as many times as the inputted position to get the scanning node</text:span></text:p>
      <text:p text:style-name="P244"><text:span text:style-name="T101"><text:s text:c="12"/>//to the required element to insert it into the list</text:span></text:p>
      <text:p text:style-name="P244"><text:span text:style-name="T101"><text:s text:c="12"/>for (int i = 0; i &lt; pos; i++){nprobe = nprobe-&gt;next;}</text:span></text:p>
      <text:p text:style-name="P244"><text:span text:style-name="T101"/></text:p>
      <text:p text:style-name="P244"><text:span text:style-name="T101"><text:s text:c="12"/>//make the nodes next equal to nprobe (representing an element in the list)</text:span></text:p>
      <text:p text:style-name="P244"><text:span text:style-name="T101"><text:s text:c="12"/>node-&gt;next = nprobe;</text:span></text:p>
      <text:p text:style-name="P244"><text:span text:style-name="T101"><text:s text:c="12"/>//set the previous pointer on the new node to the same as the scanning nodes</text:span></text:p>
      <text:p text:style-name="P244"><text:span text:style-name="T101"><text:s text:c="12"/>node-&gt;prev = nprobe-&gt;prev;</text:span></text:p>
      <text:p text:style-name="P244"><text:span text:style-name="T101"><text:s text:c="12"/>//set the node before the scanning nodes next pointer to the new node</text:span></text:p>
      <text:p text:style-name="P244"><text:span text:style-name="T101"><text:s text:c="12"/>nprobe-&gt;prev-&gt;next = node;</text:span></text:p>
      <text:p text:style-name="P244"><text:span text:style-name="T101"><text:s text:c="12"/>//set the scanning nodes previous to the new node</text:span></text:p>
      <text:p text:style-name="P244"><text:span text:style-name="T101"><text:s text:c="12"/>nprobe-&gt;prev = node;</text:span></text:p>
      <text:p text:style-name="P244"><text:span text:style-name="T101"/></text:p>
      <text:p text:style-name="P244"><text:span text:style-name="T101"><text:s text:c="12"/>//this links the next and previous up of the previous node and next node, inserting the new node</text:span></text:p>
      <text:p text:style-name="P244"><text:span text:style-name="T101"><text:s text:c="12"/>//into the position of the scanning node and pushing the scanning node foward in the list</text:span></text:p>
      <text:p text:style-name="P244"><text:span text:style-name="T101"><text:s text:c="12"/>length++;</text:span></text:p>
      <text:p text:style-name="P182"><text:soft-page-break/><text:span text:style-name="T101"><text:s text:c="8"/>}</text:span></text:p>
      <text:p text:style-name="P244"><text:span text:style-name="T101"><text:s text:c="4"/>}</text:span></text:p>
      <text:p text:style-name="P244"><text:span text:style-name="T101"/></text:p>
      <text:p text:style-name="P244"><text:span text:style-name="T101"><text:s text:c="4"/>//function to delete nodes in the list based on a provided position</text:span></text:p>
      <text:p text:style-name="P244"><text:span text:style-name="T101"><text:s text:c="4"/>void del(int pos) {</text:span></text:p>
      <text:p text:style-name="P244"><text:span text:style-name="T101"><text:s text:c="8"/>//create a new node structure used to traverse the list and aid in deletion</text:span></text:p>
      <text:p text:style-name="P244"><text:span text:style-name="T101"><text:s text:c="8"/>//subsequently set this to the head of the node</text:span></text:p>
      <text:p text:style-name="P244"><text:span text:style-name="T101"><text:s text:c="8"/>struct node *nprobe;</text:span></text:p>
      <text:p text:style-name="P244"><text:span text:style-name="T101"><text:s text:c="8"/>nprobe = head;</text:span></text:p>
      <text:p text:style-name="P244"><text:span text:style-name="T101"/></text:p>
      <text:p text:style-name="P244"><text:span text:style-name="T101"><text:s text:c="8"/>//run this loop as many times as the inputted position to get the scanning node</text:span></text:p>
      <text:p text:style-name="P244"><text:span text:style-name="T101"><text:s text:c="8"/>//to the required element to insert it into the list</text:span></text:p>
      <text:p text:style-name="P244"><text:span text:style-name="T101"><text:s text:c="8"/>for (int i = 0; i &lt; pos; i++){nprobe = nprobe-&gt;next;}</text:span></text:p>
      <text:p text:style-name="P244"><text:span text:style-name="T101"/></text:p>
      <text:p text:style-name="P244"><text:span text:style-name="T101"/></text:p>
      <text:p text:style-name="P244"><text:span text:style-name="T101"><text:s text:c="8"/>if (pos == length) {</text:span></text:p>
      <text:p text:style-name="P244"><text:span text:style-name="T101"><text:s text:c="12"/>//set the probes previous nodes next pointer to null</text:span></text:p>
      <text:p text:style-name="P244"><text:span text:style-name="T101"><text:s text:c="12"/>nprobe-&gt;prev-&gt;next = nullptr;</text:span></text:p>
      <text:p text:style-name="P244"><text:span text:style-name="T101"><text:s text:c="12"/>//set the tail to the previous node</text:span></text:p>
      <text:p text:style-name="P244"><text:span text:style-name="T101"><text:s text:c="12"/>tail = nprobe-&gt;prev;</text:span></text:p>
      <text:p text:style-name="P244"><text:span text:style-name="T101"><text:s text:c="12"/>length--;</text:span></text:p>
      <text:p text:style-name="P244"><text:span text:style-name="T101"><text:s text:c="8"/>} else if (pos == 1) {</text:span></text:p>
      <text:p text:style-name="P244"><text:span text:style-name="T101"><text:s text:c="12"/>//set the probes next nodes previous pointer to null</text:span></text:p>
      <text:p text:style-name="P244"><text:span text:style-name="T101"><text:s text:c="12"/>nprobe-&gt;next-&gt;prev = nullptr;</text:span></text:p>
      <text:p text:style-name="P244"><text:span text:style-name="T101"><text:s text:c="12"/>//set the head to the next node</text:span></text:p>
      <text:p text:style-name="P244"><text:span text:style-name="T101"><text:s text:c="12"/>head = nprobe-&gt;next;</text:span></text:p>
      <text:p text:style-name="P244"><text:span text:style-name="T101"><text:s text:c="12"/>length--;</text:span></text:p>
      <text:p text:style-name="P244"><text:span text:style-name="T101"><text:s text:c="8"/>} else if (length == 0) {</text:span></text:p>
      <text:p text:style-name="P244"><text:span text:style-name="T101"><text:s text:c="12"/>//set both head and tail to null as the list is empty</text:span></text:p>
      <text:p text:style-name="P244"><text:span text:style-name="T101"><text:s text:c="12"/>head = nullptr;</text:span></text:p>
      <text:p text:style-name="P244"><text:span text:style-name="T101"><text:s text:c="12"/>tail = nullptr;</text:span></text:p>
      <text:p text:style-name="P244"><text:span text:style-name="T101"><text:s text:c="8"/>} else {</text:span></text:p>
      <text:p text:style-name="P244"><text:span text:style-name="T101"><text:s text:c="12"/>//else link the next and previous pointers up to the next and previous nodes</text:span></text:p>
      <text:p text:style-name="P244"><text:span text:style-name="T101"><text:s text:c="12"/>nprobe-&gt;prev-&gt;next = nprobe-&gt;next;</text:span></text:p>
      <text:p text:style-name="P244"><text:span text:style-name="T101"><text:s text:c="12"/>nprobe-&gt;next-&gt;prev = nprobe-&gt;prev;</text:span></text:p>
      <text:p text:style-name="P244"><text:span text:style-name="T101"><text:s text:c="8"/>}</text:span></text:p>
      <text:p text:style-name="P244"><text:span text:style-name="T101"><text:s text:c="4"/>}</text:span></text:p>
      <text:p text:style-name="P244"><text:span text:style-name="T101"/></text:p>
      <text:p text:style-name="P244"><text:span text:style-name="T101"><text:s text:c="4"/>//function to print the list of nodes</text:span></text:p>
      <text:p text:style-name="P244"><text:span text:style-name="T101"><text:s text:c="4"/>void display() {</text:span></text:p>
      <text:p text:style-name="P244"><text:span text:style-name="T101"><text:s text:c="8"/>//create a scanning node structure and set it to head</text:span></text:p>
      <text:p text:style-name="P244"><text:span text:style-name="T101"><text:s text:c="8"/>struct node *nprobe;</text:span></text:p>
      <text:p text:style-name="P244"><text:span text:style-name="T101"><text:s text:c="8"/>nprobe = head;</text:span></text:p>
      <text:p text:style-name="P244"><text:span text:style-name="T101"/></text:p>
      <text:p text:style-name="P244"><text:span text:style-name="T101"><text:s text:c="8"/>//while nprobe is still within the list print the value asociated with it and</text:span></text:p>
      <text:p text:style-name="P244"><text:span text:style-name="T101"><text:s text:c="8"/>//set the probe to the next item in the list</text:span></text:p>
      <text:p text:style-name="P244"><text:span text:style-name="T101"><text:s text:c="8"/>while (nprobe != 0){</text:span></text:p>
      <text:p text:style-name="P244"><text:soft-page-break/><text:span text:style-name="T101"><text:s text:c="12"/>cout&lt;&lt;nprobe-&gt;nvalue&lt;&lt;" &lt;-&gt; ";</text:span></text:p>
      <text:p text:style-name="P244"><text:span text:style-name="T101"><text:s text:c="12"/>nprobe = nprobe-&gt;next;</text:span></text:p>
      <text:p text:style-name="P244"><text:span text:style-name="T101"><text:s text:c="8"/>}</text:span></text:p>
      <text:p text:style-name="P244"><text:span text:style-name="T101"><text:s text:c="4"/>}</text:span></text:p>
      <text:p text:style-name="P244"><text:span text:style-name="T101"/></text:p>
      <text:p text:style-name="P244"><text:span text:style-name="T101">};</text:span></text:p>
      <text:p text:style-name="P244"><text:span text:style-name="T101"/></text:p>
      <text:p text:style-name="P244"><text:span text:style-name="T101">int main(int argc, char *argv[])</text:span></text:p>
      <text:p text:style-name="P244"><text:span text:style-name="T101">{</text:span></text:p>
      <text:p text:style-name="P244"><text:span text:style-name="T101"/></text:p>
      <text:p text:style-name="P244"><text:span text:style-name="T101"><text:s text:c="4"/>List* l= new List();</text:span></text:p>
      <text:p text:style-name="P244"><text:span text:style-name="T101"><text:s text:c="4"/>l-&gt;add(1,0);</text:span></text:p>
      <text:p text:style-name="P244"><text:span text:style-name="T101"><text:s text:c="4"/>cout&lt;&lt;"adding 1 to position 0 gives us: "; l-&gt;display(); cout&lt;&lt;endl;</text:span></text:p>
      <text:p text:style-name="P244"><text:span text:style-name="T101"><text:s text:c="4"/>l-&gt;add(5,1);</text:span></text:p>
      <text:p text:style-name="P244"><text:span text:style-name="T101"><text:s text:c="4"/>cout&lt;&lt;"adding 5 to position 1 gives us: "; l-&gt;display(); cout&lt;&lt;endl;</text:span></text:p>
      <text:p text:style-name="P244"><text:span text:style-name="T101"><text:s text:c="4"/>l-&gt;add(3,2);</text:span></text:p>
      <text:p text:style-name="P244"><text:span text:style-name="T101"><text:s text:c="4"/>cout&lt;&lt;"adding 3 to position 2 gives us: "; l-&gt;display(); cout&lt;&lt;endl;</text:span></text:p>
      <text:p text:style-name="P244"><text:span text:style-name="T101"><text:s text:c="4"/>l-&gt;add(5,1);</text:span></text:p>
      <text:p text:style-name="P244"><text:span text:style-name="T101"><text:s text:c="4"/>cout&lt;&lt;"adding 5 to position 1 gives us: "; l-&gt;display(); cout&lt;&lt;endl;</text:span></text:p>
      <text:p text:style-name="P244"><text:span text:style-name="T101"><text:s text:c="4"/>l-&gt;add(7,1);</text:span></text:p>
      <text:p text:style-name="P244"><text:span text:style-name="T101"><text:s text:c="4"/>cout&lt;&lt;"adding 7 to position 1 gives us: "; l-&gt;display(); cout&lt;&lt;endl;</text:span></text:p>
      <text:p text:style-name="P244"><text:span text:style-name="T101"><text:s text:c="4"/>l-&gt;add(3,2);</text:span></text:p>
      <text:p text:style-name="P244"><text:span text:style-name="T101"><text:s text:c="4"/>cout&lt;&lt;"adding 3 to position 2 gives us: "; l-&gt;display(); cout&lt;&lt;endl;</text:span></text:p>
      <text:p text:style-name="P244"><text:span text:style-name="T101"/></text:p>
      <text:p text:style-name="P244"><text:span text:style-name="T101"><text:s text:c="4"/>l-&gt;del(3);</text:span></text:p>
      <text:p text:style-name="P244"><text:span text:style-name="T101"><text:s text:c="4"/>cout&lt;&lt;"deleting element in position 3 gives us: "; l-&gt;display(); cout&lt;&lt;endl;</text:span></text:p>
      <text:p text:style-name="P244"><text:span text:style-name="T101"/></text:p>
      <text:p text:style-name="P244"><text:span text:style-name="T101"><text:s text:c="4"/>l-&gt;del(2);</text:span></text:p>
      <text:p text:style-name="P244"><text:span text:style-name="T101"><text:s text:c="4"/>cout&lt;&lt;"deleting element in position 2 gives us: "; l-&gt;display(); cout&lt;&lt;endl;</text:span></text:p>
      <text:p text:style-name="P244"><text:span text:style-name="T101"/></text:p>
      <text:p text:style-name="P244"><text:span text:style-name="T101"><text:s text:c="4"/>delete l;</text:span></text:p>
      <text:p text:style-name="P244"><text:span text:style-name="T101"/></text:p>
      <text:p text:style-name="P244"><text:span text:style-name="T101"><text:s text:c="4"/>return 0;</text:span></text:p>
      <text:p text:style-name="P244"><text:span text:style-name="T101">}</text:span></text:p>
      <text:p text:style-name="P244"><text:span text:style-name="T101"/></text:p>
      <text:p text:style-name="P244"><text:span text:style-name="T101">//The big O notation in this program is O(n), inserting into a linked list requires 0(1)</text:span></text:p>
      <text:p text:style-name="P244"><text:span text:style-name="T101">//processing time, but if the item is to be inserted into the middle of the linked list</text:span></text:p>
      <text:p text:style-name="P244"><text:span text:style-name="T101">//this requires traversing the nodes within the list, for the length of the list</text:span></text:p>
      <text:p text:style-name="P244"><text:span text:style-name="T101">//this end up leaving us with a big O notation of 0(n) for the worstcase runtime</text:span></text:p>
      <text:p text:style-name="P182"><text:span text:style-name="T101"/></text:p>
      <text:p text:style-name="P199"><text:span text:style-name="T130">############</text:span><text:span text:style-name="T131">#####</text:span><text:span text:style-name="T130">#######END-OF-CODE#########</text:span><text:span text:style-name="T131">#####</text:span><text:span text:style-name="T130">#############</text:span></text:p>
      <text:p text:style-name="P337"><text:span text:style-name="T130">############</text:span><text:span text:style-name="T131">#####</text:span><text:span text:style-name="T130">#######</text:span><text:span text:style-name="T132">PSEUDOCODE</text:span><text:span text:style-name="T130">#########</text:span><text:span text:style-name="T131">#####</text:span><text:span text:style-name="T130">############</text:span><text:span text:style-name="T133">#</text:span></text:p>
      <text:p text:style-name="P200"><text:span text:style-name="T133"/></text:p>
      <text:p text:style-name="P245"><text:span text:style-name="T109">S</text:span><text:span text:style-name="T110">TRUCTURE NODE</text:span></text:p>
      <text:p text:style-name="P104"><text:span text:style-name="T110"><text:tab/>nvalue </text:span><text:span text:style-name="T104">←</text:span><text:span text:style-name="T110">null</text:span></text:p>
      <text:p text:style-name="P104"><text:span text:style-name="T110"><text:tab/>next </text:span><text:span text:style-name="T104">←</text:span><text:span text:style-name="T110">null</text:span></text:p>
      <text:p text:style-name="P104"><text:span text:style-name="T110"><text:tab/>previous </text:span><text:span text:style-name="T104">←</text:span><text:span text:style-name="T110">null</text:span></text:p>
      <text:p text:style-name="P65"/>
      <text:p text:style-name="P65"/>
      <text:p text:style-name="P105"><text:span text:style-name="T110">C</text:span><text:span text:style-name="T101">LASS LIST</text:span></text:p>
      <text:p text:style-name="P66"><text:tab/></text:p>
      <text:p text:style-name="P106"><text:span text:style-name="T101"><text:tab/></text:span><text:span text:style-name="T111">INITILIZER()</text:span></text:p>
      <text:p text:style-name="P107"><text:span text:style-name="T111"><text:tab/><text:tab/></text:span><text:span text:style-name="T112">length </text:span><text:span text:style-name="T104">← </text:span><text:span text:style-name="T112">-1</text:span></text:p>
      <text:p text:style-name="P106"><text:span text:style-name="T111"><text:tab/><text:tab/>head </text:span><text:span text:style-name="T104">← </text:span><text:span text:style-name="T111">null</text:span></text:p>
      <text:p text:style-name="P106"><text:span text:style-name="T111"><text:tab/><text:tab/>tail </text:span><text:span text:style-name="T104">← </text:span><text:span text:style-name="T111">null</text:span></text:p>
      <text:p text:style-name="P66"><text:tab/></text:p>
      <text:p text:style-name="P67"><text:tab/>ADD(VALUE, POSITION)</text:p>
      <text:p text:style-name="P108"><text:span text:style-name="T101"><text:tab/><text:tab/></text:span><text:span text:style-name="T113">nprobe </text:span><text:span text:style-name="T104">← </text:span><text:span text:style-name="T113">node </text:span><text:span text:style-name="T104">← </text:span><text:span text:style-name="T113">new node structure</text:span></text:p>
      <text:p text:style-name="P68"><text:tab/><text:tab/></text:p>
      <text:p text:style-name="P109"><text:span text:style-name="T113"><text:tab/><text:tab/></text:span><text:span text:style-name="T114">node nvalue </text:span><text:span text:style-name="T104">← </text:span><text:span text:style-name="T114">value</text:span></text:p>
      <text:p text:style-name="P69"><text:tab/><text:tab/></text:p>
      <text:p text:style-name="P109"><text:span text:style-name="T114"><text:tab/><text:tab/></text:span><text:span text:style-name="T115">IF head = null</text:span></text:p>
      <text:p text:style-name="P110"><text:span text:style-name="T115"><text:tab/><text:tab/><text:tab/>head </text:span><text:span text:style-name="T104">← </text:span><text:span text:style-name="T115">node</text:span></text:p>
      <text:p text:style-name="P110"><text:span text:style-name="T115"><text:tab/><text:tab/><text:tab/>tail </text:span><text:span text:style-name="T104">← </text:span><text:span text:style-name="T115">node</text:span></text:p>
      <text:p text:style-name="P111"><text:span text:style-name="T115"><text:tab/><text:tab/><text:tab/></text:span><text:span text:style-name="T116">length </text:span><text:span text:style-name="T104">← </text:span><text:span text:style-name="T116">length add 1</text:span></text:p>
      <text:p text:style-name="P111"><text:span text:style-name="T116"><text:tab/><text:tab/></text:span><text:span text:style-name="T117">ELSE IF position &lt; 1</text:span></text:p>
      <text:p text:style-name="P111"><text:span text:style-name="T117"><text:tab/><text:tab/><text:tab/>node next </text:span><text:span text:style-name="T104">← </text:span><text:span text:style-name="T117">head</text:span></text:p>
      <text:p text:style-name="P111"><text:span text:style-name="T117"><text:tab/><text:tab/><text:tab/>node next previous </text:span><text:span text:style-name="T104">← </text:span><text:span text:style-name="T117">node</text:span></text:p>
      <text:p text:style-name="P112"><text:span text:style-name="T117"><text:tab/><text:tab/><text:tab/>length </text:span><text:span text:style-name="T104">← </text:span><text:span text:style-name="T117">length add 1</text:span></text:p>
      <text:p text:style-name="P112"><text:span text:style-name="T117"><text:tab/><text:tab/></text:span><text:span text:style-name="T118">ELSE IF pos</text:span><text:span text:style-name="T119">ition</text:span><text:span text:style-name="T118"> &gt; length</text:span></text:p>
      <text:p text:style-name="P112"><text:span text:style-name="T118"><text:tab/><text:tab/><text:tab/>node previous </text:span><text:span text:style-name="T104">← </text:span><text:span text:style-name="T118">tail</text:span></text:p>
      <text:p text:style-name="P112"><text:span text:style-name="T118"><text:tab/><text:tab/><text:tab/>node previous next </text:span><text:span text:style-name="T104">← </text:span><text:span text:style-name="T118">node</text:span></text:p>
      <text:p text:style-name="P112"><text:span text:style-name="T118"><text:tab/><text:tab/><text:tab/>length </text:span><text:span text:style-name="T104">←</text:span><text:span text:style-name="T118">length add 1</text:span></text:p>
      <text:p text:style-name="P112"><text:span text:style-name="T118"><text:tab/><text:tab/><text:tab/>tail </text:span><text:span text:style-name="T104">← </text:span><text:span text:style-name="T118">node</text:span></text:p>
      <text:p text:style-name="P70"><text:tab/><text:tab/>ELSE</text:p>
      <text:p text:style-name="P112"><text:span text:style-name="T118"><text:tab/><text:tab/><text:tab/>nprobe </text:span><text:span text:style-name="T104">← </text:span><text:span text:style-name="T118">head</text:span></text:p>
      <text:p text:style-name="P70"><text:tab/><text:tab/><text:tab/></text:p>
      <text:p text:style-name="P112"><text:span text:style-name="T118"><text:tab/><text:tab/><text:tab/></text:span><text:span text:style-name="T120">FOR</text:span><text:span text:style-name="T118"> I </text:span><text:span text:style-name="T104">←</text:span><text:span text:style-name="T118">0 in range of position</text:span></text:p>
      <text:p text:style-name="P113"><text:span text:style-name="T118"><text:tab/><text:tab/><text:tab/><text:tab/></text:span><text:span text:style-name="T121">nprobe </text:span><text:span text:style-name="T104">← </text:span><text:span text:style-name="T121">nprobe next</text:span></text:p>
      <text:p text:style-name="P112"><text:span text:style-name="T118"><text:tab/><text:tab/><text:tab/></text:span><text:span text:style-name="T115"><text:tab/><text:tab/><text:tab/></text:span></text:p>
      <text:p text:style-name="P114"><text:span text:style-name="T113"><text:tab/><text:tab/><text:tab/></text:span><text:span text:style-name="T120">node next </text:span><text:span text:style-name="T104">←</text:span><text:span text:style-name="T120">nprobe</text:span></text:p>
      <text:p text:style-name="P114"><text:span text:style-name="T120"><text:tab/><text:tab/><text:tab/>node previous </text:span><text:span text:style-name="T104">← </text:span><text:span text:style-name="T120">nprobe previous</text:span></text:p>
      <text:p text:style-name="P114"><text:span text:style-name="T120"><text:tab/><text:tab/><text:tab/>nprobe previous next </text:span><text:span text:style-name="T104">← </text:span><text:span text:style-name="T120">node</text:span></text:p>
      <text:p text:style-name="P114"><text:span text:style-name="T120"><text:tab/><text:tab/><text:tab/>nprobe previous </text:span><text:span text:style-name="T104">← </text:span><text:span text:style-name="T120">node</text:span></text:p>
      <text:p text:style-name="P114"><text:span text:style-name="T120"><text:tab/><text:tab/><text:tab/>length </text:span><text:span text:style-name="T104">←</text:span><text:span text:style-name="T120">length add 1</text:span></text:p>
      <text:p text:style-name="P71"/>
      <text:p text:style-name="P71"/>
      <text:p text:style-name="P71"/>
      <text:p text:style-name="P71"><text:soft-page-break/></text:p>
      <text:p text:style-name="P71"/>
      <text:p text:style-name="P114"><text:span text:style-name="T120"><text:tab/></text:span><text:span text:style-name="T122">DELETE(POSITION)</text:span></text:p>
      <text:p text:style-name="P115"><text:span text:style-name="T122"><text:tab/><text:tab/></text:span><text:span text:style-name="T123">nprobe </text:span><text:span text:style-name="T104">← </text:span><text:span text:style-name="T123">new node structure</text:span></text:p>
      <text:p text:style-name="P115"><text:span text:style-name="T123"><text:tab/><text:tab/>nprobe </text:span><text:span text:style-name="T104">← </text:span><text:span text:style-name="T123">head</text:span></text:p>
      <text:p text:style-name="P72"/>
      <text:p text:style-name="P116"><text:span text:style-name="T123"><text:tab/><text:tab/></text:span><text:span text:style-name="T124">FOR</text:span><text:span text:style-name="T125"> I </text:span><text:span text:style-name="T104">← </text:span><text:span text:style-name="T125">0 in range position</text:span></text:p>
      <text:p text:style-name="P116"><text:span text:style-name="T125"><text:tab/><text:tab/><text:tab/>nprobe </text:span><text:span text:style-name="T104">← </text:span><text:span text:style-name="T125">nprobe next</text:span></text:p>
      <text:p text:style-name="P73"/>
      <text:p text:style-name="P116"><text:span text:style-name="T125"><text:tab/><text:tab/></text:span><text:span text:style-name="T124">IF </text:span><text:span text:style-name="T126">position = length</text:span></text:p>
      <text:p text:style-name="P117"><text:span text:style-name="T126"><text:tab/><text:tab/><text:tab/>nprobe previous next </text:span><text:span text:style-name="T104">←</text:span><text:span text:style-name="T126">null</text:span></text:p>
      <text:p text:style-name="P117"><text:span text:style-name="T126"><text:tab/><text:tab/><text:tab/>tail </text:span><text:span text:style-name="T104">← </text:span><text:span text:style-name="T126">nprobe previous</text:span></text:p>
      <text:p text:style-name="P117"><text:span text:style-name="T126"><text:tab/><text:tab/><text:tab/>length </text:span><text:span text:style-name="T104">← </text:span><text:span text:style-name="T126">length sub 1</text:span></text:p>
      <text:p text:style-name="P117"><text:span text:style-name="T126"><text:tab/><text:tab/></text:span><text:span text:style-name="T127">ELSE IF position = 1</text:span></text:p>
      <text:p text:style-name="P118"><text:span text:style-name="T127"><text:tab/><text:tab/><text:tab/>nprobe next previous </text:span><text:span text:style-name="T104">← </text:span><text:span text:style-name="T127">null</text:span></text:p>
      <text:p text:style-name="P118"><text:span text:style-name="T127"><text:tab/><text:tab/><text:tab/>head </text:span><text:span text:style-name="T104">← </text:span><text:span text:style-name="T127">nprobe next</text:span></text:p>
      <text:p text:style-name="P118"><text:span text:style-name="T127"><text:tab/><text:tab/><text:tab/>length </text:span><text:span text:style-name="T104">← </text:span><text:span text:style-name="T127">length sub 1</text:span></text:p>
      <text:p text:style-name="P119"><text:span text:style-name="T127"><text:tab/><text:tab/></text:span><text:span text:style-name="T128">ELSE IF length = 0</text:span></text:p>
      <text:p text:style-name="P120"><text:span text:style-name="T128"><text:tab/><text:tab/><text:tab/></text:span><text:span text:style-name="T129">head </text:span><text:span text:style-name="T104">←</text:span><text:span text:style-name="T129">null</text:span></text:p>
      <text:p text:style-name="P120"><text:span text:style-name="T129"><text:tab/><text:tab/> <text:tab/>tail </text:span><text:span text:style-name="T104">←</text:span><text:span text:style-name="T135"> </text:span><text:span text:style-name="T136">null</text:span></text:p>
      <text:p text:style-name="P120"><text:span text:style-name="T136"><text:tab/><text:tab/></text:span><text:span text:style-name="T137">ELSE</text:span></text:p>
      <text:p text:style-name="P121"><text:span text:style-name="T137"><text:tab/><text:tab/><text:tab/>nprobe previous next </text:span><text:span text:style-name="T135">← </text:span><text:span text:style-name="T137">nprobe next</text:span></text:p>
      <text:p text:style-name="P121"><text:span text:style-name="T137"><text:tab/><text:tab/><text:tab/>nprobe next previous </text:span><text:span text:style-name="T135">← </text:span><text:span text:style-name="T137">nprobe previous</text:span></text:p>
      <text:p text:style-name="P74"/>
      <text:p text:style-name="P121"><text:span text:style-name="T137"><text:tab/></text:span><text:span text:style-name="T138">DISPLAY</text:span></text:p>
      <text:p text:style-name="P122"><text:span text:style-name="T138"><text:tab/><text:tab/>nprobe </text:span><text:span text:style-name="T135">← </text:span><text:span text:style-name="T138">new node structure</text:span></text:p>
      <text:p text:style-name="P122"><text:span text:style-name="T138"><text:tab/><text:tab/>nprobe </text:span><text:span text:style-name="T135">← </text:span><text:span text:style-name="T138">head</text:span></text:p>
      <text:p text:style-name="P75"><text:tab/><text:tab/></text:p>
      <text:p text:style-name="P122"><text:span text:style-name="T138"><text:tab/><text:tab/></text:span><text:span text:style-name="T139">WHILE nprobe != null</text:span></text:p>
      <text:p text:style-name="P76"><text:tab/><text:tab/><text:tab/>print nprobe nvalue</text:p>
      <text:p text:style-name="P123"><text:span text:style-name="T139"><text:tab/><text:tab/><text:tab/>nprobe </text:span><text:span text:style-name="T135">← </text:span><text:span text:style-name="T139">nprobe next</text:span></text:p>
      <text:p text:style-name="P77"/>
      <text:p text:style-name="P124"><text:span text:style-name="T139">E</text:span><text:span text:style-name="T134">ND OF CLASS</text:span></text:p>
      <text:p text:style-name="P78"/>
      <text:p text:style-name="P125"><text:span text:style-name="T134">list </text:span><text:span text:style-name="T135">← </text:span><text:span text:style-name="T134">new instance of class list</text:span></text:p>
      <text:p text:style-name="P79"/>
      <text:p text:style-name="P125"><text:span text:style-name="T134">//</text:span><text:span text:style-name="T140">Then it is possible to call list </text:span><text:span text:style-name="T141">functions from the variable list</text:span></text:p>
      <text:p text:style-name="P264">//using correct values will add items to the list</text:p>
      <text:p text:style-name="P264"><text:span text:style-name="T109"/></text:p>
      <text:p text:style-name="P264"><text:span text:style-name="T109"/></text:p>
      <text:p text:style-name="P291"><text:span text:style-name="T13">#########################END-OF-PSEUDOCODE###########################</text:span></text:p>
      <text:p text:style-name="P266"/>
      <text:p text:style-name="P265">After reading and understanding Diana’s provided code I went ahead and rewrote the program in my programming syle so that I understood the implementation <text:span text:style-name="T169">of the linked list in more detail. Deletion of nodes was much easier than inserting nodes into the list as as all that was required was the position of the element and to link the next and previous nodes of the next and previous element with eachother.</text:span></text:p>
      <text:p text:style-name="P348">Question 12.</text:p>
      <text:p text:style-name="P296"><text:tab/>Implement TREE_SORT algorithm in a language of your choice, but make sure that the</text:p>
      <text:p text:style-name="P296"><text:tab/>INORDER function is implemented iteratively.</text:p>
      <text:p text:style-name="P296"><text:tab/></text:p>
      <text:p text:style-name="P297"><text:span text:style-name="T13">############################CODE############################</text:span></text:p>
      <text:p text:style-name="P297"/>
      <text:p text:style-name="P267">#include &lt;iostream&gt;</text:p>
      <text:p text:style-name="P267">#include &lt;stack&gt;</text:p>
      <text:p text:style-name="P267"/>
      <text:p text:style-name="P267">using namespace std;</text:p>
      <text:p text:style-name="P267"/>
      <text:p text:style-name="P267">//create a class with a datastructure for a binary tree node as a public object</text:p>
      <text:p text:style-name="P267">//assign it a value pointer along with a left and right pointer for its left</text:p>
      <text:p text:style-name="P267">//and right children</text:p>
      <text:p text:style-name="P267"/>
      <text:p text:style-name="P267">class BinTreeNode{</text:p>
      <text:p text:style-name="P267">public:</text:p>
      <text:p text:style-name="P267"><text:s text:c="2"/>BinTreeNode(int value){</text:p>
      <text:p text:style-name="P267"><text:s text:c="4"/>this-&gt;value=value;</text:p>
      <text:p text:style-name="P267"><text:s text:c="4"/>this-&gt;left=NULL;</text:p>
      <text:p text:style-name="P267"><text:s text:c="4"/>this-&gt;right=NULL;</text:p>
      <text:p text:style-name="P267"><text:s text:c="2"/>}</text:p>
      <text:p text:style-name="P267"><text:s text:c="2"/>int value;</text:p>
      <text:p text:style-name="P267"><text:s text:c="2"/>BinTreeNode* left;</text:p>
      <text:p text:style-name="P267"><text:s text:c="2"/>BinTreeNode* right;</text:p>
      <text:p text:style-name="P267"/>
      <text:p text:style-name="P267"/>
      <text:p text:style-name="P267">};</text:p>
      <text:p text:style-name="P267"/>
      <text:p text:style-name="P267">//essentially a function for creating new nodes for the binary tree and placing them in the relevant</text:p>
      <text:p text:style-name="P267">//position in the tree this runs recursivly untill it finds a node that has no children in the correct</text:p>
      <text:p text:style-name="P267">//position (left or right)</text:p>
      <text:p text:style-name="P267">BinTreeNode* tree_insert(BinTreeNode* tree, int item){</text:p>
      <text:p text:style-name="P267"><text:s text:c="4"/>// if tree equals null create a new node to serve as the root of the tree</text:p>
      <text:p text:style-name="P267"><text:s text:c="2"/>if(tree==NULL)</text:p>
      <text:p text:style-name="P267"><text:s text:c="4"/>tree=new BinTreeNode(item);</text:p>
      <text:p text:style-name="P267"><text:s text:c="2"/>else</text:p>
      <text:p text:style-name="P267"><text:s text:c="4"/>if(item &lt; tree-&gt;value) <text:s/>//if inputted value is lower than the tree nodes value and has no children to the left</text:p>
      <text:p text:style-name="P267"><text:s text:c="6"/>if(tree-&gt;left==NULL) <text:s/>// create a new tree node and point the nodes left pointer to the new node</text:p>
      <text:p text:style-name="P267"><text:s text:c="8"/>tree-&gt;left=new BinTreeNode(item);</text:p>
      <text:p text:style-name="P267"><text:s text:c="6"/>else <text:s text:c="17"/>//else recursivly run the program sending the left leaf of the node to the next iteration</text:p>
      <text:p text:style-name="P267"><text:s text:c="8"/>tree_insert(tree-&gt;left,item);</text:p>
      <text:p text:style-name="P267"><text:s text:c="4"/>else <text:s text:c="3"/>//else the number is higher and has to be inserted to the right child, if the node has no right child</text:p>
      <text:p text:style-name="P267"><text:s text:c="6"/>if(tree-&gt;right==NULL) //create a new noode with the inputted value</text:p>
      <text:p text:style-name="P267"><text:soft-page-break/><text:s text:c="8"/>tree-&gt;right=new BinTreeNode(item);</text:p>
      <text:p text:style-name="P267"><text:s text:c="6"/>else <text:s text:c="17"/>//otherwise run the program again using the nodes right child</text:p>
      <text:p text:style-name="P267"><text:s text:c="8"/>tree_insert(tree-&gt;right,item);</text:p>
      <text:p text:style-name="P267"><text:s text:c="2"/>return tree;</text:p>
      <text:p text:style-name="P267"/>
      <text:p text:style-name="P267">}</text:p>
      <text:p text:style-name="P267"/>
      <text:p text:style-name="P267">//recursive function to print the post order of the tree</text:p>
      <text:p text:style-name="P267">void postorder(BinTreeNode* tree){</text:p>
      <text:p text:style-name="P267"><text:s text:c="4"/>// if the left node of the tree is not null recursivly move to the left node</text:p>
      <text:p text:style-name="P267"><text:s text:c="2"/>if(tree-&gt;left!=NULL)</text:p>
      <text:p text:style-name="P267"><text:s text:c="4"/>postorder(tree-&gt;left);</text:p>
      <text:p text:style-name="P267"><text:s text:c="4"/>//if the right node of the tree is not null recursivly move to the right node</text:p>
      <text:p text:style-name="P267"><text:s text:c="2"/>if(tree-&gt;right!=NULL)</text:p>
      <text:p text:style-name="P267"><text:s text:c="4"/>postorder(tree-&gt;right);</text:p>
      <text:p text:style-name="P267"><text:s text:c="4"/>//this results in each move being the top of the processing stack so nodes get</text:p>
      <text:p text:style-name="P267"><text:s text:c="4"/>//printed in the order that it is traversed</text:p>
      <text:p text:style-name="P267"><text:s text:c="2"/>std::cout &lt;&lt; tree-&gt;value &lt;&lt; std::endl;</text:p>
      <text:p text:style-name="P267"/>
      <text:p text:style-name="P267">}</text:p>
      <text:p text:style-name="P267"/>
      <text:p text:style-name="P267">//this function utilises the stack to move between nodes printing the next lowest value</text:p>
      <text:p text:style-name="P267">void in_order(BinTreeNode* tree){</text:p>
      <text:p text:style-name="P267"/>
      <text:p text:style-name="P267"><text:s text:c="4"/>//initilise a bool for a while loop to break on base case</text:p>
      <text:p text:style-name="P267"><text:s text:c="4"/>bool done = false;</text:p>
      <text:p text:style-name="P267"/>
      <text:p text:style-name="P267"><text:s text:c="4"/>//create a new stack to push the nodes to for retrieval once the children have been printed</text:p>
      <text:p text:style-name="P267"><text:s text:c="4"/>stack&lt;BinTreeNode*&gt; s;</text:p>
      <text:p text:style-name="P267"><text:s text:c="4"/>//create a new structure used to traverse the tree</text:p>
      <text:p text:style-name="P267"><text:s text:c="4"/>BinTreeNode *current = tree;</text:p>
      <text:p text:style-name="P267"/>
      <text:p text:style-name="P267"/>
      <text:p text:style-name="P267"><text:s text:c="4"/>while (!done) {</text:p>
      <text:p text:style-name="P267"><text:s text:c="8"/>// if current is not null (have not gone too far into the left children)</text:p>
      <text:p text:style-name="P267"><text:s text:c="8"/>if (current) {</text:p>
      <text:p text:style-name="P267"><text:s text:c="12"/>//add the current to the stack and go to the left child</text:p>
      <text:p text:style-name="P267"><text:s text:c="12"/>s.push(current);</text:p>
      <text:p text:style-name="P267"><text:s text:c="12"/>current = current-&gt;left;</text:p>
      <text:p text:style-name="P267"><text:s text:c="8"/>//if the stack is empty (no more nodes to traverse and print in the stack) break from the loop</text:p>
      <text:p text:style-name="P267"><text:s text:c="8"/>} else if (s.empty()){</text:p>
      <text:p text:style-name="P267"><text:s text:c="12"/>done = true;</text:p>
      <text:p text:style-name="P267"><text:s text:c="8"/>//else there are no left children so current is the last parent node visited and remove it from the stack</text:p>
      <text:p text:style-name="P267"><text:s text:c="8"/>//print the value and move to the right child</text:p>
      <text:p text:style-name="P267"><text:s text:c="8"/>} else {</text:p>
      <text:p text:style-name="P267"><text:s text:c="12"/>current = s.top();</text:p>
      <text:p text:style-name="P267"><text:soft-page-break/><text:s text:c="12"/>s.pop();</text:p>
      <text:p text:style-name="P267"><text:s text:c="12"/>cout&lt;&lt;current-&gt;value&lt;&lt;" ";</text:p>
      <text:p text:style-name="P267"><text:s text:c="12"/>current = current-&gt;right;</text:p>
      <text:p text:style-name="P267"><text:s text:c="8"/>}</text:p>
      <text:p text:style-name="P267"><text:s text:c="8"/>//resulting in the binary tree being printed in a sorted manner before the stack becomes empty</text:p>
      <text:p text:style-name="P267"><text:s text:c="4"/>}</text:p>
      <text:p text:style-name="P267"/>
      <text:p text:style-name="P267">}</text:p>
      <text:p text:style-name="P267"/>
      <text:p text:style-name="P267">int main()</text:p>
      <text:p text:style-name="P267">{</text:p>
      <text:p text:style-name="P267"><text:s text:c="2"/>BinTreeNode* t=tree_insert(0,6);</text:p>
      <text:p text:style-name="P267"><text:s text:c="2"/>tree_insert(t,10);</text:p>
      <text:p text:style-name="P267"><text:s text:c="2"/>tree_insert(t,5);</text:p>
      <text:p text:style-name="P267"><text:s text:c="2"/>tree_insert(t,2);</text:p>
      <text:p text:style-name="P267"><text:s text:c="2"/>tree_insert(t,3);</text:p>
      <text:p text:style-name="P267"><text:s text:c="2"/>tree_insert(t,4);</text:p>
      <text:p text:style-name="P267"><text:s text:c="2"/>tree_insert(t,11);</text:p>
      <text:p text:style-name="P267"><text:s text:c="2"/>postorder(t);</text:p>
      <text:p text:style-name="P267"><text:s text:c="2"/>in_order(t);</text:p>
      <text:p text:style-name="P267"><text:s text:c="2"/>return 0;</text:p>
      <text:p text:style-name="P267"/>
      <text:p text:style-name="P267">}</text:p>
      <text:p text:style-name="P267"/>
      <text:p text:style-name="P267">//The big O for inserting a node into a tree is O(log(n)) as each comparison is removing half of the</text:p>
      <text:p text:style-name="P267">//remaining elements in the tree</text:p>
      <text:p text:style-name="P267"/>
      <text:p text:style-name="P267">//the worstcase for the in_order and postorder search functions is O(n) as you are requiring the</text:p>
      <text:p text:style-name="P267">//algorithm to vist every node within the tree</text:p>
      <text:p text:style-name="P267"/>
      <text:p text:style-name="P268"><text:span text:style-name="T3">############</text:span><text:span text:style-name="T4">#####</text:span><text:span text:style-name="T3">#######END-OF-CODE#########</text:span><text:span text:style-name="T4">#####</text:span><text:span text:style-name="T3">#############</text:span></text:p>
      <text:p text:style-name="P353"><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269"><text:span text:style-name="T12"/></text:p>
      <text:p text:style-name="P272"><text:span text:style-name="T141">S</text:span><text:span text:style-name="T134">TRUCTURE node</text:span></text:p>
      <text:p text:style-name="P135"><text:span text:style-name="T134"><text:tab/></text:span><text:span text:style-name="T143">value </text:span><text:span text:style-name="T135">←</text:span><text:span text:style-name="T143">null</text:span></text:p>
      <text:p text:style-name="P135"><text:span text:style-name="T143"><text:tab/>left </text:span><text:span text:style-name="T135">←</text:span><text:span text:style-name="T143">null</text:span></text:p>
      <text:p text:style-name="P135"><text:span text:style-name="T143"><text:tab/>right </text:span><text:span text:style-name="T135">←</text:span><text:span text:style-name="T143">null</text:span></text:p>
      <text:p text:style-name="P80"/>
      <text:p text:style-name="P127"><text:span text:style-name="T143">C</text:span><text:span text:style-name="T134">LASS BINTREE</text:span></text:p>
      <text:p text:style-name="P81"><text:tab/></text:p>
      <text:p text:style-name="P81"><text:tab/>INSERT(TREE,VALUE)</text:p>
      <text:p text:style-name="P128"><text:span text:style-name="T134"><text:tab/><text:tab/></text:span><text:span text:style-name="T144">I</text:span><text:span text:style-name="T134">F tree = null</text:span></text:p>
      <text:p text:style-name="P127"><text:span text:style-name="T134"><text:tab/><text:tab/><text:tab/>tree </text:span><text:span text:style-name="T135">← </text:span><text:span text:style-name="T134">new node structure</text:span></text:p>
      <text:p text:style-name="P129"><text:span text:style-name="T134"><text:tab/><text:tab/><text:tab/>tree value </text:span><text:span text:style-name="T135">← </text:span><text:span text:style-name="T134">value<text:tab/><text:tab/><text:tab/><text:tab/></text:span></text:p>
      <text:p text:style-name="P81"><text:tab/><text:tab/>ELSE</text:p>
      <text:p text:style-name="P81"><text:tab/><text:tab/><text:tab/>IF value &lt; tree value</text:p>
      <text:p text:style-name="P81"><text:tab/><text:tab/><text:tab/><text:tab/>IF tree left = null</text:p>
      <text:p text:style-name="P127"><text:span text:style-name="T134"><text:tab/><text:tab/><text:tab/><text:tab/><text:tab/>tree left </text:span><text:span text:style-name="T135">←</text:span><text:span text:style-name="T134">new node structure</text:span></text:p>
      <text:p text:style-name="P129"><text:span text:style-name="T134"><text:tab/><text:tab/><text:tab/><text:tab/><text:tab/></text:span><text:span text:style-name="T144">tree left value </text:span><text:span text:style-name="T135">←</text:span><text:span text:style-name="T144">value</text:span></text:p>
      <text:p text:style-name="P82"><text:tab/><text:tab/><text:tab/><text:tab/>ELSE</text:p>
      <text:p text:style-name="P130"><text:span text:style-name="T144"><text:tab/><text:tab/><text:tab/><text:tab/><text:tab/>tree </text:span><text:span text:style-name="T135">← </text:span><text:span text:style-name="T144">tree left</text:span></text:p>
      <text:p text:style-name="P82"><text:tab/><text:tab/><text:tab/>ELSE</text:p>
      <text:p text:style-name="P82"><text:tab/><text:tab/><text:tab/><text:tab/>IF tree right = null</text:p>
      <text:p text:style-name="P129"><text:span text:style-name="T144"><text:tab/><text:tab/><text:tab/><text:tab/><text:tab/>tree right </text:span><text:span text:style-name="T135">←</text:span><text:span text:style-name="T144">new node structure</text:span></text:p>
      <text:p text:style-name="P129"><text:span text:style-name="T144"><text:tab/><text:tab/><text:tab/><text:tab/><text:tab/>tree right value </text:span><text:span text:style-name="T135">← </text:span><text:span text:style-name="T144">value</text:span></text:p>
      <text:p text:style-name="P82"><text:tab/><text:tab/><text:tab/><text:tab/>ELSE</text:p>
      <text:p text:style-name="P129"><text:span text:style-name="T144"><text:tab/><text:tab/><text:tab/><text:tab/><text:tab/>tree </text:span><text:span text:style-name="T135">← </text:span><text:span text:style-name="T144">tree </text:span><text:span text:style-name="T145">right</text:span></text:p>
      <text:p text:style-name="P83"><text:tab/></text:p>
      <text:p text:style-name="P129"><text:span text:style-name="T145"><text:tab/></text:span><text:span text:style-name="T146">POSTORDER(TREE)</text:span></text:p>
      <text:p text:style-name="P84"><text:tab/><text:tab/>IF tree left != null</text:p>
      <text:p text:style-name="P84"><text:tab/><text:tab/><text:tab/>postorder(tree left)</text:p>
      <text:p text:style-name="P84"><text:tab/><text:tab/>IF tree right != null</text:p>
      <text:p text:style-name="P84"><text:tab/><text:tab/><text:tab/>postorder(tree right)</text:p>
      <text:p text:style-name="P84"/>
      <text:p text:style-name="P129"><text:span text:style-name="T146"><text:tab/></text:span><text:span text:style-name="T147">print tree value</text:span></text:p>
      <text:p text:style-name="P85"/>
      <text:p text:style-name="P85"/>
      <text:p text:style-name="P129"><text:span text:style-name="T147"><text:tab/></text:span><text:span text:style-name="T148">INORDER(tree)</text:span></text:p>
      <text:p text:style-name="P86"><text:tab/></text:p>
      <text:p text:style-name="P131"><text:span text:style-name="T148"><text:tab/>stack </text:span><text:span text:style-name="T135">←</text:span><text:span text:style-name="T148">stack of node structures</text:span></text:p>
      <text:p text:style-name="P132"><text:span text:style-name="T148"><text:tab/></text:span><text:span text:style-name="T149">current </text:span><text:span text:style-name="T135">←</text:span><text:span text:style-name="T149">tree</text:span></text:p>
      <text:p text:style-name="P133"><text:span text:style-name="T149"><text:tab/></text:span><text:span text:style-name="T150">done </text:span><text:span text:style-name="T135">← </text:span><text:span text:style-name="T150">false</text:span></text:p>
      <text:p text:style-name="P87"/>
      <text:p text:style-name="P132"><text:span text:style-name="T149"><text:tab/></text:span><text:span text:style-name="T151">WHILE</text:span><text:span text:style-name="T152"> (done = false</text:span><text:span text:style-name="T151">)</text:span></text:p>
      <text:p text:style-name="P88"><text:tab/><text:tab/>IF current != null</text:p>
      <text:p text:style-name="P134"><text:span text:style-name="T151"><text:tab/><text:tab/><text:tab/>stack </text:span><text:span text:style-name="T135">← </text:span><text:span text:style-name="T151">current</text:span></text:p>
      <text:p text:style-name="P134"><text:span text:style-name="T151"><text:tab/><text:tab/><text:tab/>current </text:span><text:span text:style-name="T135">← </text:span><text:span text:style-name="T151">current left</text:span></text:p>
      <text:p text:style-name="P126"><text:span text:style-name="T151"><text:tab/><text:tab/></text:span><text:span text:style-name="T142">ELSE IF stack </text:span><text:span text:style-name="T135">← </text:span><text:span text:style-name="T142">empty</text:span></text:p>
      <text:p text:style-name="P126"><text:soft-page-break/><text:span text:style-name="T142"><text:tab/><text:tab/><text:tab/>done </text:span><text:span text:style-name="T135">← </text:span><text:span text:style-name="T142">true</text:span></text:p>
      <text:p text:style-name="P89"><text:tab/><text:tab/>ELSE</text:p>
      <text:p text:style-name="P126"><text:span text:style-name="T142"><text:tab/><text:tab/><text:tab/>current </text:span><text:span text:style-name="T135">← </text:span><text:span text:style-name="T142">top of stack</text:span></text:p>
      <text:p text:style-name="P126"><text:span text:style-name="T142"><text:tab/><text:tab/><text:tab/>stack </text:span><text:span text:style-name="T135">←</text:span><text:span text:style-name="T142">stack pop</text:span></text:p>
      <text:p text:style-name="P89"><text:tab/><text:tab/><text:tab/>print current value</text:p>
      <text:p text:style-name="P126"><text:span text:style-name="T142"><text:tab/><text:tab/><text:tab/>current </text:span><text:span text:style-name="T135">← </text:span><text:span text:style-name="T142">current right</text:span></text:p>
      <text:p text:style-name="P126"><text:span text:style-name="T142"/></text:p>
      <text:p text:style-name="P292"><text:span text:style-name="T13">#########################END-OF-PSEUDOCODE###########################</text:span></text:p>
      <text:p text:style-name="P292"><text:span text:style-name="T18"/></text:p>
      <text:p text:style-name="P301"><text:span text:style-name="T18">C</text:span><text:span text:style-name="T19">reating a iterative function for printing the in sorted tree in ascending order required the use of a stack <text:s/>holding data structures to call upon after the left child has been exhausted. The simplicity of comparison in a binary tree such as above makes navigating the tree easy.</text:span></text:p>
      <text:p text:style-name="P301"><text:span text:style-name="T19"/></text:p>
      <text:p text:style-name="P349"><text:span text:style-name="T170">Q</text:span>uestion 13.</text:p>
      <text:p text:style-name="P302"><text:tab/>Write the pseudocode for an unweighted graph data structure. You either use an <text:tab/>adjacency matrix or an adjacency list approach. Also, write a function to add a new node <text:tab/>and a function to add an edge. Following that, implement the graph you have designed in <text:tab/>the programming language of your choice. You may use your own linked list from <text:tab/>previous labs, the STL LL, or use a simple fixed size array (10 elements would be fine).</text:p>
      <text:p text:style-name="P302"/>
      <text:p text:style-name="P302"/>
      <text:p text:style-name="P298"><text:span text:style-name="T13">############################CODE############################</text:span></text:p>
      <text:p text:style-name="P298"/>
      <text:p text:style-name="P273">#include &lt;iostream&gt;</text:p>
      <text:p text:style-name="P273"/>
      <text:p text:style-name="P273"/>
      <text:p text:style-name="P273">using namespace std;</text:p>
      <text:p text:style-name="P273"/>
      <text:p text:style-name="P273"/>
      <text:p text:style-name="P273">//create a structure to house the elements of a graph within a linked list storing the value of the node</text:p>
      <text:p text:style-name="P273">struct node{</text:p>
      <text:p text:style-name="P273"><text:s text:c="4"/>char nvalue;</text:p>
      <text:p text:style-name="P273"><text:s text:c="4"/>struct node *next;</text:p>
      <text:p text:style-name="P273"><text:s text:c="4"/>struct edge *edges;</text:p>
      <text:p text:style-name="P273">}*head;</text:p>
      <text:p text:style-name="P273"/>
      <text:p text:style-name="P273">//create a structure to house the links between the edges of a graph</text:p>
      <text:p text:style-name="P273">struct edge {</text:p>
      <text:p text:style-name="P273"><text:s text:c="4"/>struct node *link;</text:p>
      <text:p text:style-name="P273"><text:s text:c="4"/>struct edge *next;</text:p>
      <text:p text:style-name="P273">};</text:p>
      <text:p text:style-name="P273"/>
      <text:p text:style-name="P273">class Graph {</text:p>
      <text:p text:style-name="P273">public:</text:p>
      <text:p text:style-name="P273"/>
      <text:p text:style-name="P273"><text:s text:c="4"/>//length stored for traversing the list at a later date</text:p>
      <text:p text:style-name="P273"><text:s text:c="4"/>int length = -1;</text:p>
      <text:p text:style-name="P273"/>
      <text:p text:style-name="P273"><text:s text:c="4"/>//initilise the head of the linked list</text:p>
      <text:p text:style-name="P273"><text:s text:c="4"/>Graph() {</text:p>
      <text:p text:style-name="P273"><text:s text:c="8"/>head = nullptr;</text:p>
      <text:p text:style-name="P273"><text:s text:c="4"/>}</text:p>
      <text:p text:style-name="P273"/>
      <text:p text:style-name="P273"><text:s text:c="4"/>//function to add a new node with the value passed</text:p>
      <text:p text:style-name="P273"><text:s text:c="4"/>void add(char value) {</text:p>
      <text:p text:style-name="P273"><text:s text:c="8"/>//create the new structure and set the nvalue to the passed input setting a new edge for each</text:p>
      <text:p text:style-name="P273"><text:s text:c="8"/>//initilising the nested linked lists</text:p>
      <text:p text:style-name="P273"><text:s text:c="8"/>struct node *nprobe, *node;</text:p>
      <text:p text:style-name="P273"><text:s text:c="8"/>node = new(struct node);</text:p>
      <text:p text:style-name="P273"><text:s text:c="8"/>node-&gt;nvalue = value;</text:p>
      <text:p text:style-name="P273"><text:soft-page-break/><text:s text:c="8"/>node-&gt;edges = new (struct edge);</text:p>
      <text:p text:style-name="P273"><text:s text:c="8"/>//if head is equal to nullptr the list is empty so this is the head of the list</text:p>
      <text:p text:style-name="P273"><text:s text:c="8"/>if (head == nullptr) {</text:p>
      <text:p text:style-name="P273"><text:s text:c="12"/>head = node;</text:p>
      <text:p text:style-name="P273"><text:s text:c="8"/>} else {</text:p>
      <text:p text:style-name="P273"><text:s text:c="8"/>//set the probe to the head</text:p>
      <text:p text:style-name="P273"><text:s text:c="8"/>nprobe = head;</text:p>
      <text:p text:style-name="P273"/>
      <text:p text:style-name="P273"><text:s text:c="8"/>//while not at the end of the list move the probe to the next element</text:p>
      <text:p text:style-name="P273"><text:s text:c="8"/>while (nprobe-&gt;next != nullptr) {nprobe = nprobe-&gt;next;}</text:p>
      <text:p text:style-name="P273"/>
      <text:p text:style-name="P273"><text:s text:c="8"/>//set the node as the last element linking the next of the previous node</text:p>
      <text:p text:style-name="P273"><text:s text:c="8"/>nprobe-&gt;next = node;</text:p>
      <text:p text:style-name="P273"><text:s text:c="8"/>}</text:p>
      <text:p text:style-name="P273"><text:s text:c="8"/>length++;</text:p>
      <text:p text:style-name="P273"><text:s text:c="4"/>}</text:p>
      <text:p text:style-name="P273"/>
      <text:p text:style-name="P273"><text:s text:c="4"/>//function to add a link as the form of a nested linked list data structure from the original nodes</text:p>
      <text:p text:style-name="P273"><text:s text:c="4"/>void addedge(char origin, char dest){</text:p>
      <text:p text:style-name="P273"/>
      <text:p text:style-name="P273"><text:s text:c="8"/>//create two probing nodes for the origin and destination nodes</text:p>
      <text:p text:style-name="P273"><text:s text:c="8"/>struct node *nprobe, *mprobe;</text:p>
      <text:p text:style-name="P273"><text:s text:c="8"/>//create two edges, one to add to the current list and one to probe to the end of the edges list</text:p>
      <text:p text:style-name="P273"><text:s text:c="8"/>struct edge *edge, *eprobe;</text:p>
      <text:p text:style-name="P273"><text:s text:c="8"/>//create the new edge structure</text:p>
      <text:p text:style-name="P273"><text:s text:c="8"/>edge = new (struct edge);</text:p>
      <text:p text:style-name="P273"/>
      <text:p text:style-name="P273"><text:s text:c="8"/>//set the probes equal to the head of the list</text:p>
      <text:p text:style-name="P273"><text:s text:c="8"/>nprobe = head;</text:p>
      <text:p text:style-name="P273"><text:s text:c="8"/>mprobe = head;</text:p>
      <text:p text:style-name="P273"/>
      <text:p text:style-name="P273"><text:s text:c="8"/>//probe the whole list if the origin value is not found return node not found in the graph</text:p>
      <text:p text:style-name="P273"><text:s text:c="8"/>//otherwise the probe will be set to the searched element</text:p>
      <text:p text:style-name="P273"><text:s text:c="8"/>for (int i = 0; i &lt; length; i++) {</text:p>
      <text:p text:style-name="P273"><text:s text:c="12"/>if (nprobe-&gt;nvalue != origin) {</text:p>
      <text:p text:style-name="P273"><text:s text:c="16"/>nprobe = nprobe-&gt;next;</text:p>
      <text:p text:style-name="P273"><text:s text:c="12"/>}</text:p>
      <text:p text:style-name="P273"><text:s text:c="12"/>if (i == length -1 &amp;&amp; nprobe-&gt;nvalue != origin){</text:p>
      <text:p text:style-name="P273"><text:s text:c="16"/>cout&lt;&lt;"Node not found in graph"&lt;&lt;endl;</text:p>
      <text:p text:style-name="P273"><text:s text:c="16"/>return;</text:p>
      <text:p text:style-name="P273"><text:s text:c="12"/>}</text:p>
      <text:p text:style-name="P273"><text:s text:c="8"/>}</text:p>
      <text:p text:style-name="P273"/>
      <text:p text:style-name="P273"><text:s text:c="8"/>//set the edge probe equal to the edges of the origin node</text:p>
      <text:p text:style-name="P273"><text:s text:c="8"/>eprobe = nprobe-&gt;edges;</text:p>
      <text:p text:style-name="P273"/>
      <text:p text:style-name="P273"><text:s text:c="8"/>// fpr the length of the list use the other probe to find the destination node</text:p>
      <text:p text:style-name="P273"><text:soft-page-break/><text:s text:c="8"/>for (int i = 0; i &lt; length; i++) {</text:p>
      <text:p text:style-name="P273"><text:s text:c="12"/>if (mprobe-&gt;nvalue != dest) {</text:p>
      <text:p text:style-name="P273"><text:s text:c="16"/>mprobe = mprobe-&gt;next;</text:p>
      <text:p text:style-name="P273"><text:s text:c="12"/>}</text:p>
      <text:p text:style-name="P273"><text:s text:c="12"/>if (i == length -1 &amp;&amp; mprobe-&gt;nvalue != dest){</text:p>
      <text:p text:style-name="P273"><text:s text:c="16"/>cout&lt;&lt;"Node not found in graph"&lt;&lt;endl;</text:p>
      <text:p text:style-name="P273"><text:s text:c="16"/>return;</text:p>
      <text:p text:style-name="P273"><text:s text:c="12"/>}</text:p>
      <text:p text:style-name="P273"><text:s text:c="8"/>}</text:p>
      <text:p text:style-name="P273"><text:s text:c="8"/>//set the new edges link to the destination probe</text:p>
      <text:p text:style-name="P273"><text:s text:c="8"/>edge-&gt;link = mprobe;</text:p>
      <text:p text:style-name="P273"/>
      <text:p text:style-name="P273"><text:s text:c="8"/>//if eprobe if equal to nullpointer set the probe to the edge and set the origin edges to this new edge</text:p>
      <text:p text:style-name="P273"><text:s text:c="8"/>if (eprobe == nullptr) {</text:p>
      <text:p text:style-name="P273"><text:s text:c="12"/>eprobe = edge;</text:p>
      <text:p text:style-name="P273"><text:s text:c="12"/>nprobe-&gt;edges = edge;</text:p>
      <text:p text:style-name="P273"><text:s text:c="8"/>}</text:p>
      <text:p text:style-name="P273"/>
      <text:p text:style-name="P273"><text:s text:c="8"/>//while the probe has a link move to said link</text:p>
      <text:p text:style-name="P273"><text:s text:c="8"/>while (eprobe-&gt;next != nullptr) {</text:p>
      <text:p text:style-name="P273"><text:s text:c="12"/>eprobe = eprobe-&gt;next;</text:p>
      <text:p text:style-name="P273"><text:s text:c="8"/>}</text:p>
      <text:p text:style-name="P273"><text:s text:c="8"/>//when at the end of the list set the next edge next to null and set the probe at the end of the list</text:p>
      <text:p text:style-name="P273"><text:s text:c="8"/>//next to equal the new edge</text:p>
      <text:p text:style-name="P273"><text:s text:c="8"/>edge-&gt;next = nullptr;</text:p>
      <text:p text:style-name="P273"><text:s text:c="8"/>eprobe-&gt;next = edge;</text:p>
      <text:p text:style-name="P273"><text:s text:c="4"/>}</text:p>
      <text:p text:style-name="P273"/>
      <text:p text:style-name="P273"><text:s text:c="4"/>//function to iterate over nested linked lists</text:p>
      <text:p text:style-name="P273"><text:s text:c="4"/>void display() {</text:p>
      <text:p text:style-name="P273"><text:s text:c="8"/>//create two node structures for traversing the list and printing linked edge values</text:p>
      <text:p text:style-name="P273"><text:s text:c="8"/>struct node *nprobe, *linked;</text:p>
      <text:p text:style-name="P273"><text:s text:c="8"/>//create an edge structure for traversing the nodes edges</text:p>
      <text:p text:style-name="P273"><text:s text:c="8"/>struct edge *nedge;</text:p>
      <text:p text:style-name="P273"><text:s text:c="8"/>//set the node probe to the head of the list</text:p>
      <text:p text:style-name="P273"><text:s text:c="8"/>nprobe = head;</text:p>
      <text:p text:style-name="P273"/>
      <text:p text:style-name="P273"><text:s text:c="8"/>//while the probe is not null, print the value, set the edge probe to the edges of the node</text:p>
      <text:p text:style-name="P273"><text:s text:c="8"/>//then nest into another while loop, which while not at the end of the list of edges set the</text:p>
      <text:p text:style-name="P273"><text:s text:c="8"/>//edge to the next node, set the linked node structure declared above and print the value</text:p>
      <text:p text:style-name="P273"><text:s text:c="8"/>//at the ene of the edges node iterate to the next node in the list to print it's edges</text:p>
      <text:p text:style-name="P273"><text:s text:c="8"/>while (nprobe != nullptr){</text:p>
      <text:p text:style-name="P273"><text:s text:c="12"/>cout&lt;&lt;nprobe-&gt;nvalue&lt;&lt;" -&gt; ";</text:p>
      <text:p text:style-name="P273"><text:s text:c="12"/>nedge = nprobe-&gt;edges;</text:p>
      <text:p text:style-name="P273"><text:s text:c="12"/>cout&lt;&lt;"linked to ";</text:p>
      <text:p text:style-name="P273"><text:s text:c="12"/>while (nedge-&gt;next != nullptr) {</text:p>
      <text:p text:style-name="P273"><text:s text:c="16"/>nedge = nedge-&gt;next;</text:p>
      <text:p text:style-name="P273"><text:soft-page-break/><text:s text:c="16"/>linked = nedge-&gt;link;</text:p>
      <text:p text:style-name="P273"><text:s text:c="16"/>cout&lt;&lt;linked-&gt;nvalue&lt;&lt;", ";</text:p>
      <text:p text:style-name="P273"><text:s text:c="12"/>}</text:p>
      <text:p text:style-name="P273"><text:s text:c="12"/>cout&lt;&lt;endl;</text:p>
      <text:p text:style-name="P273"><text:s text:c="12"/>cout&lt;&lt;endl;</text:p>
      <text:p text:style-name="P273"><text:s text:c="12"/>nprobe = nprobe-&gt;next;</text:p>
      <text:p text:style-name="P273"><text:s text:c="8"/>}</text:p>
      <text:p text:style-name="P273"><text:s text:c="4"/>}</text:p>
      <text:p text:style-name="P273">};</text:p>
      <text:p text:style-name="P273"/>
      <text:p text:style-name="P273"/>
      <text:p text:style-name="P273"/>
      <text:p text:style-name="P273">int main()</text:p>
      <text:p text:style-name="P273">{</text:p>
      <text:p text:style-name="P273"/>
      <text:p text:style-name="P273"><text:s text:c="4"/>Graph* g= new Graph();</text:p>
      <text:p text:style-name="P273"><text:s text:c="4"/>g-&gt;add('A');</text:p>
      <text:p text:style-name="P273"><text:s text:c="4"/>g-&gt;add('B');</text:p>
      <text:p text:style-name="P273"><text:s text:c="4"/>g-&gt;add('C');</text:p>
      <text:p text:style-name="P273"><text:s text:c="4"/>g-&gt;add('D');</text:p>
      <text:p text:style-name="P273"><text:s text:c="4"/>g-&gt;add('E');</text:p>
      <text:p text:style-name="P273"><text:s text:c="4"/>g-&gt;add('F');</text:p>
      <text:p text:style-name="P273"/>
      <text:p text:style-name="P273"><text:s text:c="4"/>g-&gt;addedge('F','B');</text:p>
      <text:p text:style-name="P273"><text:s text:c="4"/>g-&gt;addedge('F','D');</text:p>
      <text:p text:style-name="P273"><text:s text:c="4"/>g-&gt;addedge('E','A');</text:p>
      <text:p text:style-name="P273"><text:s text:c="4"/>g-&gt;addedge('E','B');</text:p>
      <text:p text:style-name="P273"><text:s text:c="4"/>g-&gt;addedge('D','B');</text:p>
      <text:p text:style-name="P273"><text:s text:c="4"/>g-&gt;addedge('D','F');</text:p>
      <text:p text:style-name="P273"><text:s text:c="4"/>g-&gt;addedge('D','C');</text:p>
      <text:p text:style-name="P273"><text:s text:c="4"/>g-&gt;addedge('C','D');</text:p>
      <text:p text:style-name="P273"><text:s text:c="4"/>g-&gt;addedge('C','A');</text:p>
      <text:p text:style-name="P273"><text:s text:c="4"/>g-&gt;addedge('B','E');</text:p>
      <text:p text:style-name="P273"><text:s text:c="4"/>g-&gt;addedge('B','D');</text:p>
      <text:p text:style-name="P273"><text:s text:c="4"/>g-&gt;addedge('B','F');</text:p>
      <text:p text:style-name="P273"><text:s text:c="4"/>g-&gt;addedge('A','C');</text:p>
      <text:p text:style-name="P273"><text:s text:c="4"/>g-&gt;addedge('A','E');</text:p>
      <text:p text:style-name="P273"/>
      <text:p text:style-name="P273"><text:s text:c="4"/>g-&gt;display();</text:p>
      <text:p text:style-name="P273"/>
      <text:p text:style-name="P273"><text:s text:c="4"/>delete g;</text:p>
      <text:p text:style-name="P273"/>
      <text:p text:style-name="P273"><text:s text:c="4"/>return 0;</text:p>
      <text:p text:style-name="P273">}</text:p>
      <text:p text:style-name="P273"/>
      <text:p text:style-name="P273">//The big O for this program is O(n^2) as the graph is structured as a bunch of linked lists.</text:p>
      <text:p text:style-name="P273">//access to each list is O(1), searching the list to access elements within the verticies is</text:p>
      <text:p text:style-name="P273"><text:soft-page-break/>//O(n) as the worse case is that it has to search all elements found in the list, since</text:p>
      <text:p text:style-name="P273">//the edges of the list are stored as a nested linked list within the structure, the worst</text:p>
      <text:p text:style-name="P273">//case scenario is o(n) for those aswell, when searching for an edge you have to traverse</text:p>
      <text:p text:style-name="P273">//the verticies first so leaving us with a big O notation of O(n^2)</text:p>
      <text:p text:style-name="P273"/>
      <text:p text:style-name="P273"/>
      <text:p text:style-name="P273">/* This was my first attempt at creating a graph structure. Since I have recreated it using nested singley linked lists to accomplish a much more generalised graph structure</text:p>
      <text:p text:style-name="P273"/>
      <text:p text:style-name="P273">#include &lt;iostream&gt;</text:p>
      <text:p text:style-name="P273">#include &lt;vector&gt;</text:p>
      <text:p text:style-name="P273"/>
      <text:p text:style-name="P273">using namespace std;</text:p>
      <text:p text:style-name="P273"/>
      <text:p text:style-name="P273">int i = 0;</text:p>
      <text:p text:style-name="P273">vector&lt;pair&lt;int, int&gt; &gt; adj[0];</text:p>
      <text:p text:style-name="P273"/>
      <text:p text:style-name="P273"/>
      <text:p text:style-name="P273">class graph {</text:p>
      <text:p text:style-name="P273"/>
      <text:p text:style-name="P273"><text:s text:c="4"/>public:</text:p>
      <text:p text:style-name="P273"/>
      <text:p text:style-name="P273"><text:s text:c="8"/>void mnode(int orig, int dest, int weight){</text:p>
      <text:p text:style-name="P273"><text:s text:c="12"/>adj[i].push_back(make_pair(dest, weight));</text:p>
      <text:p text:style-name="P273"><text:s text:c="12"/>adj[dest].push_back(make_pair(orig, weight));</text:p>
      <text:p text:style-name="P273"><text:s text:c="12"/>i++;</text:p>
      <text:p text:style-name="P273"><text:s text:c="8"/>};</text:p>
      <text:p text:style-name="P273"/>
      <text:p text:style-name="P273"><text:s text:c="8"/>void medge(int orig, int dest, int weight) {</text:p>
      <text:p text:style-name="P273"><text:s text:c="12"/>if (orig &gt; i || orig &lt; 0 || dest &gt; i) {cout&lt;&lt;"Invalid Entry Please enter a valid entry for both nodes"&lt;&lt;endl; return;}</text:p>
      <text:p text:style-name="P273"><text:s text:c="12"/>adj[orig].push_back(make_pair(dest, weight));</text:p>
      <text:p text:style-name="P273"><text:s text:c="12"/>adj[dest].push_back(make_pair(orig, weight));</text:p>
      <text:p text:style-name="P273"><text:s text:c="8"/>};</text:p>
      <text:p text:style-name="P273"/>
      <text:p text:style-name="P273">};</text:p>
      <text:p text:style-name="P273"/>
      <text:p text:style-name="P273">int main() {</text:p>
      <text:p text:style-name="P273"><text:s text:c="4"/>graph g;</text:p>
      <text:p text:style-name="P273"/>
      <text:p text:style-name="P273"><text:s text:c="4"/>g.mnode(i,9,1);</text:p>
      <text:p text:style-name="P273"><text:s text:c="4"/>g.mnode(i,3,1);</text:p>
      <text:p text:style-name="P273"><text:s text:c="4"/>g.mnode(i,4,1);</text:p>
      <text:p text:style-name="P273"><text:s text:c="4"/>g.mnode(i,4,1);</text:p>
      <text:p text:style-name="P273"><text:s text:c="4"/>g.mnode(i,7,1);</text:p>
      <text:p text:style-name="P273"><text:s text:c="4"/>g.mnode(i,9,1);</text:p>
      <text:p text:style-name="P273"><text:s text:c="4"/>g.mnode(i,5,1);</text:p>
      <text:p text:style-name="P273"><text:soft-page-break/><text:s text:c="4"/>g.mnode(i,0,1);</text:p>
      <text:p text:style-name="P273"><text:s text:c="4"/>g.mnode(i,9,1);</text:p>
      <text:p text:style-name="P273"><text:s text:c="4"/>g.mnode(i,2,1);</text:p>
      <text:p text:style-name="P273"/>
      <text:p text:style-name="P273"><text:s text:c="4"/>g.medge(8,6,1);</text:p>
      <text:p text:style-name="P273"><text:s text:c="4"/>g.medge(8,5,1);</text:p>
      <text:p text:style-name="P273"><text:s text:c="4"/>g.medge(8,1,1);</text:p>
      <text:p text:style-name="P273"/>
      <text:p text:style-name="P273"><text:s text:c="4"/>for (int u=0; u&lt;i; u++) {</text:p>
      <text:p text:style-name="P273"><text:s text:c="8"/>cout &lt;&lt; "Node " &lt;&lt; u &lt;&lt; " is connected to:"&lt;&lt;endl;;</text:p>
      <text:p text:style-name="P273"/>
      <text:p text:style-name="P273"/>
      <text:p text:style-name="P273"><text:s text:c="8"/>for (auto ad=adj[u].begin(); ad!=adj[u].end(); ad++) {</text:p>
      <text:p text:style-name="P273"><text:s text:c="12"/>cout &lt;&lt; "Node "&lt;&lt; ad-&gt;first&lt;&lt; " with length " &lt;&lt; ad-&gt;second &lt;&lt;endl;</text:p>
      <text:p text:style-name="P273"><text:s text:c="8"/>}</text:p>
      <text:p text:style-name="P273"><text:s text:c="8"/>cout&lt;&lt;endl;</text:p>
      <text:p text:style-name="P273"><text:s text:c="4"/>}</text:p>
      <text:p text:style-name="P273">}*/</text:p>
      <text:p text:style-name="P273"/>
      <text:p text:style-name="P273"/>
      <text:p text:style-name="P270"><text:span text:style-name="T3">############</text:span><text:span text:style-name="T4">#####</text:span><text:span text:style-name="T3">#######END-OF-CODE#########</text:span><text:span text:style-name="T4">#####</text:span><text:span text:style-name="T3">#############</text:span></text:p>
      <text:p text:style-name="P354"><text:span text:style-name="T3">############</text:span><text:span text:style-name="T4">#####</text:span><text:span text:style-name="T3">#######</text:span><text:span text:style-name="T5">PSEUDOCODE</text:span><text:span text:style-name="T3">#########</text:span><text:span text:style-name="T4">#####</text:span><text:span text:style-name="T3">############</text:span><text:span text:style-name="T12">#</text:span></text:p>
      <text:p text:style-name="P271"><text:span text:style-name="T12"/></text:p>
      <text:p text:style-name="P274"><text:span text:style-name="T76">STRUCTURE NODE</text:span></text:p>
      <text:p text:style-name="P145"><text:span text:style-name="T134"><text:tab/>nvalue </text:span><text:span text:style-name="T135">← </text:span><text:span text:style-name="T134">null</text:span></text:p>
      <text:p text:style-name="P145"><text:span text:style-name="T134"><text:tab/>next </text:span><text:span text:style-name="T135">← </text:span><text:span text:style-name="T134">null</text:span></text:p>
      <text:p text:style-name="P145"><text:span text:style-name="T134"><text:tab/>edge </text:span><text:span text:style-name="T135">← </text:span><text:span text:style-name="T134">null</text:span></text:p>
      <text:p text:style-name="P90"><text:tab/></text:p>
      <text:p text:style-name="P90">STRUCTURE EDGE</text:p>
      <text:p text:style-name="P145"><text:span text:style-name="T134"><text:tab/>link </text:span><text:span text:style-name="T135">← </text:span><text:span text:style-name="T134">null</text:span></text:p>
      <text:p text:style-name="P145"><text:span text:style-name="T134"><text:tab/>next </text:span><text:span text:style-name="T135">← </text:span><text:span text:style-name="T134">null</text:span></text:p>
      <text:p text:style-name="P90"/>
      <text:p text:style-name="P91">CLASS GRAPH</text:p>
      <text:p text:style-name="P91"><text:tab/></text:p>
      <text:p text:style-name="P136"><text:span text:style-name="T134"><text:tab/>length </text:span><text:span text:style-name="T135">← </text:span><text:span text:style-name="T134">-1</text:span></text:p>
      <text:p text:style-name="P91"/>
      <text:p text:style-name="P136"><text:span text:style-name="T134"><text:tab/></text:span><text:span text:style-name="T155">INITILIZER()</text:span></text:p>
      <text:p text:style-name="P137"><text:span text:style-name="T155"><text:tab/><text:tab/>head </text:span><text:span text:style-name="T135">←</text:span><text:span text:style-name="T155">null</text:span></text:p>
      <text:p text:style-name="P92"/>
      <text:p text:style-name="P92"/>
      <text:p text:style-name="P137"><text:span text:style-name="T155"><text:tab/></text:span><text:span text:style-name="T156">ADDNODE(VALUE)</text:span></text:p>
      <text:p text:style-name="P138"><text:span text:style-name="T156"><text:tab/><text:tab/>node </text:span><text:span text:style-name="T135">←</text:span><text:span text:style-name="T156">new node structure</text:span></text:p>
      <text:p text:style-name="P138"><text:span text:style-name="T156"><text:tab/><text:tab/>node nvalue </text:span><text:span text:style-name="T135">← </text:span><text:span text:style-name="T156">value</text:span></text:p>
      <text:p text:style-name="P138"><text:span text:style-name="T156"><text:tab/><text:tab/>node edge </text:span><text:span text:style-name="T135">←</text:span><text:span text:style-name="T156">new edge structure</text:span></text:p>
      <text:p text:style-name="P93"/>
      <text:p text:style-name="P93"><text:tab/><text:tab/>IF head = null</text:p>
      <text:p text:style-name="P138"><text:span text:style-name="T156"><text:tab/><text:tab/><text:tab/>head </text:span><text:span text:style-name="T135">← </text:span><text:span text:style-name="T156">node</text:span></text:p>
      <text:p text:style-name="P93"><text:tab/><text:tab/>ELSE</text:p>
      <text:p text:style-name="P138"><text:span text:style-name="T156"><text:tab/><text:tab/><text:tab/>nprobe </text:span><text:span text:style-name="T135">←</text:span><text:span text:style-name="T156">head</text:span></text:p>
      <text:p text:style-name="P93"><text:tab/><text:tab/><text:tab/></text:p>
      <text:p text:style-name="P93"><text:tab/><text:tab/><text:tab/>WHILE nprobe next != null</text:p>
      <text:p text:style-name="P138"><text:span text:style-name="T156"><text:tab/><text:tab/><text:tab/><text:tab/>nprobe </text:span><text:span text:style-name="T135">←</text:span><text:span text:style-name="T156">nprobe next</text:span></text:p>
      <text:p text:style-name="P93"/>
      <text:p text:style-name="P138"><text:span text:style-name="T156"><text:tab/><text:tab/><text:tab/>nprobe next </text:span><text:span text:style-name="T135">← </text:span><text:span text:style-name="T156">node</text:span></text:p>
      <text:p text:style-name="P93"/>
      <text:p text:style-name="P138"><text:span text:style-name="T156"><text:tab/><text:tab/>length </text:span><text:span text:style-name="T135">← </text:span><text:span text:style-name="T156">length add 1</text:span></text:p>
      <text:p text:style-name="P93"/>
      <text:p text:style-name="P93"/>
      <text:p text:style-name="P138"><text:span text:style-name="T156"><text:tab/></text:span><text:span text:style-name="T157">ADDEDGE(ORIGIN, DESTINATION)</text:span></text:p>
      <text:p text:style-name="P94"><text:tab/><text:tab/></text:p>
      <text:p text:style-name="P139"><text:span text:style-name="T157"><text:tab/><text:tab/>edge </text:span><text:span text:style-name="T135">←</text:span><text:span text:style-name="T157">new structure edge</text:span></text:p>
      <text:p text:style-name="P95"/>
      <text:p text:style-name="P140"><text:span text:style-name="T157"><text:tab/><text:tab/></text:span><text:span text:style-name="T158">nprobe </text:span><text:span text:style-name="T135">← </text:span><text:span text:style-name="T158">head</text:span></text:p>
      <text:p text:style-name="P140"><text:span text:style-name="T158"><text:tab/><text:tab/>mprobe </text:span><text:span text:style-name="T135">← </text:span><text:span text:style-name="T158">head</text:span></text:p>
      <text:p text:style-name="P96"/>
      <text:p text:style-name="P140"><text:span text:style-name="T158"><text:tab/><text:tab/>FOR I </text:span><text:span text:style-name="T135">←</text:span><text:span text:style-name="T158">0 in range length</text:span></text:p>
      <text:p text:style-name="P96"><text:tab/><text:tab/><text:tab/>IF nprobe value != origin</text:p>
      <text:p text:style-name="P140"><text:span text:style-name="T158"><text:tab/><text:tab/><text:tab/><text:tab/>nprobe </text:span><text:span text:style-name="T135">← </text:span><text:span text:style-name="T158">nprobe next</text:span></text:p>
      <text:p text:style-name="P140"><text:soft-page-break/><text:span text:style-name="T158"><text:tab/><text:tab/><text:tab/></text:span><text:span text:style-name="T159">IF I = length sub 1 AND nprobe value != origin</text:span></text:p>
      <text:p text:style-name="P97"><text:tab/><text:tab/><text:tab/><text:tab/>print “node not found”</text:p>
      <text:p text:style-name="P97"/>
      <text:p text:style-name="P141"><text:span text:style-name="T159"><text:tab/><text:tab/></text:span><text:span text:style-name="T160">eprobe </text:span><text:span text:style-name="T135">← </text:span><text:span text:style-name="T161">nprobe edge</text:span></text:p>
      <text:p text:style-name="P98"/>
      <text:p text:style-name="P142"><text:span text:style-name="T161"><text:tab/><text:tab/></text:span><text:span text:style-name="T162">FOR I </text:span><text:span text:style-name="T135">← </text:span><text:span text:style-name="T162">0 in range length</text:span></text:p>
      <text:p text:style-name="P99"><text:tab/><text:tab/><text:tab/>IF mprobe value != destination</text:p>
      <text:p text:style-name="P142"><text:span text:style-name="T162"><text:tab/><text:tab/><text:tab/><text:tab/>mprobe </text:span><text:span text:style-name="T135">← </text:span><text:span text:style-name="T162">mprobe next</text:span></text:p>
      <text:p text:style-name="P99"><text:tab/><text:tab/><text:tab/>IF I = length sub 1 &amp;&amp; mprobe value != destination</text:p>
      <text:p text:style-name="P99"><text:tab/><text:tab/><text:tab/><text:tab/>print “node not found”</text:p>
      <text:p text:style-name="P99"/>
      <text:p text:style-name="P142"><text:span text:style-name="T162"><text:tab/><text:tab/>edge link </text:span><text:span text:style-name="T135">← </text:span><text:span text:style-name="T162">mprobe</text:span></text:p>
      <text:p text:style-name="P99"/>
      <text:p text:style-name="P99"><text:tab/><text:tab/>IF eprobe = null</text:p>
      <text:p text:style-name="P142"><text:span text:style-name="T162"><text:tab/><text:tab/><text:tab/>eprobe </text:span><text:span text:style-name="T135">← </text:span><text:span text:style-name="T162">edge</text:span></text:p>
      <text:p text:style-name="P142"><text:span text:style-name="T162"><text:tab/><text:tab/><text:tab/>nprobe edge </text:span><text:span text:style-name="T135">← </text:span><text:span text:style-name="T162">edge</text:span></text:p>
      <text:p text:style-name="P99"/>
      <text:p text:style-name="P99"><text:tab/><text:tab/>WHILE eprobe next != null</text:p>
      <text:p text:style-name="P142"><text:span text:style-name="T162"><text:tab/><text:tab/><text:tab/>eprobe </text:span><text:span text:style-name="T135">← </text:span><text:span text:style-name="T162">eprobe next</text:span></text:p>
      <text:p text:style-name="P99"/>
      <text:p text:style-name="P142"><text:span text:style-name="T162"><text:tab/><text:tab/>edge next </text:span><text:span text:style-name="T135">← </text:span><text:span text:style-name="T162">nullptr</text:span></text:p>
      <text:p text:style-name="P142"><text:span text:style-name="T162"><text:tab/><text:tab/>eprobe next </text:span><text:span text:style-name="T135">←</text:span><text:span text:style-name="T162">edge</text:span></text:p>
      <text:p text:style-name="P99"/>
      <text:p text:style-name="P142"><text:span text:style-name="T162"><text:tab/></text:span><text:span text:style-name="T163">DISPLAY()</text:span></text:p>
      <text:p text:style-name="P100"><text:tab/><text:tab/></text:p>
      <text:p text:style-name="P143"><text:span text:style-name="T163"><text:tab/><text:tab/>nprobe </text:span><text:span text:style-name="T135">← </text:span><text:span text:style-name="T163">head</text:span></text:p>
      <text:p text:style-name="P101"/>
      <text:p text:style-name="P143"><text:span text:style-name="T163"><text:tab/><text:tab/></text:span><text:span text:style-name="T153">WHILE nprobe != null</text:span></text:p>
      <text:p text:style-name="P102"><text:tab/><text:tab/><text:tab/>print nprobe value</text:p>
      <text:p text:style-name="P144"><text:span text:style-name="T153"><text:tab/><text:tab/><text:tab/>nedge </text:span><text:span text:style-name="T135">← </text:span><text:span text:style-name="T153">nprobe edge</text:span></text:p>
      <text:p text:style-name="P102"><text:tab/><text:tab/><text:tab/>WHILE nedge next != null</text:p>
      <text:p text:style-name="P144"><text:span text:style-name="T153"><text:tab/><text:tab/><text:tab/><text:tab/>nedge </text:span><text:span text:style-name="T135">← </text:span><text:span text:style-name="T153">nedge next</text:span></text:p>
      <text:p text:style-name="P144"><text:span text:style-name="T153"><text:tab/><text:tab/><text:tab/><text:tab/>linked </text:span><text:span text:style-name="T135">← </text:span><text:span text:style-name="T153">nedge link</text:span></text:p>
      <text:p text:style-name="P103"><text:tab/><text:tab/><text:tab/><text:tab/>print linked value</text:p>
      <text:p text:style-name="P323"><text:span text:style-name="T153"><text:tab/><text:tab/><text:tab/></text:span><text:span text:style-name="T154">nprobe </text:span><text:span text:style-name="T135">← </text:span><text:span text:style-name="T154">nprobe next</text:span></text:p>
      <text:p text:style-name="P323"><text:span text:style-name="T133"/></text:p>
      <text:p text:style-name="P323"><text:span text:style-name="T133"/></text:p>
      <text:p text:style-name="P293"><text:span text:style-name="T13">#########################END-OF-PSEUDOCODE###########################</text:span></text:p>
      <text:p text:style-name="P293"><text:span text:style-name="T18"/></text:p>
      <text:p text:style-name="P303"><text:span text:style-name="T18">T</text:span><text:span text:style-name="T17">his question challenged me when trying to figure out how to structure the edges the best possible way. Eventually I figured that the structure did not need any values just a link to the node so I am then able to print the value from there. Implementing a nested linked list structure </text:span><text:span text:style-name="T20">produced</text:span><text:span text:style-name="T17"> a lot of memory issues and segmentation errors </text:span><text:span text:style-name="T21">so am rather pleased with the outcome and the understanding of linked </text:span><text:span text:style-name="T22">data structures</text:span><text:span text:style-name="T21"> this task has taught me.</text:span></text:p>
      <text:p text:style-name="P350"><text:span text:style-name="T171">Q</text:span>uestion 14.</text:p>
      <text:p text:style-name="P304"><text:tab/><text:span text:style-name="T172">Implement BFS and DFS traversals for the above graph. Save the nodes traversed in</text:span></text:p>
      <text:p text:style-name="P305"><text:tab/>sequence to a text file.</text:p>
      <text:p text:style-name="P305"/>
      <text:p text:style-name="P299"><text:span text:style-name="T13">############################CODE############################</text:span></text:p>
      <text:p text:style-name="P299"/>
      <text:p text:style-name="P277">#include &lt;iostream&gt;</text:p>
      <text:p text:style-name="P277">#include &lt;fstream&gt;</text:p>
      <text:p text:style-name="P277">#include &lt;queue&gt;</text:p>
      <text:p text:style-name="P277">#include &lt;stack&gt;</text:p>
      <text:p text:style-name="P277">#include &lt;list&gt;</text:p>
      <text:p text:style-name="P277"/>
      <text:p text:style-name="P277"/>
      <text:p text:style-name="P277">using namespace std;</text:p>
      <text:p text:style-name="P277"/>
      <text:p text:style-name="P277">struct node{</text:p>
      <text:p text:style-name="P277"><text:s text:c="4"/>int nvalue;</text:p>
      <text:p text:style-name="P277"><text:s text:c="4"/>struct node *next;</text:p>
      <text:p text:style-name="P277"><text:s text:c="4"/>struct edge *edges;</text:p>
      <text:p text:style-name="P277"><text:s text:c="4"/>bool visited;</text:p>
      <text:p text:style-name="P277">}*head;</text:p>
      <text:p text:style-name="P277"/>
      <text:p text:style-name="P277">struct edge {</text:p>
      <text:p text:style-name="P277"><text:s text:c="4"/>struct node *link;</text:p>
      <text:p text:style-name="P277"><text:s text:c="4"/>struct edge *next;</text:p>
      <text:p text:style-name="P277">};</text:p>
      <text:p text:style-name="P277"/>
      <text:p text:style-name="P277">class List {</text:p>
      <text:p text:style-name="P277">public:</text:p>
      <text:p text:style-name="P277"/>
      <text:p text:style-name="P277"><text:s text:c="4"/>int length = -1;</text:p>
      <text:p text:style-name="P277"/>
      <text:p text:style-name="P277"><text:s text:c="4"/>List() {</text:p>
      <text:p text:style-name="P277"><text:s text:c="8"/>head = nullptr;</text:p>
      <text:p text:style-name="P277"><text:s text:c="4"/>}</text:p>
      <text:p text:style-name="P277"/>
      <text:p text:style-name="P277"><text:s text:c="4"/>void add(int value) {</text:p>
      <text:p text:style-name="P277"/>
      <text:p text:style-name="P277"><text:s text:c="8"/>struct node *nprobe, *node;</text:p>
      <text:p text:style-name="P277"><text:s text:c="8"/>node = new(struct node);</text:p>
      <text:p text:style-name="P277"><text:s text:c="8"/>node-&gt;nvalue = value;</text:p>
      <text:p text:style-name="P277"><text:s text:c="8"/>node-&gt;edges = new (struct edge);</text:p>
      <text:p text:style-name="P277"><text:s text:c="8"/>if (head == nullptr) {</text:p>
      <text:p text:style-name="P277"><text:s text:c="12"/>head = node;</text:p>
      <text:p text:style-name="P277"><text:s text:c="8"/>} else {</text:p>
      <text:p text:style-name="P277"><text:s text:c="8"/>nprobe = head;</text:p>
      <text:p text:style-name="P277"/>
      <text:p text:style-name="P277"><text:soft-page-break/><text:s text:c="8"/>while (nprobe-&gt;next != nullptr) {</text:p>
      <text:p text:style-name="P277"><text:s text:c="12"/>nprobe = nprobe-&gt;next;</text:p>
      <text:p text:style-name="P277"><text:s text:c="8"/>}</text:p>
      <text:p text:style-name="P277"><text:s text:c="8"/>nprobe-&gt;next = node;</text:p>
      <text:p text:style-name="P277"><text:s text:c="8"/>}</text:p>
      <text:p text:style-name="P277"><text:s text:c="8"/>length++;</text:p>
      <text:p text:style-name="P277"><text:s text:c="4"/>}</text:p>
      <text:p text:style-name="P277"/>
      <text:p text:style-name="P277"><text:s text:c="4"/>void addedge(int origin, int dest){</text:p>
      <text:p text:style-name="P277"/>
      <text:p text:style-name="P277"><text:s text:c="8"/>struct node *nprobe, *mprobe;</text:p>
      <text:p text:style-name="P277"><text:s text:c="8"/>struct edge *edge, *eprobe;</text:p>
      <text:p text:style-name="P277"><text:s text:c="8"/>edge = new (struct edge);</text:p>
      <text:p text:style-name="P277"><text:s text:c="8"/>nprobe = head;</text:p>
      <text:p text:style-name="P277"><text:s text:c="8"/>mprobe = head;</text:p>
      <text:p text:style-name="P277"/>
      <text:p text:style-name="P277"><text:s text:c="8"/>for (int i = 0; i &lt; length; i++) {</text:p>
      <text:p text:style-name="P277"><text:s text:c="12"/>if (nprobe-&gt;nvalue != origin) {</text:p>
      <text:p text:style-name="P277"><text:s text:c="16"/>nprobe = nprobe-&gt;next;</text:p>
      <text:p text:style-name="P277"><text:s text:c="12"/>}</text:p>
      <text:p text:style-name="P277"><text:s text:c="12"/>if (i == length -1 &amp;&amp; nprobe-&gt;nvalue != origin){</text:p>
      <text:p text:style-name="P277"><text:s text:c="16"/>cout&lt;&lt;"Node not found in graph"&lt;&lt;endl;</text:p>
      <text:p text:style-name="P277"><text:s text:c="16"/>return;</text:p>
      <text:p text:style-name="P277"><text:s text:c="12"/>}</text:p>
      <text:p text:style-name="P277"><text:s text:c="8"/>}</text:p>
      <text:p text:style-name="P277"><text:s text:c="8"/>eprobe = nprobe-&gt;edges;</text:p>
      <text:p text:style-name="P277"/>
      <text:p text:style-name="P277"><text:s text:c="8"/>for (int i = 0; i &lt; length; i++) {</text:p>
      <text:p text:style-name="P277"><text:s text:c="12"/>if (mprobe-&gt;nvalue != dest) {</text:p>
      <text:p text:style-name="P277"><text:s text:c="16"/>mprobe = mprobe-&gt;next;</text:p>
      <text:p text:style-name="P277"><text:s text:c="12"/>}</text:p>
      <text:p text:style-name="P277"><text:s text:c="12"/>if (i == length -1 &amp;&amp; mprobe-&gt;nvalue != dest){</text:p>
      <text:p text:style-name="P277"><text:s text:c="16"/>cout&lt;&lt;"Node not found in graph"&lt;&lt;endl;</text:p>
      <text:p text:style-name="P277"><text:s text:c="16"/>return;</text:p>
      <text:p text:style-name="P277"><text:s text:c="12"/>}</text:p>
      <text:p text:style-name="P277"><text:s text:c="8"/>}</text:p>
      <text:p text:style-name="P277"><text:s text:c="8"/>edge-&gt;link = mprobe;</text:p>
      <text:p text:style-name="P277"/>
      <text:p text:style-name="P277"><text:s text:c="8"/>if (eprobe == nullptr) {</text:p>
      <text:p text:style-name="P277"><text:s text:c="12"/>eprobe = edge;</text:p>
      <text:p text:style-name="P277"><text:s text:c="12"/>nprobe-&gt;edges = edge;</text:p>
      <text:p text:style-name="P277"><text:s text:c="8"/>}</text:p>
      <text:p text:style-name="P277"/>
      <text:p text:style-name="P277"><text:s text:c="8"/>while (eprobe-&gt;next != nullptr) {</text:p>
      <text:p text:style-name="P277"><text:s text:c="12"/>eprobe = eprobe-&gt;next;</text:p>
      <text:p text:style-name="P277"><text:s text:c="8"/>}</text:p>
      <text:p text:style-name="P277"><text:s text:c="8"/>edge-&gt;next = nullptr;</text:p>
      <text:p text:style-name="P277"><text:soft-page-break/><text:s text:c="8"/>eprobe-&gt;next = edge;</text:p>
      <text:p text:style-name="P277"><text:s text:c="4"/>}</text:p>
      <text:p text:style-name="P277"/>
      <text:p text:style-name="P277"><text:s text:c="4"/>void display() {</text:p>
      <text:p text:style-name="P277"><text:s text:c="8"/>struct node *nprobe, *linked;</text:p>
      <text:p text:style-name="P277"><text:s text:c="8"/>struct edge *nedge;</text:p>
      <text:p text:style-name="P277"><text:s text:c="8"/>nprobe = head;</text:p>
      <text:p text:style-name="P277"/>
      <text:p text:style-name="P277"><text:s text:c="8"/>while (nprobe != nullptr){</text:p>
      <text:p text:style-name="P277"><text:s text:c="12"/>cout&lt;&lt;nprobe-&gt;nvalue&lt;&lt;" -&gt; ";</text:p>
      <text:p text:style-name="P277"><text:s text:c="12"/>nedge = nprobe-&gt;edges;</text:p>
      <text:p text:style-name="P277"><text:s text:c="12"/>cout&lt;&lt;"linked to ";</text:p>
      <text:p text:style-name="P277"><text:s text:c="12"/>while (nedge-&gt;next != nullptr) {</text:p>
      <text:p text:style-name="P277"><text:s text:c="16"/>nedge = nedge-&gt;next;</text:p>
      <text:p text:style-name="P277"><text:s text:c="16"/>linked = nedge-&gt;link;</text:p>
      <text:p text:style-name="P277"><text:s text:c="16"/>cout&lt;&lt;linked-&gt;nvalue&lt;&lt;", ";</text:p>
      <text:p text:style-name="P277"><text:s text:c="12"/>}</text:p>
      <text:p text:style-name="P277"><text:s text:c="12"/>cout&lt;&lt;endl;</text:p>
      <text:p text:style-name="P277"><text:s text:c="12"/>cout&lt;&lt;endl;</text:p>
      <text:p text:style-name="P277"><text:s text:c="12"/>nprobe = nprobe-&gt;next;</text:p>
      <text:p text:style-name="P277"><text:s text:c="8"/>}</text:p>
      <text:p text:style-name="P277"><text:s text:c="4"/>}</text:p>
      <text:p text:style-name="P277"/>
      <text:p text:style-name="P277"/>
      <text:p text:style-name="P277"><text:s text:c="4"/>void DFS(int start) {</text:p>
      <text:p text:style-name="P277"><text:s text:c="8"/>ofstream outputfile;</text:p>
      <text:p text:style-name="P277"><text:s text:c="8"/>outputfile.open("output.txt", ios_base::app);</text:p>
      <text:p text:style-name="P277"><text:s text:c="8"/>struct node *dnode, *linked;</text:p>
      <text:p text:style-name="P277"><text:s text:c="8"/>struct edge *eprobe;</text:p>
      <text:p text:style-name="P277"><text:s text:c="8"/>dnode = head;</text:p>
      <text:p text:style-name="P277"><text:s text:c="8"/>outputfile&lt;&lt;"Depth First Search Starting from "&lt;&lt;start&lt;&lt;": ";</text:p>
      <text:p text:style-name="P277"/>
      <text:p text:style-name="P277"><text:s text:c="8"/>stack&lt;node*&gt; s;</text:p>
      <text:p text:style-name="P277"/>
      <text:p text:style-name="P277"><text:s text:c="8"/>for (int i = 0; i &lt; length; i++) {</text:p>
      <text:p text:style-name="P277"><text:s text:c="12"/>dnode-&gt;visited = false;</text:p>
      <text:p text:style-name="P277"><text:s text:c="12"/>dnode = dnode-&gt;next;</text:p>
      <text:p text:style-name="P277"><text:s text:c="8"/>}</text:p>
      <text:p text:style-name="P277"/>
      <text:p text:style-name="P277"><text:s text:c="8"/>dnode = head;</text:p>
      <text:p text:style-name="P277"/>
      <text:p text:style-name="P277"><text:s text:c="8"/>for (int i = 0; i &lt; length; i++) {</text:p>
      <text:p text:style-name="P277"><text:s text:c="12"/>if (dnode-&gt;nvalue != start) {</text:p>
      <text:p text:style-name="P277"><text:s text:c="16"/>dnode = dnode-&gt;next;</text:p>
      <text:p text:style-name="P277"><text:s text:c="12"/>}</text:p>
      <text:p text:style-name="P277"><text:s text:c="12"/>if (i == length -1 &amp;&amp; dnode-&gt;nvalue != start){</text:p>
      <text:p text:style-name="P277"><text:s text:c="16"/>cout&lt;&lt;"Node not found in graph"&lt;&lt;endl;</text:p>
      <text:p text:style-name="P277"><text:soft-page-break/><text:s text:c="16"/>return;</text:p>
      <text:p text:style-name="P277"><text:s text:c="12"/>}</text:p>
      <text:p text:style-name="P277"><text:s text:c="8"/>}</text:p>
      <text:p text:style-name="P277"/>
      <text:p text:style-name="P277"><text:s text:c="8"/>eprobe = dnode-&gt;edges;</text:p>
      <text:p text:style-name="P277"><text:s text:c="8"/>dnode-&gt;visited = true;</text:p>
      <text:p text:style-name="P277"><text:s text:c="8"/>s.push(dnode);</text:p>
      <text:p text:style-name="P277"><text:s text:c="8"/>outputfile&lt;&lt;dnode-&gt;nvalue;</text:p>
      <text:p text:style-name="P277"><text:s text:c="8"/>eprobe = eprobe-&gt;next;</text:p>
      <text:p text:style-name="P277"/>
      <text:p text:style-name="P277"><text:s text:c="8"/>while (!s.empty()) {</text:p>
      <text:p text:style-name="P277"><text:s text:c="12"/>while (eprobe-&gt;next != nullptr) {</text:p>
      <text:p text:style-name="P277"/>
      <text:p text:style-name="P277"><text:s text:c="16"/>if (!eprobe-&gt;link-&gt;visited) {</text:p>
      <text:p text:style-name="P277"><text:s text:c="20"/>linked = eprobe-&gt;link;</text:p>
      <text:p text:style-name="P277"><text:s text:c="20"/>linked-&gt;visited = true;</text:p>
      <text:p text:style-name="P277"><text:s text:c="20"/>s.push(linked);</text:p>
      <text:p text:style-name="P277"><text:s text:c="20"/>outputfile&lt;&lt;" "&lt;&lt;linked-&gt;nvalue;</text:p>
      <text:p text:style-name="P277"><text:s text:c="20"/>eprobe = linked-&gt;edges-&gt;next;</text:p>
      <text:p text:style-name="P277"><text:s text:c="16"/>} else {eprobe = eprobe-&gt;next;}</text:p>
      <text:p text:style-name="P277"><text:s text:c="12"/>}</text:p>
      <text:p text:style-name="P277"><text:s text:c="12"/>s.pop();</text:p>
      <text:p text:style-name="P277"><text:s text:c="8"/>}</text:p>
      <text:p text:style-name="P277"><text:s text:c="8"/>outputfile&lt;&lt;endl;</text:p>
      <text:p text:style-name="P277"/>
      <text:p text:style-name="P277"><text:s text:c="4"/>}</text:p>
      <text:p text:style-name="P277"/>
      <text:p text:style-name="P277"><text:s text:c="2"/>void BFS(int start) {</text:p>
      <text:p text:style-name="P277"><text:s text:c="8"/>ofstream outputfile;</text:p>
      <text:p text:style-name="P277"><text:s text:c="8"/>outputfile.open("output.txt", ios_base::app);</text:p>
      <text:p text:style-name="P277"><text:s text:c="8"/>struct node *dnode, *linked;</text:p>
      <text:p text:style-name="P277"><text:s text:c="8"/>struct edge *eprobe;</text:p>
      <text:p text:style-name="P277"><text:s text:c="8"/>dnode = head;</text:p>
      <text:p text:style-name="P277"><text:s text:c="8"/>outputfile&lt;&lt;"Breadth First Search Starting from "&lt;&lt;start&lt;&lt;": ";</text:p>
      <text:p text:style-name="P277"/>
      <text:p text:style-name="P277"><text:s text:c="8"/>queue&lt;node*&gt; s;</text:p>
      <text:p text:style-name="P277"/>
      <text:p text:style-name="P277"><text:s text:c="8"/>for (int i = 0; i &lt; length; i++) {</text:p>
      <text:p text:style-name="P277"><text:s text:c="12"/>dnode-&gt;visited = false;</text:p>
      <text:p text:style-name="P277"><text:s text:c="12"/>dnode = dnode-&gt;next;</text:p>
      <text:p text:style-name="P277"><text:s text:c="8"/>}</text:p>
      <text:p text:style-name="P277"/>
      <text:p text:style-name="P277"><text:s text:c="8"/>dnode = head;</text:p>
      <text:p text:style-name="P277"/>
      <text:p text:style-name="P277"><text:s text:c="8"/>for (int i = 0; i &lt; length; i++) {</text:p>
      <text:p text:style-name="P277"><text:s text:c="12"/>if (dnode-&gt;nvalue != start) {</text:p>
      <text:p text:style-name="P277"><text:s text:c="16"/>dnode = dnode-&gt;next;</text:p>
      <text:p text:style-name="P277"><text:soft-page-break/><text:s text:c="12"/>}</text:p>
      <text:p text:style-name="P277"><text:s text:c="12"/>if (i == length -1 &amp;&amp; dnode-&gt;nvalue != start){</text:p>
      <text:p text:style-name="P277"><text:s text:c="16"/>cout&lt;&lt;"Node not found in graph"&lt;&lt;endl;</text:p>
      <text:p text:style-name="P277"><text:s text:c="16"/>return;</text:p>
      <text:p text:style-name="P277"><text:s text:c="12"/>}</text:p>
      <text:p text:style-name="P277"><text:s text:c="8"/>}</text:p>
      <text:p text:style-name="P277"/>
      <text:p text:style-name="P277"><text:s text:c="8"/>eprobe = dnode-&gt;edges;</text:p>
      <text:p text:style-name="P277"><text:s text:c="8"/>dnode-&gt;visited = true;</text:p>
      <text:p text:style-name="P277"><text:s text:c="8"/>s.push(dnode);</text:p>
      <text:p text:style-name="P277"><text:s text:c="8"/>eprobe = eprobe-&gt;next;</text:p>
      <text:p text:style-name="P277"/>
      <text:p text:style-name="P277"><text:s text:c="8"/>while (!s.empty()) {</text:p>
      <text:p text:style-name="P277"><text:s text:c="12"/>outputfile&lt;&lt;s.front()-&gt;nvalue&lt;&lt;" ";</text:p>
      <text:p text:style-name="P277"><text:s text:c="12"/>eprobe = s.front()-&gt;edges-&gt;next;</text:p>
      <text:p text:style-name="P277"><text:s text:c="12"/>while (eprobe-&gt;next != nullptr) {</text:p>
      <text:p text:style-name="P277"><text:s text:c="16"/>if (!eprobe-&gt;link-&gt;visited) {</text:p>
      <text:p text:style-name="P277"><text:s text:c="20"/>linked = eprobe-&gt;link;</text:p>
      <text:p text:style-name="P277"><text:s text:c="20"/>linked-&gt;visited = true;</text:p>
      <text:p text:style-name="P277"><text:s text:c="20"/>s.push(linked);</text:p>
      <text:p text:style-name="P277"><text:s text:c="16"/>} else {eprobe = eprobe-&gt;next;}</text:p>
      <text:p text:style-name="P277"><text:s text:c="12"/>}</text:p>
      <text:p text:style-name="P277"><text:s text:c="12"/>s.pop();</text:p>
      <text:p text:style-name="P277"><text:s text:c="8"/>}</text:p>
      <text:p text:style-name="P277"><text:s text:c="8"/>outputfile&lt;&lt;endl;</text:p>
      <text:p text:style-name="P277"/>
      <text:p text:style-name="P277"><text:s text:c="4"/>}</text:p>
      <text:p text:style-name="P277"/>
      <text:p text:style-name="P277">};</text:p>
      <text:p text:style-name="P277"/>
      <text:p text:style-name="P277"/>
      <text:p text:style-name="P277"/>
      <text:p text:style-name="P277">int main()</text:p>
      <text:p text:style-name="P277">{</text:p>
      <text:p text:style-name="P277"/>
      <text:p text:style-name="P277"><text:s text:c="2"/>List* l= new List();</text:p>
      <text:p text:style-name="P277"><text:s text:c="2"/>l-&gt;add(1);</text:p>
      <text:p text:style-name="P277"><text:s text:c="2"/>l-&gt;add(2);</text:p>
      <text:p text:style-name="P277"><text:s text:c="2"/>l-&gt;add(3);</text:p>
      <text:p text:style-name="P277"><text:s text:c="2"/>l-&gt;add(4);</text:p>
      <text:p text:style-name="P277"><text:s text:c="2"/>l-&gt;add(5);</text:p>
      <text:p text:style-name="P277"><text:s text:c="2"/>l-&gt;add(6);</text:p>
      <text:p text:style-name="P277"/>
      <text:p text:style-name="P277"><text:s text:c="2"/>l-&gt;addedge(6,2);</text:p>
      <text:p text:style-name="P277"><text:s text:c="2"/>l-&gt;addedge(6,4);</text:p>
      <text:p text:style-name="P277"><text:s text:c="2"/>l-&gt;addedge(5,1);</text:p>
      <text:p text:style-name="P277"><text:s text:c="2"/>l-&gt;addedge(5,2);</text:p>
      <text:p text:style-name="P277"><text:soft-page-break/><text:s text:c="2"/>l-&gt;addedge(4,2);</text:p>
      <text:p text:style-name="P277"><text:s text:c="2"/>l-&gt;addedge(4,6);</text:p>
      <text:p text:style-name="P277"><text:s text:c="2"/>l-&gt;addedge(4,3);</text:p>
      <text:p text:style-name="P277"><text:s text:c="2"/>l-&gt;addedge(3,4);</text:p>
      <text:p text:style-name="P277"><text:s text:c="2"/>l-&gt;addedge(3,1);</text:p>
      <text:p text:style-name="P277"><text:s text:c="2"/>l-&gt;addedge(2,5);</text:p>
      <text:p text:style-name="P277"><text:s text:c="2"/>l-&gt;addedge(2,4);</text:p>
      <text:p text:style-name="P277"><text:s text:c="2"/>l-&gt;addedge(2,6);</text:p>
      <text:p text:style-name="P277"><text:s text:c="2"/>l-&gt;addedge(1,3);</text:p>
      <text:p text:style-name="P277"><text:s text:c="2"/>l-&gt;addedge(1,5);</text:p>
      <text:p text:style-name="P277"/>
      <text:p text:style-name="P277"/>
      <text:p text:style-name="P277"/>
      <text:p text:style-name="P277"/>
      <text:p text:style-name="P277"><text:s text:c="2"/>l-&gt;display();</text:p>
      <text:p text:style-name="P277"/>
      <text:p text:style-name="P277"><text:s text:c="2"/>l-&gt;DFS(4);</text:p>
      <text:p text:style-name="P277"><text:s text:c="2"/>l-&gt;BFS(4);</text:p>
      <text:p text:style-name="P277"/>
      <text:p text:style-name="P277"><text:s text:c="2"/>delete l;</text:p>
      <text:p text:style-name="P277"/>
      <text:p text:style-name="P277"><text:s text:c="2"/>return 0;</text:p>
      <text:p text:style-name="P277">}</text:p>
      <text:p text:style-name="P277"/>
      <text:p text:style-name="P277"/>
      <text:p text:style-name="P306"><text:span text:style-name="T13">########################END-OF-CODE###########################</text:span></text:p>
      <text:p text:style-name="P352"/>
      <text:p text:style-name="P306"><text:span text:style-name="T13">########################PSEUDOCODE###########################</text:span></text:p>
      <text:p text:style-name="P306"/>
      <text:p text:style-name="P275"><text:span text:style-name="T76">STRUCTURE NODE</text:span></text:p>
      <text:p text:style-name="P325"><text:span text:style-name="T134"><text:tab/>nvalue </text:span><text:span text:style-name="T135">← </text:span><text:span text:style-name="T134">null</text:span></text:p>
      <text:p text:style-name="P325"><text:span text:style-name="T134"><text:tab/>next </text:span><text:span text:style-name="T135">← </text:span><text:span text:style-name="T134">null</text:span></text:p>
      <text:p text:style-name="P325"><text:span text:style-name="T134"><text:tab/>edge </text:span><text:span text:style-name="T135">← </text:span><text:span text:style-name="T134">null</text:span></text:p>
      <text:p text:style-name="P326"><text:span text:style-name="T134"><text:tab/>visited </text:span><text:span text:style-name="T135">← </text:span><text:span text:style-name="T134">null</text:span></text:p>
      <text:p text:style-name="P276"><text:tab/></text:p>
      <text:p text:style-name="P276">STRUCTURE EDGE</text:p>
      <text:p text:style-name="P325"><text:span text:style-name="T134"><text:tab/>link </text:span><text:span text:style-name="T135">← </text:span><text:span text:style-name="T134">null</text:span></text:p>
      <text:p text:style-name="P325"><text:span text:style-name="T134"><text:tab/>next </text:span><text:span text:style-name="T135">← </text:span><text:span text:style-name="T134">null</text:span></text:p>
      <text:p text:style-name="P276"/>
      <text:p text:style-name="P278">CLASS GRAPH</text:p>
      <text:p text:style-name="P278"><text:tab/></text:p>
      <text:p text:style-name="P324"><text:span text:style-name="T134"><text:tab/>length </text:span><text:span text:style-name="T135">← </text:span><text:span text:style-name="T134">-1</text:span></text:p>
      <text:p text:style-name="P278"/>
      <text:p text:style-name="P324"><text:span text:style-name="T134"><text:tab/></text:span><text:span text:style-name="T155">INITILIZER()</text:span></text:p>
      <text:p text:style-name="P324"><text:span text:style-name="T155"><text:tab/><text:tab/>head </text:span><text:span text:style-name="T135">←</text:span><text:span text:style-name="T155">null</text:span></text:p>
      <text:p text:style-name="P279"/>
      <text:p text:style-name="P279"/>
      <text:p text:style-name="P324"><text:span text:style-name="T155"><text:tab/></text:span><text:span text:style-name="T156">ADDNODE(VALUE)</text:span></text:p>
      <text:p text:style-name="P324"><text:span text:style-name="T156"><text:tab/><text:tab/>node </text:span><text:span text:style-name="T135">←</text:span><text:span text:style-name="T156">new node structure</text:span></text:p>
      <text:p text:style-name="P324"><text:span text:style-name="T156"><text:tab/><text:tab/>node nvalue </text:span><text:span text:style-name="T135">← </text:span><text:span text:style-name="T156">value</text:span></text:p>
      <text:p text:style-name="P324"><text:span text:style-name="T156"><text:tab/><text:tab/>node edge </text:span><text:span text:style-name="T135">←</text:span><text:span text:style-name="T156">new edge structure</text:span></text:p>
      <text:p text:style-name="P280"/>
      <text:p text:style-name="P280"><text:tab/><text:tab/>IF head = null</text:p>
      <text:p text:style-name="P324"><text:span text:style-name="T156"><text:tab/><text:tab/><text:tab/>head </text:span><text:span text:style-name="T135">← </text:span><text:span text:style-name="T156">node</text:span></text:p>
      <text:p text:style-name="P280"><text:tab/><text:tab/>ELSE</text:p>
      <text:p text:style-name="P324"><text:span text:style-name="T156"><text:tab/><text:tab/><text:tab/>nprobe </text:span><text:span text:style-name="T135">←</text:span><text:span text:style-name="T156">head</text:span></text:p>
      <text:p text:style-name="P280"><text:tab/><text:tab/><text:tab/></text:p>
      <text:p text:style-name="P280"><text:tab/><text:tab/><text:tab/>WHILE nprobe next != null</text:p>
      <text:p text:style-name="P324"><text:span text:style-name="T156"><text:tab/><text:tab/><text:tab/><text:tab/>nprobe </text:span><text:span text:style-name="T135">←</text:span><text:span text:style-name="T156">nprobe next</text:span></text:p>
      <text:p text:style-name="P280"/>
      <text:p text:style-name="P324"><text:span text:style-name="T156"><text:tab/><text:tab/><text:tab/>nprobe next </text:span><text:span text:style-name="T135">← </text:span><text:span text:style-name="T156">node</text:span></text:p>
      <text:p text:style-name="P280"/>
      <text:p text:style-name="P324"><text:span text:style-name="T156"><text:tab/><text:tab/>length </text:span><text:span text:style-name="T135">← </text:span><text:span text:style-name="T156">length add 1</text:span></text:p>
      <text:p text:style-name="P280"/>
      <text:p text:style-name="P280"/>
      <text:p text:style-name="P324"><text:span text:style-name="T156"><text:tab/></text:span><text:span text:style-name="T157">ADDEDGE(ORIGIN, DESTINATION)</text:span></text:p>
      <text:p text:style-name="P281"><text:tab/><text:tab/></text:p>
      <text:p text:style-name="P324"><text:span text:style-name="T157"><text:tab/><text:tab/>edge </text:span><text:span text:style-name="T135">←</text:span><text:span text:style-name="T157">new structure edge</text:span></text:p>
      <text:p text:style-name="P281"/>
      <text:p text:style-name="P324"><text:span text:style-name="T157"><text:tab/><text:tab/></text:span><text:span text:style-name="T158">nprobe </text:span><text:span text:style-name="T135">← </text:span><text:span text:style-name="T158">head</text:span></text:p>
      <text:p text:style-name="P324"><text:span text:style-name="T158"><text:tab/><text:tab/>mprobe </text:span><text:span text:style-name="T135">← </text:span><text:span text:style-name="T158">head</text:span></text:p>
      <text:p text:style-name="P282"/>
      <text:p text:style-name="P324"><text:span text:style-name="T158"><text:tab/><text:tab/>FOR I </text:span><text:span text:style-name="T135">←</text:span><text:span text:style-name="T158">0 in range length</text:span></text:p>
      <text:p text:style-name="P282"><text:soft-page-break/><text:tab/><text:tab/><text:tab/>IF nprobe value != origin</text:p>
      <text:p text:style-name="P324"><text:span text:style-name="T158"><text:tab/><text:tab/><text:tab/><text:tab/>nprobe </text:span><text:span text:style-name="T135">← </text:span><text:span text:style-name="T158">nprobe next</text:span></text:p>
      <text:p text:style-name="P324"><text:span text:style-name="T158"><text:tab/><text:tab/><text:tab/></text:span><text:span text:style-name="T159">IF I = length sub 1 AND nprobe value != origin</text:span></text:p>
      <text:p text:style-name="P283"><text:tab/><text:tab/><text:tab/><text:tab/>print “node not found”</text:p>
      <text:p text:style-name="P283"/>
      <text:p text:style-name="P324"><text:span text:style-name="T159"><text:tab/><text:tab/></text:span><text:span text:style-name="T160">eprobe </text:span><text:span text:style-name="T135">← </text:span><text:span text:style-name="T161">nprobe edge</text:span></text:p>
      <text:p text:style-name="P284"/>
      <text:p text:style-name="P324"><text:span text:style-name="T161"><text:tab/><text:tab/></text:span><text:span text:style-name="T162">FOR I </text:span><text:span text:style-name="T135">← </text:span><text:span text:style-name="T162">0 in range length</text:span></text:p>
      <text:p text:style-name="P285"><text:tab/><text:tab/><text:tab/>IF mprobe value != destination</text:p>
      <text:p text:style-name="P324"><text:span text:style-name="T162"><text:tab/><text:tab/><text:tab/><text:tab/>mprobe </text:span><text:span text:style-name="T135">← </text:span><text:span text:style-name="T162">mprobe next</text:span></text:p>
      <text:p text:style-name="P285"><text:tab/><text:tab/><text:tab/>IF I = length sub 1 &amp;&amp; mprobe value != destination</text:p>
      <text:p text:style-name="P285"><text:tab/><text:tab/><text:tab/><text:tab/>print “node not found”</text:p>
      <text:p text:style-name="P285"/>
      <text:p text:style-name="P324"><text:span text:style-name="T162"><text:tab/><text:tab/>edge link </text:span><text:span text:style-name="T135">← </text:span><text:span text:style-name="T162">mprobe</text:span></text:p>
      <text:p text:style-name="P285"/>
      <text:p text:style-name="P285"><text:tab/><text:tab/>IF eprobe = null</text:p>
      <text:p text:style-name="P324"><text:span text:style-name="T162"><text:tab/><text:tab/><text:tab/>eprobe </text:span><text:span text:style-name="T135">← </text:span><text:span text:style-name="T162">edge</text:span></text:p>
      <text:p text:style-name="P324"><text:span text:style-name="T162"><text:tab/><text:tab/><text:tab/>nprobe edge </text:span><text:span text:style-name="T135">← </text:span><text:span text:style-name="T162">edge</text:span></text:p>
      <text:p text:style-name="P285"/>
      <text:p text:style-name="P285"><text:tab/><text:tab/>WHILE eprobe next != null</text:p>
      <text:p text:style-name="P324"><text:span text:style-name="T162"><text:tab/><text:tab/><text:tab/>eprobe </text:span><text:span text:style-name="T135">← </text:span><text:span text:style-name="T162">eprobe next</text:span></text:p>
      <text:p text:style-name="P285"/>
      <text:p text:style-name="P324"><text:span text:style-name="T162"><text:tab/><text:tab/>edge next </text:span><text:span text:style-name="T135">← </text:span><text:span text:style-name="T162">nullptr</text:span></text:p>
      <text:p text:style-name="P324"><text:span text:style-name="T162"><text:tab/><text:tab/>eprobe next </text:span><text:span text:style-name="T135">←</text:span><text:span text:style-name="T162">edge</text:span></text:p>
      <text:p text:style-name="P285"/>
      <text:p text:style-name="P324"><text:span text:style-name="T162"><text:tab/></text:span><text:span text:style-name="T163">DISPLAY()</text:span></text:p>
      <text:p text:style-name="P286"><text:tab/><text:tab/></text:p>
      <text:p text:style-name="P324"><text:span text:style-name="T163"><text:tab/><text:tab/>nprobe </text:span><text:span text:style-name="T135">← </text:span><text:span text:style-name="T163">head</text:span></text:p>
      <text:p text:style-name="P286"/>
      <text:p text:style-name="P324"><text:span text:style-name="T163"><text:tab/><text:tab/></text:span><text:span text:style-name="T153">WHILE nprobe != null</text:span></text:p>
      <text:p text:style-name="P287"><text:tab/><text:tab/><text:tab/>print nprobe value</text:p>
      <text:p text:style-name="P324"><text:span text:style-name="T153"><text:tab/><text:tab/><text:tab/>nedge </text:span><text:span text:style-name="T135">← </text:span><text:span text:style-name="T153">nprobe edge</text:span></text:p>
      <text:p text:style-name="P287"><text:tab/><text:tab/><text:tab/>WHILE nedge next != null</text:p>
      <text:p text:style-name="P324"><text:span text:style-name="T153"><text:tab/><text:tab/><text:tab/><text:tab/>nedge </text:span><text:span text:style-name="T135">← </text:span><text:span text:style-name="T153">nedge next</text:span></text:p>
      <text:p text:style-name="P324"><text:span text:style-name="T153"><text:tab/><text:tab/><text:tab/><text:tab/>linked </text:span><text:span text:style-name="T135">← </text:span><text:span text:style-name="T153">nedge link</text:span></text:p>
      <text:p text:style-name="P287"><text:tab/><text:tab/><text:tab/><text:tab/>print linked value</text:p>
      <text:p text:style-name="P324"><text:span text:style-name="T153"><text:tab/><text:tab/><text:tab/></text:span><text:span text:style-name="T154">nprobe </text:span><text:span text:style-name="T135">← </text:span><text:span text:style-name="T154">nprobe next</text:span></text:p>
      <text:p text:style-name="P310"><text:span text:style-name="T76"><text:tab/></text:span></text:p>
      <text:p text:style-name="P310"><text:tab/><text:span text:style-name="T23">DFS(START)</text:span></text:p>
      <text:p text:style-name="P311"><text:span text:style-name="T23"><text:tab/><text:tab/>dnode </text:span><text:span text:style-name="T24">←</text:span><text:span text:style-name="T25">head</text:span></text:p>
      <text:p text:style-name="P311"><text:span text:style-name="T25"/></text:p>
      <text:p text:style-name="P312"><text:span text:style-name="T25"><text:tab/><text:tab/>FOR I </text:span><text:span text:style-name="T24">← </text:span><text:span text:style-name="T25">0 in range of length</text:span></text:p>
      <text:p text:style-name="P312"><text:span text:style-name="T25"><text:tab/><text:tab/><text:tab/>IF dnode value != start</text:span></text:p>
      <text:p text:style-name="P312"><text:span text:style-name="T25"><text:tab/><text:tab/><text:tab/><text:tab/>dnode </text:span><text:span text:style-name="T24">← </text:span><text:span text:style-name="T25">dnode next</text:span></text:p>
      <text:p text:style-name="P312"><text:span text:style-name="T25"><text:tab/><text:tab/><text:tab/>IF I = length sub 1 AND dnode value != start</text:span></text:p>
      <text:p text:style-name="P312"><text:span text:style-name="T25"><text:tab/><text:tab/><text:tab/><text:tab/>print “not found in graph”</text:span></text:p>
      <text:p text:style-name="P312"><text:span text:style-name="T25"><text:tab/><text:tab/><text:tab/><text:tab/>break</text:span></text:p>
      <text:p text:style-name="P312"><text:soft-page-break/><text:span text:style-name="T25"/></text:p>
      <text:p text:style-name="P312"><text:span text:style-name="T25"><text:tab/><text:tab/>eprobe </text:span><text:span text:style-name="T24">← </text:span><text:span text:style-name="T25">dnode edge</text:span></text:p>
      <text:p text:style-name="P313"><text:span text:style-name="T25"><text:tab/><text:tab/>dnode </text:span><text:span text:style-name="T26">visited </text:span><text:span text:style-name="T24">← </text:span><text:span text:style-name="T26">true</text:span></text:p>
      <text:p text:style-name="P314"><text:span text:style-name="T26"><text:tab/><text:tab/></text:span><text:span text:style-name="T27">stack </text:span><text:span text:style-name="T24">← </text:span><text:span text:style-name="T27">push dnode</text:span></text:p>
      <text:p text:style-name="P314"><text:span text:style-name="T27"><text:tab/> <text:tab/></text:span></text:p>
      <text:p text:style-name="P314"><text:span text:style-name="T27"><text:tab/><text:tab/>WHILE stack != empty</text:span></text:p>
      <text:p text:style-name="P314"><text:span text:style-name="T27"><text:tab/><text:tab/><text:tab/>WHILE eprobe next != null</text:span></text:p>
      <text:p text:style-name="P314"><text:span text:style-name="T27"><text:tab/><text:tab/><text:tab/><text:tab/>IF eprobe link visited = false</text:span></text:p>
      <text:p text:style-name="P314"><text:span text:style-name="T27"><text:tab/><text:tab/><text:tab/><text:tab/><text:tab/>eprobe link visited </text:span><text:span text:style-name="T24">← </text:span><text:span text:style-name="T27">true;</text:span></text:p>
      <text:p text:style-name="P314"><text:span text:style-name="T27"><text:tab/><text:tab/><text:tab/><text:tab/><text:tab/>stack </text:span><text:span text:style-name="T24">← </text:span><text:span text:style-name="T27">push eprobe link visited</text:span></text:p>
      <text:p text:style-name="P314"><text:span text:style-name="T27"><text:tab/><text:tab/><text:tab/><text:tab/><text:tab/>eprobe </text:span><text:span text:style-name="T24">← </text:span><text:span text:style-name="T27">eprobe link edges</text:span></text:p>
      <text:p text:style-name="P314"><text:span text:style-name="T27"><text:tab/><text:tab/><text:tab/><text:tab/>ELSE</text:span></text:p>
      <text:p text:style-name="P315"><text:span text:style-name="T27"><text:tab/><text:tab/><text:tab/><text:tab/><text:tab/>eprobe </text:span><text:span text:style-name="T24">← </text:span><text:span text:style-name="T27">eprobe next</text:span></text:p>
      <text:p text:style-name="P315"><text:span text:style-name="T27"><text:tab/><text:tab/><text:tab/></text:span><text:span text:style-name="T28">stack </text:span><text:span text:style-name="T24">← </text:span><text:span text:style-name="T28">stack pop</text:span></text:p>
      <text:p text:style-name="P316"><text:span text:style-name="T28"><text:tab/><text:tab/></text:span></text:p>
      <text:p text:style-name="P316"><text:span text:style-name="T28"/></text:p>
      <text:p text:style-name="P317"><text:span text:style-name="T28"><text:tab/></text:span><text:span text:style-name="T29">BFS(START)</text:span></text:p>
      <text:p text:style-name="P318"><text:span text:style-name="T29"><text:tab/><text:tab/></text:span><text:span text:style-name="T30">dnode </text:span><text:span text:style-name="T24">← </text:span><text:span text:style-name="T30">head</text:span></text:p>
      <text:p text:style-name="P318"><text:span text:style-name="T30"><text:tab/><text:tab/></text:span></text:p>
      <text:p text:style-name="P318"><text:span text:style-name="T30"><text:tab/><text:tab/></text:span><text:span text:style-name="T25">FOR I </text:span><text:span text:style-name="T24">← </text:span><text:span text:style-name="T25">0 in range of length</text:span></text:p>
      <text:p text:style-name="P318"><text:span text:style-name="T25"><text:tab/><text:tab/><text:tab/>IF dnode value != start</text:span></text:p>
      <text:p text:style-name="P318"><text:span text:style-name="T25"><text:tab/><text:tab/><text:tab/><text:tab/>dnode </text:span><text:span text:style-name="T24">← </text:span><text:span text:style-name="T25">dnode next</text:span></text:p>
      <text:p text:style-name="P318"><text:span text:style-name="T25"><text:tab/><text:tab/><text:tab/>IF I = length sub 1 AND dnode value != start</text:span></text:p>
      <text:p text:style-name="P318"><text:span text:style-name="T25"><text:tab/><text:tab/><text:tab/><text:tab/>print “not found in graph”</text:span></text:p>
      <text:p text:style-name="P319"><text:span text:style-name="T25"><text:tab/><text:tab/><text:tab/><text:tab/>break</text:span></text:p>
      <text:p text:style-name="P319"><text:span text:style-name="T25"/></text:p>
      <text:p text:style-name="P319"><text:span text:style-name="T25"><text:tab/><text:tab/></text:span><text:span text:style-name="T31">eprobe</text:span><text:span text:style-name="T27"><text:tab/></text:span><text:span text:style-name="T24">← </text:span><text:span text:style-name="T31">dnode edge</text:span></text:p>
      <text:p text:style-name="P319"><text:span text:style-name="T31"><text:tab/><text:tab/>dnode visited </text:span><text:span text:style-name="T24">← </text:span><text:span text:style-name="T31">true</text:span></text:p>
      <text:p text:style-name="P319"><text:span text:style-name="T31"><text:tab/><text:tab/>stack </text:span><text:span text:style-name="T24">← </text:span><text:span text:style-name="T31">push dnode</text:span></text:p>
      <text:p text:style-name="P319"><text:span text:style-name="T31"><text:tab/><text:tab/></text:span></text:p>
      <text:p text:style-name="P319"><text:span text:style-name="T31"><text:tab/><text:tab/>WHILE stack != empty</text:span></text:p>
      <text:p text:style-name="P319"><text:span text:style-name="T31"><text:tab/><text:tab/><text:tab/>eprobe </text:span><text:span text:style-name="T24">← </text:span><text:span text:style-name="T31">stack front edges</text:span></text:p>
      <text:p text:style-name="P319"><text:span text:style-name="T31"><text:tab/><text:tab/><text:tab/>WHILE eprobe next != null</text:span></text:p>
      <text:p text:style-name="P319"><text:span text:style-name="T31"><text:tab/><text:tab/><text:tab/><text:tab/>IF eprobe link visited = false</text:span></text:p>
      <text:p text:style-name="P319"><text:span text:style-name="T31"><text:tab/><text:tab/><text:tab/><text:tab/><text:tab/>eprobe link visited </text:span><text:span text:style-name="T24">←</text:span><text:span text:style-name="T31"> true</text:span></text:p>
      <text:p text:style-name="P319"><text:span text:style-name="T31"><text:tab/><text:tab/><text:tab/><text:tab/><text:tab/>stack </text:span><text:span text:style-name="T24">← </text:span><text:span text:style-name="T31">push eprobe link</text:span></text:p>
      <text:p text:style-name="P319"><text:span text:style-name="T31"><text:tab/><text:tab/><text:tab/><text:tab/>ELSE</text:span></text:p>
      <text:p text:style-name="P319"><text:span text:style-name="T31"><text:tab/><text:tab/><text:tab/><text:tab/><text:tab/>eprobe </text:span><text:span text:style-name="T24">← </text:span><text:span text:style-name="T31">eprobe next</text:span></text:p>
      <text:p text:style-name="P320"><text:span text:style-name="T31"><text:tab/><text:tab/><text:tab/></text:span><text:span text:style-name="T32">stack </text:span><text:span text:style-name="T24">← </text:span><text:span text:style-name="T32">stack pop</text:span></text:p>
      <text:p text:style-name="P308"/>
      <text:p text:style-name="P294"><text:span text:style-name="T13">#########################END-OF-PSEUDOCODE###########################</text:span></text:p>
      <text:p text:style-name="P294"/>
      <text:p text:style-name="P288">Coding this task was an issue as I was receiving memory issues with invalid pointers. After countless hours debugging I realized that I initialized a<text:span text:style-name="T173">n empty edge structure when creating the nodes, this meant that the 1</text:span><text:span text:style-name="T174">st</text:span><text:span text:style-name="T173"> edge that didn't hold a null value was the 2</text:span><text:span text:style-name="T174">nd</text:span><text:span text:style-name="T173"> element. This was overlooked for a long time. I would have re-wrote the algorithm rather than implementing a workaround in the search functions but the error was only diagnosed at 9pm on Friday the 2</text:span><text:span text:style-name="T174">nd</text:span><text:span text:style-name="T173">.</text:span></text:p>
      <text:p text:style-name="P351">Question 15.</text:p>
      <text:p text:style-name="P309"><text:tab/>Implement Dijkstra’s algorithm for a weighted graph data structure (you have to update</text:p>
      <text:p text:style-name="P309"><text:tab/>your previous data structure so that it can deal with weights).</text:p>
      <text:p text:style-name="P309"/>
      <text:p text:style-name="P300"><text:span text:style-name="T13">############################CODE############################</text:span></text:p>
      <text:p text:style-name="P300"/>
      <text:p text:style-name="P321"/>
      <text:p text:style-name="P289">#include &lt;iostream&gt;</text:p>
      <text:p text:style-name="P289">#include &lt;fstream&gt;</text:p>
      <text:p text:style-name="P289">#include &lt;queue&gt;</text:p>
      <text:p text:style-name="P289">#include &lt;stack&gt;</text:p>
      <text:p text:style-name="P289">#include &lt;list&gt;</text:p>
      <text:p text:style-name="P289"/>
      <text:p text:style-name="P289"/>
      <text:p text:style-name="P289">using namespace std;</text:p>
      <text:p text:style-name="P289"/>
      <text:p text:style-name="P289">struct node{</text:p>
      <text:p text:style-name="P289"><text:s text:c="4"/>int nvalue;</text:p>
      <text:p text:style-name="P289"><text:s text:c="4"/>struct node *next;</text:p>
      <text:p text:style-name="P289"><text:s text:c="4"/>struct edge *edges;</text:p>
      <text:p text:style-name="P289"><text:s text:c="4"/>bool visited;</text:p>
      <text:p text:style-name="P289"><text:s text:c="4"/>int distfromsource = 9999;</text:p>
      <text:p text:style-name="P289">}*head;</text:p>
      <text:p text:style-name="P289"/>
      <text:p text:style-name="P289">struct edge {</text:p>
      <text:p text:style-name="P289"><text:s text:c="4"/>struct node *link;</text:p>
      <text:p text:style-name="P289"><text:s text:c="4"/>struct edge *next;</text:p>
      <text:p text:style-name="P289"><text:s text:c="4"/>int distance;</text:p>
      <text:p text:style-name="P289">};</text:p>
      <text:p text:style-name="P289"/>
      <text:p text:style-name="P289">class List {</text:p>
      <text:p text:style-name="P289">public:</text:p>
      <text:p text:style-name="P289"/>
      <text:p text:style-name="P289"><text:s text:c="4"/>int length = -1;</text:p>
      <text:p text:style-name="P289"/>
      <text:p text:style-name="P289"><text:s text:c="4"/>List() {</text:p>
      <text:p text:style-name="P289"><text:s text:c="8"/>head = nullptr;</text:p>
      <text:p text:style-name="P289"><text:s text:c="4"/>}</text:p>
      <text:p text:style-name="P289"/>
      <text:p text:style-name="P289"><text:s text:c="4"/>void add(int value) {</text:p>
      <text:p text:style-name="P289"/>
      <text:p text:style-name="P289"><text:s text:c="8"/>struct node *nprobe, *node;</text:p>
      <text:p text:style-name="P289"><text:s text:c="8"/>node = new(struct node);</text:p>
      <text:p text:style-name="P289"><text:s text:c="8"/>node-&gt;nvalue = value;</text:p>
      <text:p text:style-name="P289"><text:s text:c="8"/>node-&gt;edges = new (struct edge);</text:p>
      <text:p text:style-name="P289"><text:s text:c="8"/>if (head == nullptr) {</text:p>
      <text:p text:style-name="P289"><text:s text:c="12"/>head = node;</text:p>
      <text:p text:style-name="P289"><text:soft-page-break/><text:s text:c="8"/>} else {</text:p>
      <text:p text:style-name="P289"><text:s text:c="8"/>nprobe = head;</text:p>
      <text:p text:style-name="P289"/>
      <text:p text:style-name="P289"><text:s text:c="8"/>while (nprobe-&gt;next != nullptr) {</text:p>
      <text:p text:style-name="P289"><text:s text:c="12"/>nprobe = nprobe-&gt;next;</text:p>
      <text:p text:style-name="P289"><text:s text:c="8"/>}</text:p>
      <text:p text:style-name="P289"><text:s text:c="8"/>nprobe-&gt;next = node;</text:p>
      <text:p text:style-name="P289"><text:s text:c="8"/>}</text:p>
      <text:p text:style-name="P289"><text:s text:c="8"/>length++;</text:p>
      <text:p text:style-name="P289"><text:s text:c="4"/>}</text:p>
      <text:p text:style-name="P289"/>
      <text:p text:style-name="P289"><text:s text:c="4"/>void addedge(int origin, int dest, int distance){</text:p>
      <text:p text:style-name="P289"/>
      <text:p text:style-name="P289"><text:s text:c="8"/>struct node *nprobe, *mprobe;</text:p>
      <text:p text:style-name="P289"><text:s text:c="8"/>struct edge *edge, *eprobe;</text:p>
      <text:p text:style-name="P289"><text:s text:c="8"/>edge = new (struct edge);</text:p>
      <text:p text:style-name="P289"><text:s text:c="8"/>edge-&gt;distance = distance;</text:p>
      <text:p text:style-name="P289"><text:s text:c="8"/>nprobe = head;</text:p>
      <text:p text:style-name="P289"><text:s text:c="8"/>mprobe = head;</text:p>
      <text:p text:style-name="P289"/>
      <text:p text:style-name="P289"><text:s text:c="8"/>for (int i = 0; i &lt; length; i++) {</text:p>
      <text:p text:style-name="P289"><text:s text:c="12"/>if (nprobe-&gt;nvalue != origin) {</text:p>
      <text:p text:style-name="P289"><text:s text:c="16"/>nprobe = nprobe-&gt;next;</text:p>
      <text:p text:style-name="P289"><text:s text:c="12"/>}</text:p>
      <text:p text:style-name="P289"><text:s text:c="12"/>if (i == length -1 &amp;&amp; nprobe-&gt;nvalue != origin){</text:p>
      <text:p text:style-name="P289"><text:s text:c="16"/>cout&lt;&lt;"Node not found in graph"&lt;&lt;endl;</text:p>
      <text:p text:style-name="P289"><text:s text:c="16"/>return;</text:p>
      <text:p text:style-name="P289"><text:s text:c="12"/>}</text:p>
      <text:p text:style-name="P289"><text:s text:c="8"/>}</text:p>
      <text:p text:style-name="P289"><text:s text:c="8"/>eprobe = nprobe-&gt;edges;</text:p>
      <text:p text:style-name="P289"/>
      <text:p text:style-name="P289"><text:s text:c="8"/>for (int i = 0; i &lt; length; i++) {</text:p>
      <text:p text:style-name="P289"><text:s text:c="12"/>if (mprobe-&gt;nvalue != dest) {</text:p>
      <text:p text:style-name="P289"><text:s text:c="16"/>mprobe = mprobe-&gt;next;</text:p>
      <text:p text:style-name="P289"><text:s text:c="12"/>}</text:p>
      <text:p text:style-name="P289"><text:s text:c="12"/>if (i == length -1 &amp;&amp; mprobe-&gt;nvalue != dest){</text:p>
      <text:p text:style-name="P289"><text:s text:c="16"/>cout&lt;&lt;"Node not found in graph"&lt;&lt;endl;</text:p>
      <text:p text:style-name="P289"><text:s text:c="16"/>return;</text:p>
      <text:p text:style-name="P289"><text:s text:c="12"/>}</text:p>
      <text:p text:style-name="P289"><text:s text:c="8"/>}</text:p>
      <text:p text:style-name="P289"><text:s text:c="8"/>edge-&gt;link = mprobe;</text:p>
      <text:p text:style-name="P289"/>
      <text:p text:style-name="P289"><text:s text:c="8"/>if (eprobe == nullptr) {</text:p>
      <text:p text:style-name="P289"><text:s text:c="12"/>eprobe = edge;</text:p>
      <text:p text:style-name="P289"><text:s text:c="12"/>nprobe-&gt;edges = edge;</text:p>
      <text:p text:style-name="P289"><text:s text:c="8"/>}</text:p>
      <text:p text:style-name="P289"/>
      <text:p text:style-name="P289"><text:soft-page-break/><text:s text:c="8"/>while (eprobe-&gt;next != nullptr) {</text:p>
      <text:p text:style-name="P289"><text:s text:c="12"/>eprobe = eprobe-&gt;next;</text:p>
      <text:p text:style-name="P289"><text:s text:c="8"/>}</text:p>
      <text:p text:style-name="P289"><text:s text:c="8"/>edge-&gt;next = nullptr;</text:p>
      <text:p text:style-name="P289"><text:s text:c="8"/>eprobe-&gt;next = edge;</text:p>
      <text:p text:style-name="P289"><text:s text:c="4"/>}</text:p>
      <text:p text:style-name="P289"/>
      <text:p text:style-name="P289"><text:s text:c="4"/>void display() {</text:p>
      <text:p text:style-name="P289"><text:s text:c="8"/>struct node *nprobe, *linked;</text:p>
      <text:p text:style-name="P289"><text:s text:c="8"/>struct edge *nedge;</text:p>
      <text:p text:style-name="P289"><text:s text:c="8"/>nprobe = head;</text:p>
      <text:p text:style-name="P289"/>
      <text:p text:style-name="P289"><text:s text:c="8"/>while (nprobe != nullptr){</text:p>
      <text:p text:style-name="P289"><text:s text:c="12"/>cout&lt;&lt;nprobe-&gt;nvalue&lt;&lt;" -&gt; ";</text:p>
      <text:p text:style-name="P289"><text:s text:c="12"/>nedge = nprobe-&gt;edges;</text:p>
      <text:p text:style-name="P289"><text:s text:c="12"/>cout&lt;&lt;"linked to ";</text:p>
      <text:p text:style-name="P289"><text:s text:c="12"/>while (nedge-&gt;next != nullptr) {</text:p>
      <text:p text:style-name="P289"><text:s text:c="16"/>nedge = nedge-&gt;next;</text:p>
      <text:p text:style-name="P289"><text:s text:c="16"/>linked = nedge-&gt;link;</text:p>
      <text:p text:style-name="P289"><text:s text:c="16"/>cout&lt;&lt;linked-&gt;nvalue&lt;&lt;", ";</text:p>
      <text:p text:style-name="P289"><text:s text:c="12"/>}</text:p>
      <text:p text:style-name="P289"><text:s text:c="12"/>cout&lt;&lt;endl;</text:p>
      <text:p text:style-name="P289"><text:s text:c="12"/>cout&lt;&lt;endl;</text:p>
      <text:p text:style-name="P289"><text:s text:c="12"/>nprobe = nprobe-&gt;next;</text:p>
      <text:p text:style-name="P289"><text:s text:c="8"/>}</text:p>
      <text:p text:style-name="P289"><text:s text:c="4"/>}</text:p>
      <text:p text:style-name="P289"/>
      <text:p text:style-name="P289"><text:s text:c="4"/>void DFS(int start) {</text:p>
      <text:p text:style-name="P289"><text:s text:c="8"/>ofstream outputfile;</text:p>
      <text:p text:style-name="P289"><text:s text:c="8"/>outputfile.open("output.txt", ios_base::app);</text:p>
      <text:p text:style-name="P289"><text:s text:c="8"/>struct node *dnode, *linked;</text:p>
      <text:p text:style-name="P289"><text:s text:c="8"/>struct edge *eprobe;</text:p>
      <text:p text:style-name="P289"><text:s text:c="8"/>dnode = head;</text:p>
      <text:p text:style-name="P289"><text:s text:c="8"/>outputfile&lt;&lt;"Depth First Search Starting from "&lt;&lt;start&lt;&lt;": ";</text:p>
      <text:p text:style-name="P289"/>
      <text:p text:style-name="P289"><text:s text:c="8"/>stack&lt;node*&gt; s;</text:p>
      <text:p text:style-name="P289"/>
      <text:p text:style-name="P289"><text:s text:c="8"/>for (int i = 0; i &lt; length; i++) {</text:p>
      <text:p text:style-name="P289"><text:s text:c="12"/>dnode-&gt;visited = false;</text:p>
      <text:p text:style-name="P289"><text:s text:c="12"/>dnode = dnode-&gt;next;</text:p>
      <text:p text:style-name="P289"><text:s text:c="8"/>}</text:p>
      <text:p text:style-name="P289"/>
      <text:p text:style-name="P289"><text:s text:c="8"/>dnode = head;</text:p>
      <text:p text:style-name="P289"/>
      <text:p text:style-name="P289"><text:s text:c="8"/>for (int i = 0; i &lt; length; i++) {</text:p>
      <text:p text:style-name="P289"><text:s text:c="12"/>if (dnode-&gt;nvalue != start) {</text:p>
      <text:p text:style-name="P289"><text:s text:c="16"/>dnode = dnode-&gt;next;</text:p>
      <text:p text:style-name="P289"><text:soft-page-break/><text:s text:c="12"/>}</text:p>
      <text:p text:style-name="P289"><text:s text:c="12"/>if (i == length -1 &amp;&amp; dnode-&gt;nvalue != start){</text:p>
      <text:p text:style-name="P289"><text:s text:c="16"/>cout&lt;&lt;"Node not found in graph"&lt;&lt;endl;</text:p>
      <text:p text:style-name="P289"><text:s text:c="16"/>return;</text:p>
      <text:p text:style-name="P289"><text:s text:c="12"/>}</text:p>
      <text:p text:style-name="P289"><text:s text:c="8"/>}</text:p>
      <text:p text:style-name="P289"/>
      <text:p text:style-name="P289"><text:s text:c="8"/>eprobe = dnode-&gt;edges;</text:p>
      <text:p text:style-name="P289"><text:s text:c="8"/>dnode-&gt;visited = true;</text:p>
      <text:p text:style-name="P289"><text:s text:c="8"/>s.push(dnode);</text:p>
      <text:p text:style-name="P289"><text:s text:c="8"/>outputfile&lt;&lt;dnode-&gt;nvalue;</text:p>
      <text:p text:style-name="P289"><text:s text:c="8"/>eprobe = eprobe-&gt;next;</text:p>
      <text:p text:style-name="P289"/>
      <text:p text:style-name="P289"><text:s text:c="8"/>while (!s.empty()) {</text:p>
      <text:p text:style-name="P289"><text:s text:c="12"/>while (eprobe-&gt;next != nullptr) {</text:p>
      <text:p text:style-name="P289"/>
      <text:p text:style-name="P289"><text:s text:c="16"/>if (!eprobe-&gt;link-&gt;visited) {</text:p>
      <text:p text:style-name="P289"><text:s text:c="20"/>linked = eprobe-&gt;link;</text:p>
      <text:p text:style-name="P289"><text:s text:c="20"/>linked-&gt;visited = true;</text:p>
      <text:p text:style-name="P289"><text:s text:c="20"/>s.push(linked);</text:p>
      <text:p text:style-name="P289"><text:s text:c="20"/>outputfile&lt;&lt;" "&lt;&lt;linked-&gt;nvalue;</text:p>
      <text:p text:style-name="P289"><text:s text:c="20"/>eprobe = linked-&gt;edges-&gt;next;</text:p>
      <text:p text:style-name="P289"><text:s text:c="16"/>} else {eprobe = eprobe-&gt;next;}</text:p>
      <text:p text:style-name="P289"><text:s text:c="12"/>}</text:p>
      <text:p text:style-name="P289"><text:s text:c="12"/>s.pop();</text:p>
      <text:p text:style-name="P289"><text:s text:c="8"/>}</text:p>
      <text:p text:style-name="P289"><text:s text:c="8"/>outputfile&lt;&lt;endl;</text:p>
      <text:p text:style-name="P289"/>
      <text:p text:style-name="P289"><text:s text:c="4"/>}</text:p>
      <text:p text:style-name="P289"/>
      <text:p text:style-name="P289"><text:s text:c="2"/>void BFS(int start) {</text:p>
      <text:p text:style-name="P289"><text:s text:c="8"/>ofstream outputfile;</text:p>
      <text:p text:style-name="P289"><text:s text:c="8"/>outputfile.open("output.txt", ios_base::app);</text:p>
      <text:p text:style-name="P289"><text:s text:c="8"/>struct node *dnode, *linked;</text:p>
      <text:p text:style-name="P289"><text:s text:c="8"/>struct edge *eprobe;</text:p>
      <text:p text:style-name="P289"><text:s text:c="8"/>dnode = head;</text:p>
      <text:p text:style-name="P289"><text:s text:c="8"/>outputfile&lt;&lt;"Breadth First Search Starting from "&lt;&lt;start&lt;&lt;": ";</text:p>
      <text:p text:style-name="P289"/>
      <text:p text:style-name="P289"><text:s text:c="8"/>queue&lt;node*&gt; s;</text:p>
      <text:p text:style-name="P289"/>
      <text:p text:style-name="P289"><text:s text:c="8"/>for (int i = 0; i &lt; length; i++) {</text:p>
      <text:p text:style-name="P289"><text:s text:c="12"/>dnode-&gt;visited = false;</text:p>
      <text:p text:style-name="P289"><text:s text:c="12"/>dnode = dnode-&gt;next;</text:p>
      <text:p text:style-name="P289"><text:s text:c="8"/>}</text:p>
      <text:p text:style-name="P289"/>
      <text:p text:style-name="P289"><text:s text:c="8"/>dnode = head;</text:p>
      <text:p text:style-name="P289"/>
      <text:p text:style-name="P289"><text:soft-page-break/><text:s text:c="8"/>for (int i = 0; i &lt; length; i++) {</text:p>
      <text:p text:style-name="P289"><text:s text:c="12"/>if (dnode-&gt;nvalue != start) {</text:p>
      <text:p text:style-name="P289"><text:s text:c="16"/>dnode = dnode-&gt;next;</text:p>
      <text:p text:style-name="P289"><text:s text:c="12"/>}</text:p>
      <text:p text:style-name="P289"><text:s text:c="12"/>if (i == length -1 &amp;&amp; dnode-&gt;nvalue != start){</text:p>
      <text:p text:style-name="P289"><text:s text:c="16"/>cout&lt;&lt;"Node not found in graph"&lt;&lt;endl;</text:p>
      <text:p text:style-name="P289"><text:s text:c="16"/>return;</text:p>
      <text:p text:style-name="P289"><text:s text:c="12"/>}</text:p>
      <text:p text:style-name="P289"><text:s text:c="8"/>}</text:p>
      <text:p text:style-name="P289"/>
      <text:p text:style-name="P289"><text:s text:c="8"/>eprobe = dnode-&gt;edges;</text:p>
      <text:p text:style-name="P289"><text:s text:c="8"/>dnode-&gt;visited = true;</text:p>
      <text:p text:style-name="P289"><text:s text:c="8"/>s.push(dnode);</text:p>
      <text:p text:style-name="P289"><text:s text:c="8"/>eprobe = eprobe-&gt;next;</text:p>
      <text:p text:style-name="P289"/>
      <text:p text:style-name="P289"><text:s text:c="8"/>while (!s.empty()) {</text:p>
      <text:p text:style-name="P289"><text:s text:c="12"/>outputfile&lt;&lt;s.front()-&gt;nvalue&lt;&lt;" ";</text:p>
      <text:p text:style-name="P289"><text:s text:c="12"/>eprobe = s.front()-&gt;edges-&gt;next;</text:p>
      <text:p text:style-name="P289"><text:s text:c="12"/>while (eprobe-&gt;next != nullptr) {</text:p>
      <text:p text:style-name="P289"><text:s text:c="16"/>if (!eprobe-&gt;link-&gt;visited) {</text:p>
      <text:p text:style-name="P289"><text:s text:c="20"/>linked = eprobe-&gt;link;</text:p>
      <text:p text:style-name="P289"><text:s text:c="20"/>linked-&gt;visited = true;</text:p>
      <text:p text:style-name="P289"><text:s text:c="20"/>s.push(linked);</text:p>
      <text:p text:style-name="P289"><text:s text:c="16"/>} else {eprobe = eprobe-&gt;next;}</text:p>
      <text:p text:style-name="P289"><text:s text:c="12"/>}</text:p>
      <text:p text:style-name="P289"><text:s text:c="12"/>s.pop();</text:p>
      <text:p text:style-name="P289"><text:s text:c="8"/>}</text:p>
      <text:p text:style-name="P289"><text:s text:c="8"/>outputfile&lt;&lt;endl;</text:p>
      <text:p text:style-name="P289"/>
      <text:p text:style-name="P289"><text:s text:c="4"/>}</text:p>
      <text:p text:style-name="P289"/>
      <text:p text:style-name="P289"><text:s text:c="4"/>void Dijkstra(int origin, int destination) {</text:p>
      <text:p text:style-name="P289"><text:s text:c="8"/>struct node *dnode, *fnode;</text:p>
      <text:p text:style-name="P289"><text:s text:c="8"/>struct edge *eprobe;</text:p>
      <text:p text:style-name="P289"><text:s text:c="8"/>queue&lt;node*&gt; q;</text:p>
      <text:p text:style-name="P289"/>
      <text:p text:style-name="P289"><text:s text:c="8"/>dnode = head;</text:p>
      <text:p text:style-name="P289"/>
      <text:p text:style-name="P289"><text:s text:c="8"/>for (int i = 0; i &lt; length; i++) {</text:p>
      <text:p text:style-name="P289"><text:s text:c="12"/>dnode-&gt;distfromsource = 9999;</text:p>
      <text:p text:style-name="P289"><text:s text:c="12"/>dnode = dnode-&gt;next;</text:p>
      <text:p text:style-name="P289"><text:s text:c="8"/>}</text:p>
      <text:p text:style-name="P289"/>
      <text:p text:style-name="P289"><text:s text:c="8"/>dnode = head;</text:p>
      <text:p text:style-name="P289"/>
      <text:p text:style-name="P289"><text:s text:c="8"/>for (int i = 0; i &lt; length; i++) {</text:p>
      <text:p text:style-name="P289"><text:s text:c="12"/>if (dnode-&gt;nvalue != origin) {</text:p>
      <text:p text:style-name="P289"><text:soft-page-break/><text:s text:c="16"/>dnode = dnode-&gt;next;</text:p>
      <text:p text:style-name="P289"><text:s text:c="12"/>}</text:p>
      <text:p text:style-name="P289"><text:s text:c="12"/>if (i == length -1 &amp;&amp; dnode-&gt;nvalue != origin){</text:p>
      <text:p text:style-name="P289"><text:s text:c="16"/>cout&lt;&lt;"Node not found in graph"&lt;&lt;endl;</text:p>
      <text:p text:style-name="P289"><text:s text:c="16"/>return;</text:p>
      <text:p text:style-name="P289"><text:s text:c="12"/>}</text:p>
      <text:p text:style-name="P289"><text:s text:c="8"/>}</text:p>
      <text:p text:style-name="P289"/>
      <text:p text:style-name="P289"><text:s text:c="8"/>eprobe = dnode-&gt;edges;</text:p>
      <text:p text:style-name="P289"><text:s text:c="8"/>dnode-&gt;distfromsource = 0;</text:p>
      <text:p text:style-name="P289"><text:s text:c="8"/>q.push(dnode);</text:p>
      <text:p text:style-name="P289"><text:s text:c="8"/>eprobe = eprobe-&gt;next;</text:p>
      <text:p text:style-name="P289"><text:s text:c="8"/>fnode = eprobe-&gt;link;</text:p>
      <text:p text:style-name="P289"/>
      <text:p text:style-name="P289"><text:s text:c="8"/>while (!q.empty()) {</text:p>
      <text:p text:style-name="P289"><text:s text:c="12"/>cout&lt;&lt;"Vertex "&lt;&lt;q.front()-&gt;nvalue&lt;&lt;endl;</text:p>
      <text:p text:style-name="P289"><text:s text:c="12"/>cout&lt;&lt;"distance "&lt;&lt;q.front()-&gt;distfromsource&lt;&lt;endl;</text:p>
      <text:p text:style-name="P289"><text:s text:c="12"/>while (eprobe != nullptr) {</text:p>
      <text:p text:style-name="P289"><text:s text:c="16"/>if (fnode-&gt;distfromsource &gt; (dnode-&gt;distfromsource + eprobe-&gt;distance)) {</text:p>
      <text:p text:style-name="P289"><text:s text:c="20"/>fnode-&gt;distfromsource = dnode-&gt;distfromsource + eprobe-&gt;distance;</text:p>
      <text:p text:style-name="P289"><text:s text:c="20"/>q.push(fnode);</text:p>
      <text:p text:style-name="P289"><text:s text:c="16"/>} else {fnode = eprobe-&gt;link; eprobe = eprobe-&gt;next; }</text:p>
      <text:p text:style-name="P289"><text:s text:c="12"/>}</text:p>
      <text:p text:style-name="P289"><text:s text:c="12"/>q.pop();</text:p>
      <text:p text:style-name="P289"><text:s text:c="12"/>dnode = q.front();</text:p>
      <text:p text:style-name="P289"><text:s text:c="12"/>eprobe = dnode-&gt;edges-&gt;next;</text:p>
      <text:p text:style-name="P289"><text:s text:c="8"/>}</text:p>
      <text:p text:style-name="P289"/>
      <text:p text:style-name="P289"/>
      <text:p text:style-name="P289"><text:s text:c="4"/>}</text:p>
      <text:p text:style-name="P289"/>
      <text:p text:style-name="P289">};</text:p>
      <text:p text:style-name="P289"/>
      <text:p text:style-name="P289"/>
      <text:p text:style-name="P289"/>
      <text:p text:style-name="P289">int main()</text:p>
      <text:p text:style-name="P289">{</text:p>
      <text:p text:style-name="P289"/>
      <text:p text:style-name="P289"><text:s text:c="2"/>List* l= new List();</text:p>
      <text:p text:style-name="P289"><text:s text:c="2"/>l-&gt;add(1);</text:p>
      <text:p text:style-name="P289"><text:s text:c="2"/>l-&gt;add(2);</text:p>
      <text:p text:style-name="P289"><text:s text:c="2"/>l-&gt;add(3);</text:p>
      <text:p text:style-name="P289"><text:s text:c="2"/>l-&gt;add(4);</text:p>
      <text:p text:style-name="P289"><text:s text:c="2"/>l-&gt;add(5);</text:p>
      <text:p text:style-name="P289"><text:s text:c="2"/>l-&gt;add(6);</text:p>
      <text:p text:style-name="P289"/>
      <text:p text:style-name="P289"><text:s text:c="2"/>l-&gt;addedge(6,2,1);</text:p>
      <text:p text:style-name="P289"><text:soft-page-break/><text:s text:c="2"/>l-&gt;addedge(6,4,6);</text:p>
      <text:p text:style-name="P289"><text:s text:c="2"/>l-&gt;addedge(5,1,3);</text:p>
      <text:p text:style-name="P289"><text:s text:c="2"/>l-&gt;addedge(5,2,4);</text:p>
      <text:p text:style-name="P289"><text:s text:c="2"/>l-&gt;addedge(4,2,5);</text:p>
      <text:p text:style-name="P289"><text:s text:c="2"/>l-&gt;addedge(4,6,6);</text:p>
      <text:p text:style-name="P289"><text:s text:c="2"/>l-&gt;addedge(4,3,7);</text:p>
      <text:p text:style-name="P289"><text:s text:c="2"/>l-&gt;addedge(3,4,7);</text:p>
      <text:p text:style-name="P289"><text:s text:c="2"/>l-&gt;addedge(3,1,4);</text:p>
      <text:p text:style-name="P289"><text:s text:c="2"/>l-&gt;addedge(2,5,4);</text:p>
      <text:p text:style-name="P289"><text:s text:c="2"/>l-&gt;addedge(2,4,5);</text:p>
      <text:p text:style-name="P289"><text:s text:c="2"/>l-&gt;addedge(2,6,1);</text:p>
      <text:p text:style-name="P289"><text:s text:c="2"/>l-&gt;addedge(1,3,4);</text:p>
      <text:p text:style-name="P289"><text:s text:c="2"/>l-&gt;addedge(1,5,3);</text:p>
      <text:p text:style-name="P289"/>
      <text:p text:style-name="P289"><text:s text:c="2"/>l-&gt;display();</text:p>
      <text:p text:style-name="P289"/>
      <text:p text:style-name="P289"><text:s text:c="2"/>l-&gt;Dijkstra(6,3);</text:p>
      <text:p text:style-name="P289"/>
      <text:p text:style-name="P289"><text:s text:c="2"/>delete l;</text:p>
      <text:p text:style-name="P289"/>
      <text:p text:style-name="P289"><text:s text:c="2"/>return 0;</text:p>
      <text:p text:style-name="P289">}</text:p>
      <text:p text:style-name="P307"><text:span text:style-name="T13">########################END-OF-CODE###########################</text:span></text:p>
      <text:p text:style-name="P295"/>
      <text:p text:style-name="P2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020028" officeooo:paragraph-rsid="00020028"/>
    </style:style>
    <style:style style:name="MT1" style:family="text">
      <style:text-properties officeooo:rsid="00fd162f"/>
    </style:style>
    <style:style style:name="MT2" style:family="text">
      <style:text-properties officeooo:rsid="00f5bade"/>
    </style:style>
    <style:style style:name="MT3" style:family="text">
      <style:text-properties officeooo:rsid="00fb1831"/>
    </style:style>
    <style:style style:name="MT4" style:family="text">
      <style:text-properties officeooo:rsid="00f8e02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210CT Coursework<text:tab/><text:tab/>Jonathan Salmo<text:span text:style-name="MT1">n</text:span> <text:span text:style-name="MT1">|</text:span> <text:span text:style-name="MT2">SID:</text:span>6495341 <text:span text:style-name="MT3">|</text:span> <text:span text:style-name="MT4">Page </text:span><text:page-number text:select-page="current">1</text:page-number>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01:26:57.200354468</meta:creation-date>
    <meta:generator>LibreOffice/5.2.3.1$Linux_X86_64 LibreOffice_project/20m0$Build-1</meta:generator>
    <dc:date>2016-12-02T22:11:36.127902545</dc:date>
    <meta:editing-duration>PT20H32M20S</meta:editing-duration>
    <meta:editing-cycles>244</meta:editing-cycles>
    <meta:document-statistic meta:table-count="0" meta:image-count="0" meta:object-count="0" meta:page-count="62" meta:paragraph-count="1784" meta:word-count="9298" meta:character-count="65573" meta:non-whitespace-character-count="48960"/>
  </office:meta>
</office:document-meta>
</file>